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5.519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51.2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fo:border="0.74pt solid #ffffff"/>
      <style:text-properties fo:color="#ffffff"/>
    </style:style>
    <style:style style:name="ce17" style:family="table-cell" style:parent-style-name="Default">
      <style:table-cell-properties fo:background-color="#ffff00" fo:border="0.74pt solid #ffffff"/>
      <style:text-properties fo:color="#000000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clubs" table:style-name="ta1">
        <table:table-column table:style-name="co1" table:default-cell-style-name="ce8"/>
        <table:table-column table:style-name="co2" table:number-columns-repeated="20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20" table:default-cell-style-name="ce16"/>
        <table:table-column table:style-name="co4" table:default-cell-style-name="Default"/>
        <table:table-row table:style-name="ro1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Atalanta_BC" xlink:type="simple">ATA</text:a> </text:p>
          </table:table-cell>
          <table:table-cell table:style-name="ce8" office:value-type="string" calcext:value-type="string">
            <text:p><text:a xlink:href="https://en.wikipedia.org/wiki/Bologna_FC_1909" xlink:type="simple">BOL</text:a> </text:p>
          </table:table-cell>
          <table:table-cell table:style-name="ce8" office:value-type="string" calcext:value-type="string">
            <text:p><text:a xlink:href="https://en.wikipedia.org/wiki/Cagliari_Calcio" xlink:type="simple">CAG</text:a> </text:p>
          </table:table-cell>
          <table:table-cell table:style-name="ce8" office:value-type="string" calcext:value-type="string">
            <text:p><text:a xlink:href="https://en.wikipedia.org/wiki/Como_1907" xlink:type="simple">COM</text:a> </text:p>
          </table:table-cell>
          <table:table-cell table:style-name="ce8" office:value-type="string" calcext:value-type="string">
            <text:p><text:a xlink:href="https://en.wikipedia.org/wiki/Empoli_FC" xlink:type="simple">EMP</text:a> </text:p>
          </table:table-cell>
          <table:table-cell table:style-name="ce8" office:value-type="string" calcext:value-type="string">
            <text:p><text:a xlink:href="https://en.wikipedia.org/wiki/ACF_Fiorentina" xlink:type="simple">FIO</text:a> </text:p>
          </table:table-cell>
          <table:table-cell table:style-name="ce8" office:value-type="string" calcext:value-type="string">
            <text:p><text:a xlink:href="https://en.wikipedia.org/wiki/Genoa_CFC" xlink:type="simple">GEN</text:a> </text:p>
          </table:table-cell>
          <table:table-cell table:style-name="ce8" office:value-type="string" calcext:value-type="string">
            <text:p><text:a xlink:href="https://en.wikipedia.org/wiki/Hellas_Verona_FC" xlink:type="simple">VER</text:a> </text:p>
          </table:table-cell>
          <table:table-cell table:style-name="ce8" office:value-type="string" calcext:value-type="string">
            <text:p><text:a xlink:href="https://en.wikipedia.org/wiki/Inter_Milan" xlink:type="simple">INT</text:a> </text:p>
          </table:table-cell>
          <table:table-cell table:style-name="ce8" office:value-type="string" calcext:value-type="string">
            <text:p><text:a xlink:href="https://en.wikipedia.org/wiki/Juventus_FC" xlink:type="simple">JUV</text:a> </text:p>
          </table:table-cell>
          <table:table-cell table:style-name="ce8" office:value-type="string" calcext:value-type="string">
            <text:p><text:a xlink:href="https://en.wikipedia.org/wiki/SS_Lazio" xlink:type="simple">LAZ</text:a> </text:p>
          </table:table-cell>
          <table:table-cell table:style-name="ce8" office:value-type="string" calcext:value-type="string">
            <text:p><text:a xlink:href="https://en.wikipedia.org/wiki/US_Lecce" xlink:type="simple">LEC</text:a> </text:p>
          </table:table-cell>
          <table:table-cell table:style-name="ce8" office:value-type="string" calcext:value-type="string">
            <text:p><text:a xlink:href="https://en.wikipedia.org/wiki/AC_Milan" xlink:type="simple">MIL</text:a> </text:p>
          </table:table-cell>
          <table:table-cell table:style-name="ce8" office:value-type="string" calcext:value-type="string">
            <text:p><text:a xlink:href="https://en.wikipedia.org/wiki/AC_Monza" xlink:type="simple">MON</text:a> </text:p>
          </table:table-cell>
          <table:table-cell table:style-name="ce8" office:value-type="string" calcext:value-type="string">
            <text:p><text:a xlink:href="https://en.wikipedia.org/wiki/SSC_Napoli" xlink:type="simple">NAP</text:a> </text:p>
          </table:table-cell>
          <table:table-cell table:style-name="ce8" office:value-type="string" calcext:value-type="string">
            <text:p><text:a xlink:href="https://en.wikipedia.org/wiki/Parma_Calcio_1913" xlink:type="simple">PAR</text:a> </text:p>
          </table:table-cell>
          <table:table-cell table:style-name="ce8" office:value-type="string" calcext:value-type="string">
            <text:p><text:a xlink:href="https://en.wikipedia.org/wiki/AS_Roma" xlink:type="simple">ROM</text:a> </text:p>
          </table:table-cell>
          <table:table-cell table:style-name="ce8" office:value-type="string" calcext:value-type="string">
            <text:p><text:a xlink:href="https://en.wikipedia.org/wiki/Torino_FC" xlink:type="simple">TOR</text:a> </text:p>
          </table:table-cell>
          <table:table-cell table:style-name="ce8" office:value-type="string" calcext:value-type="string">
            <text:p><text:a xlink:href="https://en.wikipedia.org/wiki/Udinese_Calcio" xlink:type="simple">UDI</text:a> </text:p>
          </table:table-cell>
          <table:table-cell table:style-name="ce8" office:value-type="string" calcext:value-type="string">
            <text:p><text:a xlink:href="https://en.wikipedia.org/wiki/Venezia_FC" xlink:type="simple">VEN</text:a> </text:p>
          </table:table-cell>
          <table:table-cell table:style-name="ce8" table:number-columns-repeated="2"/>
          <table:table-cell table:style-name="Default" table:number-columns-repeated="20"/>
          <table:table-cell/>
        </table:table-row>
        <table:table-row table:style-name="ro1">
          <table:table-cell office:value-type="string" calcext:value-type="string">
            <text:p><text:a xlink:href="https://en.wikipedia.org/wiki/Atalanta_BC" xlink:type="simple">Atalanta</text:a>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2–3 </text:p>
          </table:table-cell>
          <table:table-cell table:number-columns-repeated="2" office:value-type="string" calcext:value-type="string">
            <text:p>3–2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6–1 </text:p>
          </table:table-cell>
          <table:table-cell table:style-name="ce10"/>
          <table:table-cell office:value-type="string" calcext:value-type="string">
            <text:p>1–1 </text:p>
          </table:table-cell>
          <table:table-cell table:style-name="ce10" table:number-columns-repeated="2"/>
          <table:table-cell office:value-type="string" calcext:value-type="string">
            <text:p>2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2–3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table:style-name="ce10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&quot;[equipe[&quot;&amp;[.V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B$1]&amp;&quot;*/,&quot;" office:value-type="string" office:string-value="[,]/*ATA */," calcext:value-type="string">
            <text:p>[,]/*ATA */,</text:p>
          </table:table-cell>
          <table:table-cell table:formula="of:=&quot;[&quot;&amp;LEFT([.C2];1)&amp;&quot;,&quot;&amp;LEFT(RIGHT([.C2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2];1)&amp;&quot;,&quot;&amp;LEFT(RIGHT([.D2];2);1)&amp;&quot;]/*&quot;&amp;[.D$1]&amp;&quot;*/,&quot;" office:value-type="string" office:string-value="[0,0]/*CAG */," calcext:value-type="string">
            <text:p>[0,0]/*CAG */,</text:p>
          </table:table-cell>
          <table:table-cell table:formula="of:=&quot;[&quot;&amp;LEFT([.E2];1)&amp;&quot;,&quot;&amp;LEFT(RIGHT([.E2];2);1)&amp;&quot;]/*&quot;&amp;[.E$1]&amp;&quot;*/,&quot;" office:value-type="string" office:string-value="[2,3]/*COM */," calcext:value-type="string">
            <text:p>[2,3]/*COM */,</text:p>
          </table:table-cell>
          <table:table-cell table:formula="of:=&quot;[&quot;&amp;LEFT([.F2];1)&amp;&quot;,&quot;&amp;LEFT(RIGHT([.F2];2);1)&amp;&quot;]/*&quot;&amp;[.F$1]&amp;&quot;*/,&quot;" office:value-type="string" office:string-value="[3,2]/*EMP */," calcext:value-type="string">
            <text:p>[3,2]/*EMP */,</text:p>
          </table:table-cell>
          <table:table-cell table:formula="of:=&quot;[&quot;&amp;LEFT([.G2];1)&amp;&quot;,&quot;&amp;LEFT(RIGHT([.G2];2);1)&amp;&quot;]/*&quot;&amp;[.G$1]&amp;&quot;*/,&quot;" office:value-type="string" office:string-value="[3,2]/*FIO */," calcext:value-type="string">
            <text:p>[3,2]/*FIO */,</text:p>
          </table:table-cell>
          <table:table-cell table:formula="of:=&quot;[&quot;&amp;LEFT([.H2];1)&amp;&quot;,&quot;&amp;LEFT(RIGHT([.H2];2);1)&amp;&quot;]/*&quot;&amp;[.H$1]&amp;&quot;*/,&quot;" office:value-type="string" office:string-value="[5,1]/*GEN */," calcext:value-type="string">
            <text:p>[5,1]/*GEN */,</text:p>
          </table:table-cell>
          <table:table-cell table:formula="of:=&quot;[&quot;&amp;LEFT([.I2];1)&amp;&quot;,&quot;&amp;LEFT(RIGHT([.I2];2);1)&amp;&quot;]/*&quot;&amp;[.I$1]&amp;&quot;*/,&quot;" office:value-type="string" office:string-value="[6,1]/*VER */," calcext:value-type="string">
            <text:p>[6,1]/*VER */,</text:p>
          </table:table-cell>
          <table:table-cell table:formula="of:=&quot;[&quot;&amp;LEFT([.J2];1)&amp;&quot;,&quot;&amp;LEFT(RIGHT([.J2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2];1)&amp;&quot;,&quot;&amp;LEFT(RIGHT([.K2];2);1)&amp;&quot;]/*&quot;&amp;[.K$1]&amp;&quot;*/,&quot;" office:value-type="string" office:string-value="[1,1]/*JUV */," calcext:value-type="string">
            <text:p>[1,1]/*JUV */,</text:p>
          </table:table-cell>
          <table:table-cell table:formula="of:=&quot;[&quot;&amp;LEFT([.L2];1)&amp;&quot;,&quot;&amp;LEFT(RIGHT([.L2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2];1)&amp;&quot;,&quot;&amp;LEFT(RIGHT([.M2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2];1)&amp;&quot;,&quot;&amp;LEFT(RIGHT([.N2];2);1)&amp;&quot;]/*&quot;&amp;[.N$1]&amp;&quot;*/,&quot;" office:value-type="string" office:string-value="[2,1]/*MIL */," calcext:value-type="string">
            <text:p>[2,1]/*MIL */,</text:p>
          </table:table-cell>
          <table:table-cell table:formula="of:=&quot;[&quot;&amp;LEFT([.O2];1)&amp;&quot;,&quot;&amp;LEFT(RIGHT([.O2];2);1)&amp;&quot;]/*&quot;&amp;[.O$1]&amp;&quot;*/,&quot;" office:value-type="string" office:string-value="[2,0]/*MON */," calcext:value-type="string">
            <text:p>[2,0]/*MON */,</text:p>
          </table:table-cell>
          <table:table-cell table:formula="of:=&quot;[&quot;&amp;LEFT([.P2];1)&amp;&quot;,&quot;&amp;LEFT(RIGHT([.P2];2);1)&amp;&quot;]/*&quot;&amp;[.P$1]&amp;&quot;*/,&quot;" office:value-type="string" office:string-value="[2,3]/*NAP */," calcext:value-type="string">
            <text:p>[2,3]/*NAP */,</text:p>
          </table:table-cell>
          <table:table-cell table:formula="of:=&quot;[&quot;&amp;LEFT([.Q2];1)&amp;&quot;,&quot;&amp;LEFT(RIGHT([.Q2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2];1)&amp;&quot;,&quot;&amp;LEFT(RIGHT([.R2];2);1)&amp;&quot;]/*&quot;&amp;[.R$1]&amp;&quot;*/,&quot;" office:value-type="string" office:string-value="[,]/*ROM */," calcext:value-type="string">
            <text:p>[,]/*ROM */,</text:p>
          </table:table-cell>
          <table:table-cell table:formula="of:=&quot;[&quot;&amp;LEFT([.S2];1)&amp;&quot;,&quot;&amp;LEFT(RIGHT([.S2];2);1)&amp;&quot;]/*&quot;&amp;[.S$1]&amp;&quot;*/,&quot;" office:value-type="string" office:string-value="[1,1]/*TOR */," calcext:value-type="string">
            <text:p>[1,1]/*TOR */,</text:p>
          </table:table-cell>
          <table:table-cell table:formula="of:=&quot;[&quot;&amp;LEFT([.T2];1)&amp;&quot;,&quot;&amp;LEFT(RIGHT([.T2];2);1)&amp;&quot;]/*&quot;&amp;[.T$1]&amp;&quot;*/,&quot;" office:value-type="string" office:string-value="[2,1]/*UDI */," calcext:value-type="string">
            <text:p>[2,1]/*UDI */,</text:p>
          </table:table-cell>
          <table:table-cell table:formula="of:=&quot;[&quot;&amp;LEFT([.U2];1)&amp;&quot;,&quot;&amp;LEFT(RIGHT([.U2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2];[.X2];[.Y2];[.Z2];[.AA2];[.AB2];[.AC2];[.AD2];[.AE2];[.AF2];[.AG2];[.AH2];[.AI2];[.AJ2];[.AK2];[.AL2];[.AM2];[.AN2];[.AO2];[.AP2];[.AQ2])&amp;&quot;,&quot;" office:value-type="string" office:string-value="[equipe[1][0],[,]/*ATA */,[,]/*BOL */,[0,0]/*CAG */,[2,3]/*COM */,[3,2]/*EMP */,[3,2]/*FIO */,[5,1]/*GEN */,[6,1]/*VER */,[,]/*INT */,[1,1]/*JUV */,[,]/*LAZ */,[,]/*LEC */,[2,1]/*MIL */,[2,0]/*MON */,[2,3]/*NAP */,[,]/*PAR */,[,]/*ROM */,[1,1]/*TOR */,[2,1]/*UDI */,[,]/*VEN */]," calcext:value-type="string">
            <text:p>[equipe[1][0],[,]/*ATA */,[,]/*BOL */,[0,0]/*CAG */,[2,3]/*COM */,[3,2]/*EMP */,[3,2]/*FIO */,[5,1]/*GEN */,[6,1]/*VER */,[,]/*INT */,[1,1]/*JUV */,[,]/*LAZ */,[,]/*LEC */,[2,1]/*MIL */,[2,0]/*MON */,[2,3]/*NAP */,[,]/*PAR */,[,]/*ROM */,[1,1]/*TOR */,[2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Bologna_FC_1909" xlink:type="simple">Bologna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<text:a xlink:href="https://en.wikipedia.org/wiki/Derby_dell%27Appennino" xlink:type="simple">1–0</text:a> </text:p>
          </table:table-cell>
          <table:table-cell table:style-name="ce10"/>
          <table:table-cell office:value-type="string" calcext:value-type="string">
            <text:p>2–3 </text:p>
          </table:table-cell>
          <table:table-cell table:style-name="ce10" table:number-columns-repeated="3"/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3–1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%27Emilia" xlink:type="simple">0–0</text:a>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float" office:value="2" calcext:value-type="float">
            <text:p>2</text:p>
          </table:table-cell>
          <table:table-cell table:formula="of:=&quot;[equipe[&quot;&amp;[.V3]&amp;&quot;][0],&quot;" office:value-type="string" office:string-value="[equipe[2][0]," calcext:value-type="string">
            <text:p>[equipe[2][0],</text:p>
          </table:table-cell>
          <table:table-cell table:formula="of:=&quot;[&quot;&amp;LEFT([.B3];1)&amp;&quot;,&quot;&amp;LEFT(RIGHT([.B3];2);1)&amp;&quot;]/*&quot;&amp;[.B$1]&amp;&quot;*/,&quot;" office:value-type="string" office:string-value="[1,1]/*ATA */," calcext:value-type="string">
            <text:p>[1,1]/*ATA */,</text:p>
          </table:table-cell>
          <table:table-cell table:style-name="ce17" table:formula="of:=&quot;[,]/*&quot;&amp;[.C$1]&amp;&quot;*/,&quot;" office:value-type="string" office:string-value="[,]/*BOL */," calcext:value-type="string">
            <text:p>[,]/*BOL */,</text:p>
          </table:table-cell>
          <table:table-cell table:formula="of:=&quot;[&quot;&amp;LEFT([.D3];1)&amp;&quot;,&quot;&amp;LEFT(RIGHT([.D3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3];1)&amp;&quot;,&quot;&amp;LEFT(RIGHT([.E3];2);1)&amp;&quot;]/*&quot;&amp;[.E$1]&amp;&quot;*/,&quot;" office:value-type="string" office:string-value="[2,0]/*COM */," calcext:value-type="string">
            <text:p>[2,0]/*COM */,</text:p>
          </table:table-cell>
          <table:table-cell table:formula="of:=&quot;[&quot;&amp;LEFT([.F3];1)&amp;&quot;,&quot;&amp;LEFT(RIGHT([.F3];2);1)&amp;&quot;]/*&quot;&amp;[.F$1]&amp;&quot;*/,&quot;" office:value-type="string" office:string-value="[1,1]/*EMP */," calcext:value-type="string">
            <text:p>[1,1]/*EMP */,</text:p>
          </table:table-cell>
          <table:table-cell table:formula="of:=&quot;[&quot;&amp;LEFT([.G3];1)&amp;&quot;,&quot;&amp;LEFT(RIGHT([.G3];2);1)&amp;&quot;]/*&quot;&amp;[.G$1]&amp;&quot;*/,&quot;" office:value-type="string" office:string-value="[1,0]/*FIO */," calcext:value-type="string">
            <text:p>[1,0]/*FIO */,</text:p>
          </table:table-cell>
          <table:table-cell table:formula="of:=&quot;[&quot;&amp;LEFT([.H3];1)&amp;&quot;,&quot;&amp;LEFT(RIGHT([.H3];2);1)&amp;&quot;]/*&quot;&amp;[.H$1]&amp;&quot;*/,&quot;" office:value-type="string" office:string-value="[,]/*GEN */," calcext:value-type="string">
            <text:p>[,]/*GEN */,</text:p>
          </table:table-cell>
          <table:table-cell table:formula="of:=&quot;[&quot;&amp;LEFT([.I3];1)&amp;&quot;,&quot;&amp;LEFT(RIGHT([.I3];2);1)&amp;&quot;]/*&quot;&amp;[.I$1]&amp;&quot;*/,&quot;" office:value-type="string" office:string-value="[2,3]/*VER */," calcext:value-type="string">
            <text:p>[2,3]/*VER */,</text:p>
          </table:table-cell>
          <table:table-cell table:formula="of:=&quot;[&quot;&amp;LEFT([.J3];1)&amp;&quot;,&quot;&amp;LEFT(RIGHT([.J3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3];1)&amp;&quot;,&quot;&amp;LEFT(RIGHT([.K3];2);1)&amp;&quot;]/*&quot;&amp;[.K$1]&amp;&quot;*/,&quot;" office:value-type="string" office:string-value="[,]/*JUV */," calcext:value-type="string">
            <text:p>[,]/*JUV */,</text:p>
          </table:table-cell>
          <table:table-cell table:formula="of:=&quot;[&quot;&amp;LEFT([.L3];1)&amp;&quot;,&quot;&amp;LEFT(RIGHT([.L3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3];1)&amp;&quot;,&quot;&amp;LEFT(RIGHT([.M3];2);1)&amp;&quot;]/*&quot;&amp;[.M$1]&amp;&quot;*/,&quot;" office:value-type="string" office:string-value="[1,0]/*LEC */," calcext:value-type="string">
            <text:p>[1,0]/*LEC */,</text:p>
          </table:table-cell>
          <table:table-cell table:formula="of:=&quot;[&quot;&amp;LEFT([.N3];1)&amp;&quot;,&quot;&amp;LEFT(RIGHT([.N3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3];1)&amp;&quot;,&quot;&amp;LEFT(RIGHT([.O3];2);1)&amp;&quot;]/*&quot;&amp;[.O$1]&amp;&quot;*/,&quot;" office:value-type="string" office:string-value="[3,1]/*MON */," calcext:value-type="string">
            <text:p>[3,1]/*MON */,</text:p>
          </table:table-cell>
          <table:table-cell table:formula="of:=&quot;[&quot;&amp;LEFT([.P3];1)&amp;&quot;,&quot;&amp;LEFT(RIGHT([.P3];2);1)&amp;&quot;]/*&quot;&amp;[.P$1]&amp;&quot;*/,&quot;" office:value-type="string" office:string-value="[,]/*NAP */," calcext:value-type="string">
            <text:p>[,]/*NAP */,</text:p>
          </table:table-cell>
          <table:table-cell table:formula="of:=&quot;[&quot;&amp;LEFT([.Q3];1)&amp;&quot;,&quot;&amp;LEFT(RIGHT([.Q3];2);1)&amp;&quot;]/*&quot;&amp;[.Q$1]&amp;&quot;*/,&quot;" office:value-type="string" office:string-value="[0,0]/*PAR */," calcext:value-type="string">
            <text:p>[0,0]/*PAR */,</text:p>
          </table:table-cell>
          <table:table-cell table:formula="of:=&quot;[&quot;&amp;LEFT([.R3];1)&amp;&quot;,&quot;&amp;LEFT(RIGHT([.R3];2);1)&amp;&quot;]/*&quot;&amp;[.R$1]&amp;&quot;*/,&quot;" office:value-type="string" office:string-value="[2,2]/*ROM */," calcext:value-type="string">
            <text:p>[2,2]/*ROM */,</text:p>
          </table:table-cell>
          <table:table-cell table:formula="of:=&quot;[&quot;&amp;LEFT([.S3];1)&amp;&quot;,&quot;&amp;LEFT(RIGHT([.S3];2);1)&amp;&quot;]/*&quot;&amp;[.S$1]&amp;&quot;*/,&quot;" office:value-type="string" office:string-value="[3,2]/*TOR */," calcext:value-type="string">
            <text:p>[3,2]/*TOR */,</text:p>
          </table:table-cell>
          <table:table-cell table:formula="of:=&quot;[&quot;&amp;LEFT([.T3];1)&amp;&quot;,&quot;&amp;LEFT(RIGHT([.T3];2);1)&amp;&quot;]/*&quot;&amp;[.T$1]&amp;&quot;*/,&quot;" office:value-type="string" office:string-value="[1,1]/*UDI */," calcext:value-type="string">
            <text:p>[1,1]/*UDI */,</text:p>
          </table:table-cell>
          <table:table-cell table:formula="of:=&quot;[&quot;&amp;LEFT([.U3];1)&amp;&quot;,&quot;&amp;LEFT(RIGHT([.U3];2);1)&amp;&quot;]/*&quot;&amp;[.U$1]&amp;&quot;*/]&quot;" office:value-type="string" office:string-value="[3,0]/*VEN */]" calcext:value-type="string">
            <text:p>[3,0]/*VEN */]</text:p>
          </table:table-cell>
          <table:table-cell table:formula="of:=CONCATENATE([.W3];[.X3];[.Y3];[.Z3];[.AA3];[.AB3];[.AC3];[.AD3];[.AE3];[.AF3];[.AG3];[.AH3];[.AI3];[.AJ3];[.AK3];[.AL3];[.AM3];[.AN3];[.AO3];[.AP3];[.AQ3])&amp;&quot;,&quot;" office:value-type="string" office:string-value="[equipe[2][0],[1,1]/*ATA */,[,]/*BOL */,[,]/*CAG */,[2,0]/*COM */,[1,1]/*EMP */,[1,0]/*FIO */,[,]/*GEN */,[2,3]/*VER */,[,]/*INT */,[,]/*JUV */,[,]/*LAZ */,[1,0]/*LEC */,[,]/*MIL */,[3,1]/*MON */,[,]/*NAP */,[0,0]/*PAR */,[2,2]/*ROM */,[3,2]/*TOR */,[1,1]/*UDI */,[3,0]/*VEN */]," calcext:value-type="string">
            <text:p>[equipe[2][0],[1,1]/*ATA */,[,]/*BOL */,[,]/*CAG */,[2,0]/*COM */,[1,1]/*EMP */,[1,0]/*FIO */,[,]/*GEN */,[2,3]/*VER */,[,]/*INT */,[,]/*JUV */,[,]/*LAZ */,[1,0]/*LEC */,[,]/*MIL */,[3,1]/*MON */,[,]/*NAP */,[0,0]/*PAR */,[2,2]/*ROM */,[3,2]/*TOR */,[1,1]/*UDI */,[3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Cagliari_Calcio" xlink:type="simple">Cagliari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2 </text:p>
          </table:table-cell>
          <table:table-cell table:style-name="ce10" table:number-columns-repeated="2"/>
          <table:table-cell office:value-type="string" calcext:value-type="string">
            <text:p>1–0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3–3 </text:p>
          </table:table-cell>
          <table:table-cell table:style-name="ce10"/>
          <table:table-cell office:value-type="string" calcext:value-type="string">
            <text:p>0–4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3–2 </text:p>
          </table:table-cell>
          <table:table-cell table:number-columns-repeated="2" table:style-name="ce10"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table:formula="of:=&quot;[equipe[&quot;&amp;[.V4]&amp;&quot;][0],&quot;" office:value-type="string" office:string-value="[equipe[3][0]," calcext:value-type="string">
            <text:p>[equipe[3][0],</text:p>
          </table:table-cell>
          <table:table-cell table:formula="of:=&quot;[&quot;&amp;LEFT([.B4];1)&amp;&quot;,&quot;&amp;LEFT(RIGHT([.B4];2);1)&amp;&quot;]/*&quot;&amp;[.B$1]&amp;&quot;*/,&quot;" office:value-type="string" office:string-value="[0,1]/*ATA */," calcext:value-type="string">
            <text:p>[0,1]/*ATA */,</text:p>
          </table:table-cell>
          <table:table-cell table:formula="of:=&quot;[&quot;&amp;LEFT([.C4];1)&amp;&quot;,&quot;&amp;LEFT(RIGHT([.C4];2);1)&amp;&quot;]/*&quot;&amp;[.C$1]&amp;&quot;*/,&quot;" office:value-type="string" office:string-value="[0,2]/*BOL */," calcext:value-type="string">
            <text:p>[0,2]/*BOL */,</text:p>
          </table:table-cell>
          <table:table-cell table:style-name="ce17" table:formula="of:=&quot;[,]/*&quot;&amp;[.D$1]&amp;&quot;*/,&quot;" office:value-type="string" office:string-value="[,]/*CAG */," calcext:value-type="string">
            <text:p>[,]/*CAG */,</text:p>
          </table:table-cell>
          <table:table-cell table:formula="of:=&quot;[&quot;&amp;LEFT([.E4];1)&amp;&quot;,&quot;&amp;LEFT(RIGHT([.E4];2);1)&amp;&quot;]/*&quot;&amp;[.E$1]&amp;&quot;*/,&quot;" office:value-type="string" office:string-value="[1,1]/*COM */," calcext:value-type="string">
            <text:p>[1,1]/*COM */,</text:p>
          </table:table-cell>
          <table:table-cell table:formula="of:=&quot;[&quot;&amp;LEFT([.F4];1)&amp;&quot;,&quot;&amp;LEFT(RIGHT([.F4];2);1)&amp;&quot;]/*&quot;&amp;[.F$1]&amp;&quot;*/,&quot;" office:value-type="string" office:string-value="[0,2]/*EMP */," calcext:value-type="string">
            <text:p>[0,2]/*EMP */,</text:p>
          </table:table-cell>
          <table:table-cell table:formula="of:=&quot;[&quot;&amp;LEFT([.G4];1)&amp;&quot;,&quot;&amp;LEFT(RIGHT([.G4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4];1)&amp;&quot;,&quot;&amp;LEFT(RIGHT([.H4];2);1)&amp;&quot;]/*&quot;&amp;[.H$1]&amp;&quot;*/,&quot;" office:value-type="string" office:string-value="[,]/*GEN */," calcext:value-type="string">
            <text:p>[,]/*GEN */,</text:p>
          </table:table-cell>
          <table:table-cell table:formula="of:=&quot;[&quot;&amp;LEFT([.I4];1)&amp;&quot;,&quot;&amp;LEFT(RIGHT([.I4];2);1)&amp;&quot;]/*&quot;&amp;[.I$1]&amp;&quot;*/,&quot;" office:value-type="string" office:string-value="[1,0]/*VER */," calcext:value-type="string">
            <text:p>[1,0]/*VER */,</text:p>
          </table:table-cell>
          <table:table-cell table:formula="of:=&quot;[&quot;&amp;LEFT([.J4];1)&amp;&quot;,&quot;&amp;LEFT(RIGHT([.J4];2);1)&amp;&quot;]/*&quot;&amp;[.J$1]&amp;&quot;*/,&quot;" office:value-type="string" office:string-value="[0,3]/*INT */," calcext:value-type="string">
            <text:p>[0,3]/*INT */,</text:p>
          </table:table-cell>
          <table:table-cell table:formula="of:=&quot;[&quot;&amp;LEFT([.K4];1)&amp;&quot;,&quot;&amp;LEFT(RIGHT([.K4];2);1)&amp;&quot;]/*&quot;&amp;[.K$1]&amp;&quot;*/,&quot;" office:value-type="string" office:string-value="[0,1]/*JUV */," calcext:value-type="string">
            <text:p>[0,1]/*JUV */,</text:p>
          </table:table-cell>
          <table:table-cell table:formula="of:=&quot;[&quot;&amp;LEFT([.L4];1)&amp;&quot;,&quot;&amp;LEFT(RIGHT([.L4];2);1)&amp;&quot;]/*&quot;&amp;[.L$1]&amp;&quot;*/,&quot;" office:value-type="string" office:string-value="[1,2]/*LAZ */," calcext:value-type="string">
            <text:p>[1,2]/*LAZ */,</text:p>
          </table:table-cell>
          <table:table-cell table:formula="of:=&quot;[&quot;&amp;LEFT([.M4];1)&amp;&quot;,&quot;&amp;LEFT(RIGHT([.M4];2);1)&amp;&quot;]/*&quot;&amp;[.M$1]&amp;&quot;*/,&quot;" office:value-type="string" office:string-value="[4,1]/*LEC */," calcext:value-type="string">
            <text:p>[4,1]/*LEC */,</text:p>
          </table:table-cell>
          <table:table-cell table:formula="of:=&quot;[&quot;&amp;LEFT([.N4];1)&amp;&quot;,&quot;&amp;LEFT(RIGHT([.N4];2);1)&amp;&quot;]/*&quot;&amp;[.N$1]&amp;&quot;*/,&quot;" office:value-type="string" office:string-value="[3,3]/*MIL */," calcext:value-type="string">
            <text:p>[3,3]/*MIL */,</text:p>
          </table:table-cell>
          <table:table-cell table:formula="of:=&quot;[&quot;&amp;LEFT([.O4];1)&amp;&quot;,&quot;&amp;LEFT(RIGHT([.O4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4];1)&amp;&quot;,&quot;&amp;LEFT(RIGHT([.P4];2);1)&amp;&quot;]/*&quot;&amp;[.P$1]&amp;&quot;*/,&quot;" office:value-type="string" office:string-value="[0,4]/*NAP */," calcext:value-type="string">
            <text:p>[0,4]/*NAP */,</text:p>
          </table:table-cell>
          <table:table-cell table:formula="of:=&quot;[&quot;&amp;LEFT([.Q4];1)&amp;&quot;,&quot;&amp;LEFT(RIGHT([.Q4];2);1)&amp;&quot;]/*&quot;&amp;[.Q$1]&amp;&quot;*/,&quot;" office:value-type="string" office:string-value="[2,1]/*PAR */," calcext:value-type="string">
            <text:p>[2,1]/*PAR */,</text:p>
          </table:table-cell>
          <table:table-cell table:formula="of:=&quot;[&quot;&amp;LEFT([.R4];1)&amp;&quot;,&quot;&amp;LEFT(RIGHT([.R4];2);1)&amp;&quot;]/*&quot;&amp;[.R$1]&amp;&quot;*/,&quot;" office:value-type="string" office:string-value="[0,0]/*ROM */," calcext:value-type="string">
            <text:p>[0,0]/*ROM */,</text:p>
          </table:table-cell>
          <table:table-cell table:formula="of:=&quot;[&quot;&amp;LEFT([.S4];1)&amp;&quot;,&quot;&amp;LEFT(RIGHT([.S4];2);1)&amp;&quot;]/*&quot;&amp;[.S$1]&amp;&quot;*/,&quot;" office:value-type="string" office:string-value="[3,2]/*TOR */," calcext:value-type="string">
            <text:p>[3,2]/*TOR */,</text:p>
          </table:table-cell>
          <table:table-cell table:formula="of:=&quot;[&quot;&amp;LEFT([.T4];1)&amp;&quot;,&quot;&amp;LEFT(RIGHT([.T4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4];1)&amp;&quot;,&quot;&amp;LEFT(RIGHT([.U4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4];[.X4];[.Y4];[.Z4];[.AA4];[.AB4];[.AC4];[.AD4];[.AE4];[.AF4];[.AG4];[.AH4];[.AI4];[.AJ4];[.AK4];[.AL4];[.AM4];[.AN4];[.AO4];[.AP4];[.AQ4])&amp;&quot;,&quot;" office:value-type="string" office:string-value="[equipe[3][0],[0,1]/*ATA */,[0,2]/*BOL */,[,]/*CAG */,[1,1]/*COM */,[0,2]/*EMP */,[,]/*FIO */,[,]/*GEN */,[1,0]/*VER */,[0,3]/*INT */,[0,1]/*JUV */,[1,2]/*LAZ */,[4,1]/*LEC */,[3,3]/*MIL */,[,]/*MON */,[0,4]/*NAP */,[2,1]/*PAR */,[0,0]/*ROM */,[3,2]/*TOR */,[,]/*UDI */,[,]/*VEN */]," calcext:value-type="string">
            <text:p>[equipe[3][0],[0,1]/*ATA */,[0,2]/*BOL */,[,]/*CAG */,[1,1]/*COM */,[0,2]/*EMP */,[,]/*FIO */,[,]/*GEN */,[1,0]/*VER */,[0,3]/*INT */,[0,1]/*JUV */,[1,2]/*LAZ */,[4,1]/*LEC */,[3,3]/*MIL */,[,]/*MON */,[0,4]/*NAP */,[2,1]/*PAR */,[0,0]/*ROM */,[3,2]/*TOR */,[,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Como_1907" xlink:type="simple">Como</text:a>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1–2 </text:p>
          </table:table-cell>
          <table:table-cell office:value-type="string" calcext:value-type="string">
            <text:p>1–5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4–1 </text:p>
          </table:table-cell>
          <table:table-cell table:style-name="ce10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table:formula="of:=&quot;[equipe[&quot;&amp;[.V5]&amp;&quot;][0],&quot;" office:value-type="string" office:string-value="[equipe[4][0]," calcext:value-type="string">
            <text:p>[equipe[4][0],</text:p>
          </table:table-cell>
          <table:table-cell table:formula="of:=&quot;[&quot;&amp;LEFT([.B5];1)&amp;&quot;,&quot;&amp;LEFT(RIGHT([.B5];2);1)&amp;&quot;]/*&quot;&amp;[.B$1]&amp;&quot;*/,&quot;" office:value-type="string" office:string-value="[1,2]/*ATA */," calcext:value-type="string">
            <text:p>[1,2]/*ATA */,</text:p>
          </table:table-cell>
          <table:table-cell table:formula="of:=&quot;[&quot;&amp;LEFT([.C5];1)&amp;&quot;,&quot;&amp;LEFT(RIGHT([.C5];2);1)&amp;&quot;]/*&quot;&amp;[.C$1]&amp;&quot;*/,&quot;" office:value-type="string" office:string-value="[2,2]/*BOL */," calcext:value-type="string">
            <text:p>[2,2]/*BOL */,</text:p>
          </table:table-cell>
          <table:table-cell table:formula="of:=&quot;[&quot;&amp;LEFT([.D5];1)&amp;&quot;,&quot;&amp;LEFT(RIGHT([.D5];2);1)&amp;&quot;]/*&quot;&amp;[.D$1]&amp;&quot;*/,&quot;" office:value-type="string" office:string-value="[,]/*CAG */," calcext:value-type="string">
            <text:p>[,]/*CAG */,</text:p>
          </table:table-cell>
          <table:table-cell table:style-name="ce17" table:formula="of:=&quot;[,]/*&quot;&amp;[.E$1]&amp;&quot;*/,&quot;" office:value-type="string" office:string-value="[,]/*COM */," calcext:value-type="string">
            <text:p>[,]/*COM */,</text:p>
          </table:table-cell>
          <table:table-cell table:formula="of:=&quot;[&quot;&amp;LEFT([.F5];1)&amp;&quot;,&quot;&amp;LEFT(RIGHT([.F5];2);1)&amp;&quot;]/*&quot;&amp;[.F$1]&amp;&quot;*/,&quot;" office:value-type="string" office:string-value="[,]/*EMP */," calcext:value-type="string">
            <text:p>[,]/*EMP */,</text:p>
          </table:table-cell>
          <table:table-cell table:formula="of:=&quot;[&quot;&amp;LEFT([.G5];1)&amp;&quot;,&quot;&amp;LEFT(RIGHT([.G5];2);1)&amp;&quot;]/*&quot;&amp;[.G$1]&amp;&quot;*/,&quot;" office:value-type="string" office:string-value="[0,2]/*FIO */," calcext:value-type="string">
            <text:p>[0,2]/*FIO */,</text:p>
          </table:table-cell>
          <table:table-cell table:formula="of:=&quot;[&quot;&amp;LEFT([.H5];1)&amp;&quot;,&quot;&amp;LEFT(RIGHT([.H5];2);1)&amp;&quot;]/*&quot;&amp;[.H$1]&amp;&quot;*/,&quot;" office:value-type="string" office:string-value="[,]/*GEN */," calcext:value-type="string">
            <text:p>[,]/*GEN */,</text:p>
          </table:table-cell>
          <table:table-cell table:formula="of:=&quot;[&quot;&amp;LEFT([.I5];1)&amp;&quot;,&quot;&amp;LEFT(RIGHT([.I5];2);1)&amp;&quot;]/*&quot;&amp;[.I$1]&amp;&quot;*/,&quot;" office:value-type="string" office:string-value="[3,2]/*VER */," calcext:value-type="string">
            <text:p>[3,2]/*VER */,</text:p>
          </table:table-cell>
          <table:table-cell table:formula="of:=&quot;[&quot;&amp;LEFT([.J5];1)&amp;&quot;,&quot;&amp;LEFT(RIGHT([.J5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5];1)&amp;&quot;,&quot;&amp;LEFT(RIGHT([.K5];2);1)&amp;&quot;]/*&quot;&amp;[.K$1]&amp;&quot;*/,&quot;" office:value-type="string" office:string-value="[1,2]/*JUV */," calcext:value-type="string">
            <text:p>[1,2]/*JUV */,</text:p>
          </table:table-cell>
          <table:table-cell table:formula="of:=&quot;[&quot;&amp;LEFT([.L5];1)&amp;&quot;,&quot;&amp;LEFT(RIGHT([.L5];2);1)&amp;&quot;]/*&quot;&amp;[.L$1]&amp;&quot;*/,&quot;" office:value-type="string" office:string-value="[1,5]/*LAZ */," calcext:value-type="string">
            <text:p>[1,5]/*LAZ */,</text:p>
          </table:table-cell>
          <table:table-cell table:formula="of:=&quot;[&quot;&amp;LEFT([.M5];1)&amp;&quot;,&quot;&amp;LEFT(RIGHT([.M5];2);1)&amp;&quot;]/*&quot;&amp;[.M$1]&amp;&quot;*/,&quot;" office:value-type="string" office:string-value="[2,0]/*LEC */," calcext:value-type="string">
            <text:p>[2,0]/*LEC */,</text:p>
          </table:table-cell>
          <table:table-cell table:formula="of:=&quot;[&quot;&amp;LEFT([.N5];1)&amp;&quot;,&quot;&amp;LEFT(RIGHT([.N5];2);1)&amp;&quot;]/*&quot;&amp;[.N$1]&amp;&quot;*/,&quot;" office:value-type="string" office:string-value="[1,2]/*MIL */," calcext:value-type="string">
            <text:p>[1,2]/*MIL */,</text:p>
          </table:table-cell>
          <table:table-cell table:formula="of:=&quot;[&quot;&amp;LEFT([.O5];1)&amp;&quot;,&quot;&amp;LEFT(RIGHT([.O5];2);1)&amp;&quot;]/*&quot;&amp;[.O$1]&amp;&quot;*/,&quot;" office:value-type="string" office:string-value="[1,1]/*MON */," calcext:value-type="string">
            <text:p>[1,1]/*MON */,</text:p>
          </table:table-cell>
          <table:table-cell table:formula="of:=&quot;[&quot;&amp;LEFT([.P5];1)&amp;&quot;,&quot;&amp;LEFT(RIGHT([.P5];2);1)&amp;&quot;]/*&quot;&amp;[.P$1]&amp;&quot;*/,&quot;" office:value-type="string" office:string-value="[2,1]/*NAP */," calcext:value-type="string">
            <text:p>[2,1]/*NAP */,</text:p>
          </table:table-cell>
          <table:table-cell table:formula="of:=&quot;[&quot;&amp;LEFT([.Q5];1)&amp;&quot;,&quot;&amp;LEFT(RIGHT([.Q5];2);1)&amp;&quot;]/*&quot;&amp;[.Q$1]&amp;&quot;*/,&quot;" office:value-type="string" office:string-value="[1,1]/*PAR */," calcext:value-type="string">
            <text:p>[1,1]/*PAR */,</text:p>
          </table:table-cell>
          <table:table-cell table:formula="of:=&quot;[&quot;&amp;LEFT([.R5];1)&amp;&quot;,&quot;&amp;LEFT(RIGHT([.R5];2);1)&amp;&quot;]/*&quot;&amp;[.R$1]&amp;&quot;*/,&quot;" office:value-type="string" office:string-value="[2,0]/*ROM */," calcext:value-type="string">
            <text:p>[2,0]/*ROM */,</text:p>
          </table:table-cell>
          <table:table-cell table:formula="of:=&quot;[&quot;&amp;LEFT([.S5];1)&amp;&quot;,&quot;&amp;LEFT(RIGHT([.S5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5];1)&amp;&quot;,&quot;&amp;LEFT(RIGHT([.T5];2);1)&amp;&quot;]/*&quot;&amp;[.T$1]&amp;&quot;*/,&quot;" office:value-type="string" office:string-value="[4,1]/*UDI */," calcext:value-type="string">
            <text:p>[4,1]/*UDI */,</text:p>
          </table:table-cell>
          <table:table-cell table:formula="of:=&quot;[&quot;&amp;LEFT([.U5];1)&amp;&quot;,&quot;&amp;LEFT(RIGHT([.U5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5];[.X5];[.Y5];[.Z5];[.AA5];[.AB5];[.AC5];[.AD5];[.AE5];[.AF5];[.AG5];[.AH5];[.AI5];[.AJ5];[.AK5];[.AL5];[.AM5];[.AN5];[.AO5];[.AP5];[.AQ5])&amp;&quot;,&quot;" office:value-type="string" office:string-value="[equipe[4][0],[1,2]/*ATA */,[2,2]/*BOL */,[,]/*CAG */,[,]/*COM */,[,]/*EMP */,[0,2]/*FIO */,[,]/*GEN */,[3,2]/*VER */,[,]/*INT */,[1,2]/*JUV */,[1,5]/*LAZ */,[2,0]/*LEC */,[1,2]/*MIL */,[1,1]/*MON */,[2,1]/*NAP */,[1,1]/*PAR */,[2,0]/*ROM */,[,]/*TOR */,[4,1]/*UDI */,[,]/*VEN */]," calcext:value-type="string">
            <text:p>[equipe[4][0],[1,2]/*ATA */,[2,2]/*BOL */,[,]/*CAG */,[,]/*COM */,[,]/*EMP */,[0,2]/*FIO */,[,]/*GEN */,[3,2]/*VER */,[,]/*INT */,[1,2]/*JUV */,[1,5]/*LAZ */,[2,0]/*LEC */,[1,2]/*MIL */,[1,1]/*MON */,[2,1]/*NAP */,[1,1]/*PAR */,[2,0]/*ROM */,[,]/*TOR */,[4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Empoli_FC" xlink:type="simple">Empoli</text:a> </text:p>
          </table:table-cell>
          <table:table-cell office:value-type="string" calcext:value-type="string">
            <text:p>0–5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1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0–3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1–3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table:style-name="ce10" table:number-columns-repeated="2"/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table:style-name="ce10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formula="of:=&quot;[equipe[&quot;&amp;[.V6]&amp;&quot;][0],&quot;" office:value-type="string" office:string-value="[equipe[5][0]," calcext:value-type="string">
            <text:p>[equipe[5][0],</text:p>
          </table:table-cell>
          <table:table-cell table:formula="of:=&quot;[&quot;&amp;LEFT([.B6];1)&amp;&quot;,&quot;&amp;LEFT(RIGHT([.B6];2);1)&amp;&quot;]/*&quot;&amp;[.B$1]&amp;&quot;*/,&quot;" office:value-type="string" office:string-value="[0,5]/*ATA */," calcext:value-type="string">
            <text:p>[0,5]/*ATA */,</text:p>
          </table:table-cell>
          <table:table-cell table:formula="of:=&quot;[&quot;&amp;LEFT([.C6];1)&amp;&quot;,&quot;&amp;LEFT(RIGHT([.C6];2);1)&amp;&quot;]/*&quot;&amp;[.C$1]&amp;&quot;*/,&quot;" office:value-type="string" office:string-value="[1,1]/*BOL */," calcext:value-type="string">
            <text:p>[1,1]/*BOL */,</text:p>
          </table:table-cell>
          <table:table-cell table:formula="of:=&quot;[&quot;&amp;LEFT([.D6];1)&amp;&quot;,&quot;&amp;LEFT(RIGHT([.D6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6];1)&amp;&quot;,&quot;&amp;LEFT(RIGHT([.E6];2);1)&amp;&quot;]/*&quot;&amp;[.E$1]&amp;&quot;*/,&quot;" office:value-type="string" office:string-value="[1,0]/*COM */," calcext:value-type="string">
            <text:p>[1,0]/*COM */,</text:p>
          </table:table-cell>
          <table:table-cell table:style-name="ce17" table:formula="of:=&quot;[,]/*&quot;&amp;[.F$1]&amp;&quot;*/,&quot;" office:value-type="string" office:string-value="[,]/*EMP */," calcext:value-type="string">
            <text:p>[,]/*EMP */,</text:p>
          </table:table-cell>
          <table:table-cell table:formula="of:=&quot;[&quot;&amp;LEFT([.G6];1)&amp;&quot;,&quot;&amp;LEFT(RIGHT([.G6];2);1)&amp;&quot;]/*&quot;&amp;[.G$1]&amp;&quot;*/,&quot;" office:value-type="string" office:string-value="[0,0]/*FIO */," calcext:value-type="string">
            <text:p>[0,0]/*FIO */,</text:p>
          </table:table-cell>
          <table:table-cell table:formula="of:=&quot;[&quot;&amp;LEFT([.H6];1)&amp;&quot;,&quot;&amp;LEFT(RIGHT([.H6];2);1)&amp;&quot;]/*&quot;&amp;[.H$1]&amp;&quot;*/,&quot;" office:value-type="string" office:string-value="[1,2]/*GEN */," calcext:value-type="string">
            <text:p>[1,2]/*GEN */,</text:p>
          </table:table-cell>
          <table:table-cell table:formula="of:=&quot;[&quot;&amp;LEFT([.I6];1)&amp;&quot;,&quot;&amp;LEFT(RIGHT([.I6];2);1)&amp;&quot;]/*&quot;&amp;[.I$1]&amp;&quot;*/,&quot;" office:value-type="string" office:string-value="[,]/*VER */," calcext:value-type="string">
            <text:p>[,]/*VER */,</text:p>
          </table:table-cell>
          <table:table-cell table:formula="of:=&quot;[&quot;&amp;LEFT([.J6];1)&amp;&quot;,&quot;&amp;LEFT(RIGHT([.J6];2);1)&amp;&quot;]/*&quot;&amp;[.J$1]&amp;&quot;*/,&quot;" office:value-type="string" office:string-value="[0,3]/*INT */," calcext:value-type="string">
            <text:p>[0,3]/*INT */,</text:p>
          </table:table-cell>
          <table:table-cell table:formula="of:=&quot;[&quot;&amp;LEFT([.K6];1)&amp;&quot;,&quot;&amp;LEFT(RIGHT([.K6];2);1)&amp;&quot;]/*&quot;&amp;[.K$1]&amp;&quot;*/,&quot;" office:value-type="string" office:string-value="[0,0]/*JUV */," calcext:value-type="string">
            <text:p>[0,0]/*JUV */,</text:p>
          </table:table-cell>
          <table:table-cell table:formula="of:=&quot;[&quot;&amp;LEFT([.L6];1)&amp;&quot;,&quot;&amp;LEFT(RIGHT([.L6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6];1)&amp;&quot;,&quot;&amp;LEFT(RIGHT([.M6];2);1)&amp;&quot;]/*&quot;&amp;[.M$1]&amp;&quot;*/,&quot;" office:value-type="string" office:string-value="[1,3]/*LEC */," calcext:value-type="string">
            <text:p>[1,3]/*LEC */,</text:p>
          </table:table-cell>
          <table:table-cell table:formula="of:=&quot;[&quot;&amp;LEFT([.N6];1)&amp;&quot;,&quot;&amp;LEFT(RIGHT([.N6];2);1)&amp;&quot;]/*&quot;&amp;[.N$1]&amp;&quot;*/,&quot;" office:value-type="string" office:string-value="[0,2]/*MIL */," calcext:value-type="string">
            <text:p>[0,2]/*MIL */,</text:p>
          </table:table-cell>
          <table:table-cell table:formula="of:=&quot;[&quot;&amp;LEFT([.O6];1)&amp;&quot;,&quot;&amp;LEFT(RIGHT([.O6];2);1)&amp;&quot;]/*&quot;&amp;[.O$1]&amp;&quot;*/,&quot;" office:value-type="string" office:string-value="[0,0]/*MON */," calcext:value-type="string">
            <text:p>[0,0]/*MON */,</text:p>
          </table:table-cell>
          <table:table-cell table:formula="of:=&quot;[&quot;&amp;LEFT([.P6];1)&amp;&quot;,&quot;&amp;LEFT(RIGHT([.P6];2);1)&amp;&quot;]/*&quot;&amp;[.P$1]&amp;&quot;*/,&quot;" office:value-type="string" office:string-value="[0,1]/*NAP */," calcext:value-type="string">
            <text:p>[0,1]/*NAP */,</text:p>
          </table:table-cell>
          <table:table-cell table:formula="of:=&quot;[&quot;&amp;LEFT([.Q6];1)&amp;&quot;,&quot;&amp;LEFT(RIGHT([.Q6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6];1)&amp;&quot;,&quot;&amp;LEFT(RIGHT([.R6];2);1)&amp;&quot;]/*&quot;&amp;[.R$1]&amp;&quot;*/,&quot;" office:value-type="string" office:string-value="[,]/*ROM */," calcext:value-type="string">
            <text:p>[,]/*ROM */,</text:p>
          </table:table-cell>
          <table:table-cell table:formula="of:=&quot;[&quot;&amp;LEFT([.S6];1)&amp;&quot;,&quot;&amp;LEFT(RIGHT([.S6];2);1)&amp;&quot;]/*&quot;&amp;[.S$1]&amp;&quot;*/,&quot;" office:value-type="string" office:string-value="[0,1]/*TOR */," calcext:value-type="string">
            <text:p>[0,1]/*TOR */,</text:p>
          </table:table-cell>
          <table:table-cell table:formula="of:=&quot;[&quot;&amp;LEFT([.T6];1)&amp;&quot;,&quot;&amp;LEFT(RIGHT([.T6];2);1)&amp;&quot;]/*&quot;&amp;[.T$1]&amp;&quot;*/,&quot;" office:value-type="string" office:string-value="[1,1]/*UDI */," calcext:value-type="string">
            <text:p>[1,1]/*UDI */,</text:p>
          </table:table-cell>
          <table:table-cell table:formula="of:=&quot;[&quot;&amp;LEFT([.U6];1)&amp;&quot;,&quot;&amp;LEFT(RIGHT([.U6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6];[.X6];[.Y6];[.Z6];[.AA6];[.AB6];[.AC6];[.AD6];[.AE6];[.AF6];[.AG6];[.AH6];[.AI6];[.AJ6];[.AK6];[.AL6];[.AM6];[.AN6];[.AO6];[.AP6];[.AQ6])&amp;&quot;,&quot;" office:value-type="string" office:string-value="[equipe[5][0],[0,5]/*ATA */,[1,1]/*BOL */,[,]/*CAG */,[1,0]/*COM */,[,]/*EMP */,[0,0]/*FIO */,[1,2]/*GEN */,[,]/*VER */,[0,3]/*INT */,[0,0]/*JUV */,[,]/*LAZ */,[1,3]/*LEC */,[0,2]/*MIL */,[0,0]/*MON */,[0,1]/*NAP */,[,]/*PAR */,[,]/*ROM */,[0,1]/*TOR */,[1,1]/*UDI */,[,]/*VEN */]," calcext:value-type="string">
            <text:p>[equipe[5][0],[0,5]/*ATA */,[1,1]/*BOL */,[,]/*CAG */,[1,0]/*COM */,[,]/*EMP */,[0,0]/*FIO */,[1,2]/*GEN */,[,]/*VER */,[0,3]/*INT */,[0,0]/*JUV */,[,]/*LAZ */,[1,3]/*LEC */,[0,2]/*MIL */,[0,0]/*MON */,[0,1]/*NAP */,[,]/*PAR */,[,]/*ROM */,[0,1]/*TOR */,[1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F_Fiorentina" xlink:type="simple">Fiorentina</text:a> </text:p>
          </table:table-cell>
          <table:table-cell table:style-name="ce10" office:value-type="string" calcext:value-type="string">
            <text:p/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<text:a xlink:href="https://en.wikipedia.org/wiki/ACF_Fiorentina–Juventus_FC_rivalry" xlink:type="simple">a</text:a> </text:p>
          </table:table-cell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5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0 </text:p>
          </table:table-cell>
          <table:table-cell office:value-type="float" office:value="6" calcext:value-type="float">
            <text:p>6</text:p>
          </table:table-cell>
          <table:table-cell table:formula="of:=&quot;[equipe[&quot;&amp;[.V7]&amp;&quot;][0],&quot;" office:value-type="string" office:string-value="[equipe[6][0]," calcext:value-type="string">
            <text:p>[equipe[6][0],</text:p>
          </table:table-cell>
          <table:table-cell table:formula="of:=&quot;[&quot;&amp;LEFT([.B7];1)&amp;&quot;,&quot;&amp;LEFT(RIGHT([.B7];2);1)&amp;&quot;]/*&quot;&amp;[.B$1]&amp;&quot;*/,&quot;" office:value-type="string" office:string-value="[,]/*ATA */," calcext:value-type="string">
            <text:p>[,]/*ATA */,</text:p>
          </table:table-cell>
          <table:table-cell table:formula="of:=&quot;[&quot;&amp;LEFT([.C7];1)&amp;&quot;,&quot;&amp;LEFT(RIGHT([.C7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7];1)&amp;&quot;,&quot;&amp;LEFT(RIGHT([.D7];2);1)&amp;&quot;]/*&quot;&amp;[.D$1]&amp;&quot;*/,&quot;" office:value-type="string" office:string-value="[1,0]/*CAG */," calcext:value-type="string">
            <text:p>[1,0]/*CAG */,</text:p>
          </table:table-cell>
          <table:table-cell table:formula="of:=&quot;[&quot;&amp;LEFT([.E7];1)&amp;&quot;,&quot;&amp;LEFT(RIGHT([.E7];2);1)&amp;&quot;]/*&quot;&amp;[.E$1]&amp;&quot;*/,&quot;" office:value-type="string" office:string-value="[0,2]/*COM */," calcext:value-type="string">
            <text:p>[0,2]/*COM */,</text:p>
          </table:table-cell>
          <table:table-cell table:formula="of:=&quot;[&quot;&amp;LEFT([.F7];1)&amp;&quot;,&quot;&amp;LEFT(RIGHT([.F7];2);1)&amp;&quot;]/*&quot;&amp;[.F$1]&amp;&quot;*/,&quot;" office:value-type="string" office:string-value="[,]/*EMP */," calcext:value-type="string">
            <text:p>[,]/*EMP */,</text:p>
          </table:table-cell>
          <table:table-cell table:style-name="ce17" table:formula="of:=&quot;[,]/*&quot;&amp;[.G$1]&amp;&quot;*/,&quot;" office:value-type="string" office:string-value="[,]/*FIO */," calcext:value-type="string">
            <text:p>[,]/*FIO */,</text:p>
          </table:table-cell>
          <table:table-cell table:formula="of:=&quot;[&quot;&amp;LEFT([.H7];1)&amp;&quot;,&quot;&amp;LEFT(RIGHT([.H7];2);1)&amp;&quot;]/*&quot;&amp;[.H$1]&amp;&quot;*/,&quot;" office:value-type="string" office:string-value="[2,1]/*GEN */," calcext:value-type="string">
            <text:p>[2,1]/*GEN */,</text:p>
          </table:table-cell>
          <table:table-cell table:formula="of:=&quot;[&quot;&amp;LEFT([.I7];1)&amp;&quot;,&quot;&amp;LEFT(RIGHT([.I7];2);1)&amp;&quot;]/*&quot;&amp;[.I$1]&amp;&quot;*/,&quot;" office:value-type="string" office:string-value="[3,1]/*VER */," calcext:value-type="string">
            <text:p>[3,1]/*VER */,</text:p>
          </table:table-cell>
          <table:table-cell table:formula="of:=&quot;[&quot;&amp;LEFT([.J7];1)&amp;&quot;,&quot;&amp;LEFT(RIGHT([.J7];2);1)&amp;&quot;]/*&quot;&amp;[.J$1]&amp;&quot;*/,&quot;" office:value-type="string" office:string-value="[3,0]/*INT */," calcext:value-type="string">
            <text:p>[3,0]/*INT */,</text:p>
          </table:table-cell>
          <table:table-cell table:formula="of:=&quot;[&quot;&amp;LEFT([.K7];1)&amp;&quot;,&quot;&amp;LEFT(RIGHT([.K7];2);1)&amp;&quot;]/*&quot;&amp;[.K$1]&amp;&quot;*/,&quot;" office:value-type="string" office:string-value="[a,a]/*JUV */," calcext:value-type="string">
            <text:p>[a,a]/*JUV */,</text:p>
          </table:table-cell>
          <table:table-cell table:formula="of:=&quot;[&quot;&amp;LEFT([.L7];1)&amp;&quot;,&quot;&amp;LEFT(RIGHT([.L7];2);1)&amp;&quot;]/*&quot;&amp;[.L$1]&amp;&quot;*/,&quot;" office:value-type="string" office:string-value="[2,1]/*LAZ */," calcext:value-type="string">
            <text:p>[2,1]/*LAZ */,</text:p>
          </table:table-cell>
          <table:table-cell table:formula="of:=&quot;[&quot;&amp;LEFT([.M7];1)&amp;&quot;,&quot;&amp;LEFT(RIGHT([.M7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7];1)&amp;&quot;,&quot;&amp;LEFT(RIGHT([.N7];2);1)&amp;&quot;]/*&quot;&amp;[.N$1]&amp;&quot;*/,&quot;" office:value-type="string" office:string-value="[2,1]/*MIL */," calcext:value-type="string">
            <text:p>[2,1]/*MIL */,</text:p>
          </table:table-cell>
          <table:table-cell table:formula="of:=&quot;[&quot;&amp;LEFT([.O7];1)&amp;&quot;,&quot;&amp;LEFT(RIGHT([.O7];2);1)&amp;&quot;]/*&quot;&amp;[.O$1]&amp;&quot;*/,&quot;" office:value-type="string" office:string-value="[2,2]/*MON */," calcext:value-type="string">
            <text:p>[2,2]/*MON */,</text:p>
          </table:table-cell>
          <table:table-cell table:formula="of:=&quot;[&quot;&amp;LEFT([.P7];1)&amp;&quot;,&quot;&amp;LEFT(RIGHT([.P7];2);1)&amp;&quot;]/*&quot;&amp;[.P$1]&amp;&quot;*/,&quot;" office:value-type="string" office:string-value="[0,3]/*NAP */," calcext:value-type="string">
            <text:p>[0,3]/*NAP */,</text:p>
          </table:table-cell>
          <table:table-cell table:formula="of:=&quot;[&quot;&amp;LEFT([.Q7];1)&amp;&quot;,&quot;&amp;LEFT(RIGHT([.Q7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7];1)&amp;&quot;,&quot;&amp;LEFT(RIGHT([.R7];2);1)&amp;&quot;]/*&quot;&amp;[.R$1]&amp;&quot;*/,&quot;" office:value-type="string" office:string-value="[5,1]/*ROM */," calcext:value-type="string">
            <text:p>[5,1]/*ROM */,</text:p>
          </table:table-cell>
          <table:table-cell table:formula="of:=&quot;[&quot;&amp;LEFT([.S7];1)&amp;&quot;,&quot;&amp;LEFT(RIGHT([.S7];2);1)&amp;&quot;]/*&quot;&amp;[.S$1]&amp;&quot;*/,&quot;" office:value-type="string" office:string-value="[1,1]/*TOR */," calcext:value-type="string">
            <text:p>[1,1]/*TOR */,</text:p>
          </table:table-cell>
          <table:table-cell table:formula="of:=&quot;[&quot;&amp;LEFT([.T7];1)&amp;&quot;,&quot;&amp;LEFT(RIGHT([.T7];2);1)&amp;&quot;]/*&quot;&amp;[.T$1]&amp;&quot;*/,&quot;" office:value-type="string" office:string-value="[1,2]/*UDI */," calcext:value-type="string">
            <text:p>[1,2]/*UDI */,</text:p>
          </table:table-cell>
          <table:table-cell table:formula="of:=&quot;[&quot;&amp;LEFT([.U7];1)&amp;&quot;,&quot;&amp;LEFT(RIGHT([.U7];2);1)&amp;&quot;]/*&quot;&amp;[.U$1]&amp;&quot;*/]&quot;" office:value-type="string" office:string-value="[0,0]/*VEN */]" calcext:value-type="string">
            <text:p>[0,0]/*VEN */]</text:p>
          </table:table-cell>
          <table:table-cell table:formula="of:=CONCATENATE([.W7];[.X7];[.Y7];[.Z7];[.AA7];[.AB7];[.AC7];[.AD7];[.AE7];[.AF7];[.AG7];[.AH7];[.AI7];[.AJ7];[.AK7];[.AL7];[.AM7];[.AN7];[.AO7];[.AP7];[.AQ7])&amp;&quot;,&quot;" office:value-type="string" office:string-value="[equipe[6][0],[,]/*ATA */,[,]/*BOL */,[1,0]/*CAG */,[0,2]/*COM */,[,]/*EMP */,[,]/*FIO */,[2,1]/*GEN */,[3,1]/*VER */,[3,0]/*INT */,[a,a]/*JUV */,[2,1]/*LAZ */,[,]/*LEC */,[2,1]/*MIL */,[2,2]/*MON */,[0,3]/*NAP */,[,]/*PAR */,[5,1]/*ROM */,[1,1]/*TOR */,[1,2]/*UDI */,[0,0]/*VEN */]," calcext:value-type="string">
            <text:p>[equipe[6][0],[,]/*ATA */,[,]/*BOL */,[1,0]/*CAG */,[0,2]/*COM */,[,]/*EMP */,[,]/*FIO */,[2,1]/*GEN */,[3,1]/*VER */,[3,0]/*INT */,[a,a]/*JUV */,[2,1]/*LAZ */,[,]/*LEC */,[2,1]/*MIL */,[2,2]/*MON */,[0,3]/*NAP */,[,]/*PAR */,[5,1]/*ROM */,[1,1]/*TOR */,[1,2]/*UDI */,[0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Genoa_CFC" xlink:type="simple">Genoa</text:a> </text:p>
          </table:table-cell>
          <table:table-cell table:style-name="ce10"/>
          <table:table-cell table:number-columns-repeated="2"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3 </text:p>
          </table:table-cell>
          <table:table-cell table:style-name="ce10" table:number-columns-repeated="3"/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float" office:value="7" calcext:value-type="float">
            <text:p>7</text:p>
          </table:table-cell>
          <table:table-cell table:formula="of:=&quot;[equipe[&quot;&amp;[.V8]&amp;&quot;][0],&quot;" office:value-type="string" office:string-value="[equipe[7][0]," calcext:value-type="string">
            <text:p>[equipe[7][0],</text:p>
          </table:table-cell>
          <table:table-cell table:formula="of:=&quot;[&quot;&amp;LEFT([.B8];1)&amp;&quot;,&quot;&amp;LEFT(RIGHT([.B8];2);1)&amp;&quot;]/*&quot;&amp;[.B$1]&amp;&quot;*/,&quot;" office:value-type="string" office:string-value="[,]/*ATA */," calcext:value-type="string">
            <text:p>[,]/*ATA */,</text:p>
          </table:table-cell>
          <table:table-cell table:formula="of:=&quot;[&quot;&amp;LEFT([.C8];1)&amp;&quot;,&quot;&amp;LEFT(RIGHT([.C8];2);1)&amp;&quot;]/*&quot;&amp;[.C$1]&amp;&quot;*/,&quot;" office:value-type="string" office:string-value="[2,2]/*BOL */," calcext:value-type="string">
            <text:p>[2,2]/*BOL */,</text:p>
          </table:table-cell>
          <table:table-cell table:formula="of:=&quot;[&quot;&amp;LEFT([.D8];1)&amp;&quot;,&quot;&amp;LEFT(RIGHT([.D8];2);1)&amp;&quot;]/*&quot;&amp;[.D$1]&amp;&quot;*/,&quot;" office:value-type="string" office:string-value="[2,2]/*CAG */," calcext:value-type="string">
            <text:p>[2,2]/*CAG */,</text:p>
          </table:table-cell>
          <table:table-cell table:formula="of:=&quot;[&quot;&amp;LEFT([.E8];1)&amp;&quot;,&quot;&amp;LEFT(RIGHT([.E8];2);1)&amp;&quot;]/*&quot;&amp;[.E$1]&amp;&quot;*/,&quot;" office:value-type="string" office:string-value="[1,1]/*COM */," calcext:value-type="string">
            <text:p>[1,1]/*COM */,</text:p>
          </table:table-cell>
          <table:table-cell table:formula="of:=&quot;[&quot;&amp;LEFT([.F8];1)&amp;&quot;,&quot;&amp;LEFT(RIGHT([.F8];2);1)&amp;&quot;]/*&quot;&amp;[.F$1]&amp;&quot;*/,&quot;" office:value-type="string" office:string-value="[,]/*EMP */," calcext:value-type="string">
            <text:p>[,]/*EMP */,</text:p>
          </table:table-cell>
          <table:table-cell table:formula="of:=&quot;[&quot;&amp;LEFT([.G8];1)&amp;&quot;,&quot;&amp;LEFT(RIGHT([.G8];2);1)&amp;&quot;]/*&quot;&amp;[.G$1]&amp;&quot;*/,&quot;" office:value-type="string" office:string-value="[0,1]/*FIO */," calcext:value-type="string">
            <text:p>[0,1]/*FIO */,</text:p>
          </table:table-cell>
          <table:table-cell table:style-name="ce17" table:formula="of:=&quot;[,]/*&quot;&amp;[.H$1]&amp;&quot;*/,&quot;" office:value-type="string" office:string-value="[,]/*GEN */," calcext:value-type="string">
            <text:p>[,]/*GEN */,</text:p>
          </table:table-cell>
          <table:table-cell table:formula="of:=&quot;[&quot;&amp;LEFT([.I8];1)&amp;&quot;,&quot;&amp;LEFT(RIGHT([.I8];2);1)&amp;&quot;]/*&quot;&amp;[.I$1]&amp;&quot;*/,&quot;" office:value-type="string" office:string-value="[0,2]/*VER */," calcext:value-type="string">
            <text:p>[0,2]/*VER */,</text:p>
          </table:table-cell>
          <table:table-cell table:formula="of:=&quot;[&quot;&amp;LEFT([.J8];1)&amp;&quot;,&quot;&amp;LEFT(RIGHT([.J8];2);1)&amp;&quot;]/*&quot;&amp;[.J$1]&amp;&quot;*/,&quot;" office:value-type="string" office:string-value="[2,2]/*INT */," calcext:value-type="string">
            <text:p>[2,2]/*INT */,</text:p>
          </table:table-cell>
          <table:table-cell table:formula="of:=&quot;[&quot;&amp;LEFT([.K8];1)&amp;&quot;,&quot;&amp;LEFT(RIGHT([.K8];2);1)&amp;&quot;]/*&quot;&amp;[.K$1]&amp;&quot;*/,&quot;" office:value-type="string" office:string-value="[0,3]/*JUV */," calcext:value-type="string">
            <text:p>[0,3]/*JUV */,</text:p>
          </table:table-cell>
          <table:table-cell table:formula="of:=&quot;[&quot;&amp;LEFT([.L8];1)&amp;&quot;,&quot;&amp;LEFT(RIGHT([.L8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8];1)&amp;&quot;,&quot;&amp;LEFT(RIGHT([.M8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8];1)&amp;&quot;,&quot;&amp;LEFT(RIGHT([.N8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8];1)&amp;&quot;,&quot;&amp;LEFT(RIGHT([.O8];2);1)&amp;&quot;]/*&quot;&amp;[.O$1]&amp;&quot;*/,&quot;" office:value-type="string" office:string-value="[2,0]/*MON */," calcext:value-type="string">
            <text:p>[2,0]/*MON */,</text:p>
          </table:table-cell>
          <table:table-cell table:formula="of:=&quot;[&quot;&amp;LEFT([.P8];1)&amp;&quot;,&quot;&amp;LEFT(RIGHT([.P8];2);1)&amp;&quot;]/*&quot;&amp;[.P$1]&amp;&quot;*/,&quot;" office:value-type="string" office:string-value="[1,2]/*NAP */," calcext:value-type="string">
            <text:p>[1,2]/*NAP */,</text:p>
          </table:table-cell>
          <table:table-cell table:formula="of:=&quot;[&quot;&amp;LEFT([.Q8];1)&amp;&quot;,&quot;&amp;LEFT(RIGHT([.Q8];2);1)&amp;&quot;]/*&quot;&amp;[.Q$1]&amp;&quot;*/,&quot;" office:value-type="string" office:string-value="[1,0]/*PAR */," calcext:value-type="string">
            <text:p>[1,0]/*PAR */,</text:p>
          </table:table-cell>
          <table:table-cell table:formula="of:=&quot;[&quot;&amp;LEFT([.R8];1)&amp;&quot;,&quot;&amp;LEFT(RIGHT([.R8];2);1)&amp;&quot;]/*&quot;&amp;[.R$1]&amp;&quot;*/,&quot;" office:value-type="string" office:string-value="[1,1]/*ROM */," calcext:value-type="string">
            <text:p>[1,1]/*ROM */,</text:p>
          </table:table-cell>
          <table:table-cell table:formula="of:=&quot;[&quot;&amp;LEFT([.S8];1)&amp;&quot;,&quot;&amp;LEFT(RIGHT([.S8];2);1)&amp;&quot;]/*&quot;&amp;[.S$1]&amp;&quot;*/,&quot;" office:value-type="string" office:string-value="[0,0]/*TOR */," calcext:value-type="string">
            <text:p>[0,0]/*TOR */,</text:p>
          </table:table-cell>
          <table:table-cell table:formula="of:=&quot;[&quot;&amp;LEFT([.T8];1)&amp;&quot;,&quot;&amp;LEFT(RIGHT([.T8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8];1)&amp;&quot;,&quot;&amp;LEFT(RIGHT([.U8];2);1)&amp;&quot;]/*&quot;&amp;[.U$1]&amp;&quot;*/]&quot;" office:value-type="string" office:string-value="[2,0]/*VEN */]" calcext:value-type="string">
            <text:p>[2,0]/*VEN */]</text:p>
          </table:table-cell>
          <table:table-cell table:formula="of:=CONCATENATE([.W8];[.X8];[.Y8];[.Z8];[.AA8];[.AB8];[.AC8];[.AD8];[.AE8];[.AF8];[.AG8];[.AH8];[.AI8];[.AJ8];[.AK8];[.AL8];[.AM8];[.AN8];[.AO8];[.AP8];[.AQ8])&amp;&quot;,&quot;" office:value-type="string" office:string-value="[equipe[7][0],[,]/*ATA */,[2,2]/*BOL */,[2,2]/*CAG */,[1,1]/*COM */,[,]/*EMP */,[0,1]/*FIO */,[,]/*GEN */,[0,2]/*VER */,[2,2]/*INT */,[0,3]/*JUV */,[,]/*LAZ */,[,]/*LEC */,[,]/*MIL */,[2,0]/*MON */,[1,2]/*NAP */,[1,0]/*PAR */,[1,1]/*ROM */,[0,0]/*TOR */,[,]/*UDI */,[2,0]/*VEN */]," calcext:value-type="string">
            <text:p>[equipe[7][0],[,]/*ATA */,[2,2]/*BOL */,[2,2]/*CAG */,[1,1]/*COM */,[,]/*EMP */,[0,1]/*FIO */,[,]/*GEN */,[0,2]/*VER */,[2,2]/*INT */,[0,3]/*JUV */,[,]/*LAZ */,[,]/*LEC */,[,]/*MIL */,[2,0]/*MON */,[1,2]/*NAP */,[1,0]/*PAR */,[1,1]/*ROM */,[0,0]/*TOR */,[,]/*UDI */,[2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Hellas_Verona_FC" xlink:type="simple">Hellas Verona</text:a> </text:p>
          </table:table-cell>
          <table:table-cell office:value-type="string" calcext:value-type="string">
            <text:p>0–5 </text:p>
          </table:table-cell>
          <table:table-cell table:style-name="ce10" table:number-columns-repeated="3"/>
          <table:table-cell office:value-type="string" calcext:value-type="string">
            <text:p>1–4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5 </text:p>
          </table:table-cell>
          <table:table-cell table:number-columns-repeated="2"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3–2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1 </text:p>
          </table:table-cell>
          <table:table-cell office:value-type="float" office:value="8" calcext:value-type="float">
            <text:p>8</text:p>
          </table:table-cell>
          <table:table-cell table:formula="of:=&quot;[equipe[&quot;&amp;[.V9]&amp;&quot;][0],&quot;" office:value-type="string" office:string-value="[equipe[8][0]," calcext:value-type="string">
            <text:p>[equipe[8][0],</text:p>
          </table:table-cell>
          <table:table-cell table:formula="of:=&quot;[&quot;&amp;LEFT([.B9];1)&amp;&quot;,&quot;&amp;LEFT(RIGHT([.B9];2);1)&amp;&quot;]/*&quot;&amp;[.B$1]&amp;&quot;*/,&quot;" office:value-type="string" office:string-value="[0,5]/*ATA */," calcext:value-type="string">
            <text:p>[0,5]/*ATA */,</text:p>
          </table:table-cell>
          <table:table-cell table:formula="of:=&quot;[&quot;&amp;LEFT([.C9];1)&amp;&quot;,&quot;&amp;LEFT(RIGHT([.C9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9];1)&amp;&quot;,&quot;&amp;LEFT(RIGHT([.D9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9];1)&amp;&quot;,&quot;&amp;LEFT(RIGHT([.E9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9];1)&amp;&quot;,&quot;&amp;LEFT(RIGHT([.F9];2);1)&amp;&quot;]/*&quot;&amp;[.F$1]&amp;&quot;*/,&quot;" office:value-type="string" office:string-value="[1,4]/*EMP */," calcext:value-type="string">
            <text:p>[1,4]/*EMP */,</text:p>
          </table:table-cell>
          <table:table-cell table:formula="of:=&quot;[&quot;&amp;LEFT([.G9];1)&amp;&quot;,&quot;&amp;LEFT(RIGHT([.G9];2);1)&amp;&quot;]/*&quot;&amp;[.G$1]&amp;&quot;*/,&quot;" office:value-type="string" office:string-value="[1,0]/*FIO */," calcext:value-type="string">
            <text:p>[1,0]/*FIO */,</text:p>
          </table:table-cell>
          <table:table-cell table:formula="of:=&quot;[&quot;&amp;LEFT([.H9];1)&amp;&quot;,&quot;&amp;LEFT(RIGHT([.H9];2);1)&amp;&quot;]/*&quot;&amp;[.H$1]&amp;&quot;*/,&quot;" office:value-type="string" office:string-value="[,]/*GEN */," calcext:value-type="string">
            <text:p>[,]/*GEN */,</text:p>
          </table:table-cell>
          <table:table-cell table:style-name="ce17" table:formula="of:=&quot;[,]/*&quot;&amp;[.I$1]&amp;&quot;*/,&quot;" office:value-type="string" office:string-value="[,]/*VER */," calcext:value-type="string">
            <text:p>[,]/*VER */,</text:p>
          </table:table-cell>
          <table:table-cell table:formula="of:=&quot;[&quot;&amp;LEFT([.J9];1)&amp;&quot;,&quot;&amp;LEFT(RIGHT([.J9];2);1)&amp;&quot;]/*&quot;&amp;[.J$1]&amp;&quot;*/,&quot;" office:value-type="string" office:string-value="[0,5]/*INT */," calcext:value-type="string">
            <text:p>[0,5]/*INT */,</text:p>
          </table:table-cell>
          <table:table-cell table:formula="of:=&quot;[&quot;&amp;LEFT([.K9];1)&amp;&quot;,&quot;&amp;LEFT(RIGHT([.K9];2);1)&amp;&quot;]/*&quot;&amp;[.K$1]&amp;&quot;*/,&quot;" office:value-type="string" office:string-value="[0,3]/*JUV */," calcext:value-type="string">
            <text:p>[0,3]/*JUV */,</text:p>
          </table:table-cell>
          <table:table-cell table:formula="of:=&quot;[&quot;&amp;LEFT([.L9];1)&amp;&quot;,&quot;&amp;LEFT(RIGHT([.L9];2);1)&amp;&quot;]/*&quot;&amp;[.L$1]&amp;&quot;*/,&quot;" office:value-type="string" office:string-value="[0,3]/*LAZ */," calcext:value-type="string">
            <text:p>[0,3]/*LAZ */,</text:p>
          </table:table-cell>
          <table:table-cell table:formula="of:=&quot;[&quot;&amp;LEFT([.M9];1)&amp;&quot;,&quot;&amp;LEFT(RIGHT([.M9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9];1)&amp;&quot;,&quot;&amp;LEFT(RIGHT([.N9];2);1)&amp;&quot;]/*&quot;&amp;[.N$1]&amp;&quot;*/,&quot;" office:value-type="string" office:string-value="[0,1]/*MIL */," calcext:value-type="string">
            <text:p>[0,1]/*MIL */,</text:p>
          </table:table-cell>
          <table:table-cell table:formula="of:=&quot;[&quot;&amp;LEFT([.O9];1)&amp;&quot;,&quot;&amp;LEFT(RIGHT([.O9];2);1)&amp;&quot;]/*&quot;&amp;[.O$1]&amp;&quot;*/,&quot;" office:value-type="string" office:string-value="[0,3]/*MON */," calcext:value-type="string">
            <text:p>[0,3]/*MON */,</text:p>
          </table:table-cell>
          <table:table-cell table:formula="of:=&quot;[&quot;&amp;LEFT([.P9];1)&amp;&quot;,&quot;&amp;LEFT(RIGHT([.P9];2);1)&amp;&quot;]/*&quot;&amp;[.P$1]&amp;&quot;*/,&quot;" office:value-type="string" office:string-value="[3,0]/*NAP */," calcext:value-type="string">
            <text:p>[3,0]/*NAP */,</text:p>
          </table:table-cell>
          <table:table-cell table:formula="of:=&quot;[&quot;&amp;LEFT([.Q9];1)&amp;&quot;,&quot;&amp;LEFT(RIGHT([.Q9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9];1)&amp;&quot;,&quot;&amp;LEFT(RIGHT([.R9];2);1)&amp;&quot;]/*&quot;&amp;[.R$1]&amp;&quot;*/,&quot;" office:value-type="string" office:string-value="[3,2]/*ROM */," calcext:value-type="string">
            <text:p>[3,2]/*ROM */,</text:p>
          </table:table-cell>
          <table:table-cell table:formula="of:=&quot;[&quot;&amp;LEFT([.S9];1)&amp;&quot;,&quot;&amp;LEFT(RIGHT([.S9];2);1)&amp;&quot;]/*&quot;&amp;[.S$1]&amp;&quot;*/,&quot;" office:value-type="string" office:string-value="[2,3]/*TOR */," calcext:value-type="string">
            <text:p>[2,3]/*TOR */,</text:p>
          </table:table-cell>
          <table:table-cell table:formula="of:=&quot;[&quot;&amp;LEFT([.T9];1)&amp;&quot;,&quot;&amp;LEFT(RIGHT([.T9];2);1)&amp;&quot;]/*&quot;&amp;[.T$1]&amp;&quot;*/,&quot;" office:value-type="string" office:string-value="[0,0]/*UDI */," calcext:value-type="string">
            <text:p>[0,0]/*UDI */,</text:p>
          </table:table-cell>
          <table:table-cell table:formula="of:=&quot;[&quot;&amp;LEFT([.U9];1)&amp;&quot;,&quot;&amp;LEFT(RIGHT([.U9];2);1)&amp;&quot;]/*&quot;&amp;[.U$1]&amp;&quot;*/]&quot;" office:value-type="string" office:string-value="[2,1]/*VEN */]" calcext:value-type="string">
            <text:p>[2,1]/*VEN */]</text:p>
          </table:table-cell>
          <table:table-cell table:formula="of:=CONCATENATE([.W9];[.X9];[.Y9];[.Z9];[.AA9];[.AB9];[.AC9];[.AD9];[.AE9];[.AF9];[.AG9];[.AH9];[.AI9];[.AJ9];[.AK9];[.AL9];[.AM9];[.AN9];[.AO9];[.AP9];[.AQ9])&amp;&quot;,&quot;" office:value-type="string" office:string-value="[equipe[8][0],[0,5]/*ATA */,[,]/*BOL */,[,]/*CAG */,[,]/*COM */,[1,4]/*EMP */,[1,0]/*FIO */,[,]/*GEN */,[,]/*VER */,[0,5]/*INT */,[0,3]/*JUV */,[0,3]/*LAZ */,[,]/*LEC */,[0,1]/*MIL */,[0,3]/*MON */,[3,0]/*NAP */,[,]/*PAR */,[3,2]/*ROM */,[2,3]/*TOR */,[0,0]/*UDI */,[2,1]/*VEN */]," calcext:value-type="string">
            <text:p>[equipe[8][0],[0,5]/*ATA */,[,]/*BOL */,[,]/*CAG */,[,]/*COM */,[1,4]/*EMP */,[1,0]/*FIO */,[,]/*GEN */,[,]/*VER */,[0,5]/*INT */,[0,3]/*JUV */,[0,3]/*LAZ */,[,]/*LEC */,[0,1]/*MIL */,[0,3]/*MON */,[3,0]/*NAP */,[,]/*PAR */,[3,2]/*ROM */,[2,3]/*TOR */,[0,0]/*UDI */,[2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Inter_Milan" xlink:type="simple">Inter Milan</text:a>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Derby_d%27Italia" xlink:type="simple">4–4</text:a>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<text:a xlink:href="https://en.wikipedia.org/wiki/Derby_della_Madonnina" xlink:type="simple">1–2</text:a>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3–1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1–0 </text:p>
          </table:table-cell>
          <table:table-cell office:value-type="float" office:value="9" calcext:value-type="float">
            <text:p>9</text:p>
          </table:table-cell>
          <table:table-cell table:formula="of:=&quot;[equipe[&quot;&amp;[.V10]&amp;&quot;][0],&quot;" office:value-type="string" office:string-value="[equipe[9][0]," calcext:value-type="string">
            <text:p>[equipe[9][0],</text:p>
          </table:table-cell>
          <table:table-cell table:formula="of:=&quot;[&quot;&amp;LEFT([.B10];1)&amp;&quot;,&quot;&amp;LEFT(RIGHT([.B10];2);1)&amp;&quot;]/*&quot;&amp;[.B$1]&amp;&quot;*/,&quot;" office:value-type="string" office:string-value="[4,0]/*ATA */," calcext:value-type="string">
            <text:p>[4,0]/*ATA */,</text:p>
          </table:table-cell>
          <table:table-cell table:formula="of:=&quot;[&quot;&amp;LEFT([.C10];1)&amp;&quot;,&quot;&amp;LEFT(RIGHT([.C10];2);1)&amp;&quot;]/*&quot;&amp;[.C$1]&amp;&quot;*/,&quot;" office:value-type="string" office:string-value="[2,2]/*BOL */," calcext:value-type="string">
            <text:p>[2,2]/*BOL */,</text:p>
          </table:table-cell>
          <table:table-cell table:formula="of:=&quot;[&quot;&amp;LEFT([.D10];1)&amp;&quot;,&quot;&amp;LEFT(RIGHT([.D10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10];1)&amp;&quot;,&quot;&amp;LEFT(RIGHT([.E10];2);1)&amp;&quot;]/*&quot;&amp;[.E$1]&amp;&quot;*/,&quot;" office:value-type="string" office:string-value="[2,0]/*COM */," calcext:value-type="string">
            <text:p>[2,0]/*COM */,</text:p>
          </table:table-cell>
          <table:table-cell table:formula="of:=&quot;[&quot;&amp;LEFT([.F10];1)&amp;&quot;,&quot;&amp;LEFT(RIGHT([.F10];2);1)&amp;&quot;]/*&quot;&amp;[.F$1]&amp;&quot;*/,&quot;" office:value-type="string" office:string-value="[3,1]/*EMP */," calcext:value-type="string">
            <text:p>[3,1]/*EMP */,</text:p>
          </table:table-cell>
          <table:table-cell table:formula="of:=&quot;[&quot;&amp;LEFT([.G10];1)&amp;&quot;,&quot;&amp;LEFT(RIGHT([.G10];2);1)&amp;&quot;]/*&quot;&amp;[.G$1]&amp;&quot;*/,&quot;" office:value-type="string" office:string-value="[2,1]/*FIO */," calcext:value-type="string">
            <text:p>[2,1]/*FIO */,</text:p>
          </table:table-cell>
          <table:table-cell table:formula="of:=&quot;[&quot;&amp;LEFT([.H10];1)&amp;&quot;,&quot;&amp;LEFT(RIGHT([.H10];2);1)&amp;&quot;]/*&quot;&amp;[.H$1]&amp;&quot;*/,&quot;" office:value-type="string" office:string-value="[1,0]/*GEN */," calcext:value-type="string">
            <text:p>[1,0]/*GEN */,</text:p>
          </table:table-cell>
          <table:table-cell table:formula="of:=&quot;[&quot;&amp;LEFT([.I10];1)&amp;&quot;,&quot;&amp;LEFT(RIGHT([.I10];2);1)&amp;&quot;]/*&quot;&amp;[.I$1]&amp;&quot;*/,&quot;" office:value-type="string" office:string-value="[,]/*VER */," calcext:value-type="string">
            <text:p>[,]/*VER */,</text:p>
          </table:table-cell>
          <table:table-cell table:style-name="ce17" table:formula="of:=&quot;[,]/*&quot;&amp;[.J$1]&amp;&quot;*/,&quot;" office:value-type="string" office:string-value="[,]/*INT */," calcext:value-type="string">
            <text:p>[,]/*INT */,</text:p>
          </table:table-cell>
          <table:table-cell table:formula="of:=&quot;[&quot;&amp;LEFT([.K10];1)&amp;&quot;,&quot;&amp;LEFT(RIGHT([.K10];2);1)&amp;&quot;]/*&quot;&amp;[.K$1]&amp;&quot;*/,&quot;" office:value-type="string" office:string-value="[4,4]/*JUV */," calcext:value-type="string">
            <text:p>[4,4]/*JUV */,</text:p>
          </table:table-cell>
          <table:table-cell table:formula="of:=&quot;[&quot;&amp;LEFT([.L10];1)&amp;&quot;,&quot;&amp;LEFT(RIGHT([.L10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10];1)&amp;&quot;,&quot;&amp;LEFT(RIGHT([.M10];2);1)&amp;&quot;]/*&quot;&amp;[.M$1]&amp;&quot;*/,&quot;" office:value-type="string" office:string-value="[2,0]/*LEC */," calcext:value-type="string">
            <text:p>[2,0]/*LEC */,</text:p>
          </table:table-cell>
          <table:table-cell table:formula="of:=&quot;[&quot;&amp;LEFT([.N10];1)&amp;&quot;,&quot;&amp;LEFT(RIGHT([.N10];2);1)&amp;&quot;]/*&quot;&amp;[.N$1]&amp;&quot;*/,&quot;" office:value-type="string" office:string-value="[1,2]/*MIL */," calcext:value-type="string">
            <text:p>[1,2]/*MIL */,</text:p>
          </table:table-cell>
          <table:table-cell table:formula="of:=&quot;[&quot;&amp;LEFT([.O10];1)&amp;&quot;,&quot;&amp;LEFT(RIGHT([.O10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10];1)&amp;&quot;,&quot;&amp;LEFT(RIGHT([.P10];2);1)&amp;&quot;]/*&quot;&amp;[.P$1]&amp;&quot;*/,&quot;" office:value-type="string" office:string-value="[1,1]/*NAP */," calcext:value-type="string">
            <text:p>[1,1]/*NAP */,</text:p>
          </table:table-cell>
          <table:table-cell table:formula="of:=&quot;[&quot;&amp;LEFT([.Q10];1)&amp;&quot;,&quot;&amp;LEFT(RIGHT([.Q10];2);1)&amp;&quot;]/*&quot;&amp;[.Q$1]&amp;&quot;*/,&quot;" office:value-type="string" office:string-value="[3,1]/*PAR */," calcext:value-type="string">
            <text:p>[3,1]/*PAR */,</text:p>
          </table:table-cell>
          <table:table-cell table:formula="of:=&quot;[&quot;&amp;LEFT([.R10];1)&amp;&quot;,&quot;&amp;LEFT(RIGHT([.R10];2);1)&amp;&quot;]/*&quot;&amp;[.R$1]&amp;&quot;*/,&quot;" office:value-type="string" office:string-value="[,]/*ROM */," calcext:value-type="string">
            <text:p>[,]/*ROM */,</text:p>
          </table:table-cell>
          <table:table-cell table:formula="of:=&quot;[&quot;&amp;LEFT([.S10];1)&amp;&quot;,&quot;&amp;LEFT(RIGHT([.S10];2);1)&amp;&quot;]/*&quot;&amp;[.S$1]&amp;&quot;*/,&quot;" office:value-type="string" office:string-value="[3,2]/*TOR */," calcext:value-type="string">
            <text:p>[3,2]/*TOR */,</text:p>
          </table:table-cell>
          <table:table-cell table:formula="of:=&quot;[&quot;&amp;LEFT([.T10];1)&amp;&quot;,&quot;&amp;LEFT(RIGHT([.T10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10];1)&amp;&quot;,&quot;&amp;LEFT(RIGHT([.U10];2);1)&amp;&quot;]/*&quot;&amp;[.U$1]&amp;&quot;*/]&quot;" office:value-type="string" office:string-value="[1,0]/*VEN */]" calcext:value-type="string">
            <text:p>[1,0]/*VEN */]</text:p>
          </table:table-cell>
          <table:table-cell table:formula="of:=CONCATENATE([.W10];[.X10];[.Y10];[.Z10];[.AA10];[.AB10];[.AC10];[.AD10];[.AE10];[.AF10];[.AG10];[.AH10];[.AI10];[.AJ10];[.AK10];[.AL10];[.AM10];[.AN10];[.AO10];[.AP10];[.AQ10])&amp;&quot;,&quot;" office:value-type="string" office:string-value="[equipe[9][0],[4,0]/*ATA */,[2,2]/*BOL */,[,]/*CAG */,[2,0]/*COM */,[3,1]/*EMP */,[2,1]/*FIO */,[1,0]/*GEN */,[,]/*VER */,[,]/*INT */,[4,4]/*JUV */,[,]/*LAZ */,[2,0]/*LEC */,[1,2]/*MIL */,[,]/*MON */,[1,1]/*NAP */,[3,1]/*PAR */,[,]/*ROM */,[3,2]/*TOR */,[,]/*UDI */,[1,0]/*VEN */]," calcext:value-type="string">
            <text:p>[equipe[9][0],[4,0]/*ATA */,[2,2]/*BOL */,[,]/*CAG */,[2,0]/*COM */,[3,1]/*EMP */,[2,1]/*FIO */,[1,0]/*GEN */,[,]/*VER */,[,]/*INT */,[4,4]/*JUV */,[,]/*LAZ */,[2,0]/*LEC */,[1,2]/*MIL */,[,]/*MON */,[1,1]/*NAP */,[3,1]/*PAR */,[,]/*ROM */,[3,2]/*TOR */,[,]/*UDI */,[1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Juventus_FC" xlink:type="simple">Juventus</text:a>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<text:a xlink:href="https://en.wikipedia.org/wiki/ACF_Fiorentina–Juventus_FC_rivalry" xlink:type="simple">2–2</text:a> </text:p>
          </table:table-cell>
          <table:table-cell table:number-columns-repeated="2"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%27Italia" xlink:type="simple">1–0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Juventus_FC–AC_Milan_rivalry" xlink:type="simple">2–0</text:a>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Juventus_FC–SSC_Napoli_rivalry" xlink:type="simple">0–0</text:a>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<text:a xlink:href="https://en.wikipedia.org/wiki/Derby_della_Mole" xlink:type="simple">2–0</text:a>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float" office:value="10" calcext:value-type="float">
            <text:p>10</text:p>
          </table:table-cell>
          <table:table-cell table:formula="of:=&quot;[equipe[&quot;&amp;[.V11]&amp;&quot;][0],&quot;" office:value-type="string" office:string-value="[equipe[10][0]," calcext:value-type="string">
            <text:p>[equipe[10][0],</text:p>
          </table:table-cell>
          <table:table-cell table:formula="of:=&quot;[&quot;&amp;LEFT([.B11];1)&amp;&quot;,&quot;&amp;LEFT(RIGHT([.B11];2);1)&amp;&quot;]/*&quot;&amp;[.B$1]&amp;&quot;*/,&quot;" office:value-type="string" office:string-value="[,]/*ATA */," calcext:value-type="string">
            <text:p>[,]/*ATA */,</text:p>
          </table:table-cell>
          <table:table-cell table:formula="of:=&quot;[&quot;&amp;LEFT([.C11];1)&amp;&quot;,&quot;&amp;LEFT(RIGHT([.C11];2);1)&amp;&quot;]/*&quot;&amp;[.C$1]&amp;&quot;*/,&quot;" office:value-type="string" office:string-value="[2,2]/*BOL */," calcext:value-type="string">
            <text:p>[2,2]/*BOL */,</text:p>
          </table:table-cell>
          <table:table-cell table:formula="of:=&quot;[&quot;&amp;LEFT([.D11];1)&amp;&quot;,&quot;&amp;LEFT(RIGHT([.D11];2);1)&amp;&quot;]/*&quot;&amp;[.D$1]&amp;&quot;*/,&quot;" office:value-type="string" office:string-value="[1,1]/*CAG */," calcext:value-type="string">
            <text:p>[1,1]/*CAG */,</text:p>
          </table:table-cell>
          <table:table-cell table:formula="of:=&quot;[&quot;&amp;LEFT([.E11];1)&amp;&quot;,&quot;&amp;LEFT(RIGHT([.E11];2);1)&amp;&quot;]/*&quot;&amp;[.E$1]&amp;&quot;*/,&quot;" office:value-type="string" office:string-value="[3,0]/*COM */," calcext:value-type="string">
            <text:p>[3,0]/*COM */,</text:p>
          </table:table-cell>
          <table:table-cell table:formula="of:=&quot;[&quot;&amp;LEFT([.F11];1)&amp;&quot;,&quot;&amp;LEFT(RIGHT([.F11];2);1)&amp;&quot;]/*&quot;&amp;[.F$1]&amp;&quot;*/,&quot;" office:value-type="string" office:string-value="[4,1]/*EMP */," calcext:value-type="string">
            <text:p>[4,1]/*EMP */,</text:p>
          </table:table-cell>
          <table:table-cell table:formula="of:=&quot;[&quot;&amp;LEFT([.G11];1)&amp;&quot;,&quot;&amp;LEFT(RIGHT([.G11];2);1)&amp;&quot;]/*&quot;&amp;[.G$1]&amp;&quot;*/,&quot;" office:value-type="string" office:string-value="[2,2]/*FIO */," calcext:value-type="string">
            <text:p>[2,2]/*FIO */,</text:p>
          </table:table-cell>
          <table:table-cell table:formula="of:=&quot;[&quot;&amp;LEFT([.H11];1)&amp;&quot;,&quot;&amp;LEFT(RIGHT([.H11];2);1)&amp;&quot;]/*&quot;&amp;[.H$1]&amp;&quot;*/,&quot;" office:value-type="string" office:string-value="[,]/*GEN */," calcext:value-type="string">
            <text:p>[,]/*GEN */,</text:p>
          </table:table-cell>
          <table:table-cell table:formula="of:=&quot;[&quot;&amp;LEFT([.I11];1)&amp;&quot;,&quot;&amp;LEFT(RIGHT([.I11];2);1)&amp;&quot;]/*&quot;&amp;[.I$1]&amp;&quot;*/,&quot;" office:value-type="string" office:string-value="[,]/*VER */," calcext:value-type="string">
            <text:p>[,]/*VER */,</text:p>
          </table:table-cell>
          <table:table-cell table:formula="of:=&quot;[&quot;&amp;LEFT([.J11];1)&amp;&quot;,&quot;&amp;LEFT(RIGHT([.J11];2);1)&amp;&quot;]/*&quot;&amp;[.J$1]&amp;&quot;*/,&quot;" office:value-type="string" office:string-value="[1,0]/*INT */," calcext:value-type="string">
            <text:p>[1,0]/*INT */,</text:p>
          </table:table-cell>
          <table:table-cell table:style-name="ce17" table:formula="of:=&quot;[,]/*&quot;&amp;[.K$1]&amp;&quot;*/,&quot;" office:value-type="string" office:string-value="[,]/*JUV */," calcext:value-type="string">
            <text:p>[,]/*JUV */,</text:p>
          </table:table-cell>
          <table:table-cell table:formula="of:=&quot;[&quot;&amp;LEFT([.L11];1)&amp;&quot;,&quot;&amp;LEFT(RIGHT([.L11];2);1)&amp;&quot;]/*&quot;&amp;[.L$1]&amp;&quot;*/,&quot;" office:value-type="string" office:string-value="[1,0]/*LAZ */," calcext:value-type="string">
            <text:p>[1,0]/*LAZ */,</text:p>
          </table:table-cell>
          <table:table-cell table:formula="of:=&quot;[&quot;&amp;LEFT([.M11];1)&amp;&quot;,&quot;&amp;LEFT(RIGHT([.M11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11];1)&amp;&quot;,&quot;&amp;LEFT(RIGHT([.N11];2);1)&amp;&quot;]/*&quot;&amp;[.N$1]&amp;&quot;*/,&quot;" office:value-type="string" office:string-value="[2,0]/*MIL */," calcext:value-type="string">
            <text:p>[2,0]/*MIL */,</text:p>
          </table:table-cell>
          <table:table-cell table:formula="of:=&quot;[&quot;&amp;LEFT([.O11];1)&amp;&quot;,&quot;&amp;LEFT(RIGHT([.O11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11];1)&amp;&quot;,&quot;&amp;LEFT(RIGHT([.P11];2);1)&amp;&quot;]/*&quot;&amp;[.P$1]&amp;&quot;*/,&quot;" office:value-type="string" office:string-value="[0,0]/*NAP */," calcext:value-type="string">
            <text:p>[0,0]/*NAP */,</text:p>
          </table:table-cell>
          <table:table-cell table:formula="of:=&quot;[&quot;&amp;LEFT([.Q11];1)&amp;&quot;,&quot;&amp;LEFT(RIGHT([.Q11];2);1)&amp;&quot;]/*&quot;&amp;[.Q$1]&amp;&quot;*/,&quot;" office:value-type="string" office:string-value="[2,2]/*PAR */," calcext:value-type="string">
            <text:p>[2,2]/*PAR */,</text:p>
          </table:table-cell>
          <table:table-cell table:formula="of:=&quot;[&quot;&amp;LEFT([.R11];1)&amp;&quot;,&quot;&amp;LEFT(RIGHT([.R11];2);1)&amp;&quot;]/*&quot;&amp;[.R$1]&amp;&quot;*/,&quot;" office:value-type="string" office:string-value="[0,0]/*ROM */," calcext:value-type="string">
            <text:p>[0,0]/*ROM */,</text:p>
          </table:table-cell>
          <table:table-cell table:formula="of:=&quot;[&quot;&amp;LEFT([.S11];1)&amp;&quot;,&quot;&amp;LEFT(RIGHT([.S11];2);1)&amp;&quot;]/*&quot;&amp;[.S$1]&amp;&quot;*/,&quot;" office:value-type="string" office:string-value="[2,0]/*TOR */," calcext:value-type="string">
            <text:p>[2,0]/*TOR */,</text:p>
          </table:table-cell>
          <table:table-cell table:formula="of:=&quot;[&quot;&amp;LEFT([.T11];1)&amp;&quot;,&quot;&amp;LEFT(RIGHT([.T11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11];1)&amp;&quot;,&quot;&amp;LEFT(RIGHT([.U11];2);1)&amp;&quot;]/*&quot;&amp;[.U$1]&amp;&quot;*/]&quot;" office:value-type="string" office:string-value="[2,2]/*VEN */]" calcext:value-type="string">
            <text:p>[2,2]/*VEN */]</text:p>
          </table:table-cell>
          <table:table-cell table:formula="of:=CONCATENATE([.W11];[.X11];[.Y11];[.Z11];[.AA11];[.AB11];[.AC11];[.AD11];[.AE11];[.AF11];[.AG11];[.AH11];[.AI11];[.AJ11];[.AK11];[.AL11];[.AM11];[.AN11];[.AO11];[.AP11];[.AQ11])&amp;&quot;,&quot;" office:value-type="string" office:string-value="[equipe[10][0],[,]/*ATA */,[2,2]/*BOL */,[1,1]/*CAG */,[3,0]/*COM */,[4,1]/*EMP */,[2,2]/*FIO */,[,]/*GEN */,[,]/*VER */,[1,0]/*INT */,[,]/*JUV */,[1,0]/*LAZ */,[,]/*LEC */,[2,0]/*MIL */,[,]/*MON */,[0,0]/*NAP */,[2,2]/*PAR */,[0,0]/*ROM */,[2,0]/*TOR */,[,]/*UDI */,[2,2]/*VEN */]," calcext:value-type="string">
            <text:p>[equipe[10][0],[,]/*ATA */,[2,2]/*BOL */,[1,1]/*CAG */,[3,0]/*COM */,[4,1]/*EMP */,[2,2]/*FIO */,[,]/*GEN */,[,]/*VER */,[1,0]/*INT */,[,]/*JUV */,[1,0]/*LAZ */,[,]/*LEC */,[2,0]/*MIL */,[,]/*MON */,[0,0]/*NAP */,[2,2]/*PAR */,[0,0]/*ROM */,[2,0]/*TOR */,[,]/*UDI */,[2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SS_Lazio" xlink:type="simple">Lazio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6 </text:p>
          </table:table-cell>
          <table:table-cell table:style-name="ce10"/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2–2 </text:p>
          </table:table-cell>
          <table:table-cell table:style-name="ce10" office:value-type="string" calcext:value-type="string">
            <text:p/>
          </table:table-cell>
          <table:table-cell/>
          <table:table-cell table:style-name="ce10" table:number-columns-repeated="2"/>
          <table:table-cell office:value-type="string" calcext:value-type="string">
            <text:p>3–1 </text:p>
          </table:table-cell>
          <table:table-cell office:value-type="float" office:value="11" calcext:value-type="float">
            <text:p>11</text:p>
          </table:table-cell>
          <table:table-cell table:formula="of:=&quot;[equipe[&quot;&amp;[.V12]&amp;&quot;][0],&quot;" office:value-type="string" office:string-value="[equipe[11][0]," calcext:value-type="string">
            <text:p>[equipe[11][0],</text:p>
          </table:table-cell>
          <table:table-cell table:formula="of:=&quot;[&quot;&amp;LEFT([.B12];1)&amp;&quot;,&quot;&amp;LEFT(RIGHT([.B12];2);1)&amp;&quot;]/*&quot;&amp;[.B$1]&amp;&quot;*/,&quot;" office:value-type="string" office:string-value="[1,1]/*ATA */," calcext:value-type="string">
            <text:p>[1,1]/*ATA */,</text:p>
          </table:table-cell>
          <table:table-cell table:formula="of:=&quot;[&quot;&amp;LEFT([.C12];1)&amp;&quot;,&quot;&amp;LEFT(RIGHT([.C12];2);1)&amp;&quot;]/*&quot;&amp;[.C$1]&amp;&quot;*/,&quot;" office:value-type="string" office:string-value="[3,0]/*BOL */," calcext:value-type="string">
            <text:p>[3,0]/*BOL */,</text:p>
          </table:table-cell>
          <table:table-cell table:formula="of:=&quot;[&quot;&amp;LEFT([.D12];1)&amp;&quot;,&quot;&amp;LEFT(RIGHT([.D12];2);1)&amp;&quot;]/*&quot;&amp;[.D$1]&amp;&quot;*/,&quot;" office:value-type="string" office:string-value="[2,1]/*CAG */," calcext:value-type="string">
            <text:p>[2,1]/*CAG */,</text:p>
          </table:table-cell>
          <table:table-cell table:formula="of:=&quot;[&quot;&amp;LEFT([.E12];1)&amp;&quot;,&quot;&amp;LEFT(RIGHT([.E12];2);1)&amp;&quot;]/*&quot;&amp;[.E$1]&amp;&quot;*/,&quot;" office:value-type="string" office:string-value="[1,1]/*COM */," calcext:value-type="string">
            <text:p>[1,1]/*COM */,</text:p>
          </table:table-cell>
          <table:table-cell table:formula="of:=&quot;[&quot;&amp;LEFT([.F12];1)&amp;&quot;,&quot;&amp;LEFT(RIGHT([.F12];2);1)&amp;&quot;]/*&quot;&amp;[.F$1]&amp;&quot;*/,&quot;" office:value-type="string" office:string-value="[2,1]/*EMP */," calcext:value-type="string">
            <text:p>[2,1]/*EMP */,</text:p>
          </table:table-cell>
          <table:table-cell table:formula="of:=&quot;[&quot;&amp;LEFT([.G12];1)&amp;&quot;,&quot;&amp;LEFT(RIGHT([.G12];2);1)&amp;&quot;]/*&quot;&amp;[.G$1]&amp;&quot;*/,&quot;" office:value-type="string" office:string-value="[1,2]/*FIO */," calcext:value-type="string">
            <text:p>[1,2]/*FIO */,</text:p>
          </table:table-cell>
          <table:table-cell table:formula="of:=&quot;[&quot;&amp;LEFT([.H12];1)&amp;&quot;,&quot;&amp;LEFT(RIGHT([.H12];2);1)&amp;&quot;]/*&quot;&amp;[.H$1]&amp;&quot;*/,&quot;" office:value-type="string" office:string-value="[3,0]/*GEN */," calcext:value-type="string">
            <text:p>[3,0]/*GEN */,</text:p>
          </table:table-cell>
          <table:table-cell table:formula="of:=&quot;[&quot;&amp;LEFT([.I12];1)&amp;&quot;,&quot;&amp;LEFT(RIGHT([.I12];2);1)&amp;&quot;]/*&quot;&amp;[.I$1]&amp;&quot;*/,&quot;" office:value-type="string" office:string-value="[2,1]/*VER */," calcext:value-type="string">
            <text:p>[2,1]/*VER */,</text:p>
          </table:table-cell>
          <table:table-cell table:formula="of:=&quot;[&quot;&amp;LEFT([.J12];1)&amp;&quot;,&quot;&amp;LEFT(RIGHT([.J12];2);1)&amp;&quot;]/*&quot;&amp;[.J$1]&amp;&quot;*/,&quot;" office:value-type="string" office:string-value="[0,6]/*INT */," calcext:value-type="string">
            <text:p>[0,6]/*INT */,</text:p>
          </table:table-cell>
          <table:table-cell table:formula="of:=&quot;[&quot;&amp;LEFT([.K12];1)&amp;&quot;,&quot;&amp;LEFT(RIGHT([.K12];2);1)&amp;&quot;]/*&quot;&amp;[.K$1]&amp;&quot;*/,&quot;" office:value-type="string" office:string-value="[,]/*JUV */," calcext:value-type="string">
            <text:p>[,]/*JUV */,</text:p>
          </table:table-cell>
          <table:table-cell table:style-name="ce17" table:formula="of:=&quot;[,]/*&quot;&amp;[.L$1]&amp;&quot;*/,&quot;" office:value-type="string" office:string-value="[,]/*LAZ */," calcext:value-type="string">
            <text:p>[,]/*LAZ */,</text:p>
          </table:table-cell>
          <table:table-cell table:formula="of:=&quot;[&quot;&amp;LEFT([.M12];1)&amp;&quot;,&quot;&amp;LEFT(RIGHT([.M12];2);1)&amp;&quot;]/*&quot;&amp;[.M$1]&amp;&quot;*/,&quot;" office:value-type="string" office:string-value="[,]/*LEC */," calcext:value-type="string">
            <text:p>[,]/*LEC */,</text:p>
          </table:table-cell>
          <table:table-cell table:formula="of:=&quot;[&quot;&amp;LEFT([.N12];1)&amp;&quot;,&quot;&amp;LEFT(RIGHT([.N12];2);1)&amp;&quot;]/*&quot;&amp;[.N$1]&amp;&quot;*/,&quot;" office:value-type="string" office:string-value="[2,2]/*MIL */," calcext:value-type="string">
            <text:p>[2,2]/*MIL */,</text:p>
          </table:table-cell>
          <table:table-cell table:formula="of:=&quot;[&quot;&amp;LEFT([.O12];1)&amp;&quot;,&quot;&amp;LEFT(RIGHT([.O12];2);1)&amp;&quot;]/*&quot;&amp;[.O$1]&amp;&quot;*/,&quot;" office:value-type="string" office:string-value="[5,1]/*MON */," calcext:value-type="string">
            <text:p>[5,1]/*MON */,</text:p>
          </table:table-cell>
          <table:table-cell table:formula="of:=&quot;[&quot;&amp;LEFT([.P12];1)&amp;&quot;,&quot;&amp;LEFT(RIGHT([.P12];2);1)&amp;&quot;]/*&quot;&amp;[.P$1]&amp;&quot;*/,&quot;" office:value-type="string" office:string-value="[2,2]/*NAP */," calcext:value-type="string">
            <text:p>[2,2]/*NAP */,</text:p>
          </table:table-cell>
          <table:table-cell table:formula="of:=&quot;[&quot;&amp;LEFT([.Q12];1)&amp;&quot;,&quot;&amp;LEFT(RIGHT([.Q12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12];1)&amp;&quot;,&quot;&amp;LEFT(RIGHT([.R12];2);1)&amp;&quot;]/*&quot;&amp;[.R$1]&amp;&quot;*/,&quot;" office:value-type="string" office:string-value="[,]/*ROM */," calcext:value-type="string">
            <text:p>[,]/*ROM */,</text:p>
          </table:table-cell>
          <table:table-cell table:formula="of:=&quot;[&quot;&amp;LEFT([.S12];1)&amp;&quot;,&quot;&amp;LEFT(RIGHT([.S12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12];1)&amp;&quot;,&quot;&amp;LEFT(RIGHT([.T12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12];1)&amp;&quot;,&quot;&amp;LEFT(RIGHT([.U12];2);1)&amp;&quot;]/*&quot;&amp;[.U$1]&amp;&quot;*/]&quot;" office:value-type="string" office:string-value="[3,1]/*VEN */]" calcext:value-type="string">
            <text:p>[3,1]/*VEN */]</text:p>
          </table:table-cell>
          <table:table-cell table:formula="of:=CONCATENATE([.W12];[.X12];[.Y12];[.Z12];[.AA12];[.AB12];[.AC12];[.AD12];[.AE12];[.AF12];[.AG12];[.AH12];[.AI12];[.AJ12];[.AK12];[.AL12];[.AM12];[.AN12];[.AO12];[.AP12];[.AQ12])&amp;&quot;,&quot;" office:value-type="string" office:string-value="[equipe[11][0],[1,1]/*ATA */,[3,0]/*BOL */,[2,1]/*CAG */,[1,1]/*COM */,[2,1]/*EMP */,[1,2]/*FIO */,[3,0]/*GEN */,[2,1]/*VER */,[0,6]/*INT */,[,]/*JUV */,[,]/*LAZ */,[,]/*LEC */,[2,2]/*MIL */,[5,1]/*MON */,[2,2]/*NAP */,[,]/*PAR */,[,]/*ROM */,[,]/*TOR */,[,]/*UDI */,[3,1]/*VEN */]," calcext:value-type="string">
            <text:p>[equipe[11][0],[1,1]/*ATA */,[3,0]/*BOL */,[2,1]/*CAG */,[1,1]/*COM */,[2,1]/*EMP */,[1,2]/*FIO */,[3,0]/*GEN */,[2,1]/*VER */,[0,6]/*INT */,[,]/*JUV */,[,]/*LAZ */,[,]/*LEC */,[2,2]/*MIL */,[5,1]/*MON */,[2,2]/*NAP */,[,]/*PAR */,[,]/*ROM */,[,]/*TOR */,[,]/*UDI */,[3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US_Lecce" xlink:type="simple">Lecce</text:a> </text:p>
          </table:table-cell>
          <table:table-cell office:value-type="string" calcext:value-type="string">
            <text:p>0–4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0–6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4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2–2 </text:p>
          </table:table-cell>
          <table:table-cell table:style-name="ce10" table:number-columns-repeated="2"/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table:formula="of:=&quot;[equipe[&quot;&amp;[.V13]&amp;&quot;][0],&quot;" office:value-type="string" office:string-value="[equipe[12][0]," calcext:value-type="string">
            <text:p>[equipe[12][0],</text:p>
          </table:table-cell>
          <table:table-cell table:formula="of:=&quot;[&quot;&amp;LEFT([.B13];1)&amp;&quot;,&quot;&amp;LEFT(RIGHT([.B13];2);1)&amp;&quot;]/*&quot;&amp;[.B$1]&amp;&quot;*/,&quot;" office:value-type="string" office:string-value="[0,4]/*ATA */," calcext:value-type="string">
            <text:p>[0,4]/*ATA */,</text:p>
          </table:table-cell>
          <table:table-cell table:formula="of:=&quot;[&quot;&amp;LEFT([.C13];1)&amp;&quot;,&quot;&amp;LEFT(RIGHT([.C13];2);1)&amp;&quot;]/*&quot;&amp;[.C$1]&amp;&quot;*/,&quot;" office:value-type="string" office:string-value="[0,0]/*BOL */," calcext:value-type="string">
            <text:p>[0,0]/*BOL */,</text:p>
          </table:table-cell>
          <table:table-cell table:formula="of:=&quot;[&quot;&amp;LEFT([.D13];1)&amp;&quot;,&quot;&amp;LEFT(RIGHT([.D13];2);1)&amp;&quot;]/*&quot;&amp;[.D$1]&amp;&quot;*/,&quot;" office:value-type="string" office:string-value="[1,0]/*CAG */," calcext:value-type="string">
            <text:p>[1,0]/*CAG */,</text:p>
          </table:table-cell>
          <table:table-cell table:formula="of:=&quot;[&quot;&amp;LEFT([.E13];1)&amp;&quot;,&quot;&amp;LEFT(RIGHT([.E13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13];1)&amp;&quot;,&quot;&amp;LEFT(RIGHT([.F13];2);1)&amp;&quot;]/*&quot;&amp;[.F$1]&amp;&quot;*/,&quot;" office:value-type="string" office:string-value="[1,1]/*EMP */," calcext:value-type="string">
            <text:p>[1,1]/*EMP */,</text:p>
          </table:table-cell>
          <table:table-cell table:formula="of:=&quot;[&quot;&amp;LEFT([.G13];1)&amp;&quot;,&quot;&amp;LEFT(RIGHT([.G13];2);1)&amp;&quot;]/*&quot;&amp;[.G$1]&amp;&quot;*/,&quot;" office:value-type="string" office:string-value="[0,6]/*FIO */," calcext:value-type="string">
            <text:p>[0,6]/*FIO */,</text:p>
          </table:table-cell>
          <table:table-cell table:formula="of:=&quot;[&quot;&amp;LEFT([.H13];1)&amp;&quot;,&quot;&amp;LEFT(RIGHT([.H13];2);1)&amp;&quot;]/*&quot;&amp;[.H$1]&amp;&quot;*/,&quot;" office:value-type="string" office:string-value="[0,0]/*GEN */," calcext:value-type="string">
            <text:p>[0,0]/*GEN */,</text:p>
          </table:table-cell>
          <table:table-cell table:formula="of:=&quot;[&quot;&amp;LEFT([.I13];1)&amp;&quot;,&quot;&amp;LEFT(RIGHT([.I13];2);1)&amp;&quot;]/*&quot;&amp;[.I$1]&amp;&quot;*/,&quot;" office:value-type="string" office:string-value="[1,0]/*VER */," calcext:value-type="string">
            <text:p>[1,0]/*VER */,</text:p>
          </table:table-cell>
          <table:table-cell table:formula="of:=&quot;[&quot;&amp;LEFT([.J13];1)&amp;&quot;,&quot;&amp;LEFT(RIGHT([.J13];2);1)&amp;&quot;]/*&quot;&amp;[.J$1]&amp;&quot;*/,&quot;" office:value-type="string" office:string-value="[0,4]/*INT */," calcext:value-type="string">
            <text:p>[0,4]/*INT */,</text:p>
          </table:table-cell>
          <table:table-cell table:formula="of:=&quot;[&quot;&amp;LEFT([.K13];1)&amp;&quot;,&quot;&amp;LEFT(RIGHT([.K13];2);1)&amp;&quot;]/*&quot;&amp;[.K$1]&amp;&quot;*/,&quot;" office:value-type="string" office:string-value="[1,1]/*JUV */," calcext:value-type="string">
            <text:p>[1,1]/*JUV */,</text:p>
          </table:table-cell>
          <table:table-cell table:formula="of:=&quot;[&quot;&amp;LEFT([.L13];1)&amp;&quot;,&quot;&amp;LEFT(RIGHT([.L13];2);1)&amp;&quot;]/*&quot;&amp;[.L$1]&amp;&quot;*/,&quot;" office:value-type="string" office:string-value="[1,2]/*LAZ */," calcext:value-type="string">
            <text:p>[1,2]/*LAZ */,</text:p>
          </table:table-cell>
          <table:table-cell table:style-name="ce17" table:formula="of:=&quot;[,]/*&quot;&amp;[.M$1]&amp;&quot;*/,&quot;" office:value-type="string" office:string-value="[,]/*LEC */," calcext:value-type="string">
            <text:p>[,]/*LEC */,</text:p>
          </table:table-cell>
          <table:table-cell table:formula="of:=&quot;[&quot;&amp;LEFT([.N13];1)&amp;&quot;,&quot;&amp;LEFT(RIGHT([.N13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13];1)&amp;&quot;,&quot;&amp;LEFT(RIGHT([.O13];2);1)&amp;&quot;]/*&quot;&amp;[.O$1]&amp;&quot;*/,&quot;" office:value-type="string" office:string-value="[2,1]/*MON */," calcext:value-type="string">
            <text:p>[2,1]/*MON */,</text:p>
          </table:table-cell>
          <table:table-cell table:formula="of:=&quot;[&quot;&amp;LEFT([.P13];1)&amp;&quot;,&quot;&amp;LEFT(RIGHT([.P13];2);1)&amp;&quot;]/*&quot;&amp;[.P$1]&amp;&quot;*/,&quot;" office:value-type="string" office:string-value="[,]/*NAP */," calcext:value-type="string">
            <text:p>[,]/*NAP */,</text:p>
          </table:table-cell>
          <table:table-cell table:formula="of:=&quot;[&quot;&amp;LEFT([.Q13];1)&amp;&quot;,&quot;&amp;LEFT(RIGHT([.Q13];2);1)&amp;&quot;]/*&quot;&amp;[.Q$1]&amp;&quot;*/,&quot;" office:value-type="string" office:string-value="[2,2]/*PAR */," calcext:value-type="string">
            <text:p>[2,2]/*PAR */,</text:p>
          </table:table-cell>
          <table:table-cell table:formula="of:=&quot;[&quot;&amp;LEFT([.R13];1)&amp;&quot;,&quot;&amp;LEFT(RIGHT([.R13];2);1)&amp;&quot;]/*&quot;&amp;[.R$1]&amp;&quot;*/,&quot;" office:value-type="string" office:string-value="[,]/*ROM */," calcext:value-type="string">
            <text:p>[,]/*ROM */,</text:p>
          </table:table-cell>
          <table:table-cell table:formula="of:=&quot;[&quot;&amp;LEFT([.S13];1)&amp;&quot;,&quot;&amp;LEFT(RIGHT([.S13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13];1)&amp;&quot;,&quot;&amp;LEFT(RIGHT([.T13];2);1)&amp;&quot;]/*&quot;&amp;[.T$1]&amp;&quot;*/,&quot;" office:value-type="string" office:string-value="[0,1]/*UDI */," calcext:value-type="string">
            <text:p>[0,1]/*UDI */,</text:p>
          </table:table-cell>
          <table:table-cell table:formula="of:=&quot;[&quot;&amp;LEFT([.U13];1)&amp;&quot;,&quot;&amp;LEFT(RIGHT([.U13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13];[.X13];[.Y13];[.Z13];[.AA13];[.AB13];[.AC13];[.AD13];[.AE13];[.AF13];[.AG13];[.AH13];[.AI13];[.AJ13];[.AK13];[.AL13];[.AM13];[.AN13];[.AO13];[.AP13];[.AQ13])&amp;&quot;,&quot;" office:value-type="string" office:string-value="[equipe[12][0],[0,4]/*ATA */,[0,0]/*BOL */,[1,0]/*CAG */,[,]/*COM */,[1,1]/*EMP */,[0,6]/*FIO */,[0,0]/*GEN */,[1,0]/*VER */,[0,4]/*INT */,[1,1]/*JUV */,[1,2]/*LAZ */,[,]/*LEC */,[,]/*MIL */,[2,1]/*MON */,[,]/*NAP */,[2,2]/*PAR */,[,]/*ROM */,[,]/*TOR */,[0,1]/*UDI */,[,]/*VEN */]," calcext:value-type="string">
            <text:p>[equipe[12][0],[0,4]/*ATA */,[0,0]/*BOL */,[1,0]/*CAG */,[,]/*COM */,[1,1]/*EMP */,[0,6]/*FIO */,[0,0]/*GEN */,[1,0]/*VER */,[0,4]/*INT */,[1,1]/*JUV */,[1,2]/*LAZ */,[,]/*LEC */,[,]/*MIL */,[2,1]/*MON */,[,]/*NAP */,[2,2]/*PAR */,[,]/*ROM */,[,]/*TOR */,[0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_Milan" xlink:type="simple">AC Milan</text:a>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<text:a xlink:href="https://en.wikipedia.org/wiki/Derby_della_Madonnina" xlink:type="simple">1–1</text:a> </text:p>
          </table:table-cell>
          <table:table-cell office:value-type="string" calcext:value-type="string">
            <text:p><text:a xlink:href="https://en.wikipedia.org/wiki/Juventus_FC–AC_Milan_rivalry" xlink:type="simple">0–0</text:a> </text:p>
          </table:table-cell>
          <table:table-cell table:style-name="ce10"/>
          <table:table-cell office:value-type="string" calcext:value-type="string">
            <text:p>3–0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2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4–0 </text:p>
          </table:table-cell>
          <table:table-cell office:value-type="float" office:value="13" calcext:value-type="float">
            <text:p>13</text:p>
          </table:table-cell>
          <table:table-cell table:formula="of:=&quot;[equipe[&quot;&amp;[.V14]&amp;&quot;][0],&quot;" office:value-type="string" office:string-value="[equipe[13][0]," calcext:value-type="string">
            <text:p>[equipe[13][0],</text:p>
          </table:table-cell>
          <table:table-cell table:formula="of:=&quot;[&quot;&amp;LEFT([.B14];1)&amp;&quot;,&quot;&amp;LEFT(RIGHT([.B14];2);1)&amp;&quot;]/*&quot;&amp;[.B$1]&amp;&quot;*/,&quot;" office:value-type="string" office:string-value="[,]/*ATA */," calcext:value-type="string">
            <text:p>[,]/*ATA */,</text:p>
          </table:table-cell>
          <table:table-cell table:formula="of:=&quot;[&quot;&amp;LEFT([.C14];1)&amp;&quot;,&quot;&amp;LEFT(RIGHT([.C14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14];1)&amp;&quot;,&quot;&amp;LEFT(RIGHT([.D14];2);1)&amp;&quot;]/*&quot;&amp;[.D$1]&amp;&quot;*/,&quot;" office:value-type="string" office:string-value="[1,1]/*CAG */," calcext:value-type="string">
            <text:p>[1,1]/*CAG */,</text:p>
          </table:table-cell>
          <table:table-cell table:formula="of:=&quot;[&quot;&amp;LEFT([.E14];1)&amp;&quot;,&quot;&amp;LEFT(RIGHT([.E14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14];1)&amp;&quot;,&quot;&amp;LEFT(RIGHT([.F14];2);1)&amp;&quot;]/*&quot;&amp;[.F$1]&amp;&quot;*/,&quot;" office:value-type="string" office:string-value="[3,0]/*EMP */," calcext:value-type="string">
            <text:p>[3,0]/*EMP */,</text:p>
          </table:table-cell>
          <table:table-cell table:formula="of:=&quot;[&quot;&amp;LEFT([.G14];1)&amp;&quot;,&quot;&amp;LEFT(RIGHT([.G14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14];1)&amp;&quot;,&quot;&amp;LEFT(RIGHT([.H14];2);1)&amp;&quot;]/*&quot;&amp;[.H$1]&amp;&quot;*/,&quot;" office:value-type="string" office:string-value="[0,0]/*GEN */," calcext:value-type="string">
            <text:p>[0,0]/*GEN */,</text:p>
          </table:table-cell>
          <table:table-cell table:formula="of:=&quot;[&quot;&amp;LEFT([.I14];1)&amp;&quot;,&quot;&amp;LEFT(RIGHT([.I14];2);1)&amp;&quot;]/*&quot;&amp;[.I$1]&amp;&quot;*/,&quot;" office:value-type="string" office:string-value="[1,0]/*VER */," calcext:value-type="string">
            <text:p>[1,0]/*VER */,</text:p>
          </table:table-cell>
          <table:table-cell table:formula="of:=&quot;[&quot;&amp;LEFT([.J14];1)&amp;&quot;,&quot;&amp;LEFT(RIGHT([.J14];2);1)&amp;&quot;]/*&quot;&amp;[.J$1]&amp;&quot;*/,&quot;" office:value-type="string" office:string-value="[1,1]/*INT */," calcext:value-type="string">
            <text:p>[1,1]/*INT */,</text:p>
          </table:table-cell>
          <table:table-cell table:formula="of:=&quot;[&quot;&amp;LEFT([.K14];1)&amp;&quot;,&quot;&amp;LEFT(RIGHT([.K14];2);1)&amp;&quot;]/*&quot;&amp;[.K$1]&amp;&quot;*/,&quot;" office:value-type="string" office:string-value="[0,0]/*JUV */," calcext:value-type="string">
            <text:p>[0,0]/*JUV */,</text:p>
          </table:table-cell>
          <table:table-cell table:formula="of:=&quot;[&quot;&amp;LEFT([.L14];1)&amp;&quot;,&quot;&amp;LEFT(RIGHT([.L14];2);1)&amp;&quot;]/*&quot;&amp;[.L$1]&amp;&quot;*/,&quot;" office:value-type="string" office:string-value="[,]/*LAZ */," calcext:value-type="string">
            <text:p>[,]/*LAZ */,</text:p>
          </table:table-cell>
          <table:table-cell table:formula="of:=&quot;[&quot;&amp;LEFT([.M14];1)&amp;&quot;,&quot;&amp;LEFT(RIGHT([.M14];2);1)&amp;&quot;]/*&quot;&amp;[.M$1]&amp;&quot;*/,&quot;" office:value-type="string" office:string-value="[3,0]/*LEC */," calcext:value-type="string">
            <text:p>[3,0]/*LEC */,</text:p>
          </table:table-cell>
          <table:table-cell table:style-name="ce17" table:formula="of:=&quot;[,]/*&quot;&amp;[.N$1]&amp;&quot;*/,&quot;" office:value-type="string" office:string-value="[,]/*MIL */," calcext:value-type="string">
            <text:p>[,]/*MIL */,</text:p>
          </table:table-cell>
          <table:table-cell table:formula="of:=&quot;[&quot;&amp;LEFT([.O14];1)&amp;&quot;,&quot;&amp;LEFT(RIGHT([.O14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14];1)&amp;&quot;,&quot;&amp;LEFT(RIGHT([.P14];2);1)&amp;&quot;]/*&quot;&amp;[.P$1]&amp;&quot;*/,&quot;" office:value-type="string" office:string-value="[0,2]/*NAP */," calcext:value-type="string">
            <text:p>[0,2]/*NAP */,</text:p>
          </table:table-cell>
          <table:table-cell table:formula="of:=&quot;[&quot;&amp;LEFT([.Q14];1)&amp;&quot;,&quot;&amp;LEFT(RIGHT([.Q14];2);1)&amp;&quot;]/*&quot;&amp;[.Q$1]&amp;&quot;*/,&quot;" office:value-type="string" office:string-value="[3,2]/*PAR */," calcext:value-type="string">
            <text:p>[3,2]/*PAR */,</text:p>
          </table:table-cell>
          <table:table-cell table:formula="of:=&quot;[&quot;&amp;LEFT([.R14];1)&amp;&quot;,&quot;&amp;LEFT(RIGHT([.R14];2);1)&amp;&quot;]/*&quot;&amp;[.R$1]&amp;&quot;*/,&quot;" office:value-type="string" office:string-value="[1,1]/*ROM */," calcext:value-type="string">
            <text:p>[1,1]/*ROM */,</text:p>
          </table:table-cell>
          <table:table-cell table:formula="of:=&quot;[&quot;&amp;LEFT([.S14];1)&amp;&quot;,&quot;&amp;LEFT(RIGHT([.S14];2);1)&amp;&quot;]/*&quot;&amp;[.S$1]&amp;&quot;*/,&quot;" office:value-type="string" office:string-value="[2,2]/*TOR */," calcext:value-type="string">
            <text:p>[2,2]/*TOR */,</text:p>
          </table:table-cell>
          <table:table-cell table:formula="of:=&quot;[&quot;&amp;LEFT([.T14];1)&amp;&quot;,&quot;&amp;LEFT(RIGHT([.T14];2);1)&amp;&quot;]/*&quot;&amp;[.T$1]&amp;&quot;*/,&quot;" office:value-type="string" office:string-value="[1,0]/*UDI */," calcext:value-type="string">
            <text:p>[1,0]/*UDI */,</text:p>
          </table:table-cell>
          <table:table-cell table:formula="of:=&quot;[&quot;&amp;LEFT([.U14];1)&amp;&quot;,&quot;&amp;LEFT(RIGHT([.U14];2);1)&amp;&quot;]/*&quot;&amp;[.U$1]&amp;&quot;*/]&quot;" office:value-type="string" office:string-value="[4,0]/*VEN */]" calcext:value-type="string">
            <text:p>[4,0]/*VEN */]</text:p>
          </table:table-cell>
          <table:table-cell table:formula="of:=CONCATENATE([.W14];[.X14];[.Y14];[.Z14];[.AA14];[.AB14];[.AC14];[.AD14];[.AE14];[.AF14];[.AG14];[.AH14];[.AI14];[.AJ14];[.AK14];[.AL14];[.AM14];[.AN14];[.AO14];[.AP14];[.AQ14])&amp;&quot;,&quot;" office:value-type="string" office:string-value="[equipe[13][0],[,]/*ATA */,[,]/*BOL */,[1,1]/*CAG */,[,]/*COM */,[3,0]/*EMP */,[,]/*FIO */,[0,0]/*GEN */,[1,0]/*VER */,[1,1]/*INT */,[0,0]/*JUV */,[,]/*LAZ */,[3,0]/*LEC */,[,]/*MIL */,[,]/*MON */,[0,2]/*NAP */,[3,2]/*PAR */,[1,1]/*ROM */,[2,2]/*TOR */,[1,0]/*UDI */,[4,0]/*VEN */]," calcext:value-type="string">
            <text:p>[equipe[13][0],[,]/*ATA */,[,]/*BOL */,[1,1]/*CAG */,[,]/*COM */,[3,0]/*EMP */,[,]/*FIO */,[0,0]/*GEN */,[1,0]/*VER */,[1,1]/*INT */,[0,0]/*JUV */,[,]/*LAZ */,[3,0]/*LEC */,[,]/*MIL */,[,]/*MON */,[0,2]/*NAP */,[3,2]/*PAR */,[1,1]/*ROM */,[2,2]/*TOR */,[1,0]/*UDI */,[4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_Monza" xlink:type="simple">Monza</text:a> </text:p>
          </table:table-cell>
          <table:table-cell table:style-name="ce10"/>
          <table:table-cell table:number-columns-repeated="2" office:value-type="string" calcext:value-type="string">
            <text:p>1–2 </text:p>
          </table:table-cell>
          <table:table-cell table:style-name="ce10" table:number-columns-repeated="2"/>
          <table:table-cell office:value-type="string" calcext:value-type="string">
            <text:p>2–1 </text:p>
          </table:table-cell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office:value-type="float" office:value="14" calcext:value-type="float">
            <text:p>14</text:p>
          </table:table-cell>
          <table:table-cell table:formula="of:=&quot;[equipe[&quot;&amp;[.V15]&amp;&quot;][0],&quot;" office:value-type="string" office:string-value="[equipe[14][0]," calcext:value-type="string">
            <text:p>[equipe[14][0],</text:p>
          </table:table-cell>
          <table:table-cell table:formula="of:=&quot;[&quot;&amp;LEFT([.B15];1)&amp;&quot;,&quot;&amp;LEFT(RIGHT([.B15];2);1)&amp;&quot;]/*&quot;&amp;[.B$1]&amp;&quot;*/,&quot;" office:value-type="string" office:string-value="[,]/*ATA */," calcext:value-type="string">
            <text:p>[,]/*ATA */,</text:p>
          </table:table-cell>
          <table:table-cell table:formula="of:=&quot;[&quot;&amp;LEFT([.C15];1)&amp;&quot;,&quot;&amp;LEFT(RIGHT([.C15];2);1)&amp;&quot;]/*&quot;&amp;[.C$1]&amp;&quot;*/,&quot;" office:value-type="string" office:string-value="[1,2]/*BOL */," calcext:value-type="string">
            <text:p>[1,2]/*BOL */,</text:p>
          </table:table-cell>
          <table:table-cell table:formula="of:=&quot;[&quot;&amp;LEFT([.D15];1)&amp;&quot;,&quot;&amp;LEFT(RIGHT([.D15];2);1)&amp;&quot;]/*&quot;&amp;[.D$1]&amp;&quot;*/,&quot;" office:value-type="string" office:string-value="[1,2]/*CAG */," calcext:value-type="string">
            <text:p>[1,2]/*CAG */,</text:p>
          </table:table-cell>
          <table:table-cell table:formula="of:=&quot;[&quot;&amp;LEFT([.E15];1)&amp;&quot;,&quot;&amp;LEFT(RIGHT([.E15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15];1)&amp;&quot;,&quot;&amp;LEFT(RIGHT([.F15];2);1)&amp;&quot;]/*&quot;&amp;[.F$1]&amp;&quot;*/,&quot;" office:value-type="string" office:string-value="[,]/*EMP */," calcext:value-type="string">
            <text:p>[,]/*EMP */,</text:p>
          </table:table-cell>
          <table:table-cell table:formula="of:=&quot;[&quot;&amp;LEFT([.G15];1)&amp;&quot;,&quot;&amp;LEFT(RIGHT([.G15];2);1)&amp;&quot;]/*&quot;&amp;[.G$1]&amp;&quot;*/,&quot;" office:value-type="string" office:string-value="[2,1]/*FIO */," calcext:value-type="string">
            <text:p>[2,1]/*FIO */,</text:p>
          </table:table-cell>
          <table:table-cell table:formula="of:=&quot;[&quot;&amp;LEFT([.H15];1)&amp;&quot;,&quot;&amp;LEFT(RIGHT([.H15];2);1)&amp;&quot;]/*&quot;&amp;[.H$1]&amp;&quot;*/,&quot;" office:value-type="string" office:string-value="[0,1]/*GEN */," calcext:value-type="string">
            <text:p>[0,1]/*GEN */,</text:p>
          </table:table-cell>
          <table:table-cell table:formula="of:=&quot;[&quot;&amp;LEFT([.I15];1)&amp;&quot;,&quot;&amp;LEFT(RIGHT([.I15];2);1)&amp;&quot;]/*&quot;&amp;[.I$1]&amp;&quot;*/,&quot;" office:value-type="string" office:string-value="[0,1]/*VER */," calcext:value-type="string">
            <text:p>[0,1]/*VER */,</text:p>
          </table:table-cell>
          <table:table-cell table:formula="of:=&quot;[&quot;&amp;LEFT([.J15];1)&amp;&quot;,&quot;&amp;LEFT(RIGHT([.J15];2);1)&amp;&quot;]/*&quot;&amp;[.J$1]&amp;&quot;*/,&quot;" office:value-type="string" office:string-value="[1,1]/*INT */," calcext:value-type="string">
            <text:p>[1,1]/*INT */,</text:p>
          </table:table-cell>
          <table:table-cell table:formula="of:=&quot;[&quot;&amp;LEFT([.K15];1)&amp;&quot;,&quot;&amp;LEFT(RIGHT([.K15];2);1)&amp;&quot;]/*&quot;&amp;[.K$1]&amp;&quot;*/,&quot;" office:value-type="string" office:string-value="[1,2]/*JUV */," calcext:value-type="string">
            <text:p>[1,2]/*JUV */,</text:p>
          </table:table-cell>
          <table:table-cell table:formula="of:=&quot;[&quot;&amp;LEFT([.L15];1)&amp;&quot;,&quot;&amp;LEFT(RIGHT([.L15];2);1)&amp;&quot;]/*&quot;&amp;[.L$1]&amp;&quot;*/,&quot;" office:value-type="string" office:string-value="[0,1]/*LAZ */," calcext:value-type="string">
            <text:p>[0,1]/*LAZ */,</text:p>
          </table:table-cell>
          <table:table-cell table:formula="of:=&quot;[&quot;&amp;LEFT([.M15];1)&amp;&quot;,&quot;&amp;LEFT(RIGHT([.M15];2);1)&amp;&quot;]/*&quot;&amp;[.M$1]&amp;&quot;*/,&quot;" office:value-type="string" office:string-value="[0,0]/*LEC */," calcext:value-type="string">
            <text:p>[0,0]/*LEC */,</text:p>
          </table:table-cell>
          <table:table-cell table:formula="of:=&quot;[&quot;&amp;LEFT([.N15];1)&amp;&quot;,&quot;&amp;LEFT(RIGHT([.N15];2);1)&amp;&quot;]/*&quot;&amp;[.N$1]&amp;&quot;*/,&quot;" office:value-type="string" office:string-value="[0,1]/*MIL */," calcext:value-type="string">
            <text:p>[0,1]/*MIL */,</text:p>
          </table:table-cell>
          <table:table-cell table:style-name="ce17" table:formula="of:=&quot;[,]/*&quot;&amp;[.O$1]&amp;&quot;*/,&quot;" office:value-type="string" office:string-value="[,]/*MON */," calcext:value-type="string">
            <text:p>[,]/*MON */,</text:p>
          </table:table-cell>
          <table:table-cell table:formula="of:=&quot;[&quot;&amp;LEFT([.P15];1)&amp;&quot;,&quot;&amp;LEFT(RIGHT([.P15];2);1)&amp;&quot;]/*&quot;&amp;[.P$1]&amp;&quot;*/,&quot;" office:value-type="string" office:string-value="[,]/*NAP */," calcext:value-type="string">
            <text:p>[,]/*NAP */,</text:p>
          </table:table-cell>
          <table:table-cell table:formula="of:=&quot;[&quot;&amp;LEFT([.Q15];1)&amp;&quot;,&quot;&amp;LEFT(RIGHT([.Q15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15];1)&amp;&quot;,&quot;&amp;LEFT(RIGHT([.R15];2);1)&amp;&quot;]/*&quot;&amp;[.R$1]&amp;&quot;*/,&quot;" office:value-type="string" office:string-value="[1,1]/*ROM */," calcext:value-type="string">
            <text:p>[1,1]/*ROM */,</text:p>
          </table:table-cell>
          <table:table-cell table:formula="of:=&quot;[&quot;&amp;LEFT([.S15];1)&amp;&quot;,&quot;&amp;LEFT(RIGHT([.S15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15];1)&amp;&quot;,&quot;&amp;LEFT(RIGHT([.T15];2);1)&amp;&quot;]/*&quot;&amp;[.T$1]&amp;&quot;*/,&quot;" office:value-type="string" office:string-value="[1,2]/*UDI */," calcext:value-type="string">
            <text:p>[1,2]/*UDI */,</text:p>
          </table:table-cell>
          <table:table-cell table:formula="of:=&quot;[&quot;&amp;LEFT([.U15];1)&amp;&quot;,&quot;&amp;LEFT(RIGHT([.U15];2);1)&amp;&quot;]/*&quot;&amp;[.U$1]&amp;&quot;*/]&quot;" office:value-type="string" office:string-value="[2,2]/*VEN */]" calcext:value-type="string">
            <text:p>[2,2]/*VEN */]</text:p>
          </table:table-cell>
          <table:table-cell table:formula="of:=CONCATENATE([.W15];[.X15];[.Y15];[.Z15];[.AA15];[.AB15];[.AC15];[.AD15];[.AE15];[.AF15];[.AG15];[.AH15];[.AI15];[.AJ15];[.AK15];[.AL15];[.AM15];[.AN15];[.AO15];[.AP15];[.AQ15])&amp;&quot;,&quot;" office:value-type="string" office:string-value="[equipe[14][0],[,]/*ATA */,[1,2]/*BOL */,[1,2]/*CAG */,[,]/*COM */,[,]/*EMP */,[2,1]/*FIO */,[0,1]/*GEN */,[0,1]/*VER */,[1,1]/*INT */,[1,2]/*JUV */,[0,1]/*LAZ */,[0,0]/*LEC */,[0,1]/*MIL */,[,]/*MON */,[,]/*NAP */,[,]/*PAR */,[1,1]/*ROM */,[,]/*TOR */,[1,2]/*UDI */,[2,2]/*VEN */]," calcext:value-type="string">
            <text:p>[equipe[14][0],[,]/*ATA */,[1,2]/*BOL */,[1,2]/*CAG */,[,]/*COM */,[,]/*EMP */,[2,1]/*FIO */,[0,1]/*GEN */,[0,1]/*VER */,[1,1]/*INT */,[1,2]/*JUV */,[0,1]/*LAZ */,[0,0]/*LEC */,[0,1]/*MIL */,[,]/*MON */,[,]/*NAP */,[,]/*PAR */,[1,1]/*ROM */,[,]/*TOR */,[1,2]/*UDI */,[2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SSC_Napoli" xlink:type="simple">Napoli</text:a>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3–1 </text:p>
          </table:table-cell>
          <table:table-cell table:style-name="ce10" table:number-columns-repeated="3"/>
          <table:table-cell office:value-type="string" calcext:value-type="string">
            <text:p>2–0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Juventus_FC–SSC_Napoli_rivalry" xlink:type="simple">2–1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<text:a xlink:href="https://en.wikipedia.org/wiki/Derby_del_Sole" xlink:type="simple">1–0</text:a>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office:value-type="float" office:value="15" calcext:value-type="float">
            <text:p>15</text:p>
          </table:table-cell>
          <table:table-cell table:formula="of:=&quot;[equipe[&quot;&amp;[.V16]&amp;&quot;][0],&quot;" office:value-type="string" office:string-value="[equipe[15][0]," calcext:value-type="string">
            <text:p>[equipe[15][0],</text:p>
          </table:table-cell>
          <table:table-cell table:formula="of:=&quot;[&quot;&amp;LEFT([.B16];1)&amp;&quot;,&quot;&amp;LEFT(RIGHT([.B16];2);1)&amp;&quot;]/*&quot;&amp;[.B$1]&amp;&quot;*/,&quot;" office:value-type="string" office:string-value="[0,3]/*ATA */," calcext:value-type="string">
            <text:p>[0,3]/*ATA */,</text:p>
          </table:table-cell>
          <table:table-cell table:formula="of:=&quot;[&quot;&amp;LEFT([.C16];1)&amp;&quot;,&quot;&amp;LEFT(RIGHT([.C16];2);1)&amp;&quot;]/*&quot;&amp;[.C$1]&amp;&quot;*/,&quot;" office:value-type="string" office:string-value="[3,0]/*BOL */," calcext:value-type="string">
            <text:p>[3,0]/*BOL */,</text:p>
          </table:table-cell>
          <table:table-cell table:formula="of:=&quot;[&quot;&amp;LEFT([.D16];1)&amp;&quot;,&quot;&amp;LEFT(RIGHT([.D16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16];1)&amp;&quot;,&quot;&amp;LEFT(RIGHT([.E16];2);1)&amp;&quot;]/*&quot;&amp;[.E$1]&amp;&quot;*/,&quot;" office:value-type="string" office:string-value="[3,1]/*COM */," calcext:value-type="string">
            <text:p>[3,1]/*COM */,</text:p>
          </table:table-cell>
          <table:table-cell table:formula="of:=&quot;[&quot;&amp;LEFT([.F16];1)&amp;&quot;,&quot;&amp;LEFT(RIGHT([.F16];2);1)&amp;&quot;]/*&quot;&amp;[.F$1]&amp;&quot;*/,&quot;" office:value-type="string" office:string-value="[,]/*EMP */," calcext:value-type="string">
            <text:p>[,]/*EMP */,</text:p>
          </table:table-cell>
          <table:table-cell table:formula="of:=&quot;[&quot;&amp;LEFT([.G16];1)&amp;&quot;,&quot;&amp;LEFT(RIGHT([.G16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16];1)&amp;&quot;,&quot;&amp;LEFT(RIGHT([.H16];2);1)&amp;&quot;]/*&quot;&amp;[.H$1]&amp;&quot;*/,&quot;" office:value-type="string" office:string-value="[,]/*GEN */," calcext:value-type="string">
            <text:p>[,]/*GEN */,</text:p>
          </table:table-cell>
          <table:table-cell table:formula="of:=&quot;[&quot;&amp;LEFT([.I16];1)&amp;&quot;,&quot;&amp;LEFT(RIGHT([.I16];2);1)&amp;&quot;]/*&quot;&amp;[.I$1]&amp;&quot;*/,&quot;" office:value-type="string" office:string-value="[2,0]/*VER */," calcext:value-type="string">
            <text:p>[2,0]/*VER */,</text:p>
          </table:table-cell>
          <table:table-cell table:formula="of:=&quot;[&quot;&amp;LEFT([.J16];1)&amp;&quot;,&quot;&amp;LEFT(RIGHT([.J16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16];1)&amp;&quot;,&quot;&amp;LEFT(RIGHT([.K16];2);1)&amp;&quot;]/*&quot;&amp;[.K$1]&amp;&quot;*/,&quot;" office:value-type="string" office:string-value="[2,1]/*JUV */," calcext:value-type="string">
            <text:p>[2,1]/*JUV */,</text:p>
          </table:table-cell>
          <table:table-cell table:formula="of:=&quot;[&quot;&amp;LEFT([.L16];1)&amp;&quot;,&quot;&amp;LEFT(RIGHT([.L16];2);1)&amp;&quot;]/*&quot;&amp;[.L$1]&amp;&quot;*/,&quot;" office:value-type="string" office:string-value="[0,1]/*LAZ */," calcext:value-type="string">
            <text:p>[0,1]/*LAZ */,</text:p>
          </table:table-cell>
          <table:table-cell table:formula="of:=&quot;[&quot;&amp;LEFT([.M16];1)&amp;&quot;,&quot;&amp;LEFT(RIGHT([.M16];2);1)&amp;&quot;]/*&quot;&amp;[.M$1]&amp;&quot;*/,&quot;" office:value-type="string" office:string-value="[1,0]/*LEC */," calcext:value-type="string">
            <text:p>[1,0]/*LEC */,</text:p>
          </table:table-cell>
          <table:table-cell table:formula="of:=&quot;[&quot;&amp;LEFT([.N16];1)&amp;&quot;,&quot;&amp;LEFT(RIGHT([.N16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16];1)&amp;&quot;,&quot;&amp;LEFT(RIGHT([.O16];2);1)&amp;&quot;]/*&quot;&amp;[.O$1]&amp;&quot;*/,&quot;" office:value-type="string" office:string-value="[2,0]/*MON */," calcext:value-type="string">
            <text:p>[2,0]/*MON */,</text:p>
          </table:table-cell>
          <table:table-cell table:style-name="ce17" table:formula="of:=&quot;[,]/*&quot;&amp;[.P$1]&amp;&quot;*/,&quot;" office:value-type="string" office:string-value="[,]/*NAP */," calcext:value-type="string">
            <text:p>[,]/*NAP */,</text:p>
          </table:table-cell>
          <table:table-cell table:formula="of:=&quot;[&quot;&amp;LEFT([.Q16];1)&amp;&quot;,&quot;&amp;LEFT(RIGHT([.Q16];2);1)&amp;&quot;]/*&quot;&amp;[.Q$1]&amp;&quot;*/,&quot;" office:value-type="string" office:string-value="[2,1]/*PAR */," calcext:value-type="string">
            <text:p>[2,1]/*PAR */,</text:p>
          </table:table-cell>
          <table:table-cell table:formula="of:=&quot;[&quot;&amp;LEFT([.R16];1)&amp;&quot;,&quot;&amp;LEFT(RIGHT([.R16];2);1)&amp;&quot;]/*&quot;&amp;[.R$1]&amp;&quot;*/,&quot;" office:value-type="string" office:string-value="[1,0]/*ROM */," calcext:value-type="string">
            <text:p>[1,0]/*ROM */,</text:p>
          </table:table-cell>
          <table:table-cell table:formula="of:=&quot;[&quot;&amp;LEFT([.S16];1)&amp;&quot;,&quot;&amp;LEFT(RIGHT([.S16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16];1)&amp;&quot;,&quot;&amp;LEFT(RIGHT([.T16];2);1)&amp;&quot;]/*&quot;&amp;[.T$1]&amp;&quot;*/,&quot;" office:value-type="string" office:string-value="[1,1]/*UDI */," calcext:value-type="string">
            <text:p>[1,1]/*UDI */,</text:p>
          </table:table-cell>
          <table:table-cell table:formula="of:=&quot;[&quot;&amp;LEFT([.U16];1)&amp;&quot;,&quot;&amp;LEFT(RIGHT([.U16];2);1)&amp;&quot;]/*&quot;&amp;[.U$1]&amp;&quot;*/]&quot;" office:value-type="string" office:string-value="[1,0]/*VEN */]" calcext:value-type="string">
            <text:p>[1,0]/*VEN */]</text:p>
          </table:table-cell>
          <table:table-cell table:formula="of:=CONCATENATE([.W16];[.X16];[.Y16];[.Z16];[.AA16];[.AB16];[.AC16];[.AD16];[.AE16];[.AF16];[.AG16];[.AH16];[.AI16];[.AJ16];[.AK16];[.AL16];[.AM16];[.AN16];[.AO16];[.AP16];[.AQ16])&amp;&quot;,&quot;" office:value-type="string" office:string-value="[equipe[15][0],[0,3]/*ATA */,[3,0]/*BOL */,[,]/*CAG */,[3,1]/*COM */,[,]/*EMP */,[,]/*FIO */,[,]/*GEN */,[2,0]/*VER */,[,]/*INT */,[2,1]/*JUV */,[0,1]/*LAZ */,[1,0]/*LEC */,[,]/*MIL */,[2,0]/*MON */,[,]/*NAP */,[2,1]/*PAR */,[1,0]/*ROM */,[,]/*TOR */,[1,1]/*UDI */,[1,0]/*VEN */]," calcext:value-type="string">
            <text:p>[equipe[15][0],[0,3]/*ATA */,[3,0]/*BOL */,[,]/*CAG */,[3,1]/*COM */,[,]/*EMP */,[,]/*FIO */,[,]/*GEN */,[2,0]/*VER */,[,]/*INT */,[2,1]/*JUV */,[0,1]/*LAZ */,[1,0]/*LEC */,[,]/*MIL */,[2,0]/*MON */,[,]/*NAP */,[2,1]/*PAR */,[1,0]/*ROM */,[,]/*TOR */,[1,1]/*UDI */,[1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Parma_Calcio_1913" xlink:type="simple">Parma</text:a>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<text:a xlink:href="https://en.wikipedia.org/wiki/Derby_dell%27Emilia" xlink:type="simple">2–0</text:a> </text:p>
          </table:table-cell>
          <table:table-cell office:value-type="string" calcext:value-type="string">
            <text:p>2–3 </text:p>
          </table:table-cell>
          <table:table-cell table:style-name="ce10"/>
          <table:table-cell table:number-columns-repeated="2"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3 </text:p>
          </table:table-cell>
          <table:table-cell table:style-name="ce10" table:number-columns-repeated="2"/>
          <table:table-cell office:value-type="string" calcext:value-type="string">
            <text:p>3–1 </text:p>
          </table:table-cell>
          <table:table-cell office:value-type="string" calcext:value-type="string">
            <text:p>1–3 </text:p>
          </table:table-cell>
          <table:table-cell table:number-columns-repeated="2"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2–3 </text:p>
          </table:table-cell>
          <table:table-cell office:value-type="string" calcext:value-type="string">
            <text:p>1–1 </text:p>
          </table:table-cell>
          <table:table-cell office:value-type="float" office:value="16" calcext:value-type="float">
            <text:p>16</text:p>
          </table:table-cell>
          <table:table-cell table:formula="of:=&quot;[equipe[&quot;&amp;[.V17]&amp;&quot;][0],&quot;" office:value-type="string" office:string-value="[equipe[16][0]," calcext:value-type="string">
            <text:p>[equipe[16][0],</text:p>
          </table:table-cell>
          <table:table-cell table:formula="of:=&quot;[&quot;&amp;LEFT([.B17];1)&amp;&quot;,&quot;&amp;LEFT(RIGHT([.B17];2);1)&amp;&quot;]/*&quot;&amp;[.B$1]&amp;&quot;*/,&quot;" office:value-type="string" office:string-value="[1,3]/*ATA */," calcext:value-type="string">
            <text:p>[1,3]/*ATA */,</text:p>
          </table:table-cell>
          <table:table-cell table:formula="of:=&quot;[&quot;&amp;LEFT([.C17];1)&amp;&quot;,&quot;&amp;LEFT(RIGHT([.C17];2);1)&amp;&quot;]/*&quot;&amp;[.C$1]&amp;&quot;*/,&quot;" office:value-type="string" office:string-value="[2,0]/*BOL */," calcext:value-type="string">
            <text:p>[2,0]/*BOL */,</text:p>
          </table:table-cell>
          <table:table-cell table:formula="of:=&quot;[&quot;&amp;LEFT([.D17];1)&amp;&quot;,&quot;&amp;LEFT(RIGHT([.D17];2);1)&amp;&quot;]/*&quot;&amp;[.D$1]&amp;&quot;*/,&quot;" office:value-type="string" office:string-value="[2,3]/*CAG */," calcext:value-type="string">
            <text:p>[2,3]/*CAG */,</text:p>
          </table:table-cell>
          <table:table-cell table:formula="of:=&quot;[&quot;&amp;LEFT([.E17];1)&amp;&quot;,&quot;&amp;LEFT(RIGHT([.E17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17];1)&amp;&quot;,&quot;&amp;LEFT(RIGHT([.F17];2);1)&amp;&quot;]/*&quot;&amp;[.F$1]&amp;&quot;*/,&quot;" office:value-type="string" office:string-value="[1,1]/*EMP */," calcext:value-type="string">
            <text:p>[1,1]/*EMP */,</text:p>
          </table:table-cell>
          <table:table-cell table:formula="of:=&quot;[&quot;&amp;LEFT([.G17];1)&amp;&quot;,&quot;&amp;LEFT(RIGHT([.G17];2);1)&amp;&quot;]/*&quot;&amp;[.G$1]&amp;&quot;*/,&quot;" office:value-type="string" office:string-value="[1,1]/*FIO */," calcext:value-type="string">
            <text:p>[1,1]/*FIO */,</text:p>
          </table:table-cell>
          <table:table-cell table:formula="of:=&quot;[&quot;&amp;LEFT([.H17];1)&amp;&quot;,&quot;&amp;LEFT(RIGHT([.H17];2);1)&amp;&quot;]/*&quot;&amp;[.H$1]&amp;&quot;*/,&quot;" office:value-type="string" office:string-value="[0,1]/*GEN */," calcext:value-type="string">
            <text:p>[0,1]/*GEN */,</text:p>
          </table:table-cell>
          <table:table-cell table:formula="of:=&quot;[&quot;&amp;LEFT([.I17];1)&amp;&quot;,&quot;&amp;LEFT(RIGHT([.I17];2);1)&amp;&quot;]/*&quot;&amp;[.I$1]&amp;&quot;*/,&quot;" office:value-type="string" office:string-value="[2,3]/*VER */," calcext:value-type="string">
            <text:p>[2,3]/*VER */,</text:p>
          </table:table-cell>
          <table:table-cell table:formula="of:=&quot;[&quot;&amp;LEFT([.J17];1)&amp;&quot;,&quot;&amp;LEFT(RIGHT([.J17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17];1)&amp;&quot;,&quot;&amp;LEFT(RIGHT([.K17];2);1)&amp;&quot;]/*&quot;&amp;[.K$1]&amp;&quot;*/,&quot;" office:value-type="string" office:string-value="[,]/*JUV */," calcext:value-type="string">
            <text:p>[,]/*JUV */,</text:p>
          </table:table-cell>
          <table:table-cell table:formula="of:=&quot;[&quot;&amp;LEFT([.L17];1)&amp;&quot;,&quot;&amp;LEFT(RIGHT([.L17];2);1)&amp;&quot;]/*&quot;&amp;[.L$1]&amp;&quot;*/,&quot;" office:value-type="string" office:string-value="[3,1]/*LAZ */," calcext:value-type="string">
            <text:p>[3,1]/*LAZ */,</text:p>
          </table:table-cell>
          <table:table-cell table:formula="of:=&quot;[&quot;&amp;LEFT([.M17];1)&amp;&quot;,&quot;&amp;LEFT(RIGHT([.M17];2);1)&amp;&quot;]/*&quot;&amp;[.M$1]&amp;&quot;*/,&quot;" office:value-type="string" office:string-value="[1,3]/*LEC */," calcext:value-type="string">
            <text:p>[1,3]/*LEC */,</text:p>
          </table:table-cell>
          <table:table-cell table:formula="of:=&quot;[&quot;&amp;LEFT([.N17];1)&amp;&quot;,&quot;&amp;LEFT(RIGHT([.N17];2);1)&amp;&quot;]/*&quot;&amp;[.N$1]&amp;&quot;*/,&quot;" office:value-type="string" office:string-value="[2,1]/*MIL */," calcext:value-type="string">
            <text:p>[2,1]/*MIL */,</text:p>
          </table:table-cell>
          <table:table-cell table:formula="of:=&quot;[&quot;&amp;LEFT([.O17];1)&amp;&quot;,&quot;&amp;LEFT(RIGHT([.O17];2);1)&amp;&quot;]/*&quot;&amp;[.O$1]&amp;&quot;*/,&quot;" office:value-type="string" office:string-value="[2,1]/*MON */," calcext:value-type="string">
            <text:p>[2,1]/*MON */,</text:p>
          </table:table-cell>
          <table:table-cell table:formula="of:=&quot;[&quot;&amp;LEFT([.P17];1)&amp;&quot;,&quot;&amp;LEFT(RIGHT([.P17];2);1)&amp;&quot;]/*&quot;&amp;[.P$1]&amp;&quot;*/,&quot;" office:value-type="string" office:string-value="[,]/*NAP */," calcext:value-type="string">
            <text:p>[,]/*NAP */,</text:p>
          </table:table-cell>
          <table:table-cell table:style-name="ce17" table:formula="of:=&quot;[,]/*&quot;&amp;[.Q$1]&amp;&quot;*/,&quot;" office:value-type="string" office:string-value="[,]/*PAR */," calcext:value-type="string">
            <text:p>[,]/*PAR */,</text:p>
          </table:table-cell>
          <table:table-cell table:formula="of:=&quot;[&quot;&amp;LEFT([.R17];1)&amp;&quot;,&quot;&amp;LEFT(RIGHT([.R17];2);1)&amp;&quot;]/*&quot;&amp;[.R$1]&amp;&quot;*/,&quot;" office:value-type="string" office:string-value="[0,1]/*ROM */," calcext:value-type="string">
            <text:p>[0,1]/*ROM */,</text:p>
          </table:table-cell>
          <table:table-cell table:formula="of:=&quot;[&quot;&amp;LEFT([.S17];1)&amp;&quot;,&quot;&amp;LEFT(RIGHT([.S17];2);1)&amp;&quot;]/*&quot;&amp;[.S$1]&amp;&quot;*/,&quot;" office:value-type="string" office:string-value="[,]/*TOR */," calcext:value-type="string">
            <text:p>[,]/*TOR */,</text:p>
          </table:table-cell>
          <table:table-cell table:formula="of:=&quot;[&quot;&amp;LEFT([.T17];1)&amp;&quot;,&quot;&amp;LEFT(RIGHT([.T17];2);1)&amp;&quot;]/*&quot;&amp;[.T$1]&amp;&quot;*/,&quot;" office:value-type="string" office:string-value="[2,3]/*UDI */," calcext:value-type="string">
            <text:p>[2,3]/*UDI */,</text:p>
          </table:table-cell>
          <table:table-cell table:formula="of:=&quot;[&quot;&amp;LEFT([.U17];1)&amp;&quot;,&quot;&amp;LEFT(RIGHT([.U17];2);1)&amp;&quot;]/*&quot;&amp;[.U$1]&amp;&quot;*/]&quot;" office:value-type="string" office:string-value="[1,1]/*VEN */]" calcext:value-type="string">
            <text:p>[1,1]/*VEN */]</text:p>
          </table:table-cell>
          <table:table-cell table:formula="of:=CONCATENATE([.W17];[.X17];[.Y17];[.Z17];[.AA17];[.AB17];[.AC17];[.AD17];[.AE17];[.AF17];[.AG17];[.AH17];[.AI17];[.AJ17];[.AK17];[.AL17];[.AM17];[.AN17];[.AO17];[.AP17];[.AQ17])&amp;&quot;,&quot;" office:value-type="string" office:string-value="[equipe[16][0],[1,3]/*ATA */,[2,0]/*BOL */,[2,3]/*CAG */,[,]/*COM */,[1,1]/*EMP */,[1,1]/*FIO */,[0,1]/*GEN */,[2,3]/*VER */,[,]/*INT */,[,]/*JUV */,[3,1]/*LAZ */,[1,3]/*LEC */,[2,1]/*MIL */,[2,1]/*MON */,[,]/*NAP */,[,]/*PAR */,[0,1]/*ROM */,[,]/*TOR */,[2,3]/*UDI */,[1,1]/*VEN */]," calcext:value-type="string">
            <text:p>[equipe[16][0],[1,3]/*ATA */,[2,0]/*BOL */,[2,3]/*CAG */,[,]/*COM */,[1,1]/*EMP */,[1,1]/*FIO */,[0,1]/*GEN */,[2,3]/*VER */,[,]/*INT */,[,]/*JUV */,[3,1]/*LAZ */,[1,3]/*LEC */,[2,1]/*MIL */,[2,1]/*MON */,[,]/*NAP */,[,]/*PAR */,[0,1]/*ROM */,[,]/*TOR */,[2,3]/*UDI */,[1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S_Roma" xlink:type="simple">Roma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3 </text:p>
          </table:table-cell>
          <table:table-cell table:style-name="ce10" table:number-columns-repeated="2"/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3–1 </text:p>
          </table:table-cell>
          <table:table-cell table:style-name="ce10"/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a_Capitale" xlink:type="simple">2–0</text:a> </text:p>
          </table:table-cell>
          <table:table-cell office:value-type="string" calcext:value-type="string">
            <text:p>4–1 </text:p>
          </table:table-cell>
          <table:table-cell table:style-name="ce10"/>
          <table:table-cell office:value-type="string" calcext:value-type="string">
            <text:p>4–0 </text:p>
          </table:table-cell>
          <table:table-cell office:value-type="string" calcext:value-type="string">
            <text:p><text:a xlink:href="https://en.wikipedia.org/wiki/Derby_del_Sole" xlink:type="simple">1–1</text:a> </text:p>
          </table:table-cell>
          <table:table-cell office:value-type="string" calcext:value-type="string">
            <text:p>5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float" office:value="17" calcext:value-type="float">
            <text:p>17</text:p>
          </table:table-cell>
          <table:table-cell table:formula="of:=&quot;[equipe[&quot;&amp;[.V18]&amp;&quot;][0],&quot;" office:value-type="string" office:string-value="[equipe[17][0]," calcext:value-type="string">
            <text:p>[equipe[17][0],</text:p>
          </table:table-cell>
          <table:table-cell table:formula="of:=&quot;[&quot;&amp;LEFT([.B18];1)&amp;&quot;,&quot;&amp;LEFT(RIGHT([.B18];2);1)&amp;&quot;]/*&quot;&amp;[.B$1]&amp;&quot;*/,&quot;" office:value-type="string" office:string-value="[0,2]/*ATA */," calcext:value-type="string">
            <text:p>[0,2]/*ATA */,</text:p>
          </table:table-cell>
          <table:table-cell table:formula="of:=&quot;[&quot;&amp;LEFT([.C18];1)&amp;&quot;,&quot;&amp;LEFT(RIGHT([.C18];2);1)&amp;&quot;]/*&quot;&amp;[.C$1]&amp;&quot;*/,&quot;" office:value-type="string" office:string-value="[2,3]/*BOL */," calcext:value-type="string">
            <text:p>[2,3]/*BOL */,</text:p>
          </table:table-cell>
          <table:table-cell table:formula="of:=&quot;[&quot;&amp;LEFT([.D18];1)&amp;&quot;,&quot;&amp;LEFT(RIGHT([.D18];2);1)&amp;&quot;]/*&quot;&amp;[.D$1]&amp;&quot;*/,&quot;" office:value-type="string" office:string-value="[,]/*CAG */," calcext:value-type="string">
            <text:p>[,]/*CAG */,</text:p>
          </table:table-cell>
          <table:table-cell table:formula="of:=&quot;[&quot;&amp;LEFT([.E18];1)&amp;&quot;,&quot;&amp;LEFT(RIGHT([.E18];2);1)&amp;&quot;]/*&quot;&amp;[.E$1]&amp;&quot;*/,&quot;" office:value-type="string" office:string-value="[,]/*COM */," calcext:value-type="string">
            <text:p>[,]/*COM */,</text:p>
          </table:table-cell>
          <table:table-cell table:formula="of:=&quot;[&quot;&amp;LEFT([.F18];1)&amp;&quot;,&quot;&amp;LEFT(RIGHT([.F18];2);1)&amp;&quot;]/*&quot;&amp;[.F$1]&amp;&quot;*/,&quot;" office:value-type="string" office:string-value="[1,2]/*EMP */," calcext:value-type="string">
            <text:p>[1,2]/*EMP */,</text:p>
          </table:table-cell>
          <table:table-cell table:formula="of:=&quot;[&quot;&amp;LEFT([.G18];1)&amp;&quot;,&quot;&amp;LEFT(RIGHT([.G18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18];1)&amp;&quot;,&quot;&amp;LEFT(RIGHT([.H18];2);1)&amp;&quot;]/*&quot;&amp;[.H$1]&amp;&quot;*/,&quot;" office:value-type="string" office:string-value="[3,1]/*GEN */," calcext:value-type="string">
            <text:p>[3,1]/*GEN */,</text:p>
          </table:table-cell>
          <table:table-cell table:formula="of:=&quot;[&quot;&amp;LEFT([.I18];1)&amp;&quot;,&quot;&amp;LEFT(RIGHT([.I18];2);1)&amp;&quot;]/*&quot;&amp;[.I$1]&amp;&quot;*/,&quot;" office:value-type="string" office:string-value="[,]/*VER */," calcext:value-type="string">
            <text:p>[,]/*VER */,</text:p>
          </table:table-cell>
          <table:table-cell table:formula="of:=&quot;[&quot;&amp;LEFT([.J18];1)&amp;&quot;,&quot;&amp;LEFT(RIGHT([.J18];2);1)&amp;&quot;]/*&quot;&amp;[.J$1]&amp;&quot;*/,&quot;" office:value-type="string" office:string-value="[0,1]/*INT */," calcext:value-type="string">
            <text:p>[0,1]/*INT */,</text:p>
          </table:table-cell>
          <table:table-cell table:formula="of:=&quot;[&quot;&amp;LEFT([.K18];1)&amp;&quot;,&quot;&amp;LEFT(RIGHT([.K18];2);1)&amp;&quot;]/*&quot;&amp;[.K$1]&amp;&quot;*/,&quot;" office:value-type="string" office:string-value="[,]/*JUV */," calcext:value-type="string">
            <text:p>[,]/*JUV */,</text:p>
          </table:table-cell>
          <table:table-cell table:formula="of:=&quot;[&quot;&amp;LEFT([.L18];1)&amp;&quot;,&quot;&amp;LEFT(RIGHT([.L18];2);1)&amp;&quot;]/*&quot;&amp;[.L$1]&amp;&quot;*/,&quot;" office:value-type="string" office:string-value="[2,0]/*LAZ */," calcext:value-type="string">
            <text:p>[2,0]/*LAZ */,</text:p>
          </table:table-cell>
          <table:table-cell table:formula="of:=&quot;[&quot;&amp;LEFT([.M18];1)&amp;&quot;,&quot;&amp;LEFT(RIGHT([.M18];2);1)&amp;&quot;]/*&quot;&amp;[.M$1]&amp;&quot;*/,&quot;" office:value-type="string" office:string-value="[4,1]/*LEC */," calcext:value-type="string">
            <text:p>[4,1]/*LEC */,</text:p>
          </table:table-cell>
          <table:table-cell table:formula="of:=&quot;[&quot;&amp;LEFT([.N18];1)&amp;&quot;,&quot;&amp;LEFT(RIGHT([.N18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18];1)&amp;&quot;,&quot;&amp;LEFT(RIGHT([.O18];2);1)&amp;&quot;]/*&quot;&amp;[.O$1]&amp;&quot;*/,&quot;" office:value-type="string" office:string-value="[4,0]/*MON */," calcext:value-type="string">
            <text:p>[4,0]/*MON */,</text:p>
          </table:table-cell>
          <table:table-cell table:formula="of:=&quot;[&quot;&amp;LEFT([.P18];1)&amp;&quot;,&quot;&amp;LEFT(RIGHT([.P18];2);1)&amp;&quot;]/*&quot;&amp;[.P$1]&amp;&quot;*/,&quot;" office:value-type="string" office:string-value="[1,1]/*NAP */," calcext:value-type="string">
            <text:p>[1,1]/*NAP */,</text:p>
          </table:table-cell>
          <table:table-cell table:formula="of:=&quot;[&quot;&amp;LEFT([.Q18];1)&amp;&quot;,&quot;&amp;LEFT(RIGHT([.Q18];2);1)&amp;&quot;]/*&quot;&amp;[.Q$1]&amp;&quot;*/,&quot;" office:value-type="string" office:string-value="[5,0]/*PAR */," calcext:value-type="string">
            <text:p>[5,0]/*PAR */,</text:p>
          </table:table-cell>
          <table:table-cell table:style-name="ce17" table:formula="of:=&quot;[,]/*&quot;&amp;[.R$1]&amp;&quot;*/,&quot;" office:value-type="string" office:string-value="[,]/*ROM */," calcext:value-type="string">
            <text:p>[,]/*ROM */,</text:p>
          </table:table-cell>
          <table:table-cell table:formula="of:=&quot;[&quot;&amp;LEFT([.S18];1)&amp;&quot;,&quot;&amp;LEFT(RIGHT([.S18];2);1)&amp;&quot;]/*&quot;&amp;[.S$1]&amp;&quot;*/,&quot;" office:value-type="string" office:string-value="[1,0]/*TOR */," calcext:value-type="string">
            <text:p>[1,0]/*TOR */,</text:p>
          </table:table-cell>
          <table:table-cell table:formula="of:=&quot;[&quot;&amp;LEFT([.T18];1)&amp;&quot;,&quot;&amp;LEFT(RIGHT([.T18];2);1)&amp;&quot;]/*&quot;&amp;[.T$1]&amp;&quot;*/,&quot;" office:value-type="string" office:string-value="[3,0]/*UDI */," calcext:value-type="string">
            <text:p>[3,0]/*UDI */,</text:p>
          </table:table-cell>
          <table:table-cell table:formula="of:=&quot;[&quot;&amp;LEFT([.U18];1)&amp;&quot;,&quot;&amp;LEFT(RIGHT([.U18];2);1)&amp;&quot;]/*&quot;&amp;[.U$1]&amp;&quot;*/]&quot;" office:value-type="string" office:string-value="[2,1]/*VEN */]" calcext:value-type="string">
            <text:p>[2,1]/*VEN */]</text:p>
          </table:table-cell>
          <table:table-cell table:formula="of:=CONCATENATE([.W18];[.X18];[.Y18];[.Z18];[.AA18];[.AB18];[.AC18];[.AD18];[.AE18];[.AF18];[.AG18];[.AH18];[.AI18];[.AJ18];[.AK18];[.AL18];[.AM18];[.AN18];[.AO18];[.AP18];[.AQ18])&amp;&quot;,&quot;" office:value-type="string" office:string-value="[equipe[17][0],[0,2]/*ATA */,[2,3]/*BOL */,[,]/*CAG */,[,]/*COM */,[1,2]/*EMP */,[,]/*FIO */,[3,1]/*GEN */,[,]/*VER */,[0,1]/*INT */,[,]/*JUV */,[2,0]/*LAZ */,[4,1]/*LEC */,[,]/*MIL */,[4,0]/*MON */,[1,1]/*NAP */,[5,0]/*PAR */,[,]/*ROM */,[1,0]/*TOR */,[3,0]/*UDI */,[2,1]/*VEN */]," calcext:value-type="string">
            <text:p>[equipe[17][0],[0,2]/*ATA */,[2,3]/*BOL */,[,]/*CAG */,[,]/*COM */,[1,2]/*EMP */,[,]/*FIO */,[3,1]/*GEN */,[,]/*VER */,[0,1]/*INT */,[,]/*JUV */,[2,0]/*LAZ */,[4,1]/*LEC */,[,]/*MIL */,[4,0]/*MON */,[1,1]/*NAP */,[5,0]/*PAR */,[,]/*ROM */,[1,0]/*TOR */,[3,0]/*UDI */,[2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Torino_FC" xlink:type="simple">Torino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table:number-columns-repeated="2"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a_Mole" xlink:type="simple">1–1</text:a>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— </text:p>
          </table:table-cell>
          <table:table-cell table:number-columns-repeated="2" table:style-name="ce10" office:value-type="string" calcext:value-type="string">
            <text:p/>
          </table:table-cell>
          <table:table-cell office:value-type="float" office:value="18" calcext:value-type="float">
            <text:p>18</text:p>
          </table:table-cell>
          <table:table-cell table:formula="of:=&quot;[equipe[&quot;&amp;[.V19]&amp;&quot;][0],&quot;" office:value-type="string" office:string-value="[equipe[18][0]," calcext:value-type="string">
            <text:p>[equipe[18][0],</text:p>
          </table:table-cell>
          <table:table-cell table:formula="of:=&quot;[&quot;&amp;LEFT([.B19];1)&amp;&quot;,&quot;&amp;LEFT(RIGHT([.B19];2);1)&amp;&quot;]/*&quot;&amp;[.B$1]&amp;&quot;*/,&quot;" office:value-type="string" office:string-value="[2,1]/*ATA */," calcext:value-type="string">
            <text:p>[2,1]/*ATA */,</text:p>
          </table:table-cell>
          <table:table-cell table:formula="of:=&quot;[&quot;&amp;LEFT([.C19];1)&amp;&quot;,&quot;&amp;LEFT(RIGHT([.C19];2);1)&amp;&quot;]/*&quot;&amp;[.C$1]&amp;&quot;*/,&quot;" office:value-type="string" office:string-value="[0,2]/*BOL */," calcext:value-type="string">
            <text:p>[0,2]/*BOL */,</text:p>
          </table:table-cell>
          <table:table-cell table:formula="of:=&quot;[&quot;&amp;LEFT([.D19];1)&amp;&quot;,&quot;&amp;LEFT(RIGHT([.D19];2);1)&amp;&quot;]/*&quot;&amp;[.D$1]&amp;&quot;*/,&quot;" office:value-type="string" office:string-value="[2,0]/*CAG */," calcext:value-type="string">
            <text:p>[2,0]/*CAG */,</text:p>
          </table:table-cell>
          <table:table-cell table:formula="of:=&quot;[&quot;&amp;LEFT([.E19];1)&amp;&quot;,&quot;&amp;LEFT(RIGHT([.E19];2);1)&amp;&quot;]/*&quot;&amp;[.E$1]&amp;&quot;*/,&quot;" office:value-type="string" office:string-value="[1,0]/*COM */," calcext:value-type="string">
            <text:p>[1,0]/*COM */,</text:p>
          </table:table-cell>
          <table:table-cell table:formula="of:=&quot;[&quot;&amp;LEFT([.F19];1)&amp;&quot;,&quot;&amp;LEFT(RIGHT([.F19];2);1)&amp;&quot;]/*&quot;&amp;[.F$1]&amp;&quot;*/,&quot;" office:value-type="string" office:string-value="[,]/*EMP */," calcext:value-type="string">
            <text:p>[,]/*EMP */,</text:p>
          </table:table-cell>
          <table:table-cell table:formula="of:=&quot;[&quot;&amp;LEFT([.G19];1)&amp;&quot;,&quot;&amp;LEFT(RIGHT([.G19];2);1)&amp;&quot;]/*&quot;&amp;[.G$1]&amp;&quot;*/,&quot;" office:value-type="string" office:string-value="[0,1]/*FIO */," calcext:value-type="string">
            <text:p>[0,1]/*FIO */,</text:p>
          </table:table-cell>
          <table:table-cell table:formula="of:=&quot;[&quot;&amp;LEFT([.H19];1)&amp;&quot;,&quot;&amp;LEFT(RIGHT([.H19];2);1)&amp;&quot;]/*&quot;&amp;[.H$1]&amp;&quot;*/,&quot;" office:value-type="string" office:string-value="[1,1]/*GEN */," calcext:value-type="string">
            <text:p>[1,1]/*GEN */,</text:p>
          </table:table-cell>
          <table:table-cell table:formula="of:=&quot;[&quot;&amp;LEFT([.I19];1)&amp;&quot;,&quot;&amp;LEFT(RIGHT([.I19];2);1)&amp;&quot;]/*&quot;&amp;[.I$1]&amp;&quot;*/,&quot;" office:value-type="string" office:string-value="[,]/*VER */," calcext:value-type="string">
            <text:p>[,]/*VER */,</text:p>
          </table:table-cell>
          <table:table-cell table:formula="of:=&quot;[&quot;&amp;LEFT([.J19];1)&amp;&quot;,&quot;&amp;LEFT(RIGHT([.J19];2);1)&amp;&quot;]/*&quot;&amp;[.J$1]&amp;&quot;*/,&quot;" office:value-type="string" office:string-value="[,]/*INT */," calcext:value-type="string">
            <text:p>[,]/*INT */,</text:p>
          </table:table-cell>
          <table:table-cell table:formula="of:=&quot;[&quot;&amp;LEFT([.K19];1)&amp;&quot;,&quot;&amp;LEFT(RIGHT([.K19];2);1)&amp;&quot;]/*&quot;&amp;[.K$1]&amp;&quot;*/,&quot;" office:value-type="string" office:string-value="[1,1]/*JUV */," calcext:value-type="string">
            <text:p>[1,1]/*JUV */,</text:p>
          </table:table-cell>
          <table:table-cell table:formula="of:=&quot;[&quot;&amp;LEFT([.L19];1)&amp;&quot;,&quot;&amp;LEFT(RIGHT([.L19];2);1)&amp;&quot;]/*&quot;&amp;[.L$1]&amp;&quot;*/,&quot;" office:value-type="string" office:string-value="[2,3]/*LAZ */," calcext:value-type="string">
            <text:p>[2,3]/*LAZ */,</text:p>
          </table:table-cell>
          <table:table-cell table:formula="of:=&quot;[&quot;&amp;LEFT([.M19];1)&amp;&quot;,&quot;&amp;LEFT(RIGHT([.M19];2);1)&amp;&quot;]/*&quot;&amp;[.M$1]&amp;&quot;*/,&quot;" office:value-type="string" office:string-value="[0,0]/*LEC */," calcext:value-type="string">
            <text:p>[0,0]/*LEC */,</text:p>
          </table:table-cell>
          <table:table-cell table:formula="of:=&quot;[&quot;&amp;LEFT([.N19];1)&amp;&quot;,&quot;&amp;LEFT(RIGHT([.N19];2);1)&amp;&quot;]/*&quot;&amp;[.N$1]&amp;&quot;*/,&quot;" office:value-type="string" office:string-value="[2,1]/*MIL */," calcext:value-type="string">
            <text:p>[2,1]/*MIL */,</text:p>
          </table:table-cell>
          <table:table-cell table:formula="of:=&quot;[&quot;&amp;LEFT([.O19];1)&amp;&quot;,&quot;&amp;LEFT(RIGHT([.O19];2);1)&amp;&quot;]/*&quot;&amp;[.O$1]&amp;&quot;*/,&quot;" office:value-type="string" office:string-value="[1,1]/*MON */," calcext:value-type="string">
            <text:p>[1,1]/*MON */,</text:p>
          </table:table-cell>
          <table:table-cell table:formula="of:=&quot;[&quot;&amp;LEFT([.P19];1)&amp;&quot;,&quot;&amp;LEFT(RIGHT([.P19];2);1)&amp;&quot;]/*&quot;&amp;[.P$1]&amp;&quot;*/,&quot;" office:value-type="string" office:string-value="[0,1]/*NAP */," calcext:value-type="string">
            <text:p>[0,1]/*NAP */,</text:p>
          </table:table-cell>
          <table:table-cell table:formula="of:=&quot;[&quot;&amp;LEFT([.Q19];1)&amp;&quot;,&quot;&amp;LEFT(RIGHT([.Q19];2);1)&amp;&quot;]/*&quot;&amp;[.Q$1]&amp;&quot;*/,&quot;" office:value-type="string" office:string-value="[0,0]/*PAR */," calcext:value-type="string">
            <text:p>[0,0]/*PAR */,</text:p>
          </table:table-cell>
          <table:table-cell table:formula="of:=&quot;[&quot;&amp;LEFT([.R19];1)&amp;&quot;,&quot;&amp;LEFT(RIGHT([.R19];2);1)&amp;&quot;]/*&quot;&amp;[.R$1]&amp;&quot;*/,&quot;" office:value-type="string" office:string-value="[,]/*ROM */," calcext:value-type="string">
            <text:p>[,]/*ROM */,</text:p>
          </table:table-cell>
          <table:table-cell table:style-name="ce17" table:formula="of:=&quot;[,]/*&quot;&amp;[.S$1]&amp;&quot;*/,&quot;" office:value-type="string" office:string-value="[,]/*TOR */," calcext:value-type="string">
            <text:p>[,]/*TOR */,</text:p>
          </table:table-cell>
          <table:table-cell table:formula="of:=&quot;[&quot;&amp;LEFT([.T19];1)&amp;&quot;,&quot;&amp;LEFT(RIGHT([.T19];2);1)&amp;&quot;]/*&quot;&amp;[.T$1]&amp;&quot;*/,&quot;" office:value-type="string" office:string-value="[,]/*UDI */," calcext:value-type="string">
            <text:p>[,]/*UDI */,</text:p>
          </table:table-cell>
          <table:table-cell table:formula="of:=&quot;[&quot;&amp;LEFT([.U19];1)&amp;&quot;,&quot;&amp;LEFT(RIGHT([.U19];2);1)&amp;&quot;]/*&quot;&amp;[.U$1]&amp;&quot;*/]&quot;" office:value-type="string" office:string-value="[,]/*VEN */]" calcext:value-type="string">
            <text:p>[,]/*VEN */]</text:p>
          </table:table-cell>
          <table:table-cell table:formula="of:=CONCATENATE([.W19];[.X19];[.Y19];[.Z19];[.AA19];[.AB19];[.AC19];[.AD19];[.AE19];[.AF19];[.AG19];[.AH19];[.AI19];[.AJ19];[.AK19];[.AL19];[.AM19];[.AN19];[.AO19];[.AP19];[.AQ19])&amp;&quot;,&quot;" office:value-type="string" office:string-value="[equipe[18][0],[2,1]/*ATA */,[0,2]/*BOL */,[2,0]/*CAG */,[1,0]/*COM */,[,]/*EMP */,[0,1]/*FIO */,[1,1]/*GEN */,[,]/*VER */,[,]/*INT */,[1,1]/*JUV */,[2,3]/*LAZ */,[0,0]/*LEC */,[2,1]/*MIL */,[1,1]/*MON */,[0,1]/*NAP */,[0,0]/*PAR */,[,]/*ROM */,[,]/*TOR */,[,]/*UDI */,[,]/*VEN */]," calcext:value-type="string">
            <text:p>[equipe[18][0],[2,1]/*ATA */,[0,2]/*BOL */,[2,0]/*CAG */,[1,0]/*COM */,[,]/*EMP */,[0,1]/*FIO */,[1,1]/*GEN */,[,]/*VER */,[,]/*INT */,[1,1]/*JUV */,[2,3]/*LAZ */,[0,0]/*LEC */,[2,1]/*MIL */,[1,1]/*MON */,[0,1]/*NAP */,[0,0]/*PAR */,[,]/*ROM */,[,]/*TOR */,[,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Udinese_Calcio" xlink:type="simple">Udinese</text:a>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2–3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table:style-name="ce10" table:number-columns-repeated="2"/>
          <table:table-cell office:value-type="string" calcext:value-type="string">
            <text:p>1–3 </text:p>
          </table:table-cell>
          <table:table-cell table:style-name="ce10"/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3–2 </text:p>
          </table:table-cell>
          <table:table-cell office:value-type="float" office:value="19" calcext:value-type="float">
            <text:p>19</text:p>
          </table:table-cell>
          <table:table-cell table:formula="of:=&quot;[equipe[&quot;&amp;[.V20]&amp;&quot;][0],&quot;" office:value-type="string" office:string-value="[equipe[19][0]," calcext:value-type="string">
            <text:p>[equipe[19][0],</text:p>
          </table:table-cell>
          <table:table-cell table:formula="of:=&quot;[&quot;&amp;LEFT([.B20];1)&amp;&quot;,&quot;&amp;LEFT(RIGHT([.B20];2);1)&amp;&quot;]/*&quot;&amp;[.B$1]&amp;&quot;*/,&quot;" office:value-type="string" office:string-value="[0,0]/*ATA */," calcext:value-type="string">
            <text:p>[0,0]/*ATA */,</text:p>
          </table:table-cell>
          <table:table-cell table:formula="of:=&quot;[&quot;&amp;LEFT([.C20];1)&amp;&quot;,&quot;&amp;LEFT(RIGHT([.C20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20];1)&amp;&quot;,&quot;&amp;LEFT(RIGHT([.D20];2);1)&amp;&quot;]/*&quot;&amp;[.D$1]&amp;&quot;*/,&quot;" office:value-type="string" office:string-value="[2,0]/*CAG */," calcext:value-type="string">
            <text:p>[2,0]/*CAG */,</text:p>
          </table:table-cell>
          <table:table-cell table:formula="of:=&quot;[&quot;&amp;LEFT([.E20];1)&amp;&quot;,&quot;&amp;LEFT(RIGHT([.E20];2);1)&amp;&quot;]/*&quot;&amp;[.E$1]&amp;&quot;*/,&quot;" office:value-type="string" office:string-value="[1,0]/*COM */," calcext:value-type="string">
            <text:p>[1,0]/*COM */,</text:p>
          </table:table-cell>
          <table:table-cell table:formula="of:=&quot;[&quot;&amp;LEFT([.F20];1)&amp;&quot;,&quot;&amp;LEFT(RIGHT([.F20];2);1)&amp;&quot;]/*&quot;&amp;[.F$1]&amp;&quot;*/,&quot;" office:value-type="string" office:string-value="[3,0]/*EMP */," calcext:value-type="string">
            <text:p>[3,0]/*EMP */,</text:p>
          </table:table-cell>
          <table:table-cell table:formula="of:=&quot;[&quot;&amp;LEFT([.G20];1)&amp;&quot;,&quot;&amp;LEFT(RIGHT([.G20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20];1)&amp;&quot;,&quot;&amp;LEFT(RIGHT([.H20];2);1)&amp;&quot;]/*&quot;&amp;[.H$1]&amp;&quot;*/,&quot;" office:value-type="string" office:string-value="[0,2]/*GEN */," calcext:value-type="string">
            <text:p>[0,2]/*GEN */,</text:p>
          </table:table-cell>
          <table:table-cell table:formula="of:=&quot;[&quot;&amp;LEFT([.I20];1)&amp;&quot;,&quot;&amp;LEFT(RIGHT([.I20];2);1)&amp;&quot;]/*&quot;&amp;[.I$1]&amp;&quot;*/,&quot;" office:value-type="string" office:string-value="[,]/*VER */," calcext:value-type="string">
            <text:p>[,]/*VER */,</text:p>
          </table:table-cell>
          <table:table-cell table:formula="of:=&quot;[&quot;&amp;LEFT([.J20];1)&amp;&quot;,&quot;&amp;LEFT(RIGHT([.J20];2);1)&amp;&quot;]/*&quot;&amp;[.J$1]&amp;&quot;*/,&quot;" office:value-type="string" office:string-value="[2,3]/*INT */," calcext:value-type="string">
            <text:p>[2,3]/*INT */,</text:p>
          </table:table-cell>
          <table:table-cell table:formula="of:=&quot;[&quot;&amp;LEFT([.K20];1)&amp;&quot;,&quot;&amp;LEFT(RIGHT([.K20];2);1)&amp;&quot;]/*&quot;&amp;[.K$1]&amp;&quot;*/,&quot;" office:value-type="string" office:string-value="[0,2]/*JUV */," calcext:value-type="string">
            <text:p>[0,2]/*JUV */,</text:p>
          </table:table-cell>
          <table:table-cell table:formula="of:=&quot;[&quot;&amp;LEFT([.L20];1)&amp;&quot;,&quot;&amp;LEFT(RIGHT([.L20];2);1)&amp;&quot;]/*&quot;&amp;[.L$1]&amp;&quot;*/,&quot;" office:value-type="string" office:string-value="[2,1]/*LAZ */," calcext:value-type="string">
            <text:p>[2,1]/*LAZ */,</text:p>
          </table:table-cell>
          <table:table-cell table:formula="of:=&quot;[&quot;&amp;LEFT([.M20];1)&amp;&quot;,&quot;&amp;LEFT(RIGHT([.M20];2);1)&amp;&quot;]/*&quot;&amp;[.M$1]&amp;&quot;*/,&quot;" office:value-type="string" office:string-value="[1,0]/*LEC */," calcext:value-type="string">
            <text:p>[1,0]/*LEC */,</text:p>
          </table:table-cell>
          <table:table-cell table:formula="of:=&quot;[&quot;&amp;LEFT([.N20];1)&amp;&quot;,&quot;&amp;LEFT(RIGHT([.N20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20];1)&amp;&quot;,&quot;&amp;LEFT(RIGHT([.O20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20];1)&amp;&quot;,&quot;&amp;LEFT(RIGHT([.P20];2);1)&amp;&quot;]/*&quot;&amp;[.P$1]&amp;&quot;*/,&quot;" office:value-type="string" office:string-value="[1,3]/*NAP */," calcext:value-type="string">
            <text:p>[1,3]/*NAP */,</text:p>
          </table:table-cell>
          <table:table-cell table:formula="of:=&quot;[&quot;&amp;LEFT([.Q20];1)&amp;&quot;,&quot;&amp;LEFT(RIGHT([.Q20];2);1)&amp;&quot;]/*&quot;&amp;[.Q$1]&amp;&quot;*/,&quot;" office:value-type="string" office:string-value="[,]/*PAR */," calcext:value-type="string">
            <text:p>[,]/*PAR */,</text:p>
          </table:table-cell>
          <table:table-cell table:formula="of:=&quot;[&quot;&amp;LEFT([.R20];1)&amp;&quot;,&quot;&amp;LEFT(RIGHT([.R20];2);1)&amp;&quot;]/*&quot;&amp;[.R$1]&amp;&quot;*/,&quot;" office:value-type="string" office:string-value="[1,2]/*ROM */," calcext:value-type="string">
            <text:p>[1,2]/*ROM */,</text:p>
          </table:table-cell>
          <table:table-cell table:formula="of:=&quot;[&quot;&amp;LEFT([.S20];1)&amp;&quot;,&quot;&amp;LEFT(RIGHT([.S20];2);1)&amp;&quot;]/*&quot;&amp;[.S$1]&amp;&quot;*/,&quot;" office:value-type="string" office:string-value="[2,2]/*TOR */," calcext:value-type="string">
            <text:p>[2,2]/*TOR */,</text:p>
          </table:table-cell>
          <table:table-cell table:style-name="ce17" table:formula="of:=&quot;[,]/*&quot;&amp;[.T$1]&amp;&quot;*/,&quot;" office:value-type="string" office:string-value="[,]/*UDI */," calcext:value-type="string">
            <text:p>[,]/*UDI */,</text:p>
          </table:table-cell>
          <table:table-cell table:formula="of:=&quot;[&quot;&amp;LEFT([.U20];1)&amp;&quot;,&quot;&amp;LEFT(RIGHT([.U20];2);1)&amp;&quot;]/*&quot;&amp;[.U$1]&amp;&quot;*/]&quot;" office:value-type="string" office:string-value="[3,2]/*VEN */]" calcext:value-type="string">
            <text:p>[3,2]/*VEN */]</text:p>
          </table:table-cell>
          <table:table-cell table:formula="of:=CONCATENATE([.W20];[.X20];[.Y20];[.Z20];[.AA20];[.AB20];[.AC20];[.AD20];[.AE20];[.AF20];[.AG20];[.AH20];[.AI20];[.AJ20];[.AK20];[.AL20];[.AM20];[.AN20];[.AO20];[.AP20];[.AQ20])&amp;&quot;,&quot;" office:value-type="string" office:string-value="[equipe[19][0],[0,0]/*ATA */,[,]/*BOL */,[2,0]/*CAG */,[1,0]/*COM */,[3,0]/*EMP */,[,]/*FIO */,[0,2]/*GEN */,[,]/*VER */,[2,3]/*INT */,[0,2]/*JUV */,[2,1]/*LAZ */,[1,0]/*LEC */,[,]/*MIL */,[,]/*MON */,[1,3]/*NAP */,[,]/*PAR */,[1,2]/*ROM */,[2,2]/*TOR */,[,]/*UDI */,[3,2]/*VEN */]," calcext:value-type="string">
            <text:p>[equipe[19][0],[0,0]/*ATA */,[,]/*BOL */,[2,0]/*CAG */,[1,0]/*COM */,[3,0]/*EMP */,[,]/*FIO */,[0,2]/*GEN */,[,]/*VER */,[2,3]/*INT */,[0,2]/*JUV */,[2,1]/*LAZ */,[1,0]/*LEC */,[,]/*MIL */,[,]/*MON */,[1,3]/*NAP */,[,]/*PAR */,[1,2]/*ROM */,[2,2]/*TOR */,[,]/*UDI */,[3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Venezia_FC" xlink:type="simple">Venezia</text:a>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table:style-name="ce10" table:number-columns-repeated="3"/>
          <table:table-cell office:value-type="string" calcext:value-type="string">
            <text:p>1–2 </text:p>
          </table:table-cell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— </text:p>
          </table:table-cell>
          <table:table-cell office:value-type="float" office:value="20" calcext:value-type="float">
            <text:p>20</text:p>
          </table:table-cell>
          <table:table-cell table:formula="of:=&quot;[equipe[&quot;&amp;[.V21]&amp;&quot;][0],&quot;" office:value-type="string" office:string-value="[equipe[20][0]," calcext:value-type="string">
            <text:p>[equipe[20][0],</text:p>
          </table:table-cell>
          <table:table-cell table:formula="of:=&quot;[&quot;&amp;LEFT([.B21];1)&amp;&quot;,&quot;&amp;LEFT(RIGHT([.B21];2);1)&amp;&quot;]/*&quot;&amp;[.B$1]&amp;&quot;*/,&quot;" office:value-type="string" office:string-value="[0,2]/*ATA */," calcext:value-type="string">
            <text:p>[0,2]/*ATA */,</text:p>
          </table:table-cell>
          <table:table-cell table:formula="of:=&quot;[&quot;&amp;LEFT([.C21];1)&amp;&quot;,&quot;&amp;LEFT(RIGHT([.C21];2);1)&amp;&quot;]/*&quot;&amp;[.C$1]&amp;&quot;*/,&quot;" office:value-type="string" office:string-value="[,]/*BOL */," calcext:value-type="string">
            <text:p>[,]/*BOL */,</text:p>
          </table:table-cell>
          <table:table-cell table:formula="of:=&quot;[&quot;&amp;LEFT([.D21];1)&amp;&quot;,&quot;&amp;LEFT(RIGHT([.D21];2);1)&amp;&quot;]/*&quot;&amp;[.D$1]&amp;&quot;*/,&quot;" office:value-type="string" office:string-value="[2,1]/*CAG */," calcext:value-type="string">
            <text:p>[2,1]/*CAG */,</text:p>
          </table:table-cell>
          <table:table-cell table:formula="of:=&quot;[&quot;&amp;LEFT([.E21];1)&amp;&quot;,&quot;&amp;LEFT(RIGHT([.E21];2);1)&amp;&quot;]/*&quot;&amp;[.E$1]&amp;&quot;*/,&quot;" office:value-type="string" office:string-value="[2,2]/*COM */," calcext:value-type="string">
            <text:p>[2,2]/*COM */,</text:p>
          </table:table-cell>
          <table:table-cell table:formula="of:=&quot;[&quot;&amp;LEFT([.F21];1)&amp;&quot;,&quot;&amp;LEFT(RIGHT([.F21];2);1)&amp;&quot;]/*&quot;&amp;[.F$1]&amp;&quot;*/,&quot;" office:value-type="string" office:string-value="[1,1]/*EMP */," calcext:value-type="string">
            <text:p>[1,1]/*EMP */,</text:p>
          </table:table-cell>
          <table:table-cell table:formula="of:=&quot;[&quot;&amp;LEFT([.G21];1)&amp;&quot;,&quot;&amp;LEFT(RIGHT([.G21];2);1)&amp;&quot;]/*&quot;&amp;[.G$1]&amp;&quot;*/,&quot;" office:value-type="string" office:string-value="[,]/*FIO */," calcext:value-type="string">
            <text:p>[,]/*FIO */,</text:p>
          </table:table-cell>
          <table:table-cell table:formula="of:=&quot;[&quot;&amp;LEFT([.H21];1)&amp;&quot;,&quot;&amp;LEFT(RIGHT([.H21];2);1)&amp;&quot;]/*&quot;&amp;[.H$1]&amp;&quot;*/,&quot;" office:value-type="string" office:string-value="[2,0]/*GEN */," calcext:value-type="string">
            <text:p>[2,0]/*GEN */,</text:p>
          </table:table-cell>
          <table:table-cell table:formula="of:=&quot;[&quot;&amp;LEFT([.I21];1)&amp;&quot;,&quot;&amp;LEFT(RIGHT([.I21];2);1)&amp;&quot;]/*&quot;&amp;[.I$1]&amp;&quot;*/,&quot;" office:value-type="string" office:string-value="[1,1]/*VER */," calcext:value-type="string">
            <text:p>[1,1]/*VER */,</text:p>
          </table:table-cell>
          <table:table-cell table:formula="of:=&quot;[&quot;&amp;LEFT([.J21];1)&amp;&quot;,&quot;&amp;LEFT(RIGHT([.J21];2);1)&amp;&quot;]/*&quot;&amp;[.J$1]&amp;&quot;*/,&quot;" office:value-type="string" office:string-value="[0,1]/*INT */," calcext:value-type="string">
            <text:p>[0,1]/*INT */,</text:p>
          </table:table-cell>
          <table:table-cell table:formula="of:=&quot;[&quot;&amp;LEFT([.K21];1)&amp;&quot;,&quot;&amp;LEFT(RIGHT([.K21];2);1)&amp;&quot;]/*&quot;&amp;[.K$1]&amp;&quot;*/,&quot;" office:value-type="string" office:string-value="[,]/*JUV */," calcext:value-type="string">
            <text:p>[,]/*JUV */,</text:p>
          </table:table-cell>
          <table:table-cell table:formula="of:=&quot;[&quot;&amp;LEFT([.L21];1)&amp;&quot;,&quot;&amp;LEFT(RIGHT([.L21];2);1)&amp;&quot;]/*&quot;&amp;[.L$1]&amp;&quot;*/,&quot;" office:value-type="string" office:string-value="[0,0]/*LAZ */," calcext:value-type="string">
            <text:p>[0,0]/*LAZ */,</text:p>
          </table:table-cell>
          <table:table-cell table:formula="of:=&quot;[&quot;&amp;LEFT([.M21];1)&amp;&quot;,&quot;&amp;LEFT(RIGHT([.M21];2);1)&amp;&quot;]/*&quot;&amp;[.M$1]&amp;&quot;*/,&quot;" office:value-type="string" office:string-value="[0,1]/*LEC */," calcext:value-type="string">
            <text:p>[0,1]/*LEC */,</text:p>
          </table:table-cell>
          <table:table-cell table:formula="of:=&quot;[&quot;&amp;LEFT([.N21];1)&amp;&quot;,&quot;&amp;LEFT(RIGHT([.N21];2);1)&amp;&quot;]/*&quot;&amp;[.N$1]&amp;&quot;*/,&quot;" office:value-type="string" office:string-value="[,]/*MIL */," calcext:value-type="string">
            <text:p>[,]/*MIL */,</text:p>
          </table:table-cell>
          <table:table-cell table:formula="of:=&quot;[&quot;&amp;LEFT([.O21];1)&amp;&quot;,&quot;&amp;LEFT(RIGHT([.O21];2);1)&amp;&quot;]/*&quot;&amp;[.O$1]&amp;&quot;*/,&quot;" office:value-type="string" office:string-value="[,]/*MON */," calcext:value-type="string">
            <text:p>[,]/*MON */,</text:p>
          </table:table-cell>
          <table:table-cell table:formula="of:=&quot;[&quot;&amp;LEFT([.P21];1)&amp;&quot;,&quot;&amp;LEFT(RIGHT([.P21];2);1)&amp;&quot;]/*&quot;&amp;[.P$1]&amp;&quot;*/,&quot;" office:value-type="string" office:string-value="[,]/*NAP */," calcext:value-type="string">
            <text:p>[,]/*NAP */,</text:p>
          </table:table-cell>
          <table:table-cell table:formula="of:=&quot;[&quot;&amp;LEFT([.Q21];1)&amp;&quot;,&quot;&amp;LEFT(RIGHT([.Q21];2);1)&amp;&quot;]/*&quot;&amp;[.Q$1]&amp;&quot;*/,&quot;" office:value-type="string" office:string-value="[1,2]/*PAR */," calcext:value-type="string">
            <text:p>[1,2]/*PAR */,</text:p>
          </table:table-cell>
          <table:table-cell table:formula="of:=&quot;[&quot;&amp;LEFT([.R21];1)&amp;&quot;,&quot;&amp;LEFT(RIGHT([.R21];2);1)&amp;&quot;]/*&quot;&amp;[.R$1]&amp;&quot;*/,&quot;" office:value-type="string" office:string-value="[0,1]/*ROM */," calcext:value-type="string">
            <text:p>[0,1]/*ROM */,</text:p>
          </table:table-cell>
          <table:table-cell table:formula="of:=&quot;[&quot;&amp;LEFT([.S21];1)&amp;&quot;,&quot;&amp;LEFT(RIGHT([.S21];2);1)&amp;&quot;]/*&quot;&amp;[.S$1]&amp;&quot;*/,&quot;" office:value-type="string" office:string-value="[0,1]/*TOR */," calcext:value-type="string">
            <text:p>[0,1]/*TOR */,</text:p>
          </table:table-cell>
          <table:table-cell table:formula="of:=&quot;[&quot;&amp;LEFT([.T21];1)&amp;&quot;,&quot;&amp;LEFT(RIGHT([.T21];2);1)&amp;&quot;]/*&quot;&amp;[.T$1]&amp;&quot;*/,&quot;" office:value-type="string" office:string-value="[3,2]/*UDI */," calcext:value-type="string">
            <text:p>[3,2]/*UDI */,</text:p>
          </table:table-cell>
          <table:table-cell table:style-name="ce17" table:formula="of:=&quot;[,]/*&quot;&amp;[.U$1]&amp;&quot;*/]&quot;" office:value-type="string" office:string-value="[,]/*VEN */]" calcext:value-type="string">
            <text:p>[,]/*VEN */]</text:p>
          </table:table-cell>
          <table:table-cell table:formula="of:=CONCATENATE([.W21];[.X21];[.Y21];[.Z21];[.AA21];[.AB21];[.AC21];[.AD21];[.AE21];[.AF21];[.AG21];[.AH21];[.AI21];[.AJ21];[.AK21];[.AL21];[.AM21];[.AN21];[.AO21];[.AP21];[.AQ21])" office:value-type="string" office:string-value="[equipe[20][0],[0,2]/*ATA */,[,]/*BOL */,[2,1]/*CAG */,[2,2]/*COM */,[1,1]/*EMP */,[,]/*FIO */,[2,0]/*GEN */,[1,1]/*VER */,[0,1]/*INT */,[,]/*JUV */,[0,0]/*LAZ */,[0,1]/*LEC */,[,]/*MIL */,[,]/*MON */,[,]/*NAP */,[1,2]/*PAR */,[0,1]/*ROM */,[0,1]/*TOR */,[3,2]/*UDI */,[,]/*VEN */]" calcext:value-type="string">
            <text:p>[equipe[20][0],[0,2]/*ATA */,[,]/*BOL */,[2,1]/*CAG */,[2,2]/*COM */,[1,1]/*EMP */,[,]/*FIO */,[2,0]/*GEN */,[1,1]/*VER */,[0,1]/*INT */,[,]/*JUV */,[0,0]/*LAZ */,[0,1]/*LEC */,[,]/*MIL */,[,]/*MON */,[,]/*NAP */,[1,2]/*PAR */,[0,1]/*ROM */,[0,1]/*TOR */,[3,2]/*UDI */,[,]/*VEN */]</text:p>
          </table:table-cell>
        </table:table-row>
        <table:table-row table:style-name="ro1">
          <table:table-cell table:style-name="Default" table:number-columns-repeated="43"/>
          <table:table-cell/>
        </table:table-row>
        <table:table-row table:style-name="ro1">
          <table:table-cell table:style-name="Default" table:number-columns-repeated="23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string" calcext:value-type="string">
            <text:p>18</text:p>
          </table:table-cell>
          <table:table-cell table:style-name="Default" office:value-type="string" calcext:value-type="string">
            <text:p>19</text:p>
          </table:table-cell>
          <table:table-cell table:style-name="Default" office:value-type="string" calcext:value-type="string">
            <text:p>20</text:p>
          </table:table-cell>
          <table:table-cell/>
        </table:table-row>
      </table:table>
      <table:table table:name="22clubs" table:style-name="ta1">
        <table:table-column table:style-name="co5" table:default-cell-style-name="ce8"/>
        <table:table-column table:style-name="co6" table:number-columns-repeated="18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18" table:default-cell-style-name="ce16"/>
        <table:table-column table:style-name="co7" table:default-cell-style-name="Default"/>
        <table:table-row table:style-name="ro2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FC_Augsburg" xlink:type="simple">AUG</text:a> </text:p>
          </table:table-cell>
          <table:table-cell table:style-name="ce8" office:value-type="string" calcext:value-type="string">
            <text:p><text:a xlink:href="https://en.wikipedia.org/wiki/1._FC_Union_Berlin" xlink:type="simple">UNB</text:a> </text:p>
          </table:table-cell>
          <table:table-cell table:style-name="ce8" office:value-type="string" calcext:value-type="string">
            <text:p><text:a xlink:href="https://en.wikipedia.org/wiki/VfL_Bochum" xlink:type="simple">BOC</text:a> </text:p>
          </table:table-cell>
          <table:table-cell table:style-name="ce8" office:value-type="string" calcext:value-type="string">
            <text:p><text:a xlink:href="https://en.wikipedia.org/wiki/SV_Werder_Bremen" xlink:type="simple">BRE</text:a> </text:p>
          </table:table-cell>
          <table:table-cell table:style-name="ce8" office:value-type="string" calcext:value-type="string">
            <text:p><text:a xlink:href="https://en.wikipedia.org/wiki/Borussia_Dortmund" xlink:type="simple">DOR</text:a> </text:p>
          </table:table-cell>
          <table:table-cell table:style-name="ce8" office:value-type="string" calcext:value-type="string">
            <text:p><text:a xlink:href="https://en.wikipedia.org/wiki/Eintracht_Frankfurt" xlink:type="simple">FRA</text:a> </text:p>
          </table:table-cell>
          <table:table-cell table:style-name="ce8" office:value-type="string" calcext:value-type="string">
            <text:p><text:a xlink:href="https://en.wikipedia.org/wiki/SC_Freiburg" xlink:type="simple">FRE</text:a> </text:p>
          </table:table-cell>
          <table:table-cell table:style-name="ce8" office:value-type="string" calcext:value-type="string">
            <text:p><text:a xlink:href="https://en.wikipedia.org/wiki/1._FC_Heidenheim" xlink:type="simple">HEI</text:a> </text:p>
          </table:table-cell>
          <table:table-cell table:style-name="ce8" office:value-type="string" calcext:value-type="string">
            <text:p><text:a xlink:href="https://en.wikipedia.org/wiki/TSG_1899_Hoffenheim" xlink:type="simple">HOF</text:a> </text:p>
          </table:table-cell>
          <table:table-cell table:style-name="ce8" office:value-type="string" calcext:value-type="string">
            <text:p><text:a xlink:href="https://en.wikipedia.org/wiki/Holstein_Kiel" xlink:type="simple">KIE</text:a> </text:p>
          </table:table-cell>
          <table:table-cell table:style-name="ce8" office:value-type="string" calcext:value-type="string">
            <text:p><text:a xlink:href="https://en.wikipedia.org/wiki/RB_Leipzig" xlink:type="simple">LEI</text:a> </text:p>
          </table:table-cell>
          <table:table-cell table:style-name="ce8" office:value-type="string" calcext:value-type="string">
            <text:p><text:a xlink:href="https://en.wikipedia.org/wiki/Bayer_04_Leverkusen" xlink:type="simple">LEV</text:a> </text:p>
          </table:table-cell>
          <table:table-cell table:style-name="ce8" office:value-type="string" calcext:value-type="string">
            <text:p><text:a xlink:href="https://en.wikipedia.org/wiki/1._FSV_Mainz_05" xlink:type="simple">MAI</text:a> </text:p>
          </table:table-cell>
          <table:table-cell table:style-name="ce8" office:value-type="string" calcext:value-type="string">
            <text:p><text:a xlink:href="https://en.wikipedia.org/wiki/Borussia_Mönchengladbach" xlink:type="simple">MÖN</text:a> </text:p>
          </table:table-cell>
          <table:table-cell table:style-name="ce8" office:value-type="string" calcext:value-type="string">
            <text:p><text:a xlink:href="https://en.wikipedia.org/wiki/FC_Bayern_Munich" xlink:type="simple">MUN</text:a> </text:p>
          </table:table-cell>
          <table:table-cell table:style-name="ce8" office:value-type="string" calcext:value-type="string">
            <text:p><text:a xlink:href="https://en.wikipedia.org/wiki/FC_St._Pauli" xlink:type="simple">STP</text:a> </text:p>
          </table:table-cell>
          <table:table-cell table:style-name="ce8" office:value-type="string" calcext:value-type="string">
            <text:p><text:a xlink:href="https://en.wikipedia.org/wiki/VfB_Stuttgart" xlink:type="simple">STU</text:a> </text:p>
          </table:table-cell>
          <table:table-cell table:style-name="ce8" office:value-type="string" calcext:value-type="string">
            <text:p><text:a xlink:href="https://en.wikipedia.org/wiki/VfL_Wolfsburg" xlink:type="simple">WOL</text:a> </text:p>
          </table:table-cell>
          <table:table-cell table:style-name="ce8" table:number-columns-repeated="2"/>
          <table:table-cell table:style-name="Default" table:number-columns-repeated="18"/>
          <table:table-cell/>
        </table:table-row>
        <table:table-row table:style-name="ro1">
          <table:table-cell office:value-type="string" calcext:value-type="string">
            <text:p><text:a xlink:href="https://en.wikipedia.org/wiki/FC_Augsburg" xlink:type="simple">FC Augsburg</text:a>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1–0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2–1 </text:p>
          </table:table-cell>
          <table:table-cell table:style-name="ce10" table:number-columns-repeated="2"/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3–1 </text:p>
          </table:table-cell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formula="of:=&quot;[equipe[&quot;&amp;[.T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B$1]&amp;&quot;*/,&quot;" office:value-type="string" office:string-value="[,]/*AUG */," calcext:value-type="string">
            <text:p>[,]/*AUG */,</text:p>
          </table:table-cell>
          <table:table-cell table:formula="of:=&quot;[&quot;&amp;LEFT([.C2];1)&amp;&quot;,&quot;&amp;LEFT(RIGHT([.C2];2);1)&amp;&quot;]/*&quot;&amp;[.C$1]&amp;&quot;*/,&quot;" office:value-type="string" office:string-value="[,]/*UNB */," calcext:value-type="string">
            <text:p>[,]/*UNB */,</text:p>
          </table:table-cell>
          <table:table-cell table:formula="of:=&quot;[&quot;&amp;LEFT([.D2];1)&amp;&quot;,&quot;&amp;LEFT(RIGHT([.D2];2);1)&amp;&quot;]/*&quot;&amp;[.D$1]&amp;&quot;*/,&quot;" office:value-type="string" office:string-value="[1,0]/*BOC */," calcext:value-type="string">
            <text:p>[1,0]/*BOC */,</text:p>
          </table:table-cell>
          <table:table-cell table:formula="of:=&quot;[&quot;&amp;LEFT([.E2];1)&amp;&quot;,&quot;&amp;LEFT(RIGHT([.E2];2);1)&amp;&quot;]/*&quot;&amp;[.E$1]&amp;&quot;*/,&quot;" office:value-type="string" office:string-value="[2,2]/*BRE */," calcext:value-type="string">
            <text:p>[2,2]/*BRE */,</text:p>
          </table:table-cell>
          <table:table-cell table:formula="of:=&quot;[&quot;&amp;LEFT([.F2];1)&amp;&quot;,&quot;&amp;LEFT(RIGHT([.F2];2);1)&amp;&quot;]/*&quot;&amp;[.F$1]&amp;&quot;*/,&quot;" office:value-type="string" office:string-value="[2,1]/*DOR */," calcext:value-type="string">
            <text:p>[2,1]/*DOR */,</text:p>
          </table:table-cell>
          <table:table-cell table:formula="of:=&quot;[&quot;&amp;LEFT([.G2];1)&amp;&quot;,&quot;&amp;LEFT(RIGHT([.G2];2);1)&amp;&quot;]/*&quot;&amp;[.G$1]&amp;&quot;*/,&quot;" office:value-type="string" office:string-value="[,]/*FRA */," calcext:value-type="string">
            <text:p>[,]/*FRA */,</text:p>
          </table:table-cell>
          <table:table-cell table:formula="of:=&quot;[&quot;&amp;LEFT([.H2];1)&amp;&quot;,&quot;&amp;LEFT(RIGHT([.H2];2);1)&amp;&quot;]/*&quot;&amp;[.H$1]&amp;&quot;*/,&quot;" office:value-type="string" office:string-value="[,]/*FRE */," calcext:value-type="string">
            <text:p>[,]/*FRE */,</text:p>
          </table:table-cell>
          <table:table-cell table:formula="of:=&quot;[&quot;&amp;LEFT([.I2];1)&amp;&quot;,&quot;&amp;LEFT(RIGHT([.I2];2);1)&amp;&quot;]/*&quot;&amp;[.I$1]&amp;&quot;*/,&quot;" office:value-type="string" office:string-value="[2,1]/*HEI */," calcext:value-type="string">
            <text:p>[2,1]/*HEI */,</text:p>
          </table:table-cell>
          <table:table-cell table:formula="of:=&quot;[&quot;&amp;LEFT([.J2];1)&amp;&quot;,&quot;&amp;LEFT(RIGHT([.J2];2);1)&amp;&quot;]/*&quot;&amp;[.J$1]&amp;&quot;*/,&quot;" office:value-type="string" office:string-value="[0,0]/*HOF */," calcext:value-type="string">
            <text:p>[0,0]/*HOF */,</text:p>
          </table:table-cell>
          <table:table-cell table:formula="of:=&quot;[&quot;&amp;LEFT([.K2];1)&amp;&quot;,&quot;&amp;LEFT(RIGHT([.K2];2);1)&amp;&quot;]/*&quot;&amp;[.K$1]&amp;&quot;*/,&quot;" office:value-type="string" office:string-value="[,]/*KIE */," calcext:value-type="string">
            <text:p>[,]/*KIE */,</text:p>
          </table:table-cell>
          <table:table-cell table:formula="of:=&quot;[&quot;&amp;LEFT([.L2];1)&amp;&quot;,&quot;&amp;LEFT(RIGHT([.L2];2);1)&amp;&quot;]/*&quot;&amp;[.L$1]&amp;&quot;*/,&quot;" office:value-type="string" office:string-value="[0,0]/*LEI */," calcext:value-type="string">
            <text:p>[0,0]/*LEI */,</text:p>
          </table:table-cell>
          <table:table-cell table:formula="of:=&quot;[&quot;&amp;LEFT([.M2];1)&amp;&quot;,&quot;&amp;LEFT(RIGHT([.M2];2);1)&amp;&quot;]/*&quot;&amp;[.M$1]&amp;&quot;*/,&quot;" office:value-type="string" office:string-value="[0,2]/*LEV */," calcext:value-type="string">
            <text:p>[0,2]/*LEV */,</text:p>
          </table:table-cell>
          <table:table-cell table:formula="of:=&quot;[&quot;&amp;LEFT([.N2];1)&amp;&quot;,&quot;&amp;LEFT(RIGHT([.N2];2);1)&amp;&quot;]/*&quot;&amp;[.N$1]&amp;&quot;*/,&quot;" office:value-type="string" office:string-value="[2,3]/*MAI */," calcext:value-type="string">
            <text:p>[2,3]/*MAI */,</text:p>
          </table:table-cell>
          <table:table-cell table:formula="of:=&quot;[&quot;&amp;LEFT([.O2];1)&amp;&quot;,&quot;&amp;LEFT(RIGHT([.O2];2);1)&amp;&quot;]/*&quot;&amp;[.O$1]&amp;&quot;*/,&quot;" office:value-type="string" office:string-value="[2,1]/*MÖN */," calcext:value-type="string">
            <text:p>[2,1]/*MÖN */,</text:p>
          </table:table-cell>
          <table:table-cell table:formula="of:=&quot;[&quot;&amp;LEFT([.P2];1)&amp;&quot;,&quot;&amp;LEFT(RIGHT([.P2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2];1)&amp;&quot;,&quot;&amp;LEFT(RIGHT([.Q2];2);1)&amp;&quot;]/*&quot;&amp;[.Q$1]&amp;&quot;*/,&quot;" office:value-type="string" office:string-value="[3,1]/*STP */," calcext:value-type="string">
            <text:p>[3,1]/*STP */,</text:p>
          </table:table-cell>
          <table:table-cell table:formula="of:=&quot;[&quot;&amp;LEFT([.R2];1)&amp;&quot;,&quot;&amp;LEFT(RIGHT([.R2];2);1)&amp;&quot;]/*&quot;&amp;[.R$1]&amp;&quot;*/,&quot;" office:value-type="string" office:string-value="[0,1]/*STU */," calcext:value-type="string">
            <text:p>[0,1]/*STU */,</text:p>
          </table:table-cell>
          <table:table-cell table:formula="of:=&quot;[&quot;&amp;LEFT([.S2];1)&amp;&quot;,&quot;&amp;LEFT(RIGHT([.S2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2];[.V2];[.W2];[.X2];[.Y2];[.Z2];[.AA2];[.AB2];[.AC2];[.AD2];[.AE2];[.AF2];[.AG2];[.AH2];[.AI2];[.AJ2];[.AK2];[.AL2];[.AM2])&amp;&quot;,&quot;" office:value-type="string" office:string-value="[equipe[1][0],[,]/*AUG */,[,]/*UNB */,[1,0]/*BOC */,[2,2]/*BRE */,[2,1]/*DOR */,[,]/*FRA */,[,]/*FRE */,[2,1]/*HEI */,[0,0]/*HOF */,[,]/*KIE */,[0,0]/*LEI */,[0,2]/*LEV */,[2,3]/*MAI */,[2,1]/*MÖN */,[,]/*MUN */,[3,1]/*STP */,[0,1]/*STU */,[,]/*WOL */]," calcext:value-type="string">
            <text:p>[equipe[1][0],[,]/*AUG */,[,]/*UNB */,[1,0]/*BOC */,[2,2]/*BRE */,[2,1]/*DOR */,[,]/*FRA */,[,]/*FRE */,[2,1]/*HEI */,[0,0]/*HOF */,[,]/*KIE */,[0,0]/*LEI */,[0,2]/*LEV */,[2,3]/*MAI */,[2,1]/*MÖN */,[,]/*MUN */,[3,1]/*STP */,[0,1]/*STU */,[,]/*WOL */],</text:p>
          </table:table-cell>
        </table:table-row>
        <table:table-row table:style-name="ro2">
          <table:table-cell office:value-type="string" calcext:value-type="string">
            <text:p><text:a xlink:href="https://en.wikipedia.org/wiki/1._FC_Union_Berlin" xlink:type="simple">Union Berlin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1–0 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table:formula="of:=&quot;[equipe[&quot;&amp;[.T3]&amp;&quot;][0],&quot;" office:value-type="string" office:string-value="[equipe[2][0]," calcext:value-type="string">
            <text:p>[equipe[2][0],</text:p>
          </table:table-cell>
          <table:table-cell table:formula="of:=&quot;[&quot;&amp;LEFT([.B3];1)&amp;&quot;,&quot;&amp;LEFT(RIGHT([.B3];2);1)&amp;&quot;]/*&quot;&amp;[.B$1]&amp;&quot;*/,&quot;" office:value-type="string" office:string-value="[0,2]/*AUG */," calcext:value-type="string">
            <text:p>[0,2]/*AUG */,</text:p>
          </table:table-cell>
          <table:table-cell table:style-name="ce17" table:formula="of:=&quot;[,]/*&quot;&amp;[.C$1]&amp;&quot;*/,&quot;" office:value-type="string" office:string-value="[,]/*UNB */," calcext:value-type="string">
            <text:p>[,]/*UNB */,</text:p>
          </table:table-cell>
          <table:table-cell table:formula="of:=&quot;[&quot;&amp;LEFT([.D3];1)&amp;&quot;,&quot;&amp;LEFT(RIGHT([.D3];2);1)&amp;&quot;]/*&quot;&amp;[.D$1]&amp;&quot;*/,&quot;" office:value-type="string" office:string-value="[0,0]/*BOC */," calcext:value-type="string">
            <text:p>[0,0]/*BOC */,</text:p>
          </table:table-cell>
          <table:table-cell table:formula="of:=&quot;[&quot;&amp;LEFT([.E3];1)&amp;&quot;,&quot;&amp;LEFT(RIGHT([.E3];2);1)&amp;&quot;]/*&quot;&amp;[.E$1]&amp;&quot;*/,&quot;" office:value-type="string" office:string-value="[,]/*BRE */," calcext:value-type="string">
            <text:p>[,]/*BRE */,</text:p>
          </table:table-cell>
          <table:table-cell table:formula="of:=&quot;[&quot;&amp;LEFT([.F3];1)&amp;&quot;,&quot;&amp;LEFT(RIGHT([.F3];2);1)&amp;&quot;]/*&quot;&amp;[.F$1]&amp;&quot;*/,&quot;" office:value-type="string" office:string-value="[2,1]/*DOR */," calcext:value-type="string">
            <text:p>[2,1]/*DOR */,</text:p>
          </table:table-cell>
          <table:table-cell table:formula="of:=&quot;[&quot;&amp;LEFT([.G3];1)&amp;&quot;,&quot;&amp;LEFT(RIGHT([.G3];2);1)&amp;&quot;]/*&quot;&amp;[.G$1]&amp;&quot;*/,&quot;" office:value-type="string" office:string-value="[1,1]/*FRA */," calcext:value-type="string">
            <text:p>[1,1]/*FRA */,</text:p>
          </table:table-cell>
          <table:table-cell table:formula="of:=&quot;[&quot;&amp;LEFT([.H3];1)&amp;&quot;,&quot;&amp;LEFT(RIGHT([.H3];2);1)&amp;&quot;]/*&quot;&amp;[.H$1]&amp;&quot;*/,&quot;" office:value-type="string" office:string-value="[0,0]/*FRE */," calcext:value-type="string">
            <text:p>[0,0]/*FRE */,</text:p>
          </table:table-cell>
          <table:table-cell table:formula="of:=&quot;[&quot;&amp;LEFT([.I3];1)&amp;&quot;,&quot;&amp;LEFT(RIGHT([.I3];2);1)&amp;&quot;]/*&quot;&amp;[.I$1]&amp;&quot;*/,&quot;" office:value-type="string" office:string-value="[,]/*HEI */," calcext:value-type="string">
            <text:p>[,]/*HEI */,</text:p>
          </table:table-cell>
          <table:table-cell table:formula="of:=&quot;[&quot;&amp;LEFT([.J3];1)&amp;&quot;,&quot;&amp;LEFT(RIGHT([.J3];2);1)&amp;&quot;]/*&quot;&amp;[.J$1]&amp;&quot;*/,&quot;" office:value-type="string" office:string-value="[2,1]/*HOF */," calcext:value-type="string">
            <text:p>[2,1]/*HOF */,</text:p>
          </table:table-cell>
          <table:table-cell table:formula="of:=&quot;[&quot;&amp;LEFT([.K3];1)&amp;&quot;,&quot;&amp;LEFT(RIGHT([.K3];2);1)&amp;&quot;]/*&quot;&amp;[.K$1]&amp;&quot;*/,&quot;" office:value-type="string" office:string-value="[,]/*KIE */," calcext:value-type="string">
            <text:p>[,]/*KIE */,</text:p>
          </table:table-cell>
          <table:table-cell table:formula="of:=&quot;[&quot;&amp;LEFT([.L3];1)&amp;&quot;,&quot;&amp;LEFT(RIGHT([.L3];2);1)&amp;&quot;]/*&quot;&amp;[.L$1]&amp;&quot;*/,&quot;" office:value-type="string" office:string-value="[0,0]/*LEI */," calcext:value-type="string">
            <text:p>[0,0]/*LEI */,</text:p>
          </table:table-cell>
          <table:table-cell table:formula="of:=&quot;[&quot;&amp;LEFT([.M3];1)&amp;&quot;,&quot;&amp;LEFT(RIGHT([.M3];2);1)&amp;&quot;]/*&quot;&amp;[.M$1]&amp;&quot;*/,&quot;" office:value-type="string" office:string-value="[1,2]/*LEV */," calcext:value-type="string">
            <text:p>[1,2]/*LEV */,</text:p>
          </table:table-cell>
          <table:table-cell table:formula="of:=&quot;[&quot;&amp;LEFT([.N3];1)&amp;&quot;,&quot;&amp;LEFT(RIGHT([.N3];2);1)&amp;&quot;]/*&quot;&amp;[.N$1]&amp;&quot;*/,&quot;" office:value-type="string" office:string-value="[2,1]/*MAI */," calcext:value-type="string">
            <text:p>[2,1]/*MAI */,</text:p>
          </table:table-cell>
          <table:table-cell table:formula="of:=&quot;[&quot;&amp;LEFT([.O3];1)&amp;&quot;,&quot;&amp;LEFT(RIGHT([.O3];2);1)&amp;&quot;]/*&quot;&amp;[.O$1]&amp;&quot;*/,&quot;" office:value-type="string" office:string-value="[1,2]/*MÖN */," calcext:value-type="string">
            <text:p>[1,2]/*MÖN */,</text:p>
          </table:table-cell>
          <table:table-cell table:formula="of:=&quot;[&quot;&amp;LEFT([.P3];1)&amp;&quot;,&quot;&amp;LEFT(RIGHT([.P3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3];1)&amp;&quot;,&quot;&amp;LEFT(RIGHT([.Q3];2);1)&amp;&quot;]/*&quot;&amp;[.Q$1]&amp;&quot;*/,&quot;" office:value-type="string" office:string-value="[1,0]/*STP */," calcext:value-type="string">
            <text:p>[1,0]/*STP */,</text:p>
          </table:table-cell>
          <table:table-cell table:formula="of:=&quot;[&quot;&amp;LEFT([.R3];1)&amp;&quot;,&quot;&amp;LEFT(RIGHT([.R3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3];1)&amp;&quot;,&quot;&amp;LEFT(RIGHT([.S3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3];[.V3];[.W3];[.X3];[.Y3];[.Z3];[.AA3];[.AB3];[.AC3];[.AD3];[.AE3];[.AF3];[.AG3];[.AH3];[.AI3];[.AJ3];[.AK3];[.AL3];[.AM3])&amp;&quot;,&quot;" office:value-type="string" office:string-value="[equipe[2][0],[0,2]/*AUG */,[,]/*UNB */,[0,0]/*BOC */,[,]/*BRE */,[2,1]/*DOR */,[1,1]/*FRA */,[0,0]/*FRE */,[,]/*HEI */,[2,1]/*HOF */,[,]/*KIE */,[0,0]/*LEI */,[1,2]/*LEV */,[2,1]/*MAI */,[1,2]/*MÖN */,[,]/*MUN */,[1,0]/*STP */,[,]/*STU */,[,]/*WOL */]," calcext:value-type="string">
            <text:p>[equipe[2][0],[0,2]/*AUG */,[,]/*UNB */,[0,0]/*BOC */,[,]/*BRE */,[2,1]/*DOR */,[1,1]/*FRA */,[0,0]/*FRE */,[,]/*HEI */,[2,1]/*HOF */,[,]/*KIE */,[0,0]/*LEI */,[1,2]/*LEV */,[2,1]/*MAI */,[1,2]/*MÖN */,[,]/*MUN */,[1,0]/*STP */,[,]/*STU */,[,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VfL_Bochum" xlink:type="simple">VfL Bochum</text:a> </text:p>
          </table:table-cell>
          <table:table-cell table:style-name="ce10" table:number-columns-repeated="2"/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3–3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0–2 </text:p>
          </table:table-cell>
          <table:table-cell office:value-type="string" calcext:value-type="string">
            <text:p>0–5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1–3 </text:p>
          </table:table-cell>
          <table:table-cell office:value-type="float" office:value="3" calcext:value-type="float">
            <text:p>3</text:p>
          </table:table-cell>
          <table:table-cell table:formula="of:=&quot;[equipe[&quot;&amp;[.T4]&amp;&quot;][0],&quot;" office:value-type="string" office:string-value="[equipe[3][0]," calcext:value-type="string">
            <text:p>[equipe[3][0],</text:p>
          </table:table-cell>
          <table:table-cell table:formula="of:=&quot;[&quot;&amp;LEFT([.B4];1)&amp;&quot;,&quot;&amp;LEFT(RIGHT([.B4];2);1)&amp;&quot;]/*&quot;&amp;[.B$1]&amp;&quot;*/,&quot;" office:value-type="string" office:string-value="[,]/*AUG */," calcext:value-type="string">
            <text:p>[,]/*AUG */,</text:p>
          </table:table-cell>
          <table:table-cell table:formula="of:=&quot;[&quot;&amp;LEFT([.C4];1)&amp;&quot;,&quot;&amp;LEFT(RIGHT([.C4];2);1)&amp;&quot;]/*&quot;&amp;[.C$1]&amp;&quot;*/,&quot;" office:value-type="string" office:string-value="[,]/*UNB */," calcext:value-type="string">
            <text:p>[,]/*UNB */,</text:p>
          </table:table-cell>
          <table:table-cell table:style-name="ce17" table:formula="of:=&quot;[,]/*&quot;&amp;[.D$1]&amp;&quot;*/,&quot;" office:value-type="string" office:string-value="[,]/*BOC */," calcext:value-type="string">
            <text:p>[,]/*BOC */,</text:p>
          </table:table-cell>
          <table:table-cell table:formula="of:=&quot;[&quot;&amp;LEFT([.E4];1)&amp;&quot;,&quot;&amp;LEFT(RIGHT([.E4];2);1)&amp;&quot;]/*&quot;&amp;[.E$1]&amp;&quot;*/,&quot;" office:value-type="string" office:string-value="[0,1]/*BRE */," calcext:value-type="string">
            <text:p>[0,1]/*BRE */,</text:p>
          </table:table-cell>
          <table:table-cell table:formula="of:=&quot;[&quot;&amp;LEFT([.F4];1)&amp;&quot;,&quot;&amp;LEFT(RIGHT([.F4];2);1)&amp;&quot;]/*&quot;&amp;[.F$1]&amp;&quot;*/,&quot;" office:value-type="string" office:string-value="[2,0]/*DOR */," calcext:value-type="string">
            <text:p>[2,0]/*DOR */,</text:p>
          </table:table-cell>
          <table:table-cell table:formula="of:=&quot;[&quot;&amp;LEFT([.G4];1)&amp;&quot;,&quot;&amp;LEFT(RIGHT([.G4];2);1)&amp;&quot;]/*&quot;&amp;[.G$1]&amp;&quot;*/,&quot;" office:value-type="string" office:string-value="[,]/*FRA */," calcext:value-type="string">
            <text:p>[,]/*FRA */,</text:p>
          </table:table-cell>
          <table:table-cell table:formula="of:=&quot;[&quot;&amp;LEFT([.H4];1)&amp;&quot;,&quot;&amp;LEFT(RIGHT([.H4];2);1)&amp;&quot;]/*&quot;&amp;[.H$1]&amp;&quot;*/,&quot;" office:value-type="string" office:string-value="[0,1]/*FRE */," calcext:value-type="string">
            <text:p>[0,1]/*FRE */,</text:p>
          </table:table-cell>
          <table:table-cell table:formula="of:=&quot;[&quot;&amp;LEFT([.I4];1)&amp;&quot;,&quot;&amp;LEFT(RIGHT([.I4];2);1)&amp;&quot;]/*&quot;&amp;[.I$1]&amp;&quot;*/,&quot;" office:value-type="string" office:string-value="[2,0]/*HEI */," calcext:value-type="string">
            <text:p>[2,0]/*HEI */,</text:p>
          </table:table-cell>
          <table:table-cell table:formula="of:=&quot;[&quot;&amp;LEFT([.J4];1)&amp;&quot;,&quot;&amp;LEFT(RIGHT([.J4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4];1)&amp;&quot;,&quot;&amp;LEFT(RIGHT([.K4];2);1)&amp;&quot;]/*&quot;&amp;[.K$1]&amp;&quot;*/,&quot;" office:value-type="string" office:string-value="[2,2]/*KIE */," calcext:value-type="string">
            <text:p>[2,2]/*KIE */,</text:p>
          </table:table-cell>
          <table:table-cell table:formula="of:=&quot;[&quot;&amp;LEFT([.L4];1)&amp;&quot;,&quot;&amp;LEFT(RIGHT([.L4];2);1)&amp;&quot;]/*&quot;&amp;[.L$1]&amp;&quot;*/,&quot;" office:value-type="string" office:string-value="[3,3]/*LEI */," calcext:value-type="string">
            <text:p>[3,3]/*LEI */,</text:p>
          </table:table-cell>
          <table:table-cell table:formula="of:=&quot;[&quot;&amp;LEFT([.M4];1)&amp;&quot;,&quot;&amp;LEFT(RIGHT([.M4];2);1)&amp;&quot;]/*&quot;&amp;[.M$1]&amp;&quot;*/,&quot;" office:value-type="string" office:string-value="[1,1]/*LEV */," calcext:value-type="string">
            <text:p>[1,1]/*LEV */,</text:p>
          </table:table-cell>
          <table:table-cell table:formula="of:=&quot;[&quot;&amp;LEFT([.N4];1)&amp;&quot;,&quot;&amp;LEFT(RIGHT([.N4];2);1)&amp;&quot;]/*&quot;&amp;[.N$1]&amp;&quot;*/,&quot;" office:value-type="string" office:string-value="[,]/*MAI */," calcext:value-type="string">
            <text:p>[,]/*MAI */,</text:p>
          </table:table-cell>
          <table:table-cell table:formula="of:=&quot;[&quot;&amp;LEFT([.O4];1)&amp;&quot;,&quot;&amp;LEFT(RIGHT([.O4];2);1)&amp;&quot;]/*&quot;&amp;[.O$1]&amp;&quot;*/,&quot;" office:value-type="string" office:string-value="[0,2]/*MÖN */," calcext:value-type="string">
            <text:p>[0,2]/*MÖN */,</text:p>
          </table:table-cell>
          <table:table-cell table:formula="of:=&quot;[&quot;&amp;LEFT([.P4];1)&amp;&quot;,&quot;&amp;LEFT(RIGHT([.P4];2);1)&amp;&quot;]/*&quot;&amp;[.P$1]&amp;&quot;*/,&quot;" office:value-type="string" office:string-value="[0,5]/*MUN */," calcext:value-type="string">
            <text:p>[0,5]/*MUN */,</text:p>
          </table:table-cell>
          <table:table-cell table:formula="of:=&quot;[&quot;&amp;LEFT([.Q4];1)&amp;&quot;,&quot;&amp;LEFT(RIGHT([.Q4];2);1)&amp;&quot;]/*&quot;&amp;[.Q$1]&amp;&quot;*/,&quot;" office:value-type="string" office:string-value="[1,0]/*STP */," calcext:value-type="string">
            <text:p>[1,0]/*STP */,</text:p>
          </table:table-cell>
          <table:table-cell table:formula="of:=&quot;[&quot;&amp;LEFT([.R4];1)&amp;&quot;,&quot;&amp;LEFT(RIGHT([.R4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4];1)&amp;&quot;,&quot;&amp;LEFT(RIGHT([.S4];2);1)&amp;&quot;]/*&quot;&amp;[.S$1]&amp;&quot;*/]&quot;" office:value-type="string" office:string-value="[1,3]/*WOL */]" calcext:value-type="string">
            <text:p>[1,3]/*WOL */]</text:p>
          </table:table-cell>
          <table:table-cell table:formula="of:=CONCATENATE([.U4];[.V4];[.W4];[.X4];[.Y4];[.Z4];[.AA4];[.AB4];[.AC4];[.AD4];[.AE4];[.AF4];[.AG4];[.AH4];[.AI4];[.AJ4];[.AK4];[.AL4];[.AM4])&amp;&quot;,&quot;" office:value-type="string" office:string-value="[equipe[3][0],[,]/*AUG */,[,]/*UNB */,[,]/*BOC */,[0,1]/*BRE */,[2,0]/*DOR */,[,]/*FRA */,[0,1]/*FRE */,[2,0]/*HEI */,[,]/*HOF */,[2,2]/*KIE */,[3,3]/*LEI */,[1,1]/*LEV */,[,]/*MAI */,[0,2]/*MÖN */,[0,5]/*MUN */,[1,0]/*STP */,[,]/*STU */,[1,3]/*WOL */]," calcext:value-type="string">
            <text:p>[equipe[3][0],[,]/*AUG */,[,]/*UNB */,[,]/*BOC */,[0,1]/*BRE */,[2,0]/*DOR */,[,]/*FRA */,[0,1]/*FRE */,[2,0]/*HEI */,[,]/*HOF */,[2,2]/*KIE */,[3,3]/*LEI */,[1,1]/*LEV */,[,]/*MAI */,[0,2]/*MÖN */,[0,5]/*MUN */,[1,0]/*STP */,[,]/*STU */,[1,3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SV_Werder_Bremen" xlink:type="simple">Werder Bremen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4–1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3–3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0–5 </text:p>
          </table:table-cell>
          <table:table-cell table:style-name="ce10"/>
          <table:table-cell office:value-type="string" calcext:value-type="string">
            <text:p>2–2 </text:p>
          </table:table-cell>
          <table:table-cell table:style-name="ce10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table:formula="of:=&quot;[equipe[&quot;&amp;[.T5]&amp;&quot;][0],&quot;" office:value-type="string" office:string-value="[equipe[4][0]," calcext:value-type="string">
            <text:p>[equipe[4][0],</text:p>
          </table:table-cell>
          <table:table-cell table:formula="of:=&quot;[&quot;&amp;LEFT([.B5];1)&amp;&quot;,&quot;&amp;LEFT(RIGHT([.B5];2);1)&amp;&quot;]/*&quot;&amp;[.B$1]&amp;&quot;*/,&quot;" office:value-type="string" office:string-value="[0,2]/*AUG */," calcext:value-type="string">
            <text:p>[0,2]/*AUG */,</text:p>
          </table:table-cell>
          <table:table-cell table:formula="of:=&quot;[&quot;&amp;LEFT([.C5];1)&amp;&quot;,&quot;&amp;LEFT(RIGHT([.C5];2);1)&amp;&quot;]/*&quot;&amp;[.C$1]&amp;&quot;*/,&quot;" office:value-type="string" office:string-value="[4,1]/*UNB */," calcext:value-type="string">
            <text:p>[4,1]/*UNB */,</text:p>
          </table:table-cell>
          <table:table-cell table:formula="of:=&quot;[&quot;&amp;LEFT([.D5];1)&amp;&quot;,&quot;&amp;LEFT(RIGHT([.D5];2);1)&amp;&quot;]/*&quot;&amp;[.D$1]&amp;&quot;*/,&quot;" office:value-type="string" office:string-value="[,]/*BOC */," calcext:value-type="string">
            <text:p>[,]/*BOC */,</text:p>
          </table:table-cell>
          <table:table-cell table:style-name="ce17" table:formula="of:=&quot;[,]/*&quot;&amp;[.E$1]&amp;&quot;*/,&quot;" office:value-type="string" office:string-value="[,]/*BRE */," calcext:value-type="string">
            <text:p>[,]/*BRE */,</text:p>
          </table:table-cell>
          <table:table-cell table:formula="of:=&quot;[&quot;&amp;LEFT([.F5];1)&amp;&quot;,&quot;&amp;LEFT(RIGHT([.F5];2);1)&amp;&quot;]/*&quot;&amp;[.F$1]&amp;&quot;*/,&quot;" office:value-type="string" office:string-value="[0,0]/*DOR */," calcext:value-type="string">
            <text:p>[0,0]/*DOR */,</text:p>
          </table:table-cell>
          <table:table-cell table:formula="of:=&quot;[&quot;&amp;LEFT([.G5];1)&amp;&quot;,&quot;&amp;LEFT(RIGHT([.G5];2);1)&amp;&quot;]/*&quot;&amp;[.G$1]&amp;&quot;*/,&quot;" office:value-type="string" office:string-value="[,]/*FRA */," calcext:value-type="string">
            <text:p>[,]/*FRA */,</text:p>
          </table:table-cell>
          <table:table-cell table:formula="of:=&quot;[&quot;&amp;LEFT([.H5];1)&amp;&quot;,&quot;&amp;LEFT(RIGHT([.H5];2);1)&amp;&quot;]/*&quot;&amp;[.H$1]&amp;&quot;*/,&quot;" office:value-type="string" office:string-value="[0,1]/*FRE */," calcext:value-type="string">
            <text:p>[0,1]/*FRE */,</text:p>
          </table:table-cell>
          <table:table-cell table:formula="of:=&quot;[&quot;&amp;LEFT([.I5];1)&amp;&quot;,&quot;&amp;LEFT(RIGHT([.I5];2);1)&amp;&quot;]/*&quot;&amp;[.I$1]&amp;&quot;*/,&quot;" office:value-type="string" office:string-value="[3,3]/*HEI */," calcext:value-type="string">
            <text:p>[3,3]/*HEI */,</text:p>
          </table:table-cell>
          <table:table-cell table:formula="of:=&quot;[&quot;&amp;LEFT([.J5];1)&amp;&quot;,&quot;&amp;LEFT(RIGHT([.J5];2);1)&amp;&quot;]/*&quot;&amp;[.J$1]&amp;&quot;*/,&quot;" office:value-type="string" office:string-value="[1,3]/*HOF */," calcext:value-type="string">
            <text:p>[1,3]/*HOF */,</text:p>
          </table:table-cell>
          <table:table-cell table:formula="of:=&quot;[&quot;&amp;LEFT([.K5];1)&amp;&quot;,&quot;&amp;LEFT(RIGHT([.K5];2);1)&amp;&quot;]/*&quot;&amp;[.K$1]&amp;&quot;*/,&quot;" office:value-type="string" office:string-value="[2,1]/*KIE */," calcext:value-type="string">
            <text:p>[2,1]/*KIE */,</text:p>
          </table:table-cell>
          <table:table-cell table:formula="of:=&quot;[&quot;&amp;LEFT([.L5];1)&amp;&quot;,&quot;&amp;LEFT(RIGHT([.L5];2);1)&amp;&quot;]/*&quot;&amp;[.L$1]&amp;&quot;*/,&quot;" office:value-type="string" office:string-value="[,]/*LEI */," calcext:value-type="string">
            <text:p>[,]/*LEI */,</text:p>
          </table:table-cell>
          <table:table-cell table:formula="of:=&quot;[&quot;&amp;LEFT([.M5];1)&amp;&quot;,&quot;&amp;LEFT(RIGHT([.M5];2);1)&amp;&quot;]/*&quot;&amp;[.M$1]&amp;&quot;*/,&quot;" office:value-type="string" office:string-value="[2,2]/*LEV */," calcext:value-type="string">
            <text:p>[2,2]/*LEV */,</text:p>
          </table:table-cell>
          <table:table-cell table:formula="of:=&quot;[&quot;&amp;LEFT([.N5];1)&amp;&quot;,&quot;&amp;LEFT(RIGHT([.N5];2);1)&amp;&quot;]/*&quot;&amp;[.N$1]&amp;&quot;*/,&quot;" office:value-type="string" office:string-value="[1,0]/*MAI */," calcext:value-type="string">
            <text:p>[1,0]/*MAI */,</text:p>
          </table:table-cell>
          <table:table-cell table:formula="of:=&quot;[&quot;&amp;LEFT([.O5];1)&amp;&quot;,&quot;&amp;LEFT(RIGHT([.O5];2);1)&amp;&quot;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5];1)&amp;&quot;,&quot;&amp;LEFT(RIGHT([.P5];2);1)&amp;&quot;]/*&quot;&amp;[.P$1]&amp;&quot;*/,&quot;" office:value-type="string" office:string-value="[0,5]/*MUN */," calcext:value-type="string">
            <text:p>[0,5]/*MUN */,</text:p>
          </table:table-cell>
          <table:table-cell table:formula="of:=&quot;[&quot;&amp;LEFT([.Q5];1)&amp;&quot;,&quot;&amp;LEFT(RIGHT([.Q5];2);1)&amp;&quot;]/*&quot;&amp;[.Q$1]&amp;&quot;*/,&quot;" office:value-type="string" office:string-value="[,]/*STP */," calcext:value-type="string">
            <text:p>[,]/*STP */,</text:p>
          </table:table-cell>
          <table:table-cell table:formula="of:=&quot;[&quot;&amp;LEFT([.R5];1)&amp;&quot;,&quot;&amp;LEFT(RIGHT([.R5];2);1)&amp;&quot;]/*&quot;&amp;[.R$1]&amp;&quot;*/,&quot;" office:value-type="string" office:string-value="[2,2]/*STU */," calcext:value-type="string">
            <text:p>[2,2]/*STU */,</text:p>
          </table:table-cell>
          <table:table-cell table:formula="of:=&quot;[&quot;&amp;LEFT([.S5];1)&amp;&quot;,&quot;&amp;LEFT(RIGHT([.S5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5];[.V5];[.W5];[.X5];[.Y5];[.Z5];[.AA5];[.AB5];[.AC5];[.AD5];[.AE5];[.AF5];[.AG5];[.AH5];[.AI5];[.AJ5];[.AK5];[.AL5];[.AM5])&amp;&quot;,&quot;" office:value-type="string" office:string-value="[equipe[4][0],[0,2]/*AUG */,[4,1]/*UNB */,[,]/*BOC */,[,]/*BRE */,[0,0]/*DOR */,[,]/*FRA */,[0,1]/*FRE */,[3,3]/*HEI */,[1,3]/*HOF */,[2,1]/*KIE */,[,]/*LEI */,[2,2]/*LEV */,[1,0]/*MAI */,[,]/*MÖN */,[0,5]/*MUN */,[,]/*STP */,[2,2]/*STU */,[,]/*WOL */]," calcext:value-type="string">
            <text:p>[equipe[4][0],[0,2]/*AUG */,[4,1]/*UNB */,[,]/*BOC */,[,]/*BRE */,[0,0]/*DOR */,[,]/*FRA */,[0,1]/*FRE */,[3,3]/*HEI */,[1,3]/*HOF */,[2,1]/*KIE */,[,]/*LEI */,[2,2]/*LEV */,[1,0]/*MAI */,[,]/*MÖN */,[0,5]/*MUN */,[,]/*STP */,[2,2]/*STU */,[,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Borussia_Dortmund" xlink:type="simple">Borussia Dortmund</text:a> </text:p>
          </table:table-cell>
          <table:table-cell table:style-name="ce10"/>
          <table:table-cell office:value-type="string" calcext:value-type="string">
            <text:p>6–0 </text:p>
          </table:table-cell>
          <table:table-cell office:value-type="string" calcext:value-type="string">
            <text:p>4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4–2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2–3 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_Klassiker" xlink:type="simple">1–1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table:style-name="ce10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formula="of:=&quot;[equipe[&quot;&amp;[.T6]&amp;&quot;][0],&quot;" office:value-type="string" office:string-value="[equipe[5][0]," calcext:value-type="string">
            <text:p>[equipe[5][0],</text:p>
          </table:table-cell>
          <table:table-cell table:formula="of:=&quot;[&quot;&amp;LEFT([.B6];1)&amp;&quot;,&quot;&amp;LEFT(RIGHT([.B6];2);1)&amp;&quot;]/*&quot;&amp;[.B$1]&amp;&quot;*/,&quot;" office:value-type="string" office:string-value="[,]/*AUG */," calcext:value-type="string">
            <text:p>[,]/*AUG */,</text:p>
          </table:table-cell>
          <table:table-cell table:formula="of:=&quot;[&quot;&amp;LEFT([.C6];1)&amp;&quot;,&quot;&amp;LEFT(RIGHT([.C6];2);1)&amp;&quot;]/*&quot;&amp;[.C$1]&amp;&quot;*/,&quot;" office:value-type="string" office:string-value="[6,0]/*UNB */," calcext:value-type="string">
            <text:p>[6,0]/*UNB */,</text:p>
          </table:table-cell>
          <table:table-cell table:formula="of:=&quot;[&quot;&amp;LEFT([.D6];1)&amp;&quot;,&quot;&amp;LEFT(RIGHT([.D6];2);1)&amp;&quot;]/*&quot;&amp;[.D$1]&amp;&quot;*/,&quot;" office:value-type="string" office:string-value="[4,2]/*BOC */," calcext:value-type="string">
            <text:p>[4,2]/*BOC */,</text:p>
          </table:table-cell>
          <table:table-cell table:formula="of:=&quot;[&quot;&amp;LEFT([.E6];1)&amp;&quot;,&quot;&amp;LEFT(RIGHT([.E6];2);1)&amp;&quot;]/*&quot;&amp;[.E$1]&amp;&quot;*/,&quot;" office:value-type="string" office:string-value="[2,2]/*BRE */," calcext:value-type="string">
            <text:p>[2,2]/*BRE */,</text:p>
          </table:table-cell>
          <table:table-cell table:style-name="ce17" table:formula="of:=&quot;[,]/*&quot;&amp;[.F$1]&amp;&quot;*/,&quot;" office:value-type="string" office:string-value="[,]/*DOR */," calcext:value-type="string">
            <text:p>[,]/*DOR */,</text:p>
          </table:table-cell>
          <table:table-cell table:formula="of:=&quot;[&quot;&amp;LEFT([.G6];1)&amp;&quot;,&quot;&amp;LEFT(RIGHT([.G6];2);1)&amp;&quot;]/*&quot;&amp;[.G$1]&amp;&quot;*/,&quot;" office:value-type="string" office:string-value="[2,0]/*FRA */," calcext:value-type="string">
            <text:p>[2,0]/*FRA */,</text:p>
          </table:table-cell>
          <table:table-cell table:formula="of:=&quot;[&quot;&amp;LEFT([.H6];1)&amp;&quot;,&quot;&amp;LEFT(RIGHT([.H6];2);1)&amp;&quot;]/*&quot;&amp;[.H$1]&amp;&quot;*/,&quot;" office:value-type="string" office:string-value="[4,0]/*FRE */," calcext:value-type="string">
            <text:p>[4,0]/*FRE */,</text:p>
          </table:table-cell>
          <table:table-cell table:formula="of:=&quot;[&quot;&amp;LEFT([.I6];1)&amp;&quot;,&quot;&amp;LEFT(RIGHT([.I6];2);1)&amp;&quot;]/*&quot;&amp;[.I$1]&amp;&quot;*/,&quot;" office:value-type="string" office:string-value="[4,2]/*HEI */," calcext:value-type="string">
            <text:p>[4,2]/*HEI */,</text:p>
          </table:table-cell>
          <table:table-cell table:formula="of:=&quot;[&quot;&amp;LEFT([.J6];1)&amp;&quot;,&quot;&amp;LEFT(RIGHT([.J6];2);1)&amp;&quot;]/*&quot;&amp;[.J$1]&amp;&quot;*/,&quot;" office:value-type="string" office:string-value="[1,1]/*HOF */," calcext:value-type="string">
            <text:p>[1,1]/*HOF */,</text:p>
          </table:table-cell>
          <table:table-cell table:formula="of:=&quot;[&quot;&amp;LEFT([.K6];1)&amp;&quot;,&quot;&amp;LEFT(RIGHT([.K6];2);1)&amp;&quot;]/*&quot;&amp;[.K$1]&amp;&quot;*/,&quot;" office:value-type="string" office:string-value="[,]/*KIE */," calcext:value-type="string">
            <text:p>[,]/*KIE */,</text:p>
          </table:table-cell>
          <table:table-cell table:formula="of:=&quot;[&quot;&amp;LEFT([.L6];1)&amp;&quot;,&quot;&amp;LEFT(RIGHT([.L6];2);1)&amp;&quot;]/*&quot;&amp;[.L$1]&amp;&quot;*/,&quot;" office:value-type="string" office:string-value="[2,1]/*LEI */," calcext:value-type="string">
            <text:p>[2,1]/*LEI */,</text:p>
          </table:table-cell>
          <table:table-cell table:formula="of:=&quot;[&quot;&amp;LEFT([.M6];1)&amp;&quot;,&quot;&amp;LEFT(RIGHT([.M6];2);1)&amp;&quot;]/*&quot;&amp;[.M$1]&amp;&quot;*/,&quot;" office:value-type="string" office:string-value="[2,3]/*LEV */," calcext:value-type="string">
            <text:p>[2,3]/*LEV */,</text:p>
          </table:table-cell>
          <table:table-cell table:formula="of:=&quot;[&quot;&amp;LEFT([.N6];1)&amp;&quot;,&quot;&amp;LEFT(RIGHT([.N6];2);1)&amp;&quot;]/*&quot;&amp;[.N$1]&amp;&quot;*/,&quot;" office:value-type="string" office:string-value="[,]/*MAI */," calcext:value-type="string">
            <text:p>[,]/*MAI */,</text:p>
          </table:table-cell>
          <table:table-cell table:formula="of:=&quot;[&quot;&amp;LEFT([.O6];1)&amp;&quot;,&quot;&amp;LEFT(RIGHT([.O6];2);1)&amp;&quot;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6];1)&amp;&quot;,&quot;&amp;LEFT(RIGHT([.P6];2);1)&amp;&quot;]/*&quot;&amp;[.P$1]&amp;&quot;*/,&quot;" office:value-type="string" office:string-value="[1,1]/*MUN */," calcext:value-type="string">
            <text:p>[1,1]/*MUN */,</text:p>
          </table:table-cell>
          <table:table-cell table:formula="of:=&quot;[&quot;&amp;LEFT([.Q6];1)&amp;&quot;,&quot;&amp;LEFT(RIGHT([.Q6];2);1)&amp;&quot;]/*&quot;&amp;[.Q$1]&amp;&quot;*/,&quot;" office:value-type="string" office:string-value="[2,1]/*STP */," calcext:value-type="string">
            <text:p>[2,1]/*STP */,</text:p>
          </table:table-cell>
          <table:table-cell table:formula="of:=&quot;[&quot;&amp;LEFT([.R6];1)&amp;&quot;,&quot;&amp;LEFT(RIGHT([.R6];2);1)&amp;&quot;]/*&quot;&amp;[.R$1]&amp;&quot;*/,&quot;" office:value-type="string" office:string-value="[1,2]/*STU */," calcext:value-type="string">
            <text:p>[1,2]/*STU */,</text:p>
          </table:table-cell>
          <table:table-cell table:formula="of:=&quot;[&quot;&amp;LEFT([.S6];1)&amp;&quot;,&quot;&amp;LEFT(RIGHT([.S6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6];[.V6];[.W6];[.X6];[.Y6];[.Z6];[.AA6];[.AB6];[.AC6];[.AD6];[.AE6];[.AF6];[.AG6];[.AH6];[.AI6];[.AJ6];[.AK6];[.AL6];[.AM6])&amp;&quot;,&quot;" office:value-type="string" office:string-value="[equipe[5][0],[,]/*AUG */,[6,0]/*UNB */,[4,2]/*BOC */,[2,2]/*BRE */,[,]/*DOR */,[2,0]/*FRA */,[4,0]/*FRE */,[4,2]/*HEI */,[1,1]/*HOF */,[,]/*KIE */,[2,1]/*LEI */,[2,3]/*LEV */,[,]/*MAI */,[,]/*MÖN */,[1,1]/*MUN */,[2,1]/*STP */,[1,2]/*STU */,[,]/*WOL */]," calcext:value-type="string">
            <text:p>[equipe[5][0],[,]/*AUG */,[6,0]/*UNB */,[4,2]/*BOC */,[2,2]/*BRE */,[,]/*DOR */,[2,0]/*FRA */,[4,0]/*FRE */,[4,2]/*HEI */,[1,1]/*HOF */,[,]/*KIE */,[2,1]/*LEI */,[2,3]/*LEV */,[,]/*MAI */,[,]/*MÖN */,[1,1]/*MUN */,[2,1]/*STP */,[1,2]/*STU */,[,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Eintracht_Frankfurt" xlink:type="simple">Eintracht Frankfurt</text:a>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7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4–1 </text:p>
          </table:table-cell>
          <table:table-cell table:style-name="ce10"/>
          <table:table-cell table:number-columns-repeated="2" office:value-type="string" calcext:value-type="string">
            <text:p>3–1 </text:p>
          </table:table-cell>
          <table:table-cell table:style-name="ce10" table:number-columns-repeated="2"/>
          <table:table-cell office:value-type="string" calcext:value-type="string">
            <text:p>1–3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3–3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office:value-type="float" office:value="6" calcext:value-type="float">
            <text:p>6</text:p>
          </table:table-cell>
          <table:table-cell table:formula="of:=&quot;[equipe[&quot;&amp;[.T7]&amp;&quot;][0],&quot;" office:value-type="string" office:string-value="[equipe[6][0]," calcext:value-type="string">
            <text:p>[equipe[6][0],</text:p>
          </table:table-cell>
          <table:table-cell table:formula="of:=&quot;[&quot;&amp;LEFT([.B7];1)&amp;&quot;,&quot;&amp;LEFT(RIGHT([.B7];2);1)&amp;&quot;]/*&quot;&amp;[.B$1]&amp;&quot;*/,&quot;" office:value-type="string" office:string-value="[2,2]/*AUG */," calcext:value-type="string">
            <text:p>[2,2]/*AUG */,</text:p>
          </table:table-cell>
          <table:table-cell table:formula="of:=&quot;[&quot;&amp;LEFT([.C7];1)&amp;&quot;,&quot;&amp;LEFT(RIGHT([.C7];2);1)&amp;&quot;]/*&quot;&amp;[.C$1]&amp;&quot;*/,&quot;" office:value-type="string" office:string-value="[,]/*UNB */," calcext:value-type="string">
            <text:p>[,]/*UNB */,</text:p>
          </table:table-cell>
          <table:table-cell table:formula="of:=&quot;[&quot;&amp;LEFT([.D7];1)&amp;&quot;,&quot;&amp;LEFT(RIGHT([.D7];2);1)&amp;&quot;]/*&quot;&amp;[.D$1]&amp;&quot;*/,&quot;" office:value-type="string" office:string-value="[7,2]/*BOC */," calcext:value-type="string">
            <text:p>[7,2]/*BOC */,</text:p>
          </table:table-cell>
          <table:table-cell table:formula="of:=&quot;[&quot;&amp;LEFT([.E7];1)&amp;&quot;,&quot;&amp;LEFT(RIGHT([.E7];2);1)&amp;&quot;]/*&quot;&amp;[.E$1]&amp;&quot;*/,&quot;" office:value-type="string" office:string-value="[1,0]/*BRE */," calcext:value-type="string">
            <text:p>[1,0]/*BRE */,</text:p>
          </table:table-cell>
          <table:table-cell table:formula="of:=&quot;[&quot;&amp;LEFT([.F7];1)&amp;&quot;,&quot;&amp;LEFT(RIGHT([.F7];2);1)&amp;&quot;]/*&quot;&amp;[.F$1]&amp;&quot;*/,&quot;" office:value-type="string" office:string-value="[2,0]/*DOR */," calcext:value-type="string">
            <text:p>[2,0]/*DOR */,</text:p>
          </table:table-cell>
          <table:table-cell table:style-name="ce17" table:formula="of:=&quot;[,]/*&quot;&amp;[.G$1]&amp;&quot;*/,&quot;" office:value-type="string" office:string-value="[,]/*FRA */," calcext:value-type="string">
            <text:p>[,]/*FRA */,</text:p>
          </table:table-cell>
          <table:table-cell table:formula="of:=&quot;[&quot;&amp;LEFT([.H7];1)&amp;&quot;,&quot;&amp;LEFT(RIGHT([.H7];2);1)&amp;&quot;]/*&quot;&amp;[.H$1]&amp;&quot;*/,&quot;" office:value-type="string" office:string-value="[4,1]/*FRE */," calcext:value-type="string">
            <text:p>[4,1]/*FRE */,</text:p>
          </table:table-cell>
          <table:table-cell table:formula="of:=&quot;[&quot;&amp;LEFT([.I7];1)&amp;&quot;,&quot;&amp;LEFT(RIGHT([.I7];2);1)&amp;&quot;]/*&quot;&amp;[.I$1]&amp;&quot;*/,&quot;" office:value-type="string" office:string-value="[,]/*HEI */," calcext:value-type="string">
            <text:p>[,]/*HEI */,</text:p>
          </table:table-cell>
          <table:table-cell table:formula="of:=&quot;[&quot;&amp;LEFT([.J7];1)&amp;&quot;,&quot;&amp;LEFT(RIGHT([.J7];2);1)&amp;&quot;]/*&quot;&amp;[.J$1]&amp;&quot;*/,&quot;" office:value-type="string" office:string-value="[3,1]/*HOF */," calcext:value-type="string">
            <text:p>[3,1]/*HOF */,</text:p>
          </table:table-cell>
          <table:table-cell table:formula="of:=&quot;[&quot;&amp;LEFT([.K7];1)&amp;&quot;,&quot;&amp;LEFT(RIGHT([.K7];2);1)&amp;&quot;]/*&quot;&amp;[.K$1]&amp;&quot;*/,&quot;" office:value-type="string" office:string-value="[3,1]/*KIE */," calcext:value-type="string">
            <text:p>[3,1]/*KIE */,</text:p>
          </table:table-cell>
          <table:table-cell table:formula="of:=&quot;[&quot;&amp;LEFT([.L7];1)&amp;&quot;,&quot;&amp;LEFT(RIGHT([.L7];2);1)&amp;&quot;]/*&quot;&amp;[.L$1]&amp;&quot;*/,&quot;" office:value-type="string" office:string-value="[,]/*LEI */," calcext:value-type="string">
            <text:p>[,]/*LEI */,</text:p>
          </table:table-cell>
          <table:table-cell table:formula="of:=&quot;[&quot;&amp;LEFT([.M7];1)&amp;&quot;,&quot;&amp;LEFT(RIGHT([.M7];2);1)&amp;&quot;]/*&quot;&amp;[.M$1]&amp;&quot;*/,&quot;" office:value-type="string" office:string-value="[,]/*LEV */," calcext:value-type="string">
            <text:p>[,]/*LEV */,</text:p>
          </table:table-cell>
          <table:table-cell table:formula="of:=&quot;[&quot;&amp;LEFT([.N7];1)&amp;&quot;,&quot;&amp;LEFT(RIGHT([.N7];2);1)&amp;&quot;]/*&quot;&amp;[.N$1]&amp;&quot;*/,&quot;" office:value-type="string" office:string-value="[1,3]/*MAI */," calcext:value-type="string">
            <text:p>[1,3]/*MAI */,</text:p>
          </table:table-cell>
          <table:table-cell table:formula="of:=&quot;[&quot;&amp;LEFT([.O7];1)&amp;&quot;,&quot;&amp;LEFT(RIGHT([.O7];2);1)&amp;&quot;]/*&quot;&amp;[.O$1]&amp;&quot;*/,&quot;" office:value-type="string" office:string-value="[2,0]/*MÖN */," calcext:value-type="string">
            <text:p>[2,0]/*MÖN */,</text:p>
          </table:table-cell>
          <table:table-cell table:formula="of:=&quot;[&quot;&amp;LEFT([.P7];1)&amp;&quot;,&quot;&amp;LEFT(RIGHT([.P7];2);1)&amp;&quot;]/*&quot;&amp;[.P$1]&amp;&quot;*/,&quot;" office:value-type="string" office:string-value="[3,3]/*MUN */," calcext:value-type="string">
            <text:p>[3,3]/*MUN */,</text:p>
          </table:table-cell>
          <table:table-cell table:formula="of:=&quot;[&quot;&amp;LEFT([.Q7];1)&amp;&quot;,&quot;&amp;LEFT(RIGHT([.Q7];2);1)&amp;&quot;]/*&quot;&amp;[.Q$1]&amp;&quot;*/,&quot;" office:value-type="string" office:string-value="[,]/*STP */," calcext:value-type="string">
            <text:p>[,]/*STP */,</text:p>
          </table:table-cell>
          <table:table-cell table:formula="of:=&quot;[&quot;&amp;LEFT([.R7];1)&amp;&quot;,&quot;&amp;LEFT(RIGHT([.R7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7];1)&amp;&quot;,&quot;&amp;LEFT(RIGHT([.S7];2);1)&amp;&quot;]/*&quot;&amp;[.S$1]&amp;&quot;*/]&quot;" office:value-type="string" office:string-value="[1,1]/*WOL */]" calcext:value-type="string">
            <text:p>[1,1]/*WOL */]</text:p>
          </table:table-cell>
          <table:table-cell table:formula="of:=CONCATENATE([.U7];[.V7];[.W7];[.X7];[.Y7];[.Z7];[.AA7];[.AB7];[.AC7];[.AD7];[.AE7];[.AF7];[.AG7];[.AH7];[.AI7];[.AJ7];[.AK7];[.AL7];[.AM7])&amp;&quot;,&quot;" office:value-type="string" office:string-value="[equipe[6][0],[2,2]/*AUG */,[,]/*UNB */,[7,2]/*BOC */,[1,0]/*BRE */,[2,0]/*DOR */,[,]/*FRA */,[4,1]/*FRE */,[,]/*HEI */,[3,1]/*HOF */,[3,1]/*KIE */,[,]/*LEI */,[,]/*LEV */,[1,3]/*MAI */,[2,0]/*MÖN */,[3,3]/*MUN */,[,]/*STP */,[,]/*STU */,[1,1]/*WOL */]," calcext:value-type="string">
            <text:p>[equipe[6][0],[2,2]/*AUG */,[,]/*UNB */,[7,2]/*BOC */,[1,0]/*BRE */,[2,0]/*DOR */,[,]/*FRA */,[4,1]/*FRE */,[,]/*HEI */,[3,1]/*HOF */,[3,1]/*KIE */,[,]/*LEI */,[,]/*LEV */,[1,3]/*MAI */,[2,0]/*MÖN */,[3,3]/*MUN */,[,]/*STP */,[,]/*STU */,[1,1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SC_Freiburg" xlink:type="simple">SC Freiburg</text:a> </text:p>
          </table:table-cell>
          <table:table-cell office:value-type="string" calcext:value-type="string">
            <text:p>3–1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5–0 </text:p>
          </table:table-cell>
          <table:table-cell table:style-name="ce10" table:number-columns-repeated="2"/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 table:number-columns-repeated="2"/>
          <table:table-cell office:value-type="string" calcext:value-type="string">
            <text:p>0–0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3–2 </text:p>
          </table:table-cell>
          <table:table-cell office:value-type="float" office:value="7" calcext:value-type="float">
            <text:p>7</text:p>
          </table:table-cell>
          <table:table-cell table:formula="of:=&quot;[equipe[&quot;&amp;[.T8]&amp;&quot;][0],&quot;" office:value-type="string" office:string-value="[equipe[7][0]," calcext:value-type="string">
            <text:p>[equipe[7][0],</text:p>
          </table:table-cell>
          <table:table-cell table:formula="of:=&quot;[&quot;&amp;LEFT([.B8];1)&amp;&quot;,&quot;&amp;LEFT(RIGHT([.B8];2);1)&amp;&quot;]/*&quot;&amp;[.B$1]&amp;&quot;*/,&quot;" office:value-type="string" office:string-value="[3,1]/*AUG */," calcext:value-type="string">
            <text:p>[3,1]/*AUG */,</text:p>
          </table:table-cell>
          <table:table-cell table:formula="of:=&quot;[&quot;&amp;LEFT([.C8];1)&amp;&quot;,&quot;&amp;LEFT(RIGHT([.C8];2);1)&amp;&quot;]/*&quot;&amp;[.C$1]&amp;&quot;*/,&quot;" office:value-type="string" office:string-value="[,]/*UNB */," calcext:value-type="string">
            <text:p>[,]/*UNB */,</text:p>
          </table:table-cell>
          <table:table-cell table:formula="of:=&quot;[&quot;&amp;LEFT([.D8];1)&amp;&quot;,&quot;&amp;LEFT(RIGHT([.D8];2);1)&amp;&quot;]/*&quot;&amp;[.D$1]&amp;&quot;*/,&quot;" office:value-type="string" office:string-value="[2,1]/*BOC */," calcext:value-type="string">
            <text:p>[2,1]/*BOC */,</text:p>
          </table:table-cell>
          <table:table-cell table:formula="of:=&quot;[&quot;&amp;LEFT([.E8];1)&amp;&quot;,&quot;&amp;LEFT(RIGHT([.E8];2);1)&amp;&quot;]/*&quot;&amp;[.E$1]&amp;&quot;*/,&quot;" office:value-type="string" office:string-value="[5,0]/*BRE */," calcext:value-type="string">
            <text:p>[5,0]/*BRE */,</text:p>
          </table:table-cell>
          <table:table-cell table:formula="of:=&quot;[&quot;&amp;LEFT([.F8];1)&amp;&quot;,&quot;&amp;LEFT(RIGHT([.F8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8];1)&amp;&quot;,&quot;&amp;LEFT(RIGHT([.G8];2);1)&amp;&quot;]/*&quot;&amp;[.G$1]&amp;&quot;*/,&quot;" office:value-type="string" office:string-value="[,]/*FRA */," calcext:value-type="string">
            <text:p>[,]/*FRA */,</text:p>
          </table:table-cell>
          <table:table-cell table:style-name="ce17" table:formula="of:=&quot;[,]/*&quot;&amp;[.H$1]&amp;&quot;*/,&quot;" office:value-type="string" office:string-value="[,]/*FRE */," calcext:value-type="string">
            <text:p>[,]/*FRE */,</text:p>
          </table:table-cell>
          <table:table-cell table:formula="of:=&quot;[&quot;&amp;LEFT([.I8];1)&amp;&quot;,&quot;&amp;LEFT(RIGHT([.I8];2);1)&amp;&quot;]/*&quot;&amp;[.I$1]&amp;&quot;*/,&quot;" office:value-type="string" office:string-value="[1,0]/*HEI */," calcext:value-type="string">
            <text:p>[1,0]/*HEI */,</text:p>
          </table:table-cell>
          <table:table-cell table:formula="of:=&quot;[&quot;&amp;LEFT([.J8];1)&amp;&quot;,&quot;&amp;LEFT(RIGHT([.J8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8];1)&amp;&quot;,&quot;&amp;LEFT(RIGHT([.K8];2);1)&amp;&quot;]/*&quot;&amp;[.K$1]&amp;&quot;*/,&quot;" office:value-type="string" office:string-value="[3,2]/*KIE */," calcext:value-type="string">
            <text:p>[3,2]/*KIE */,</text:p>
          </table:table-cell>
          <table:table-cell table:formula="of:=&quot;[&quot;&amp;LEFT([.L8];1)&amp;&quot;,&quot;&amp;LEFT(RIGHT([.L8];2);1)&amp;&quot;]/*&quot;&amp;[.L$1]&amp;&quot;*/,&quot;" office:value-type="string" office:string-value="[,]/*LEI */," calcext:value-type="string">
            <text:p>[,]/*LEI */,</text:p>
          </table:table-cell>
          <table:table-cell table:formula="of:=&quot;[&quot;&amp;LEFT([.M8];1)&amp;&quot;,&quot;&amp;LEFT(RIGHT([.M8];2);1)&amp;&quot;]/*&quot;&amp;[.M$1]&amp;&quot;*/,&quot;" office:value-type="string" office:string-value="[,]/*LEV */," calcext:value-type="string">
            <text:p>[,]/*LEV */,</text:p>
          </table:table-cell>
          <table:table-cell table:formula="of:=&quot;[&quot;&amp;LEFT([.N8];1)&amp;&quot;,&quot;&amp;LEFT(RIGHT([.N8];2);1)&amp;&quot;]/*&quot;&amp;[.N$1]&amp;&quot;*/,&quot;" office:value-type="string" office:string-value="[0,0]/*MAI */," calcext:value-type="string">
            <text:p>[0,0]/*MAI */,</text:p>
          </table:table-cell>
          <table:table-cell table:formula="of:=&quot;[&quot;&amp;LEFT([.O8];1)&amp;&quot;,&quot;&amp;LEFT(RIGHT([.O8];2);1)&amp;&quot;]/*&quot;&amp;[.O$1]&amp;&quot;*/,&quot;" office:value-type="string" office:string-value="[3,1]/*MÖN */," calcext:value-type="string">
            <text:p>[3,1]/*MÖN */,</text:p>
          </table:table-cell>
          <table:table-cell table:formula="of:=&quot;[&quot;&amp;LEFT([.P8];1)&amp;&quot;,&quot;&amp;LEFT(RIGHT([.P8];2);1)&amp;&quot;]/*&quot;&amp;[.P$1]&amp;&quot;*/,&quot;" office:value-type="string" office:string-value="[1,2]/*MUN */," calcext:value-type="string">
            <text:p>[1,2]/*MUN */,</text:p>
          </table:table-cell>
          <table:table-cell table:formula="of:=&quot;[&quot;&amp;LEFT([.Q8];1)&amp;&quot;,&quot;&amp;LEFT(RIGHT([.Q8];2);1)&amp;&quot;]/*&quot;&amp;[.Q$1]&amp;&quot;*/,&quot;" office:value-type="string" office:string-value="[0,3]/*STP */," calcext:value-type="string">
            <text:p>[0,3]/*STP */,</text:p>
          </table:table-cell>
          <table:table-cell table:formula="of:=&quot;[&quot;&amp;LEFT([.R8];1)&amp;&quot;,&quot;&amp;LEFT(RIGHT([.R8];2);1)&amp;&quot;]/*&quot;&amp;[.R$1]&amp;&quot;*/,&quot;" office:value-type="string" office:string-value="[3,1]/*STU */," calcext:value-type="string">
            <text:p>[3,1]/*STU */,</text:p>
          </table:table-cell>
          <table:table-cell table:formula="of:=&quot;[&quot;&amp;LEFT([.S8];1)&amp;&quot;,&quot;&amp;LEFT(RIGHT([.S8];2);1)&amp;&quot;]/*&quot;&amp;[.S$1]&amp;&quot;*/]&quot;" office:value-type="string" office:string-value="[3,2]/*WOL */]" calcext:value-type="string">
            <text:p>[3,2]/*WOL */]</text:p>
          </table:table-cell>
          <table:table-cell table:formula="of:=CONCATENATE([.U8];[.V8];[.W8];[.X8];[.Y8];[.Z8];[.AA8];[.AB8];[.AC8];[.AD8];[.AE8];[.AF8];[.AG8];[.AH8];[.AI8];[.AJ8];[.AK8];[.AL8];[.AM8])&amp;&quot;,&quot;" office:value-type="string" office:string-value="[equipe[7][0],[3,1]/*AUG */,[,]/*UNB */,[2,1]/*BOC */,[5,0]/*BRE */,[,]/*DOR */,[,]/*FRA */,[,]/*FRE */,[1,0]/*HEI */,[,]/*HOF */,[3,2]/*KIE */,[,]/*LEI */,[,]/*LEV */,[0,0]/*MAI */,[3,1]/*MÖN */,[1,2]/*MUN */,[0,3]/*STP */,[3,1]/*STU */,[3,2]/*WOL */]," calcext:value-type="string">
            <text:p>[equipe[7][0],[3,1]/*AUG */,[,]/*UNB */,[2,1]/*BOC */,[5,0]/*BRE */,[,]/*DOR */,[,]/*FRA */,[,]/*FRE */,[1,0]/*HEI */,[,]/*HOF */,[3,2]/*KIE */,[,]/*LEI */,[,]/*LEV */,[0,0]/*MAI */,[3,1]/*MÖN */,[1,2]/*MUN */,[0,3]/*STP */,[3,1]/*STU */,[3,2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1._FC_Heidenheim" xlink:type="simple">1. FC Heidenheim</text:a>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2–0 </text:p>
          </table:table-cell>
          <table:table-cell table:style-name="ce10" table:number-columns-repeated="2"/>
          <table:table-cell office:value-type="string" calcext:value-type="string">
            <text:p>1–2 </text:p>
          </table:table-cell>
          <table:table-cell office:value-type="string" calcext:value-type="string">
            <text:p>0–4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 table:number-columns-repeated="2"/>
          <table:table-cell office:value-type="string" calcext:value-type="string">
            <text:p>0–2 </text:p>
          </table:table-cell>
          <table:table-cell table:number-columns-repeated="2" office:value-type="string" calcext:value-type="string">
            <text:p>1–3 </text:p>
          </table:table-cell>
          <table:table-cell office:value-type="float" office:value="8" calcext:value-type="float">
            <text:p>8</text:p>
          </table:table-cell>
          <table:table-cell table:formula="of:=&quot;[equipe[&quot;&amp;[.T9]&amp;&quot;][0],&quot;" office:value-type="string" office:string-value="[equipe[8][0]," calcext:value-type="string">
            <text:p>[equipe[8][0],</text:p>
          </table:table-cell>
          <table:table-cell table:formula="of:=&quot;[&quot;&amp;LEFT([.B9];1)&amp;&quot;,&quot;&amp;LEFT(RIGHT([.B9];2);1)&amp;&quot;]/*&quot;&amp;[.B$1]&amp;&quot;*/,&quot;" office:value-type="string" office:string-value="[4,0]/*AUG */," calcext:value-type="string">
            <text:p>[4,0]/*AUG */,</text:p>
          </table:table-cell>
          <table:table-cell table:formula="of:=&quot;[&quot;&amp;LEFT([.C9];1)&amp;&quot;,&quot;&amp;LEFT(RIGHT([.C9];2);1)&amp;&quot;]/*&quot;&amp;[.C$1]&amp;&quot;*/,&quot;" office:value-type="string" office:string-value="[2,0]/*UNB */," calcext:value-type="string">
            <text:p>[2,0]/*UNB */,</text:p>
          </table:table-cell>
          <table:table-cell table:formula="of:=&quot;[&quot;&amp;LEFT([.D9];1)&amp;&quot;,&quot;&amp;LEFT(RIGHT([.D9];2);1)&amp;&quot;]/*&quot;&amp;[.D$1]&amp;&quot;*/,&quot;" office:value-type="string" office:string-value="[,]/*BOC */," calcext:value-type="string">
            <text:p>[,]/*BOC */,</text:p>
          </table:table-cell>
          <table:table-cell table:formula="of:=&quot;[&quot;&amp;LEFT([.E9];1)&amp;&quot;,&quot;&amp;LEFT(RIGHT([.E9];2);1)&amp;&quot;]/*&quot;&amp;[.E$1]&amp;&quot;*/,&quot;" office:value-type="string" office:string-value="[,]/*BRE */," calcext:value-type="string">
            <text:p>[,]/*BRE */,</text:p>
          </table:table-cell>
          <table:table-cell table:formula="of:=&quot;[&quot;&amp;LEFT([.F9];1)&amp;&quot;,&quot;&amp;LEFT(RIGHT([.F9];2);1)&amp;&quot;]/*&quot;&amp;[.F$1]&amp;&quot;*/,&quot;" office:value-type="string" office:string-value="[1,2]/*DOR */," calcext:value-type="string">
            <text:p>[1,2]/*DOR */,</text:p>
          </table:table-cell>
          <table:table-cell table:formula="of:=&quot;[&quot;&amp;LEFT([.G9];1)&amp;&quot;,&quot;&amp;LEFT(RIGHT([.G9];2);1)&amp;&quot;]/*&quot;&amp;[.G$1]&amp;&quot;*/,&quot;" office:value-type="string" office:string-value="[0,4]/*FRA */," calcext:value-type="string">
            <text:p>[0,4]/*FRA */,</text:p>
          </table:table-cell>
          <table:table-cell table:formula="of:=&quot;[&quot;&amp;LEFT([.H9];1)&amp;&quot;,&quot;&amp;LEFT(RIGHT([.H9];2);1)&amp;&quot;]/*&quot;&amp;[.H$1]&amp;&quot;*/,&quot;" office:value-type="string" office:string-value="[0,3]/*FRE */," calcext:value-type="string">
            <text:p>[0,3]/*FRE */,</text:p>
          </table:table-cell>
          <table:table-cell table:style-name="ce17" table:formula="of:=&quot;[,]/*&quot;&amp;[.I$1]&amp;&quot;*/,&quot;" office:value-type="string" office:string-value="[,]/*HEI */," calcext:value-type="string">
            <text:p>[,]/*HEI */,</text:p>
          </table:table-cell>
          <table:table-cell table:formula="of:=&quot;[&quot;&amp;LEFT([.J9];1)&amp;&quot;,&quot;&amp;LEFT(RIGHT([.J9];2);1)&amp;&quot;]/*&quot;&amp;[.J$1]&amp;&quot;*/,&quot;" office:value-type="string" office:string-value="[0,0]/*HOF */," calcext:value-type="string">
            <text:p>[0,0]/*HOF */,</text:p>
          </table:table-cell>
          <table:table-cell table:formula="of:=&quot;[&quot;&amp;LEFT([.K9];1)&amp;&quot;,&quot;&amp;LEFT(RIGHT([.K9];2);1)&amp;&quot;]/*&quot;&amp;[.K$1]&amp;&quot;*/,&quot;" office:value-type="string" office:string-value="[,]/*KIE */," calcext:value-type="string">
            <text:p>[,]/*KIE */,</text:p>
          </table:table-cell>
          <table:table-cell table:formula="of:=&quot;[&quot;&amp;LEFT([.L9];1)&amp;&quot;,&quot;&amp;LEFT(RIGHT([.L9];2);1)&amp;&quot;]/*&quot;&amp;[.L$1]&amp;&quot;*/,&quot;" office:value-type="string" office:string-value="[0,1]/*LEI */," calcext:value-type="string">
            <text:p>[0,1]/*LEI */,</text:p>
          </table:table-cell>
          <table:table-cell table:formula="of:=&quot;[&quot;&amp;LEFT([.M9];1)&amp;&quot;,&quot;&amp;LEFT(RIGHT([.M9];2);1)&amp;&quot;]/*&quot;&amp;[.M$1]&amp;&quot;*/,&quot;" office:value-type="string" office:string-value="[,]/*LEV */," calcext:value-type="string">
            <text:p>[,]/*LEV */,</text:p>
          </table:table-cell>
          <table:table-cell table:formula="of:=&quot;[&quot;&amp;LEFT([.N9];1)&amp;&quot;,&quot;&amp;LEFT(RIGHT([.N9];2);1)&amp;&quot;]/*&quot;&amp;[.N$1]&amp;&quot;*/,&quot;" office:value-type="string" office:string-value="[0,2]/*MAI */," calcext:value-type="string">
            <text:p>[0,2]/*MAI */,</text:p>
          </table:table-cell>
          <table:table-cell table:formula="of:=&quot;[&quot;&amp;LEFT([.O9];1)&amp;&quot;,&quot;&amp;LEFT(RIGHT([.O9];2);1)&amp;&quot;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9];1)&amp;&quot;,&quot;&amp;LEFT(RIGHT([.P9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9];1)&amp;&quot;,&quot;&amp;LEFT(RIGHT([.Q9];2);1)&amp;&quot;]/*&quot;&amp;[.Q$1]&amp;&quot;*/,&quot;" office:value-type="string" office:string-value="[0,2]/*STP */," calcext:value-type="string">
            <text:p>[0,2]/*STP */,</text:p>
          </table:table-cell>
          <table:table-cell table:formula="of:=&quot;[&quot;&amp;LEFT([.R9];1)&amp;&quot;,&quot;&amp;LEFT(RIGHT([.R9];2);1)&amp;&quot;]/*&quot;&amp;[.R$1]&amp;&quot;*/,&quot;" office:value-type="string" office:string-value="[1,3]/*STU */," calcext:value-type="string">
            <text:p>[1,3]/*STU */,</text:p>
          </table:table-cell>
          <table:table-cell table:formula="of:=&quot;[&quot;&amp;LEFT([.S9];1)&amp;&quot;,&quot;&amp;LEFT(RIGHT([.S9];2);1)&amp;&quot;]/*&quot;&amp;[.S$1]&amp;&quot;*/]&quot;" office:value-type="string" office:string-value="[1,3]/*WOL */]" calcext:value-type="string">
            <text:p>[1,3]/*WOL */]</text:p>
          </table:table-cell>
          <table:table-cell table:formula="of:=CONCATENATE([.U9];[.V9];[.W9];[.X9];[.Y9];[.Z9];[.AA9];[.AB9];[.AC9];[.AD9];[.AE9];[.AF9];[.AG9];[.AH9];[.AI9];[.AJ9];[.AK9];[.AL9];[.AM9])&amp;&quot;,&quot;" office:value-type="string" office:string-value="[equipe[8][0],[4,0]/*AUG */,[2,0]/*UNB */,[,]/*BOC */,[,]/*BRE */,[1,2]/*DOR */,[0,4]/*FRA */,[0,3]/*FRE */,[,]/*HEI */,[0,0]/*HOF */,[,]/*KIE */,[0,1]/*LEI */,[,]/*LEV */,[0,2]/*MAI */,[,]/*MÖN */,[,]/*MUN */,[0,2]/*STP */,[1,3]/*STU */,[1,3]/*WOL */]," calcext:value-type="string">
            <text:p>[equipe[8][0],[4,0]/*AUG */,[2,0]/*UNB */,[,]/*BOC */,[,]/*BRE */,[1,2]/*DOR */,[0,4]/*FRA */,[0,3]/*FRE */,[,]/*HEI */,[0,0]/*HOF */,[,]/*KIE */,[0,1]/*LEI */,[,]/*LEV */,[0,2]/*MAI */,[,]/*MÖN */,[,]/*MUN */,[0,2]/*STP */,[1,3]/*STU */,[1,3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TSG_1899_Hoffenheim" xlink:type="simple">TSG Hoffenheim</text:a> </text:p>
          </table:table-cell>
          <table:table-cell table:style-name="ce10"/>
          <table:table-cell office:value-type="string" calcext:value-type="string">
            <text:p>0–4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3–4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4–3 </text:p>
          </table:table-cell>
          <table:table-cell office:value-type="string" calcext:value-type="string">
            <text:p>1–4 </text:p>
          </table:table-cell>
          <table:table-cell table:style-name="ce10"/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0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float" office:value="9" calcext:value-type="float">
            <text:p>9</text:p>
          </table:table-cell>
          <table:table-cell table:formula="of:=&quot;[equipe[&quot;&amp;[.T10]&amp;&quot;][0],&quot;" office:value-type="string" office:string-value="[equipe[9][0]," calcext:value-type="string">
            <text:p>[equipe[9][0],</text:p>
          </table:table-cell>
          <table:table-cell table:formula="of:=&quot;[&quot;&amp;LEFT([.B10];1)&amp;&quot;,&quot;&amp;LEFT(RIGHT([.B10];2);1)&amp;&quot;]/*&quot;&amp;[.B$1]&amp;&quot;*/,&quot;" office:value-type="string" office:string-value="[,]/*AUG */," calcext:value-type="string">
            <text:p>[,]/*AUG */,</text:p>
          </table:table-cell>
          <table:table-cell table:formula="of:=&quot;[&quot;&amp;LEFT([.C10];1)&amp;&quot;,&quot;&amp;LEFT(RIGHT([.C10];2);1)&amp;&quot;]/*&quot;&amp;[.C$1]&amp;&quot;*/,&quot;" office:value-type="string" office:string-value="[0,4]/*UNB */," calcext:value-type="string">
            <text:p>[0,4]/*UNB */,</text:p>
          </table:table-cell>
          <table:table-cell table:formula="of:=&quot;[&quot;&amp;LEFT([.D10];1)&amp;&quot;,&quot;&amp;LEFT(RIGHT([.D10];2);1)&amp;&quot;]/*&quot;&amp;[.D$1]&amp;&quot;*/,&quot;" office:value-type="string" office:string-value="[3,1]/*BOC */," calcext:value-type="string">
            <text:p>[3,1]/*BOC */,</text:p>
          </table:table-cell>
          <table:table-cell table:formula="of:=&quot;[&quot;&amp;LEFT([.E10];1)&amp;&quot;,&quot;&amp;LEFT(RIGHT([.E10];2);1)&amp;&quot;]/*&quot;&amp;[.E$1]&amp;&quot;*/,&quot;" office:value-type="string" office:string-value="[3,4]/*BRE */," calcext:value-type="string">
            <text:p>[3,4]/*BRE */,</text:p>
          </table:table-cell>
          <table:table-cell table:formula="of:=&quot;[&quot;&amp;LEFT([.F10];1)&amp;&quot;,&quot;&amp;LEFT(RIGHT([.F10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10];1)&amp;&quot;,&quot;&amp;LEFT(RIGHT([.G10];2);1)&amp;&quot;]/*&quot;&amp;[.G$1]&amp;&quot;*/,&quot;" office:value-type="string" office:string-value="[2,2]/*FRA */," calcext:value-type="string">
            <text:p>[2,2]/*FRA */,</text:p>
          </table:table-cell>
          <table:table-cell table:formula="of:=&quot;[&quot;&amp;LEFT([.H10];1)&amp;&quot;,&quot;&amp;LEFT(RIGHT([.H10];2);1)&amp;&quot;]/*&quot;&amp;[.H$1]&amp;&quot;*/,&quot;" office:value-type="string" office:string-value="[1,1]/*FRE */," calcext:value-type="string">
            <text:p>[1,1]/*FRE */,</text:p>
          </table:table-cell>
          <table:table-cell table:formula="of:=&quot;[&quot;&amp;LEFT([.I10];1)&amp;&quot;,&quot;&amp;LEFT(RIGHT([.I10];2);1)&amp;&quot;]/*&quot;&amp;[.I$1]&amp;&quot;*/,&quot;" office:value-type="string" office:string-value="[,]/*HEI */," calcext:value-type="string">
            <text:p>[,]/*HEI */,</text:p>
          </table:table-cell>
          <table:table-cell table:style-name="ce17" table:formula="of:=&quot;[,]/*&quot;&amp;[.J$1]&amp;&quot;*/,&quot;" office:value-type="string" office:string-value="[,]/*HOF */," calcext:value-type="string">
            <text:p>[,]/*HOF */,</text:p>
          </table:table-cell>
          <table:table-cell table:formula="of:=&quot;[&quot;&amp;LEFT([.K10];1)&amp;&quot;,&quot;&amp;LEFT(RIGHT([.K10];2);1)&amp;&quot;]/*&quot;&amp;[.K$1]&amp;&quot;*/,&quot;" office:value-type="string" office:string-value="[3,2]/*KIE */," calcext:value-type="string">
            <text:p>[3,2]/*KIE */,</text:p>
          </table:table-cell>
          <table:table-cell table:formula="of:=&quot;[&quot;&amp;LEFT([.L10];1)&amp;&quot;,&quot;&amp;LEFT(RIGHT([.L10];2);1)&amp;&quot;]/*&quot;&amp;[.L$1]&amp;&quot;*/,&quot;" office:value-type="string" office:string-value="[4,3]/*LEI */," calcext:value-type="string">
            <text:p>[4,3]/*LEI */,</text:p>
          </table:table-cell>
          <table:table-cell table:formula="of:=&quot;[&quot;&amp;LEFT([.M10];1)&amp;&quot;,&quot;&amp;LEFT(RIGHT([.M10];2);1)&amp;&quot;]/*&quot;&amp;[.M$1]&amp;&quot;*/,&quot;" office:value-type="string" office:string-value="[1,4]/*LEV */," calcext:value-type="string">
            <text:p>[1,4]/*LEV */,</text:p>
          </table:table-cell>
          <table:table-cell table:formula="of:=&quot;[&quot;&amp;LEFT([.N10];1)&amp;&quot;,&quot;&amp;LEFT(RIGHT([.N10];2);1)&amp;&quot;]/*&quot;&amp;[.N$1]&amp;&quot;*/,&quot;" office:value-type="string" office:string-value="[,]/*MAI */," calcext:value-type="string">
            <text:p>[,]/*MAI */,</text:p>
          </table:table-cell>
          <table:table-cell table:formula="of:=&quot;[&quot;&amp;LEFT([.O10];1)&amp;&quot;,&quot;&amp;LEFT(RIGHT([.O10];2);1)&amp;&quot;]/*&quot;&amp;[.O$1]&amp;&quot;*/,&quot;" office:value-type="string" office:string-value="[1,2]/*MÖN */," calcext:value-type="string">
            <text:p>[1,2]/*MÖN */,</text:p>
          </table:table-cell>
          <table:table-cell table:formula="of:=&quot;[&quot;&amp;LEFT([.P10];1)&amp;&quot;,&quot;&amp;LEFT(RIGHT([.P10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10];1)&amp;&quot;,&quot;&amp;LEFT(RIGHT([.Q10];2);1)&amp;&quot;]/*&quot;&amp;[.Q$1]&amp;&quot;*/,&quot;" office:value-type="string" office:string-value="[0,2]/*STP */," calcext:value-type="string">
            <text:p>[0,2]/*STP */,</text:p>
          </table:table-cell>
          <table:table-cell table:formula="of:=&quot;[&quot;&amp;LEFT([.R10];1)&amp;&quot;,&quot;&amp;LEFT(RIGHT([.R10];2);1)&amp;&quot;]/*&quot;&amp;[.R$1]&amp;&quot;*/,&quot;" office:value-type="string" office:string-value="[1,1]/*STU */," calcext:value-type="string">
            <text:p>[1,1]/*STU */,</text:p>
          </table:table-cell>
          <table:table-cell table:formula="of:=&quot;[&quot;&amp;LEFT([.S10];1)&amp;&quot;,&quot;&amp;LEFT(RIGHT([.S10];2);1)&amp;&quot;]/*&quot;&amp;[.S$1]&amp;&quot;*/]&quot;" office:value-type="string" office:string-value="[0,1]/*WOL */]" calcext:value-type="string">
            <text:p>[0,1]/*WOL */]</text:p>
          </table:table-cell>
          <table:table-cell table:formula="of:=CONCATENATE([.U10];[.V10];[.W10];[.X10];[.Y10];[.Z10];[.AA10];[.AB10];[.AC10];[.AD10];[.AE10];[.AF10];[.AG10];[.AH10];[.AI10];[.AJ10];[.AK10];[.AL10];[.AM10])&amp;&quot;,&quot;" office:value-type="string" office:string-value="[equipe[9][0],[,]/*AUG */,[0,4]/*UNB */,[3,1]/*BOC */,[3,4]/*BRE */,[,]/*DOR */,[2,2]/*FRA */,[1,1]/*FRE */,[,]/*HEI */,[,]/*HOF */,[3,2]/*KIE */,[4,3]/*LEI */,[1,4]/*LEV */,[,]/*MAI */,[1,2]/*MÖN */,[,]/*MUN */,[0,2]/*STP */,[1,1]/*STU */,[0,1]/*WOL */]," calcext:value-type="string">
            <text:p>[equipe[9][0],[,]/*AUG */,[0,4]/*UNB */,[3,1]/*BOC */,[3,4]/*BRE */,[,]/*DOR */,[2,2]/*FRA */,[1,1]/*FRE */,[,]/*HEI */,[,]/*HOF */,[3,2]/*KIE */,[4,3]/*LEI */,[1,4]/*LEV */,[,]/*MAI */,[1,2]/*MÖN */,[,]/*MUN */,[0,2]/*STP */,[1,1]/*STU */,[0,1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Holstein_Kiel" xlink:type="simple">Holstein Kiel</text:a>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4–2 </text:p>
          </table:table-cell>
          <table:table-cell office:value-type="string" calcext:value-type="string">
            <text:p>2–4 </text:p>
          </table:table-cell>
          <table:table-cell table:style-name="ce10"/>
          <table:table-cell office:value-type="string" calcext:value-type="string">
            <text:p>1–0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0–2 </text:p>
          </table:table-cell>
          <table:table-cell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1–6 </text:p>
          </table:table-cell>
          <table:table-cell table:style-name="ce10" table:number-columns-repeated="2"/>
          <table:table-cell office:value-type="string" calcext:value-type="string">
            <text:p>0–2 </text:p>
          </table:table-cell>
          <table:table-cell office:value-type="float" office:value="10" calcext:value-type="float">
            <text:p>10</text:p>
          </table:table-cell>
          <table:table-cell table:formula="of:=&quot;[equipe[&quot;&amp;[.T11]&amp;&quot;][0],&quot;" office:value-type="string" office:string-value="[equipe[10][0]," calcext:value-type="string">
            <text:p>[equipe[10][0],</text:p>
          </table:table-cell>
          <table:table-cell table:formula="of:=&quot;[&quot;&amp;LEFT([.B11];1)&amp;&quot;,&quot;&amp;LEFT(RIGHT([.B11];2);1)&amp;&quot;]/*&quot;&amp;[.B$1]&amp;&quot;*/,&quot;" office:value-type="string" office:string-value="[5,1]/*AUG */," calcext:value-type="string">
            <text:p>[5,1]/*AUG */,</text:p>
          </table:table-cell>
          <table:table-cell table:formula="of:=&quot;[&quot;&amp;LEFT([.C11];1)&amp;&quot;,&quot;&amp;LEFT(RIGHT([.C11];2);1)&amp;&quot;]/*&quot;&amp;[.C$1]&amp;&quot;*/,&quot;" office:value-type="string" office:string-value="[0,2]/*UNB */," calcext:value-type="string">
            <text:p>[0,2]/*UNB */,</text:p>
          </table:table-cell>
          <table:table-cell table:formula="of:=&quot;[&quot;&amp;LEFT([.D11];1)&amp;&quot;,&quot;&amp;LEFT(RIGHT([.D11];2);1)&amp;&quot;]/*&quot;&amp;[.D$1]&amp;&quot;*/,&quot;" office:value-type="string" office:string-value="[2,2]/*BOC */," calcext:value-type="string">
            <text:p>[2,2]/*BOC */,</text:p>
          </table:table-cell>
          <table:table-cell table:formula="of:=&quot;[&quot;&amp;LEFT([.E11];1)&amp;&quot;,&quot;&amp;LEFT(RIGHT([.E11];2);1)&amp;&quot;]/*&quot;&amp;[.E$1]&amp;&quot;*/,&quot;" office:value-type="string" office:string-value="[,]/*BRE */," calcext:value-type="string">
            <text:p>[,]/*BRE */,</text:p>
          </table:table-cell>
          <table:table-cell table:formula="of:=&quot;[&quot;&amp;LEFT([.F11];1)&amp;&quot;,&quot;&amp;LEFT(RIGHT([.F11];2);1)&amp;&quot;]/*&quot;&amp;[.F$1]&amp;&quot;*/,&quot;" office:value-type="string" office:string-value="[4,2]/*DOR */," calcext:value-type="string">
            <text:p>[4,2]/*DOR */,</text:p>
          </table:table-cell>
          <table:table-cell table:formula="of:=&quot;[&quot;&amp;LEFT([.G11];1)&amp;&quot;,&quot;&amp;LEFT(RIGHT([.G11];2);1)&amp;&quot;]/*&quot;&amp;[.G$1]&amp;&quot;*/,&quot;" office:value-type="string" office:string-value="[2,4]/*FRA */," calcext:value-type="string">
            <text:p>[2,4]/*FRA */,</text:p>
          </table:table-cell>
          <table:table-cell table:formula="of:=&quot;[&quot;&amp;LEFT([.H11];1)&amp;&quot;,&quot;&amp;LEFT(RIGHT([.H11];2);1)&amp;&quot;]/*&quot;&amp;[.H$1]&amp;&quot;*/,&quot;" office:value-type="string" office:string-value="[,]/*FRE */," calcext:value-type="string">
            <text:p>[,]/*FRE */,</text:p>
          </table:table-cell>
          <table:table-cell table:formula="of:=&quot;[&quot;&amp;LEFT([.I11];1)&amp;&quot;,&quot;&amp;LEFT(RIGHT([.I11];2);1)&amp;&quot;]/*&quot;&amp;[.I$1]&amp;&quot;*/,&quot;" office:value-type="string" office:string-value="[1,0]/*HEI */," calcext:value-type="string">
            <text:p>[1,0]/*HEI */,</text:p>
          </table:table-cell>
          <table:table-cell table:formula="of:=&quot;[&quot;&amp;LEFT([.J11];1)&amp;&quot;,&quot;&amp;LEFT(RIGHT([.J11];2);1)&amp;&quot;]/*&quot;&amp;[.J$1]&amp;&quot;*/,&quot;" office:value-type="string" office:string-value="[1,3]/*HOF */," calcext:value-type="string">
            <text:p>[1,3]/*HOF */,</text:p>
          </table:table-cell>
          <table:table-cell table:style-name="ce17" table:formula="of:=&quot;[,]/*&quot;&amp;[.K$1]&amp;&quot;*/,&quot;" office:value-type="string" office:string-value="[,]/*KIE */," calcext:value-type="string">
            <text:p>[,]/*KIE */,</text:p>
          </table:table-cell>
          <table:table-cell table:formula="of:=&quot;[&quot;&amp;LEFT([.L11];1)&amp;&quot;,&quot;&amp;LEFT(RIGHT([.L11];2);1)&amp;&quot;]/*&quot;&amp;[.L$1]&amp;&quot;*/,&quot;" office:value-type="string" office:string-value="[0,2]/*LEI */," calcext:value-type="string">
            <text:p>[0,2]/*LEI */,</text:p>
          </table:table-cell>
          <table:table-cell table:formula="of:=&quot;[&quot;&amp;LEFT([.M11];1)&amp;&quot;,&quot;&amp;LEFT(RIGHT([.M11];2);1)&amp;&quot;]/*&quot;&amp;[.M$1]&amp;&quot;*/,&quot;" office:value-type="string" office:string-value="[0,2]/*LEV */," calcext:value-type="string">
            <text:p>[0,2]/*LEV */,</text:p>
          </table:table-cell>
          <table:table-cell table:formula="of:=&quot;[&quot;&amp;LEFT([.N11];1)&amp;&quot;,&quot;&amp;LEFT(RIGHT([.N11];2);1)&amp;&quot;]/*&quot;&amp;[.N$1]&amp;&quot;*/,&quot;" office:value-type="string" office:string-value="[0,3]/*MAI */," calcext:value-type="string">
            <text:p>[0,3]/*MAI */,</text:p>
          </table:table-cell>
          <table:table-cell table:formula="of:=&quot;[&quot;&amp;LEFT([.O11];1)&amp;&quot;,&quot;&amp;LEFT(RIGHT([.O11];2);1)&amp;&quot;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11];1)&amp;&quot;,&quot;&amp;LEFT(RIGHT([.P11];2);1)&amp;&quot;]/*&quot;&amp;[.P$1]&amp;&quot;*/,&quot;" office:value-type="string" office:string-value="[1,6]/*MUN */," calcext:value-type="string">
            <text:p>[1,6]/*MUN */,</text:p>
          </table:table-cell>
          <table:table-cell table:formula="of:=&quot;[&quot;&amp;LEFT([.Q11];1)&amp;&quot;,&quot;&amp;LEFT(RIGHT([.Q11];2);1)&amp;&quot;]/*&quot;&amp;[.Q$1]&amp;&quot;*/,&quot;" office:value-type="string" office:string-value="[,]/*STP */," calcext:value-type="string">
            <text:p>[,]/*STP */,</text:p>
          </table:table-cell>
          <table:table-cell table:formula="of:=&quot;[&quot;&amp;LEFT([.R11];1)&amp;&quot;,&quot;&amp;LEFT(RIGHT([.R11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11];1)&amp;&quot;,&quot;&amp;LEFT(RIGHT([.S11];2);1)&amp;&quot;]/*&quot;&amp;[.S$1]&amp;&quot;*/]&quot;" office:value-type="string" office:string-value="[0,2]/*WOL */]" calcext:value-type="string">
            <text:p>[0,2]/*WOL */]</text:p>
          </table:table-cell>
          <table:table-cell table:formula="of:=CONCATENATE([.U11];[.V11];[.W11];[.X11];[.Y11];[.Z11];[.AA11];[.AB11];[.AC11];[.AD11];[.AE11];[.AF11];[.AG11];[.AH11];[.AI11];[.AJ11];[.AK11];[.AL11];[.AM11])&amp;&quot;,&quot;" office:value-type="string" office:string-value="[equipe[10][0],[5,1]/*AUG */,[0,2]/*UNB */,[2,2]/*BOC */,[,]/*BRE */,[4,2]/*DOR */,[2,4]/*FRA */,[,]/*FRE */,[1,0]/*HEI */,[1,3]/*HOF */,[,]/*KIE */,[0,2]/*LEI */,[0,2]/*LEV */,[0,3]/*MAI */,[,]/*MÖN */,[1,6]/*MUN */,[,]/*STP */,[,]/*STU */,[0,2]/*WOL */]," calcext:value-type="string">
            <text:p>[equipe[10][0],[5,1]/*AUG */,[0,2]/*UNB */,[2,2]/*BOC */,[,]/*BRE */,[4,2]/*DOR */,[2,4]/*FRA */,[,]/*FRE */,[1,0]/*HEI */,[1,3]/*HOF */,[,]/*KIE */,[0,2]/*LEI */,[0,2]/*LEV */,[0,3]/*MAI */,[,]/*MÖN */,[1,6]/*MUN */,[,]/*STP */,[,]/*STU */,[0,2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RB_Leipzig" xlink:type="simple">RB Leipzig</text:a>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4–2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2 </text:p>
          </table:table-cell>
          <table:table-cell table:style-name="ce10" table:number-columns-repeated="2"/>
          <table:table-cell office:value-type="string" calcext:value-type="string">
            <text:p>—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1–5 </text:p>
          </table:table-cell>
          <table:table-cell office:value-type="float" office:value="11" calcext:value-type="float">
            <text:p>11</text:p>
          </table:table-cell>
          <table:table-cell table:formula="of:=&quot;[equipe[&quot;&amp;[.T12]&amp;&quot;][0],&quot;" office:value-type="string" office:string-value="[equipe[11][0]," calcext:value-type="string">
            <text:p>[equipe[11][0],</text:p>
          </table:table-cell>
          <table:table-cell table:formula="of:=&quot;[&quot;&amp;LEFT([.B12];1)&amp;&quot;,&quot;&amp;LEFT(RIGHT([.B12];2);1)&amp;&quot;]/*&quot;&amp;[.B$1]&amp;&quot;*/,&quot;" office:value-type="string" office:string-value="[4,0]/*AUG */," calcext:value-type="string">
            <text:p>[4,0]/*AUG */,</text:p>
          </table:table-cell>
          <table:table-cell table:formula="of:=&quot;[&quot;&amp;LEFT([.C12];1)&amp;&quot;,&quot;&amp;LEFT(RIGHT([.C12];2);1)&amp;&quot;]/*&quot;&amp;[.C$1]&amp;&quot;*/,&quot;" office:value-type="string" office:string-value="[0,0]/*UNB */," calcext:value-type="string">
            <text:p>[0,0]/*UNB */,</text:p>
          </table:table-cell>
          <table:table-cell table:formula="of:=&quot;[&quot;&amp;LEFT([.D12];1)&amp;&quot;,&quot;&amp;LEFT(RIGHT([.D12];2);1)&amp;&quot;]/*&quot;&amp;[.D$1]&amp;&quot;*/,&quot;" office:value-type="string" office:string-value="[1,0]/*BOC */," calcext:value-type="string">
            <text:p>[1,0]/*BOC */,</text:p>
          </table:table-cell>
          <table:table-cell table:formula="of:=&quot;[&quot;&amp;LEFT([.E12];1)&amp;&quot;,&quot;&amp;LEFT(RIGHT([.E12];2);1)&amp;&quot;]/*&quot;&amp;[.E$1]&amp;&quot;*/,&quot;" office:value-type="string" office:string-value="[4,2]/*BRE */," calcext:value-type="string">
            <text:p>[4,2]/*BRE */,</text:p>
          </table:table-cell>
          <table:table-cell table:formula="of:=&quot;[&quot;&amp;LEFT([.F12];1)&amp;&quot;,&quot;&amp;LEFT(RIGHT([.F12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12];1)&amp;&quot;,&quot;&amp;LEFT(RIGHT([.G12];2);1)&amp;&quot;]/*&quot;&amp;[.G$1]&amp;&quot;*/,&quot;" office:value-type="string" office:string-value="[2,1]/*FRA */," calcext:value-type="string">
            <text:p>[2,1]/*FRA */,</text:p>
          </table:table-cell>
          <table:table-cell table:formula="of:=&quot;[&quot;&amp;LEFT([.H12];1)&amp;&quot;,&quot;&amp;LEFT(RIGHT([.H12];2);1)&amp;&quot;]/*&quot;&amp;[.H$1]&amp;&quot;*/,&quot;" office:value-type="string" office:string-value="[3,1]/*FRE */," calcext:value-type="string">
            <text:p>[3,1]/*FRE */,</text:p>
          </table:table-cell>
          <table:table-cell table:formula="of:=&quot;[&quot;&amp;LEFT([.I12];1)&amp;&quot;,&quot;&amp;LEFT(RIGHT([.I12];2);1)&amp;&quot;]/*&quot;&amp;[.I$1]&amp;&quot;*/,&quot;" office:value-type="string" office:string-value="[2,2]/*HEI */," calcext:value-type="string">
            <text:p>[2,2]/*HEI */,</text:p>
          </table:table-cell>
          <table:table-cell table:formula="of:=&quot;[&quot;&amp;LEFT([.J12];1)&amp;&quot;,&quot;&amp;LEFT(RIGHT([.J12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12];1)&amp;&quot;,&quot;&amp;LEFT(RIGHT([.K12];2);1)&amp;&quot;]/*&quot;&amp;[.K$1]&amp;&quot;*/,&quot;" office:value-type="string" office:string-value="[,]/*KIE */," calcext:value-type="string">
            <text:p>[,]/*KIE */,</text:p>
          </table:table-cell>
          <table:table-cell table:style-name="ce17" table:formula="of:=&quot;[,]/*&quot;&amp;[.L$1]&amp;&quot;*/,&quot;" office:value-type="string" office:string-value="[,]/*LEI */," calcext:value-type="string">
            <text:p>[,]/*LEI */,</text:p>
          </table:table-cell>
          <table:table-cell table:formula="of:=&quot;[&quot;&amp;LEFT([.M12];1)&amp;&quot;,&quot;&amp;LEFT(RIGHT([.M12];2);1)&amp;&quot;]/*&quot;&amp;[.M$1]&amp;&quot;*/,&quot;" office:value-type="string" office:string-value="[2,2]/*LEV */," calcext:value-type="string">
            <text:p>[2,2]/*LEV */,</text:p>
          </table:table-cell>
          <table:table-cell table:formula="of:=&quot;[&quot;&amp;LEFT([.N12];1)&amp;&quot;,&quot;&amp;LEFT(RIGHT([.N12];2);1)&amp;&quot;]/*&quot;&amp;[.N$1]&amp;&quot;*/,&quot;" office:value-type="string" office:string-value="[,]/*MAI */," calcext:value-type="string">
            <text:p>[,]/*MAI */,</text:p>
          </table:table-cell>
          <table:table-cell table:formula="of:=&quot;[&quot;&amp;LEFT([.O12];1)&amp;&quot;,&quot;&amp;LEFT(RIGHT([.O12];2);1)&amp;&quot;]/*&quot;&amp;[.O$1]&amp;&quot;*/,&quot;" office:value-type="string" office:string-value="[0,0]/*MÖN */," calcext:value-type="string">
            <text:p>[0,0]/*MÖN */,</text:p>
          </table:table-cell>
          <table:table-cell table:formula="of:=&quot;[&quot;&amp;LEFT([.P12];1)&amp;&quot;,&quot;&amp;LEFT(RIGHT([.P12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12];1)&amp;&quot;,&quot;&amp;LEFT(RIGHT([.Q12];2);1)&amp;&quot;]/*&quot;&amp;[.Q$1]&amp;&quot;*/,&quot;" office:value-type="string" office:string-value="[2,0]/*STP */," calcext:value-type="string">
            <text:p>[2,0]/*STP */,</text:p>
          </table:table-cell>
          <table:table-cell table:formula="of:=&quot;[&quot;&amp;LEFT([.R12];1)&amp;&quot;,&quot;&amp;LEFT(RIGHT([.R12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12];1)&amp;&quot;,&quot;&amp;LEFT(RIGHT([.S12];2);1)&amp;&quot;]/*&quot;&amp;[.S$1]&amp;&quot;*/]&quot;" office:value-type="string" office:string-value="[1,5]/*WOL */]" calcext:value-type="string">
            <text:p>[1,5]/*WOL */]</text:p>
          </table:table-cell>
          <table:table-cell table:formula="of:=CONCATENATE([.U12];[.V12];[.W12];[.X12];[.Y12];[.Z12];[.AA12];[.AB12];[.AC12];[.AD12];[.AE12];[.AF12];[.AG12];[.AH12];[.AI12];[.AJ12];[.AK12];[.AL12];[.AM12])&amp;&quot;,&quot;" office:value-type="string" office:string-value="[equipe[11][0],[4,0]/*AUG */,[0,0]/*UNB */,[1,0]/*BOC */,[4,2]/*BRE */,[,]/*DOR */,[2,1]/*FRA */,[3,1]/*FRE */,[2,2]/*HEI */,[,]/*HOF */,[,]/*KIE */,[,]/*LEI */,[2,2]/*LEV */,[,]/*MAI */,[0,0]/*MÖN */,[,]/*MUN */,[2,0]/*STP */,[,]/*STU */,[1,5]/*WOL */]," calcext:value-type="string">
            <text:p>[equipe[11][0],[4,0]/*AUG */,[0,0]/*UNB */,[1,0]/*BOC */,[4,2]/*BRE */,[,]/*DOR */,[2,1]/*FRA */,[3,1]/*FRE */,[2,2]/*HEI */,[,]/*HOF */,[,]/*KIE */,[,]/*LEI */,[2,2]/*LEV */,[,]/*MAI */,[0,0]/*MÖN */,[,]/*MUN */,[2,0]/*STP */,[,]/*STU */,[1,5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Bayer_04_Leverkusen" xlink:type="simple">Bayer Leverkusen</text:a> </text:p>
          </table:table-cell>
          <table:table-cell table:style-name="ce10" table:number-columns-repeated="5"/>
          <table:table-cell office:value-type="string" calcext:value-type="string">
            <text:p>2–1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5–2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4–3 </text:p>
          </table:table-cell>
          <table:table-cell office:value-type="float" office:value="12" calcext:value-type="float">
            <text:p>12</text:p>
          </table:table-cell>
          <table:table-cell table:formula="of:=&quot;[equipe[&quot;&amp;[.T13]&amp;&quot;][0],&quot;" office:value-type="string" office:string-value="[equipe[12][0]," calcext:value-type="string">
            <text:p>[equipe[12][0],</text:p>
          </table:table-cell>
          <table:table-cell table:formula="of:=&quot;[&quot;&amp;LEFT([.B13];1)&amp;&quot;,&quot;&amp;LEFT(RIGHT([.B13];2);1)&amp;&quot;]/*&quot;&amp;[.B$1]&amp;&quot;*/,&quot;" office:value-type="string" office:string-value="[,]/*AUG */," calcext:value-type="string">
            <text:p>[,]/*AUG */,</text:p>
          </table:table-cell>
          <table:table-cell table:formula="of:=&quot;[&quot;&amp;LEFT([.C13];1)&amp;&quot;,&quot;&amp;LEFT(RIGHT([.C13];2);1)&amp;&quot;]/*&quot;&amp;[.C$1]&amp;&quot;*/,&quot;" office:value-type="string" office:string-value="[,]/*UNB */," calcext:value-type="string">
            <text:p>[,]/*UNB */,</text:p>
          </table:table-cell>
          <table:table-cell table:formula="of:=&quot;[&quot;&amp;LEFT([.D13];1)&amp;&quot;,&quot;&amp;LEFT(RIGHT([.D13];2);1)&amp;&quot;]/*&quot;&amp;[.D$1]&amp;&quot;*/,&quot;" office:value-type="string" office:string-value="[,]/*BOC */," calcext:value-type="string">
            <text:p>[,]/*BOC */,</text:p>
          </table:table-cell>
          <table:table-cell table:formula="of:=&quot;[&quot;&amp;LEFT([.E13];1)&amp;&quot;,&quot;&amp;LEFT(RIGHT([.E13];2);1)&amp;&quot;]/*&quot;&amp;[.E$1]&amp;&quot;*/,&quot;" office:value-type="string" office:string-value="[,]/*BRE */," calcext:value-type="string">
            <text:p>[,]/*BRE */,</text:p>
          </table:table-cell>
          <table:table-cell table:formula="of:=&quot;[&quot;&amp;LEFT([.F13];1)&amp;&quot;,&quot;&amp;LEFT(RIGHT([.F13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13];1)&amp;&quot;,&quot;&amp;LEFT(RIGHT([.G13];2);1)&amp;&quot;]/*&quot;&amp;[.G$1]&amp;&quot;*/,&quot;" office:value-type="string" office:string-value="[2,1]/*FRA */," calcext:value-type="string">
            <text:p>[2,1]/*FRA */,</text:p>
          </table:table-cell>
          <table:table-cell table:formula="of:=&quot;[&quot;&amp;LEFT([.H13];1)&amp;&quot;,&quot;&amp;LEFT(RIGHT([.H13];2);1)&amp;&quot;]/*&quot;&amp;[.H$1]&amp;&quot;*/,&quot;" office:value-type="string" office:string-value="[5,1]/*FRE */," calcext:value-type="string">
            <text:p>[5,1]/*FRE */,</text:p>
          </table:table-cell>
          <table:table-cell table:formula="of:=&quot;[&quot;&amp;LEFT([.I13];1)&amp;&quot;,&quot;&amp;LEFT(RIGHT([.I13];2);1)&amp;&quot;]/*&quot;&amp;[.I$1]&amp;&quot;*/,&quot;" office:value-type="string" office:string-value="[5,2]/*HEI */," calcext:value-type="string">
            <text:p>[5,2]/*HEI */,</text:p>
          </table:table-cell>
          <table:table-cell table:formula="of:=&quot;[&quot;&amp;LEFT([.J13];1)&amp;&quot;,&quot;&amp;LEFT(RIGHT([.J13];2);1)&amp;&quot;]/*&quot;&amp;[.J$1]&amp;&quot;*/,&quot;" office:value-type="string" office:string-value="[3,1]/*HOF */," calcext:value-type="string">
            <text:p>[3,1]/*HOF */,</text:p>
          </table:table-cell>
          <table:table-cell table:formula="of:=&quot;[&quot;&amp;LEFT([.K13];1)&amp;&quot;,&quot;&amp;LEFT(RIGHT([.K13];2);1)&amp;&quot;]/*&quot;&amp;[.K$1]&amp;&quot;*/,&quot;" office:value-type="string" office:string-value="[2,2]/*KIE */," calcext:value-type="string">
            <text:p>[2,2]/*KIE */,</text:p>
          </table:table-cell>
          <table:table-cell table:formula="of:=&quot;[&quot;&amp;LEFT([.L13];1)&amp;&quot;,&quot;&amp;LEFT(RIGHT([.L13];2);1)&amp;&quot;]/*&quot;&amp;[.L$1]&amp;&quot;*/,&quot;" office:value-type="string" office:string-value="[2,3]/*LEI */," calcext:value-type="string">
            <text:p>[2,3]/*LEI */,</text:p>
          </table:table-cell>
          <table:table-cell table:style-name="ce17" table:formula="of:=&quot;[,]/*&quot;&amp;[.M$1]&amp;&quot;*/,&quot;" office:value-type="string" office:string-value="[,]/*LEV */," calcext:value-type="string">
            <text:p>[,]/*LEV */,</text:p>
          </table:table-cell>
          <table:table-cell table:formula="of:=&quot;[&quot;&amp;LEFT([.N13];1)&amp;&quot;,&quot;&amp;LEFT(RIGHT([.N13];2);1)&amp;&quot;]/*&quot;&amp;[.N$1]&amp;&quot;*/,&quot;" office:value-type="string" office:string-value="[1,0]/*MAI */," calcext:value-type="string">
            <text:p>[1,0]/*MAI */,</text:p>
          </table:table-cell>
          <table:table-cell table:formula="of:=&quot;[&quot;&amp;LEFT([.O13];1)&amp;&quot;,&quot;&amp;LEFT(RIGHT([.O13];2);1)&amp;&quot;]/*&quot;&amp;[.O$1]&amp;&quot;*/,&quot;" office:value-type="string" office:string-value="[3,1]/*MÖN */," calcext:value-type="string">
            <text:p>[3,1]/*MÖN */,</text:p>
          </table:table-cell>
          <table:table-cell table:formula="of:=&quot;[&quot;&amp;LEFT([.P13];1)&amp;&quot;,&quot;&amp;LEFT(RIGHT([.P13];2);1)&amp;&quot;]/*&quot;&amp;[.P$1]&amp;&quot;*/,&quot;" office:value-type="string" office:string-value="[0,0]/*MUN */," calcext:value-type="string">
            <text:p>[0,0]/*MUN */,</text:p>
          </table:table-cell>
          <table:table-cell table:formula="of:=&quot;[&quot;&amp;LEFT([.Q13];1)&amp;&quot;,&quot;&amp;LEFT(RIGHT([.Q13];2);1)&amp;&quot;]/*&quot;&amp;[.Q$1]&amp;&quot;*/,&quot;" office:value-type="string" office:string-value="[2,1]/*STP */," calcext:value-type="string">
            <text:p>[2,1]/*STP */,</text:p>
          </table:table-cell>
          <table:table-cell table:formula="of:=&quot;[&quot;&amp;LEFT([.R13];1)&amp;&quot;,&quot;&amp;LEFT(RIGHT([.R13];2);1)&amp;&quot;]/*&quot;&amp;[.R$1]&amp;&quot;*/,&quot;" office:value-type="string" office:string-value="[0,0]/*STU */," calcext:value-type="string">
            <text:p>[0,0]/*STU */,</text:p>
          </table:table-cell>
          <table:table-cell table:formula="of:=&quot;[&quot;&amp;LEFT([.S13];1)&amp;&quot;,&quot;&amp;LEFT(RIGHT([.S13];2);1)&amp;&quot;]/*&quot;&amp;[.S$1]&amp;&quot;*/]&quot;" office:value-type="string" office:string-value="[4,3]/*WOL */]" calcext:value-type="string">
            <text:p>[4,3]/*WOL */]</text:p>
          </table:table-cell>
          <table:table-cell table:formula="of:=CONCATENATE([.U13];[.V13];[.W13];[.X13];[.Y13];[.Z13];[.AA13];[.AB13];[.AC13];[.AD13];[.AE13];[.AF13];[.AG13];[.AH13];[.AI13];[.AJ13];[.AK13];[.AL13];[.AM13])&amp;&quot;,&quot;" office:value-type="string" office:string-value="[equipe[12][0],[,]/*AUG */,[,]/*UNB */,[,]/*BOC */,[,]/*BRE */,[,]/*DOR */,[2,1]/*FRA */,[5,1]/*FRE */,[5,2]/*HEI */,[3,1]/*HOF */,[2,2]/*KIE */,[2,3]/*LEI */,[,]/*LEV */,[1,0]/*MAI */,[3,1]/*MÖN */,[0,0]/*MUN */,[2,1]/*STP */,[0,0]/*STU */,[4,3]/*WOL */]," calcext:value-type="string">
            <text:p>[equipe[12][0],[,]/*AUG */,[,]/*UNB */,[,]/*BOC */,[,]/*BRE */,[,]/*DOR */,[2,1]/*FRA */,[5,1]/*FRE */,[5,2]/*HEI */,[3,1]/*HOF */,[2,2]/*KIE */,[2,3]/*LEI */,[,]/*LEV */,[1,0]/*MAI */,[3,1]/*MÖN */,[0,0]/*MUN */,[2,1]/*STP */,[0,0]/*STU */,[4,3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1._FSV_Mainz_05" xlink:type="simple">Mainz 05</text:a>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1 </text:p>
          </table:table-cell>
          <table:table-cell table:style-name="ce10" table:number-columns-repeated="2"/>
          <table:table-cell office:value-type="string" calcext:value-type="string">
            <text:p>0–2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table:number-columns-repeated="2" office:value-type="string" calcext:value-type="string">
            <text:p>2–0 </text:p>
          </table:table-cell>
          <table:table-cell table:style-name="ce10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table:formula="of:=&quot;[equipe[&quot;&amp;[.T14]&amp;&quot;][0],&quot;" office:value-type="string" office:string-value="[equipe[13][0]," calcext:value-type="string">
            <text:p>[equipe[13][0],</text:p>
          </table:table-cell>
          <table:table-cell table:formula="of:=&quot;[&quot;&amp;LEFT([.B14];1)&amp;&quot;,&quot;&amp;LEFT(RIGHT([.B14];2);1)&amp;&quot;]/*&quot;&amp;[.B$1]&amp;&quot;*/,&quot;" office:value-type="string" office:string-value="[0,0]/*AUG */," calcext:value-type="string">
            <text:p>[0,0]/*AUG */,</text:p>
          </table:table-cell>
          <table:table-cell table:formula="of:=&quot;[&quot;&amp;LEFT([.C14];1)&amp;&quot;,&quot;&amp;LEFT(RIGHT([.C14];2);1)&amp;&quot;]/*&quot;&amp;[.C$1]&amp;&quot;*/,&quot;" office:value-type="string" office:string-value="[1,1]/*UNB */," calcext:value-type="string">
            <text:p>[1,1]/*UNB */,</text:p>
          </table:table-cell>
          <table:table-cell table:formula="of:=&quot;[&quot;&amp;LEFT([.D14];1)&amp;&quot;,&quot;&amp;LEFT(RIGHT([.D14];2);1)&amp;&quot;]/*&quot;&amp;[.D$1]&amp;&quot;*/,&quot;" office:value-type="string" office:string-value="[2,0]/*BOC */," calcext:value-type="string">
            <text:p>[2,0]/*BOC */,</text:p>
          </table:table-cell>
          <table:table-cell table:formula="of:=&quot;[&quot;&amp;LEFT([.E14];1)&amp;&quot;,&quot;&amp;LEFT(RIGHT([.E14];2);1)&amp;&quot;]/*&quot;&amp;[.E$1]&amp;&quot;*/,&quot;" office:value-type="string" office:string-value="[1,2]/*BRE */," calcext:value-type="string">
            <text:p>[1,2]/*BRE */,</text:p>
          </table:table-cell>
          <table:table-cell table:formula="of:=&quot;[&quot;&amp;LEFT([.F14];1)&amp;&quot;,&quot;&amp;LEFT(RIGHT([.F14];2);1)&amp;&quot;]/*&quot;&amp;[.F$1]&amp;&quot;*/,&quot;" office:value-type="string" office:string-value="[3,1]/*DOR */," calcext:value-type="string">
            <text:p>[3,1]/*DOR */,</text:p>
          </table:table-cell>
          <table:table-cell table:formula="of:=&quot;[&quot;&amp;LEFT([.G14];1)&amp;&quot;,&quot;&amp;LEFT(RIGHT([.G14];2);1)&amp;&quot;]/*&quot;&amp;[.G$1]&amp;&quot;*/,&quot;" office:value-type="string" office:string-value="[,]/*FRA */," calcext:value-type="string">
            <text:p>[,]/*FRA */,</text:p>
          </table:table-cell>
          <table:table-cell table:formula="of:=&quot;[&quot;&amp;LEFT([.H14];1)&amp;&quot;,&quot;&amp;LEFT(RIGHT([.H14];2);1)&amp;&quot;]/*&quot;&amp;[.H$1]&amp;&quot;*/,&quot;" office:value-type="string" office:string-value="[,]/*FRE */," calcext:value-type="string">
            <text:p>[,]/*FRE */,</text:p>
          </table:table-cell>
          <table:table-cell table:formula="of:=&quot;[&quot;&amp;LEFT([.I14];1)&amp;&quot;,&quot;&amp;LEFT(RIGHT([.I14];2);1)&amp;&quot;]/*&quot;&amp;[.I$1]&amp;&quot;*/,&quot;" office:value-type="string" office:string-value="[0,2]/*HEI */," calcext:value-type="string">
            <text:p>[0,2]/*HEI */,</text:p>
          </table:table-cell>
          <table:table-cell table:formula="of:=&quot;[&quot;&amp;LEFT([.J14];1)&amp;&quot;,&quot;&amp;LEFT(RIGHT([.J14];2);1)&amp;&quot;]/*&quot;&amp;[.J$1]&amp;&quot;*/,&quot;" office:value-type="string" office:string-value="[2,0]/*HOF */," calcext:value-type="string">
            <text:p>[2,0]/*HOF */,</text:p>
          </table:table-cell>
          <table:table-cell table:formula="of:=&quot;[&quot;&amp;LEFT([.K14];1)&amp;&quot;,&quot;&amp;LEFT(RIGHT([.K14];2);1)&amp;&quot;]/*&quot;&amp;[.K$1]&amp;&quot;*/,&quot;" office:value-type="string" office:string-value="[,]/*KIE */," calcext:value-type="string">
            <text:p>[,]/*KIE */,</text:p>
          </table:table-cell>
          <table:table-cell table:formula="of:=&quot;[&quot;&amp;LEFT([.L14];1)&amp;&quot;,&quot;&amp;LEFT(RIGHT([.L14];2);1)&amp;&quot;]/*&quot;&amp;[.L$1]&amp;&quot;*/,&quot;" office:value-type="string" office:string-value="[0,2]/*LEI */," calcext:value-type="string">
            <text:p>[0,2]/*LEI */,</text:p>
          </table:table-cell>
          <table:table-cell table:formula="of:=&quot;[&quot;&amp;LEFT([.M14];1)&amp;&quot;,&quot;&amp;LEFT(RIGHT([.M14];2);1)&amp;&quot;]/*&quot;&amp;[.M$1]&amp;&quot;*/,&quot;" office:value-type="string" office:string-value="[,]/*LEV */," calcext:value-type="string">
            <text:p>[,]/*LEV */,</text:p>
          </table:table-cell>
          <table:table-cell table:style-name="ce17" table:formula="of:=&quot;[,]/*&quot;&amp;[.N$1]&amp;&quot;*/,&quot;" office:value-type="string" office:string-value="[,]/*MAI */," calcext:value-type="string">
            <text:p>[,]/*MAI */,</text:p>
          </table:table-cell>
          <table:table-cell table:formula="of:=&quot;[&quot;&amp;LEFT([.O14];1)&amp;&quot;,&quot;&amp;LEFT(RIGHT([.O14];2);1)&amp;&quot;]/*&quot;&amp;[.O$1]&amp;&quot;*/,&quot;" office:value-type="string" office:string-value="[1,1]/*MÖN */," calcext:value-type="string">
            <text:p>[1,1]/*MÖN */,</text:p>
          </table:table-cell>
          <table:table-cell table:formula="of:=&quot;[&quot;&amp;LEFT([.P14];1)&amp;&quot;,&quot;&amp;LEFT(RIGHT([.P14];2);1)&amp;&quot;]/*&quot;&amp;[.P$1]&amp;&quot;*/,&quot;" office:value-type="string" office:string-value="[2,1]/*MUN */," calcext:value-type="string">
            <text:p>[2,1]/*MUN */,</text:p>
          </table:table-cell>
          <table:table-cell table:formula="of:=&quot;[&quot;&amp;LEFT([.Q14];1)&amp;&quot;,&quot;&amp;LEFT(RIGHT([.Q14];2);1)&amp;&quot;]/*&quot;&amp;[.Q$1]&amp;&quot;*/,&quot;" office:value-type="string" office:string-value="[2,0]/*STP */," calcext:value-type="string">
            <text:p>[2,0]/*STP */,</text:p>
          </table:table-cell>
          <table:table-cell table:formula="of:=&quot;[&quot;&amp;LEFT([.R14];1)&amp;&quot;,&quot;&amp;LEFT(RIGHT([.R14];2);1)&amp;&quot;]/*&quot;&amp;[.R$1]&amp;&quot;*/,&quot;" office:value-type="string" office:string-value="[2,0]/*STU */," calcext:value-type="string">
            <text:p>[2,0]/*STU */,</text:p>
          </table:table-cell>
          <table:table-cell table:formula="of:=&quot;[&quot;&amp;LEFT([.S14];1)&amp;&quot;,&quot;&amp;LEFT(RIGHT([.S14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14];[.V14];[.W14];[.X14];[.Y14];[.Z14];[.AA14];[.AB14];[.AC14];[.AD14];[.AE14];[.AF14];[.AG14];[.AH14];[.AI14];[.AJ14];[.AK14];[.AL14];[.AM14])&amp;&quot;,&quot;" office:value-type="string" office:string-value="[equipe[13][0],[0,0]/*AUG */,[1,1]/*UNB */,[2,0]/*BOC */,[1,2]/*BRE */,[3,1]/*DOR */,[,]/*FRA */,[,]/*FRE */,[0,2]/*HEI */,[2,0]/*HOF */,[,]/*KIE */,[0,2]/*LEI */,[,]/*LEV */,[,]/*MAI */,[1,1]/*MÖN */,[2,1]/*MUN */,[2,0]/*STP */,[2,0]/*STU */,[,]/*WOL */]," calcext:value-type="string">
            <text:p>[equipe[13][0],[0,0]/*AUG */,[1,1]/*UNB */,[2,0]/*BOC */,[1,2]/*BRE */,[3,1]/*DOR */,[,]/*FRA */,[,]/*FRE */,[0,2]/*HEI */,[2,0]/*HOF */,[,]/*KIE */,[0,2]/*LEI */,[,]/*LEV */,[,]/*MAI */,[1,1]/*MÖN */,[2,1]/*MUN */,[2,0]/*STP */,[2,0]/*STU */,[,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Borussia_Mönchengladbach" xlink:type="simple">Borussia Mönchengladbach</text:a>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4–1 </text:p>
          </table:table-cell>
          <table:table-cell table:number-columns-repeated="2"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4–1 </text:p>
          </table:table-cell>
          <table:table-cell table:style-name="ce10"/>
          <table:table-cell office:value-type="string" calcext:value-type="string">
            <text:p>2–3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3 </text:p>
          </table:table-cell>
          <table:table-cell table:style-name="ce10"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table:formula="of:=&quot;[equipe[&quot;&amp;[.T15]&amp;&quot;][0],&quot;" office:value-type="string" office:string-value="[equipe[14][0]," calcext:value-type="string">
            <text:p>[equipe[14][0],</text:p>
          </table:table-cell>
          <table:table-cell table:formula="of:=&quot;[&quot;&amp;LEFT([.B15];1)&amp;&quot;,&quot;&amp;LEFT(RIGHT([.B15];2);1)&amp;&quot;]/*&quot;&amp;[.B$1]&amp;&quot;*/,&quot;" office:value-type="string" office:string-value="[0,3]/*AUG */," calcext:value-type="string">
            <text:p>[0,3]/*AUG */,</text:p>
          </table:table-cell>
          <table:table-cell table:formula="of:=&quot;[&quot;&amp;LEFT([.C15];1)&amp;&quot;,&quot;&amp;LEFT(RIGHT([.C15];2);1)&amp;&quot;]/*&quot;&amp;[.C$1]&amp;&quot;*/,&quot;" office:value-type="string" office:string-value="[1,0]/*UNB */," calcext:value-type="string">
            <text:p>[1,0]/*UNB */,</text:p>
          </table:table-cell>
          <table:table-cell table:formula="of:=&quot;[&quot;&amp;LEFT([.D15];1)&amp;&quot;,&quot;&amp;LEFT(RIGHT([.D15];2);1)&amp;&quot;]/*&quot;&amp;[.D$1]&amp;&quot;*/,&quot;" office:value-type="string" office:string-value="[3,0]/*BOC */," calcext:value-type="string">
            <text:p>[3,0]/*BOC */,</text:p>
          </table:table-cell>
          <table:table-cell table:formula="of:=&quot;[&quot;&amp;LEFT([.E15];1)&amp;&quot;,&quot;&amp;LEFT(RIGHT([.E15];2);1)&amp;&quot;]/*&quot;&amp;[.E$1]&amp;&quot;*/,&quot;" office:value-type="string" office:string-value="[4,1]/*BRE */," calcext:value-type="string">
            <text:p>[4,1]/*BRE */,</text:p>
          </table:table-cell>
          <table:table-cell table:formula="of:=&quot;[&quot;&amp;LEFT([.F15];1)&amp;&quot;,&quot;&amp;LEFT(RIGHT([.F15];2);1)&amp;&quot;]/*&quot;&amp;[.F$1]&amp;&quot;*/,&quot;" office:value-type="string" office:string-value="[1,1]/*DOR */," calcext:value-type="string">
            <text:p>[1,1]/*DOR */,</text:p>
          </table:table-cell>
          <table:table-cell table:formula="of:=&quot;[&quot;&amp;LEFT([.G15];1)&amp;&quot;,&quot;&amp;LEFT(RIGHT([.G15];2);1)&amp;&quot;]/*&quot;&amp;[.G$1]&amp;&quot;*/,&quot;" office:value-type="string" office:string-value="[1,1]/*FRA */," calcext:value-type="string">
            <text:p>[1,1]/*FRA */,</text:p>
          </table:table-cell>
          <table:table-cell table:formula="of:=&quot;[&quot;&amp;LEFT([.H15];1)&amp;&quot;,&quot;&amp;LEFT(RIGHT([.H15];2);1)&amp;&quot;]/*&quot;&amp;[.H$1]&amp;&quot;*/,&quot;" office:value-type="string" office:string-value="[,]/*FRE */," calcext:value-type="string">
            <text:p>[,]/*FRE */,</text:p>
          </table:table-cell>
          <table:table-cell table:formula="of:=&quot;[&quot;&amp;LEFT([.I15];1)&amp;&quot;,&quot;&amp;LEFT(RIGHT([.I15];2);1)&amp;&quot;]/*&quot;&amp;[.I$1]&amp;&quot;*/,&quot;" office:value-type="string" office:string-value="[3,2]/*HEI */," calcext:value-type="string">
            <text:p>[3,2]/*HEI */,</text:p>
          </table:table-cell>
          <table:table-cell table:formula="of:=&quot;[&quot;&amp;LEFT([.J15];1)&amp;&quot;,&quot;&amp;LEFT(RIGHT([.J15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15];1)&amp;&quot;,&quot;&amp;LEFT(RIGHT([.K15];2);1)&amp;&quot;]/*&quot;&amp;[.K$1]&amp;&quot;*/,&quot;" office:value-type="string" office:string-value="[4,1]/*KIE */," calcext:value-type="string">
            <text:p>[4,1]/*KIE */,</text:p>
          </table:table-cell>
          <table:table-cell table:formula="of:=&quot;[&quot;&amp;LEFT([.L15];1)&amp;&quot;,&quot;&amp;LEFT(RIGHT([.L15];2);1)&amp;&quot;]/*&quot;&amp;[.L$1]&amp;&quot;*/,&quot;" office:value-type="string" office:string-value="[,]/*LEI */," calcext:value-type="string">
            <text:p>[,]/*LEI */,</text:p>
          </table:table-cell>
          <table:table-cell table:formula="of:=&quot;[&quot;&amp;LEFT([.M15];1)&amp;&quot;,&quot;&amp;LEFT(RIGHT([.M15];2);1)&amp;&quot;]/*&quot;&amp;[.M$1]&amp;&quot;*/,&quot;" office:value-type="string" office:string-value="[2,3]/*LEV */," calcext:value-type="string">
            <text:p>[2,3]/*LEV */,</text:p>
          </table:table-cell>
          <table:table-cell table:formula="of:=&quot;[&quot;&amp;LEFT([.N15];1)&amp;&quot;,&quot;&amp;LEFT(RIGHT([.N15];2);1)&amp;&quot;]/*&quot;&amp;[.N$1]&amp;&quot;*/,&quot;" office:value-type="string" office:string-value="[,]/*MAI */," calcext:value-type="string">
            <text:p>[,]/*MAI */,</text:p>
          </table:table-cell>
          <table:table-cell table:style-name="ce17" table:formula="of:=&quot;[,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15];1)&amp;&quot;,&quot;&amp;LEFT(RIGHT([.P15];2);1)&amp;&quot;]/*&quot;&amp;[.P$1]&amp;&quot;*/,&quot;" office:value-type="string" office:string-value="[0,1]/*MUN */," calcext:value-type="string">
            <text:p>[0,1]/*MUN */,</text:p>
          </table:table-cell>
          <table:table-cell table:formula="of:=&quot;[&quot;&amp;LEFT([.Q15];1)&amp;&quot;,&quot;&amp;LEFT(RIGHT([.Q15];2);1)&amp;&quot;]/*&quot;&amp;[.Q$1]&amp;&quot;*/,&quot;" office:value-type="string" office:string-value="[2,0]/*STP */," calcext:value-type="string">
            <text:p>[2,0]/*STP */,</text:p>
          </table:table-cell>
          <table:table-cell table:formula="of:=&quot;[&quot;&amp;LEFT([.R15];1)&amp;&quot;,&quot;&amp;LEFT(RIGHT([.R15];2);1)&amp;&quot;]/*&quot;&amp;[.R$1]&amp;&quot;*/,&quot;" office:value-type="string" office:string-value="[1,3]/*STU */," calcext:value-type="string">
            <text:p>[1,3]/*STU */,</text:p>
          </table:table-cell>
          <table:table-cell table:formula="of:=&quot;[&quot;&amp;LEFT([.S15];1)&amp;&quot;,&quot;&amp;LEFT(RIGHT([.S15];2);1)&amp;&quot;]/*&quot;&amp;[.S$1]&amp;&quot;*/]&quot;" office:value-type="string" office:string-value="[,]/*WOL */]" calcext:value-type="string">
            <text:p>[,]/*WOL */]</text:p>
          </table:table-cell>
          <table:table-cell table:formula="of:=CONCATENATE([.U15];[.V15];[.W15];[.X15];[.Y15];[.Z15];[.AA15];[.AB15];[.AC15];[.AD15];[.AE15];[.AF15];[.AG15];[.AH15];[.AI15];[.AJ15];[.AK15];[.AL15];[.AM15])&amp;&quot;,&quot;" office:value-type="string" office:string-value="[equipe[14][0],[0,3]/*AUG */,[1,0]/*UNB */,[3,0]/*BOC */,[4,1]/*BRE */,[1,1]/*DOR */,[1,1]/*FRA */,[,]/*FRE */,[3,2]/*HEI */,[,]/*HOF */,[4,1]/*KIE */,[,]/*LEI */,[2,3]/*LEV */,[,]/*MAI */,[,]/*MÖN */,[0,1]/*MUN */,[2,0]/*STP */,[1,3]/*STU */,[,]/*WOL */]," calcext:value-type="string">
            <text:p>[equipe[14][0],[0,3]/*AUG */,[1,0]/*UNB */,[3,0]/*BOC */,[4,1]/*BRE */,[1,1]/*DOR */,[1,1]/*FRA */,[,]/*FRE */,[3,2]/*HEI */,[,]/*HOF */,[4,1]/*KIE */,[,]/*LEI */,[2,3]/*LEV */,[,]/*MAI */,[,]/*MÖN */,[0,1]/*MUN */,[2,0]/*STP */,[1,3]/*STU */,[,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FC_Bayern_Munich" xlink:type="simple">Bayern Munich</text:a> </text:p>
          </table:table-cell>
          <table:table-cell table:number-columns-repeated="2"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4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4–2 </text:p>
          </table:table-cell>
          <table:table-cell office:value-type="string" calcext:value-type="string">
            <text:p>5–0 </text:p>
          </table:table-cell>
          <table:table-cell office:value-type="string" calcext:value-type="string">
            <text:p>4–3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1–1 </text:p>
          </table:table-cell>
          <table:table-cell table:style-name="ce10" table:number-columns-repeated="2"/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4–0 </text:p>
          </table:table-cell>
          <table:table-cell office:value-type="string" calcext:value-type="string">
            <text:p>3–2 </text:p>
          </table:table-cell>
          <table:table-cell office:value-type="float" office:value="15" calcext:value-type="float">
            <text:p>15</text:p>
          </table:table-cell>
          <table:table-cell table:formula="of:=&quot;[equipe[&quot;&amp;[.T16]&amp;&quot;][0],&quot;" office:value-type="string" office:string-value="[equipe[15][0]," calcext:value-type="string">
            <text:p>[equipe[15][0],</text:p>
          </table:table-cell>
          <table:table-cell table:formula="of:=&quot;[&quot;&amp;LEFT([.B16];1)&amp;&quot;,&quot;&amp;LEFT(RIGHT([.B16];2);1)&amp;&quot;]/*&quot;&amp;[.B$1]&amp;&quot;*/,&quot;" office:value-type="string" office:string-value="[3,0]/*AUG */," calcext:value-type="string">
            <text:p>[3,0]/*AUG */,</text:p>
          </table:table-cell>
          <table:table-cell table:formula="of:=&quot;[&quot;&amp;LEFT([.C16];1)&amp;&quot;,&quot;&amp;LEFT(RIGHT([.C16];2);1)&amp;&quot;]/*&quot;&amp;[.C$1]&amp;&quot;*/,&quot;" office:value-type="string" office:string-value="[3,0]/*UNB */," calcext:value-type="string">
            <text:p>[3,0]/*UNB */,</text:p>
          </table:table-cell>
          <table:table-cell table:formula="of:=&quot;[&quot;&amp;LEFT([.D16];1)&amp;&quot;,&quot;&amp;LEFT(RIGHT([.D16];2);1)&amp;&quot;]/*&quot;&amp;[.D$1]&amp;&quot;*/,&quot;" office:value-type="string" office:string-value="[,]/*BOC */," calcext:value-type="string">
            <text:p>[,]/*BOC */,</text:p>
          </table:table-cell>
          <table:table-cell table:formula="of:=&quot;[&quot;&amp;LEFT([.E16];1)&amp;&quot;,&quot;&amp;LEFT(RIGHT([.E16];2);1)&amp;&quot;]/*&quot;&amp;[.E$1]&amp;&quot;*/,&quot;" office:value-type="string" office:string-value="[3,0]/*BRE */," calcext:value-type="string">
            <text:p>[3,0]/*BRE */,</text:p>
          </table:table-cell>
          <table:table-cell table:formula="of:=&quot;[&quot;&amp;LEFT([.F16];1)&amp;&quot;,&quot;&amp;LEFT(RIGHT([.F16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16];1)&amp;&quot;,&quot;&amp;LEFT(RIGHT([.G16];2);1)&amp;&quot;]/*&quot;&amp;[.G$1]&amp;&quot;*/,&quot;" office:value-type="string" office:string-value="[4,0]/*FRA */," calcext:value-type="string">
            <text:p>[4,0]/*FRA */,</text:p>
          </table:table-cell>
          <table:table-cell table:formula="of:=&quot;[&quot;&amp;LEFT([.H16];1)&amp;&quot;,&quot;&amp;LEFT(RIGHT([.H16];2);1)&amp;&quot;]/*&quot;&amp;[.H$1]&amp;&quot;*/,&quot;" office:value-type="string" office:string-value="[2,0]/*FRE */," calcext:value-type="string">
            <text:p>[2,0]/*FRE */,</text:p>
          </table:table-cell>
          <table:table-cell table:formula="of:=&quot;[&quot;&amp;LEFT([.I16];1)&amp;&quot;,&quot;&amp;LEFT(RIGHT([.I16];2);1)&amp;&quot;]/*&quot;&amp;[.I$1]&amp;&quot;*/,&quot;" office:value-type="string" office:string-value="[4,2]/*HEI */," calcext:value-type="string">
            <text:p>[4,2]/*HEI */,</text:p>
          </table:table-cell>
          <table:table-cell table:formula="of:=&quot;[&quot;&amp;LEFT([.J16];1)&amp;&quot;,&quot;&amp;LEFT(RIGHT([.J16];2);1)&amp;&quot;]/*&quot;&amp;[.J$1]&amp;&quot;*/,&quot;" office:value-type="string" office:string-value="[5,0]/*HOF */," calcext:value-type="string">
            <text:p>[5,0]/*HOF */,</text:p>
          </table:table-cell>
          <table:table-cell table:formula="of:=&quot;[&quot;&amp;LEFT([.K16];1)&amp;&quot;,&quot;&amp;LEFT(RIGHT([.K16];2);1)&amp;&quot;]/*&quot;&amp;[.K$1]&amp;&quot;*/,&quot;" office:value-type="string" office:string-value="[4,3]/*KIE */," calcext:value-type="string">
            <text:p>[4,3]/*KIE */,</text:p>
          </table:table-cell>
          <table:table-cell table:formula="of:=&quot;[&quot;&amp;LEFT([.L16];1)&amp;&quot;,&quot;&amp;LEFT(RIGHT([.L16];2);1)&amp;&quot;]/*&quot;&amp;[.L$1]&amp;&quot;*/,&quot;" office:value-type="string" office:string-value="[5,1]/*LEI */," calcext:value-type="string">
            <text:p>[5,1]/*LEI */,</text:p>
          </table:table-cell>
          <table:table-cell table:formula="of:=&quot;[&quot;&amp;LEFT([.M16];1)&amp;&quot;,&quot;&amp;LEFT(RIGHT([.M16];2);1)&amp;&quot;]/*&quot;&amp;[.M$1]&amp;&quot;*/,&quot;" office:value-type="string" office:string-value="[1,1]/*LEV */," calcext:value-type="string">
            <text:p>[1,1]/*LEV */,</text:p>
          </table:table-cell>
          <table:table-cell table:formula="of:=&quot;[&quot;&amp;LEFT([.N16];1)&amp;&quot;,&quot;&amp;LEFT(RIGHT([.N16];2);1)&amp;&quot;]/*&quot;&amp;[.N$1]&amp;&quot;*/,&quot;" office:value-type="string" office:string-value="[,]/*MAI */," calcext:value-type="string">
            <text:p>[,]/*MAI */,</text:p>
          </table:table-cell>
          <table:table-cell table:formula="of:=&quot;[&quot;&amp;LEFT([.O16];1)&amp;&quot;,&quot;&amp;LEFT(RIGHT([.O16];2);1)&amp;&quot;]/*&quot;&amp;[.O$1]&amp;&quot;*/,&quot;" office:value-type="string" office:string-value="[,]/*MÖN */," calcext:value-type="string">
            <text:p>[,]/*MÖN */,</text:p>
          </table:table-cell>
          <table:table-cell table:style-name="ce17" table:formula="of:=&quot;[,]/*&quot;&amp;[.P$1]&amp;&quot;*/,&quot;" office:value-type="string" office:string-value="[,]/*MUN */," calcext:value-type="string">
            <text:p>[,]/*MUN */,</text:p>
          </table:table-cell>
          <table:table-cell table:formula="of:=&quot;[&quot;&amp;LEFT([.Q16];1)&amp;&quot;,&quot;&amp;LEFT(RIGHT([.Q16];2);1)&amp;&quot;]/*&quot;&amp;[.Q$1]&amp;&quot;*/,&quot;" office:value-type="string" office:string-value="[,]/*STP */," calcext:value-type="string">
            <text:p>[,]/*STP */,</text:p>
          </table:table-cell>
          <table:table-cell table:formula="of:=&quot;[&quot;&amp;LEFT([.R16];1)&amp;&quot;,&quot;&amp;LEFT(RIGHT([.R16];2);1)&amp;&quot;]/*&quot;&amp;[.R$1]&amp;&quot;*/,&quot;" office:value-type="string" office:string-value="[4,0]/*STU */," calcext:value-type="string">
            <text:p>[4,0]/*STU */,</text:p>
          </table:table-cell>
          <table:table-cell table:formula="of:=&quot;[&quot;&amp;LEFT([.S16];1)&amp;&quot;,&quot;&amp;LEFT(RIGHT([.S16];2);1)&amp;&quot;]/*&quot;&amp;[.S$1]&amp;&quot;*/]&quot;" office:value-type="string" office:string-value="[3,2]/*WOL */]" calcext:value-type="string">
            <text:p>[3,2]/*WOL */]</text:p>
          </table:table-cell>
          <table:table-cell table:formula="of:=CONCATENATE([.U16];[.V16];[.W16];[.X16];[.Y16];[.Z16];[.AA16];[.AB16];[.AC16];[.AD16];[.AE16];[.AF16];[.AG16];[.AH16];[.AI16];[.AJ16];[.AK16];[.AL16];[.AM16])&amp;&quot;,&quot;" office:value-type="string" office:string-value="[equipe[15][0],[3,0]/*AUG */,[3,0]/*UNB */,[,]/*BOC */,[3,0]/*BRE */,[,]/*DOR */,[4,0]/*FRA */,[2,0]/*FRE */,[4,2]/*HEI */,[5,0]/*HOF */,[4,3]/*KIE */,[5,1]/*LEI */,[1,1]/*LEV */,[,]/*MAI */,[,]/*MÖN */,[,]/*MUN */,[,]/*STP */,[4,0]/*STU */,[3,2]/*WOL */]," calcext:value-type="string">
            <text:p>[equipe[15][0],[3,0]/*AUG */,[3,0]/*UNB */,[,]/*BOC */,[3,0]/*BRE */,[,]/*DOR */,[4,0]/*FRA */,[2,0]/*FRE */,[4,2]/*HEI */,[5,0]/*HOF */,[4,3]/*KIE */,[5,1]/*LEI */,[1,1]/*LEV */,[,]/*MAI */,[,]/*MÖN */,[,]/*MUN */,[,]/*STP */,[4,0]/*STU */,[3,2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FC_St._Pauli" xlink:type="simple">FC St. Pauli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3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float" office:value="16" calcext:value-type="float">
            <text:p>16</text:p>
          </table:table-cell>
          <table:table-cell table:formula="of:=&quot;[equipe[&quot;&amp;[.T17]&amp;&quot;][0],&quot;" office:value-type="string" office:string-value="[equipe[16][0]," calcext:value-type="string">
            <text:p>[equipe[16][0],</text:p>
          </table:table-cell>
          <table:table-cell table:formula="of:=&quot;[&quot;&amp;LEFT([.B17];1)&amp;&quot;,&quot;&amp;LEFT(RIGHT([.B17];2);1)&amp;&quot;]/*&quot;&amp;[.B$1]&amp;&quot;*/,&quot;" office:value-type="string" office:string-value="[1,1]/*AUG */," calcext:value-type="string">
            <text:p>[1,1]/*AUG */,</text:p>
          </table:table-cell>
          <table:table-cell table:formula="of:=&quot;[&quot;&amp;LEFT([.C17];1)&amp;&quot;,&quot;&amp;LEFT(RIGHT([.C17];2);1)&amp;&quot;]/*&quot;&amp;[.C$1]&amp;&quot;*/,&quot;" office:value-type="string" office:string-value="[3,0]/*UNB */," calcext:value-type="string">
            <text:p>[3,0]/*UNB */,</text:p>
          </table:table-cell>
          <table:table-cell table:formula="of:=&quot;[&quot;&amp;LEFT([.D17];1)&amp;&quot;,&quot;&amp;LEFT(RIGHT([.D17];2);1)&amp;&quot;]/*&quot;&amp;[.D$1]&amp;&quot;*/,&quot;" office:value-type="string" office:string-value="[,]/*BOC */," calcext:value-type="string">
            <text:p>[,]/*BOC */,</text:p>
          </table:table-cell>
          <table:table-cell table:formula="of:=&quot;[&quot;&amp;LEFT([.E17];1)&amp;&quot;,&quot;&amp;LEFT(RIGHT([.E17];2);1)&amp;&quot;]/*&quot;&amp;[.E$1]&amp;&quot;*/,&quot;" office:value-type="string" office:string-value="[0,2]/*BRE */," calcext:value-type="string">
            <text:p>[0,2]/*BRE */,</text:p>
          </table:table-cell>
          <table:table-cell table:formula="of:=&quot;[&quot;&amp;LEFT([.F17];1)&amp;&quot;,&quot;&amp;LEFT(RIGHT([.F17];2);1)&amp;&quot;]/*&quot;&amp;[.F$1]&amp;&quot;*/,&quot;" office:value-type="string" office:string-value="[,]/*DOR */," calcext:value-type="string">
            <text:p>[,]/*DOR */,</text:p>
          </table:table-cell>
          <table:table-cell table:formula="of:=&quot;[&quot;&amp;LEFT([.G17];1)&amp;&quot;,&quot;&amp;LEFT(RIGHT([.G17];2);1)&amp;&quot;]/*&quot;&amp;[.G$1]&amp;&quot;*/,&quot;" office:value-type="string" office:string-value="[0,1]/*FRA */," calcext:value-type="string">
            <text:p>[0,1]/*FRA */,</text:p>
          </table:table-cell>
          <table:table-cell table:formula="of:=&quot;[&quot;&amp;LEFT([.H17];1)&amp;&quot;,&quot;&amp;LEFT(RIGHT([.H17];2);1)&amp;&quot;]/*&quot;&amp;[.H$1]&amp;&quot;*/,&quot;" office:value-type="string" office:string-value="[0,1]/*FRE */," calcext:value-type="string">
            <text:p>[0,1]/*FRE */,</text:p>
          </table:table-cell>
          <table:table-cell table:formula="of:=&quot;[&quot;&amp;LEFT([.I17];1)&amp;&quot;,&quot;&amp;LEFT(RIGHT([.I17];2);1)&amp;&quot;]/*&quot;&amp;[.I$1]&amp;&quot;*/,&quot;" office:value-type="string" office:string-value="[0,2]/*HEI */," calcext:value-type="string">
            <text:p>[0,2]/*HEI */,</text:p>
          </table:table-cell>
          <table:table-cell table:formula="of:=&quot;[&quot;&amp;LEFT([.J17];1)&amp;&quot;,&quot;&amp;LEFT(RIGHT([.J17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17];1)&amp;&quot;,&quot;&amp;LEFT(RIGHT([.K17];2);1)&amp;&quot;]/*&quot;&amp;[.K$1]&amp;&quot;*/,&quot;" office:value-type="string" office:string-value="[3,1]/*KIE */," calcext:value-type="string">
            <text:p>[3,1]/*KIE */,</text:p>
          </table:table-cell>
          <table:table-cell table:formula="of:=&quot;[&quot;&amp;LEFT([.L17];1)&amp;&quot;,&quot;&amp;LEFT(RIGHT([.L17];2);1)&amp;&quot;]/*&quot;&amp;[.L$1]&amp;&quot;*/,&quot;" office:value-type="string" office:string-value="[0,0]/*LEI */," calcext:value-type="string">
            <text:p>[0,0]/*LEI */,</text:p>
          </table:table-cell>
          <table:table-cell table:formula="of:=&quot;[&quot;&amp;LEFT([.M17];1)&amp;&quot;,&quot;&amp;LEFT(RIGHT([.M17];2);1)&amp;&quot;]/*&quot;&amp;[.M$1]&amp;&quot;*/,&quot;" office:value-type="string" office:string-value="[,]/*LEV */," calcext:value-type="string">
            <text:p>[,]/*LEV */,</text:p>
          </table:table-cell>
          <table:table-cell table:formula="of:=&quot;[&quot;&amp;LEFT([.N17];1)&amp;&quot;,&quot;&amp;LEFT(RIGHT([.N17];2);1)&amp;&quot;]/*&quot;&amp;[.N$1]&amp;&quot;*/,&quot;" office:value-type="string" office:string-value="[0,3]/*MAI */," calcext:value-type="string">
            <text:p>[0,3]/*MAI */,</text:p>
          </table:table-cell>
          <table:table-cell table:formula="of:=&quot;[&quot;&amp;LEFT([.O17];1)&amp;&quot;,&quot;&amp;LEFT(RIGHT([.O17];2);1)&amp;&quot;]/*&quot;&amp;[.O$1]&amp;&quot;*/,&quot;" office:value-type="string" office:string-value="[,]/*MÖN */," calcext:value-type="string">
            <text:p>[,]/*MÖN */,</text:p>
          </table:table-cell>
          <table:table-cell table:formula="of:=&quot;[&quot;&amp;LEFT([.P17];1)&amp;&quot;,&quot;&amp;LEFT(RIGHT([.P17];2);1)&amp;&quot;]/*&quot;&amp;[.P$1]&amp;&quot;*/,&quot;" office:value-type="string" office:string-value="[0,1]/*MUN */," calcext:value-type="string">
            <text:p>[0,1]/*MUN */,</text:p>
          </table:table-cell>
          <table:table-cell table:style-name="ce17" table:formula="of:=&quot;[,]/*&quot;&amp;[.Q$1]&amp;&quot;*/,&quot;" office:value-type="string" office:string-value="[,]/*STP */," calcext:value-type="string">
            <text:p>[,]/*STP */,</text:p>
          </table:table-cell>
          <table:table-cell table:formula="of:=&quot;[&quot;&amp;LEFT([.R17];1)&amp;&quot;,&quot;&amp;LEFT(RIGHT([.R17];2);1)&amp;&quot;]/*&quot;&amp;[.R$1]&amp;&quot;*/,&quot;" office:value-type="string" office:string-value="[,]/*STU */," calcext:value-type="string">
            <text:p>[,]/*STU */,</text:p>
          </table:table-cell>
          <table:table-cell table:formula="of:=&quot;[&quot;&amp;LEFT([.S17];1)&amp;&quot;,&quot;&amp;LEFT(RIGHT([.S17];2);1)&amp;&quot;]/*&quot;&amp;[.S$1]&amp;&quot;*/]&quot;" office:value-type="string" office:string-value="[0,0]/*WOL */]" calcext:value-type="string">
            <text:p>[0,0]/*WOL */]</text:p>
          </table:table-cell>
          <table:table-cell table:formula="of:=CONCATENATE([.U17];[.V17];[.W17];[.X17];[.Y17];[.Z17];[.AA17];[.AB17];[.AC17];[.AD17];[.AE17];[.AF17];[.AG17];[.AH17];[.AI17];[.AJ17];[.AK17];[.AL17];[.AM17])&amp;&quot;,&quot;" office:value-type="string" office:string-value="[equipe[16][0],[1,1]/*AUG */,[3,0]/*UNB */,[,]/*BOC */,[0,2]/*BRE */,[,]/*DOR */,[0,1]/*FRA */,[0,1]/*FRE */,[0,2]/*HEI */,[,]/*HOF */,[3,1]/*KIE */,[0,0]/*LEI */,[,]/*LEV */,[0,3]/*MAI */,[,]/*MÖN */,[0,1]/*MUN */,[,]/*STP */,[,]/*STU */,[0,0]/*WOL */]," calcext:value-type="string">
            <text:p>[equipe[16][0],[1,1]/*AUG */,[3,0]/*UNB */,[,]/*BOC */,[0,2]/*BRE */,[,]/*DOR */,[0,1]/*FRA */,[0,1]/*FRE */,[0,2]/*HEI */,[,]/*HOF */,[3,1]/*KIE */,[0,0]/*LEI */,[,]/*LEV */,[0,3]/*MAI */,[,]/*MÖN */,[0,1]/*MUN */,[,]/*STP */,[,]/*STU */,[0,0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VfB_Stuttgart" xlink:type="simple">VfB Stuttgart</text:a> </text:p>
          </table:table-cell>
          <table:table-cell table:style-name="ce10"/>
          <table:table-cell office:value-type="string" calcext:value-type="string">
            <text:p>3–2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5–1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4–0 </text:p>
          </table:table-cell>
          <table:table-cell table:style-name="ce10"/>
          <table:table-cell office:value-type="string" calcext:value-type="string">
            <text:p>1–1 </text:p>
          </table:table-cell>
          <table:table-cell table:number-columns-repeated="2"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3–3 </text:p>
          </table:table-cell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2 </text:p>
          </table:table-cell>
          <table:table-cell office:value-type="float" office:value="17" calcext:value-type="float">
            <text:p>17</text:p>
          </table:table-cell>
          <table:table-cell table:formula="of:=&quot;[equipe[&quot;&amp;[.T18]&amp;&quot;][0],&quot;" office:value-type="string" office:string-value="[equipe[17][0]," calcext:value-type="string">
            <text:p>[equipe[17][0],</text:p>
          </table:table-cell>
          <table:table-cell table:formula="of:=&quot;[&quot;&amp;LEFT([.B18];1)&amp;&quot;,&quot;&amp;LEFT(RIGHT([.B18];2);1)&amp;&quot;]/*&quot;&amp;[.B$1]&amp;&quot;*/,&quot;" office:value-type="string" office:string-value="[,]/*AUG */," calcext:value-type="string">
            <text:p>[,]/*AUG */,</text:p>
          </table:table-cell>
          <table:table-cell table:formula="of:=&quot;[&quot;&amp;LEFT([.C18];1)&amp;&quot;,&quot;&amp;LEFT(RIGHT([.C18];2);1)&amp;&quot;]/*&quot;&amp;[.C$1]&amp;&quot;*/,&quot;" office:value-type="string" office:string-value="[3,2]/*UNB */," calcext:value-type="string">
            <text:p>[3,2]/*UNB */,</text:p>
          </table:table-cell>
          <table:table-cell table:formula="of:=&quot;[&quot;&amp;LEFT([.D18];1)&amp;&quot;,&quot;&amp;LEFT(RIGHT([.D18];2);1)&amp;&quot;]/*&quot;&amp;[.D$1]&amp;&quot;*/,&quot;" office:value-type="string" office:string-value="[2,0]/*BOC */," calcext:value-type="string">
            <text:p>[2,0]/*BOC */,</text:p>
          </table:table-cell>
          <table:table-cell table:formula="of:=&quot;[&quot;&amp;LEFT([.E18];1)&amp;&quot;,&quot;&amp;LEFT(RIGHT([.E18];2);1)&amp;&quot;]/*&quot;&amp;[.E$1]&amp;&quot;*/,&quot;" office:value-type="string" office:string-value="[,]/*BRE */," calcext:value-type="string">
            <text:p>[,]/*BRE */,</text:p>
          </table:table-cell>
          <table:table-cell table:formula="of:=&quot;[&quot;&amp;LEFT([.F18];1)&amp;&quot;,&quot;&amp;LEFT(RIGHT([.F18];2);1)&amp;&quot;]/*&quot;&amp;[.F$1]&amp;&quot;*/,&quot;" office:value-type="string" office:string-value="[5,1]/*DOR */," calcext:value-type="string">
            <text:p>[5,1]/*DOR */,</text:p>
          </table:table-cell>
          <table:table-cell table:formula="of:=&quot;[&quot;&amp;LEFT([.G18];1)&amp;&quot;,&quot;&amp;LEFT(RIGHT([.G18];2);1)&amp;&quot;]/*&quot;&amp;[.G$1]&amp;&quot;*/,&quot;" office:value-type="string" office:string-value="[2,3]/*FRA */," calcext:value-type="string">
            <text:p>[2,3]/*FRA */,</text:p>
          </table:table-cell>
          <table:table-cell table:formula="of:=&quot;[&quot;&amp;LEFT([.H18];1)&amp;&quot;,&quot;&amp;LEFT(RIGHT([.H18];2);1)&amp;&quot;]/*&quot;&amp;[.H$1]&amp;&quot;*/,&quot;" office:value-type="string" office:string-value="[4,0]/*FRE */," calcext:value-type="string">
            <text:p>[4,0]/*FRE */,</text:p>
          </table:table-cell>
          <table:table-cell table:formula="of:=&quot;[&quot;&amp;LEFT([.I18];1)&amp;&quot;,&quot;&amp;LEFT(RIGHT([.I18];2);1)&amp;&quot;]/*&quot;&amp;[.I$1]&amp;&quot;*/,&quot;" office:value-type="string" office:string-value="[,]/*HEI */," calcext:value-type="string">
            <text:p>[,]/*HEI */,</text:p>
          </table:table-cell>
          <table:table-cell table:formula="of:=&quot;[&quot;&amp;LEFT([.J18];1)&amp;&quot;,&quot;&amp;LEFT(RIGHT([.J18];2);1)&amp;&quot;]/*&quot;&amp;[.J$1]&amp;&quot;*/,&quot;" office:value-type="string" office:string-value="[1,1]/*HOF */," calcext:value-type="string">
            <text:p>[1,1]/*HOF */,</text:p>
          </table:table-cell>
          <table:table-cell table:formula="of:=&quot;[&quot;&amp;LEFT([.K18];1)&amp;&quot;,&quot;&amp;LEFT(RIGHT([.K18];2);1)&amp;&quot;]/*&quot;&amp;[.K$1]&amp;&quot;*/,&quot;" office:value-type="string" office:string-value="[2,1]/*KIE */," calcext:value-type="string">
            <text:p>[2,1]/*KIE */,</text:p>
          </table:table-cell>
          <table:table-cell table:formula="of:=&quot;[&quot;&amp;LEFT([.L18];1)&amp;&quot;,&quot;&amp;LEFT(RIGHT([.L18];2);1)&amp;&quot;]/*&quot;&amp;[.L$1]&amp;&quot;*/,&quot;" office:value-type="string" office:string-value="[2,1]/*LEI */," calcext:value-type="string">
            <text:p>[2,1]/*LEI */,</text:p>
          </table:table-cell>
          <table:table-cell table:formula="of:=&quot;[&quot;&amp;LEFT([.M18];1)&amp;&quot;,&quot;&amp;LEFT(RIGHT([.M18];2);1)&amp;&quot;]/*&quot;&amp;[.M$1]&amp;&quot;*/,&quot;" office:value-type="string" office:string-value="[,]/*LEV */," calcext:value-type="string">
            <text:p>[,]/*LEV */,</text:p>
          </table:table-cell>
          <table:table-cell table:formula="of:=&quot;[&quot;&amp;LEFT([.N18];1)&amp;&quot;,&quot;&amp;LEFT(RIGHT([.N18];2);1)&amp;&quot;]/*&quot;&amp;[.N$1]&amp;&quot;*/,&quot;" office:value-type="string" office:string-value="[3,3]/*MAI */," calcext:value-type="string">
            <text:p>[3,3]/*MAI */,</text:p>
          </table:table-cell>
          <table:table-cell table:formula="of:=&quot;[&quot;&amp;LEFT([.O18];1)&amp;&quot;,&quot;&amp;LEFT(RIGHT([.O18];2);1)&amp;&quot;]/*&quot;&amp;[.O$1]&amp;&quot;*/,&quot;" office:value-type="string" office:string-value="[1,2]/*MÖN */," calcext:value-type="string">
            <text:p>[1,2]/*MÖN */,</text:p>
          </table:table-cell>
          <table:table-cell table:formula="of:=&quot;[&quot;&amp;LEFT([.P18];1)&amp;&quot;,&quot;&amp;LEFT(RIGHT([.P18];2);1)&amp;&quot;]/*&quot;&amp;[.P$1]&amp;&quot;*/,&quot;" office:value-type="string" office:string-value="[,]/*MUN */," calcext:value-type="string">
            <text:p>[,]/*MUN */,</text:p>
          </table:table-cell>
          <table:table-cell table:formula="of:=&quot;[&quot;&amp;LEFT([.Q18];1)&amp;&quot;,&quot;&amp;LEFT(RIGHT([.Q18];2);1)&amp;&quot;]/*&quot;&amp;[.Q$1]&amp;&quot;*/,&quot;" office:value-type="string" office:string-value="[0,1]/*STP */," calcext:value-type="string">
            <text:p>[0,1]/*STP */,</text:p>
          </table:table-cell>
          <table:table-cell table:style-name="ce17" table:formula="of:=&quot;[,]/*&quot;&amp;[.R$1]&amp;&quot;*/,&quot;" office:value-type="string" office:string-value="[,]/*STU */," calcext:value-type="string">
            <text:p>[,]/*STU */,</text:p>
          </table:table-cell>
          <table:table-cell table:formula="of:=&quot;[&quot;&amp;LEFT([.S18];1)&amp;&quot;,&quot;&amp;LEFT(RIGHT([.S18];2);1)&amp;&quot;]/*&quot;&amp;[.S$1]&amp;&quot;*/]&quot;" office:value-type="string" office:string-value="[1,2]/*WOL */]" calcext:value-type="string">
            <text:p>[1,2]/*WOL */]</text:p>
          </table:table-cell>
          <table:table-cell table:formula="of:=CONCATENATE([.U18];[.V18];[.W18];[.X18];[.Y18];[.Z18];[.AA18];[.AB18];[.AC18];[.AD18];[.AE18];[.AF18];[.AG18];[.AH18];[.AI18];[.AJ18];[.AK18];[.AL18];[.AM18])&amp;&quot;,&quot;" office:value-type="string" office:string-value="[equipe[17][0],[,]/*AUG */,[3,2]/*UNB */,[2,0]/*BOC */,[,]/*BRE */,[5,1]/*DOR */,[2,3]/*FRA */,[4,0]/*FRE */,[,]/*HEI */,[1,1]/*HOF */,[2,1]/*KIE */,[2,1]/*LEI */,[,]/*LEV */,[3,3]/*MAI */,[1,2]/*MÖN */,[,]/*MUN */,[0,1]/*STP */,[,]/*STU */,[1,2]/*WOL */]," calcext:value-type="string">
            <text:p>[equipe[17][0],[,]/*AUG */,[3,2]/*UNB */,[2,0]/*BOC */,[,]/*BRE */,[5,1]/*DOR */,[2,3]/*FRA */,[4,0]/*FRE */,[,]/*HEI */,[1,1]/*HOF */,[2,1]/*KIE */,[2,1]/*LEI */,[,]/*LEV */,[3,3]/*MAI */,[1,2]/*MÖN */,[,]/*MUN */,[0,1]/*STP */,[,]/*STU */,[1,2]/*WOL */],</text:p>
          </table:table-cell>
        </table:table-row>
        <table:table-row table:style-name="ro1">
          <table:table-cell office:value-type="string" calcext:value-type="string">
            <text:p><text:a xlink:href="https://en.wikipedia.org/wiki/VfL_Wolfsburg" xlink:type="simple">VfL Wolfsburg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4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1–2 </text:p>
          </table:table-cell>
          <table:table-cell table:style-name="ce10" table:number-columns-repeated="3"/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4–3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2–3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office:value-type="float" office:value="18" calcext:value-type="float">
            <text:p>18</text:p>
          </table:table-cell>
          <table:table-cell table:formula="of:=&quot;[equipe[&quot;&amp;[.T19]&amp;&quot;][0],&quot;" office:value-type="string" office:string-value="[equipe[18][0]," calcext:value-type="string">
            <text:p>[equipe[18][0],</text:p>
          </table:table-cell>
          <table:table-cell table:formula="of:=&quot;[&quot;&amp;LEFT([.B19];1)&amp;&quot;,&quot;&amp;LEFT(RIGHT([.B19];2);1)&amp;&quot;]/*&quot;&amp;[.B$1]&amp;&quot;*/,&quot;" office:value-type="string" office:string-value="[1,1]/*AUG */," calcext:value-type="string">
            <text:p>[1,1]/*AUG */,</text:p>
          </table:table-cell>
          <table:table-cell table:formula="of:=&quot;[&quot;&amp;LEFT([.C19];1)&amp;&quot;,&quot;&amp;LEFT(RIGHT([.C19];2);1)&amp;&quot;]/*&quot;&amp;[.C$1]&amp;&quot;*/,&quot;" office:value-type="string" office:string-value="[1,0]/*UNB */," calcext:value-type="string">
            <text:p>[1,0]/*UNB */,</text:p>
          </table:table-cell>
          <table:table-cell table:formula="of:=&quot;[&quot;&amp;LEFT([.D19];1)&amp;&quot;,&quot;&amp;LEFT(RIGHT([.D19];2);1)&amp;&quot;]/*&quot;&amp;[.D$1]&amp;&quot;*/,&quot;" office:value-type="string" office:string-value="[1,1]/*BOC */," calcext:value-type="string">
            <text:p>[1,1]/*BOC */,</text:p>
          </table:table-cell>
          <table:table-cell table:formula="of:=&quot;[&quot;&amp;LEFT([.E19];1)&amp;&quot;,&quot;&amp;LEFT(RIGHT([.E19];2);1)&amp;&quot;]/*&quot;&amp;[.E$1]&amp;&quot;*/,&quot;" office:value-type="string" office:string-value="[2,4]/*BRE */," calcext:value-type="string">
            <text:p>[2,4]/*BRE */,</text:p>
          </table:table-cell>
          <table:table-cell table:formula="of:=&quot;[&quot;&amp;LEFT([.F19];1)&amp;&quot;,&quot;&amp;LEFT(RIGHT([.F19];2);1)&amp;&quot;]/*&quot;&amp;[.F$1]&amp;&quot;*/,&quot;" office:value-type="string" office:string-value="[1,3]/*DOR */," calcext:value-type="string">
            <text:p>[1,3]/*DOR */,</text:p>
          </table:table-cell>
          <table:table-cell table:formula="of:=&quot;[&quot;&amp;LEFT([.G19];1)&amp;&quot;,&quot;&amp;LEFT(RIGHT([.G19];2);1)&amp;&quot;]/*&quot;&amp;[.G$1]&amp;&quot;*/,&quot;" office:value-type="string" office:string-value="[1,2]/*FRA */," calcext:value-type="string">
            <text:p>[1,2]/*FRA */,</text:p>
          </table:table-cell>
          <table:table-cell table:formula="of:=&quot;[&quot;&amp;LEFT([.H19];1)&amp;&quot;,&quot;&amp;LEFT(RIGHT([.H19];2);1)&amp;&quot;]/*&quot;&amp;[.H$1]&amp;&quot;*/,&quot;" office:value-type="string" office:string-value="[,]/*FRE */," calcext:value-type="string">
            <text:p>[,]/*FRE */,</text:p>
          </table:table-cell>
          <table:table-cell table:formula="of:=&quot;[&quot;&amp;LEFT([.I19];1)&amp;&quot;,&quot;&amp;LEFT(RIGHT([.I19];2);1)&amp;&quot;]/*&quot;&amp;[.I$1]&amp;&quot;*/,&quot;" office:value-type="string" office:string-value="[,]/*HEI */," calcext:value-type="string">
            <text:p>[,]/*HEI */,</text:p>
          </table:table-cell>
          <table:table-cell table:formula="of:=&quot;[&quot;&amp;LEFT([.J19];1)&amp;&quot;,&quot;&amp;LEFT(RIGHT([.J19];2);1)&amp;&quot;]/*&quot;&amp;[.J$1]&amp;&quot;*/,&quot;" office:value-type="string" office:string-value="[,]/*HOF */," calcext:value-type="string">
            <text:p>[,]/*HOF */,</text:p>
          </table:table-cell>
          <table:table-cell table:formula="of:=&quot;[&quot;&amp;LEFT([.K19];1)&amp;&quot;,&quot;&amp;LEFT(RIGHT([.K19];2);1)&amp;&quot;]/*&quot;&amp;[.K$1]&amp;&quot;*/,&quot;" office:value-type="string" office:string-value="[2,2]/*KIE */," calcext:value-type="string">
            <text:p>[2,2]/*KIE */,</text:p>
          </table:table-cell>
          <table:table-cell table:formula="of:=&quot;[&quot;&amp;LEFT([.L19];1)&amp;&quot;,&quot;&amp;LEFT(RIGHT([.L19];2);1)&amp;&quot;]/*&quot;&amp;[.L$1]&amp;&quot;*/,&quot;" office:value-type="string" office:string-value="[,]/*LEI */," calcext:value-type="string">
            <text:p>[,]/*LEI */,</text:p>
          </table:table-cell>
          <table:table-cell table:formula="of:=&quot;[&quot;&amp;LEFT([.M19];1)&amp;&quot;,&quot;&amp;LEFT(RIGHT([.M19];2);1)&amp;&quot;]/*&quot;&amp;[.M$1]&amp;&quot;*/,&quot;" office:value-type="string" office:string-value="[0,0]/*LEV */," calcext:value-type="string">
            <text:p>[0,0]/*LEV */,</text:p>
          </table:table-cell>
          <table:table-cell table:formula="of:=&quot;[&quot;&amp;LEFT([.N19];1)&amp;&quot;,&quot;&amp;LEFT(RIGHT([.N19];2);1)&amp;&quot;]/*&quot;&amp;[.N$1]&amp;&quot;*/,&quot;" office:value-type="string" office:string-value="[4,3]/*MAI */," calcext:value-type="string">
            <text:p>[4,3]/*MAI */,</text:p>
          </table:table-cell>
          <table:table-cell table:formula="of:=&quot;[&quot;&amp;LEFT([.O19];1)&amp;&quot;,&quot;&amp;LEFT(RIGHT([.O19];2);1)&amp;&quot;]/*&quot;&amp;[.O$1]&amp;&quot;*/,&quot;" office:value-type="string" office:string-value="[5,1]/*MÖN */," calcext:value-type="string">
            <text:p>[5,1]/*MÖN */,</text:p>
          </table:table-cell>
          <table:table-cell table:formula="of:=&quot;[&quot;&amp;LEFT([.P19];1)&amp;&quot;,&quot;&amp;LEFT(RIGHT([.P19];2);1)&amp;&quot;]/*&quot;&amp;[.P$1]&amp;&quot;*/,&quot;" office:value-type="string" office:string-value="[2,3]/*MUN */," calcext:value-type="string">
            <text:p>[2,3]/*MUN */,</text:p>
          </table:table-cell>
          <table:table-cell table:formula="of:=&quot;[&quot;&amp;LEFT([.Q19];1)&amp;&quot;,&quot;&amp;LEFT(RIGHT([.Q19];2);1)&amp;&quot;]/*&quot;&amp;[.Q$1]&amp;&quot;*/,&quot;" office:value-type="string" office:string-value="[,]/*STP */," calcext:value-type="string">
            <text:p>[,]/*STP */,</text:p>
          </table:table-cell>
          <table:table-cell table:formula="of:=&quot;[&quot;&amp;LEFT([.R19];1)&amp;&quot;,&quot;&amp;LEFT(RIGHT([.R19];2);1)&amp;&quot;]/*&quot;&amp;[.R$1]&amp;&quot;*/,&quot;" office:value-type="string" office:string-value="[2,2]/*STU */," calcext:value-type="string">
            <text:p>[2,2]/*STU */,</text:p>
          </table:table-cell>
          <table:table-cell table:style-name="ce17" table:formula="of:=&quot;[,]/*&quot;&amp;[.S$1]&amp;&quot;*/]&quot;" office:value-type="string" office:string-value="[,]/*WOL */]" calcext:value-type="string">
            <text:p>[,]/*WOL */]</text:p>
          </table:table-cell>
          <table:table-cell table:formula="of:=CONCATENATE([.U19];[.V19];[.W19];[.X19];[.Y19];[.Z19];[.AA19];[.AB19];[.AC19];[.AD19];[.AE19];[.AF19];[.AG19];[.AH19];[.AI19];[.AJ19];[.AK19];[.AL19];[.AM19])" office:value-type="string" office:string-value="[equipe[18][0],[1,1]/*AUG */,[1,0]/*UNB */,[1,1]/*BOC */,[2,4]/*BRE */,[1,3]/*DOR */,[1,2]/*FRA */,[,]/*FRE */,[,]/*HEI */,[,]/*HOF */,[2,2]/*KIE */,[,]/*LEI */,[0,0]/*LEV */,[4,3]/*MAI */,[5,1]/*MÖN */,[2,3]/*MUN */,[,]/*STP */,[2,2]/*STU */,[,]/*WOL */]" calcext:value-type="string">
            <text:p>[equipe[18][0],[1,1]/*AUG */,[1,0]/*UNB */,[1,1]/*BOC */,[2,4]/*BRE */,[1,3]/*DOR */,[1,2]/*FRA */,[,]/*FRE */,[,]/*HEI */,[,]/*HOF */,[2,2]/*KIE */,[,]/*LEI */,[0,0]/*LEV */,[4,3]/*MAI */,[5,1]/*MÖN */,[2,3]/*MUN */,[,]/*STP */,[2,2]/*STU */,[,]/*WOL */]</text:p>
          </table:table-cell>
        </table:table-row>
        <table:table-row table:style-name="ro1">
          <table:table-cell table:style-name="Default" table:number-columns-repeated="39"/>
          <table:table-cell table:formula="of:=CONCATENATE([.O20];[.P20];[.Q20];[.R20];[.S20];[.T20];[.U20];[.V20];[.W20];[.X20];[.Y20];[.Z20];[.AA20];[.AB20];[.AC20];[.AD20];[.AE20];[.AF20];[.AG20];[.AH20];[.AI20];[.AJ20];[.AK20];[.AL20];[.AM20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table:number-columns-repeated="39"/>
          <table:table-cell table:formula="of:=CONCATENATE([.O22];[.P22];[.Q22];[.R22];[.S22];[.T22];[.U22];[.V22];[.W22];[.X22];[.Y22];[.Z22];[.AA22];[.AB22];[.AC22];[.AD22];[.AE22];[.AF22];[.AG22];[.AH22];[.AI22];[.AJ22];[.AK22];[.AL22];[.AM22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3];[.P23];[.Q23];[.R23];[.S23];[.T23];[.U23];[.V23];[.W23];[.X23];[.Y23];[.Z23];[.AA23];[.AB23];[.AC23];[.AD23];[.AE23];[.AF23];[.AG23];[.AH23];[.AI23];[.AJ23];[.AK23];[.AL23];[.AM23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4];[.P24];[.Q24];[.R24];[.S24];[.T24];[.U24];[.V24];[.W24];[.X24];[.Y24];[.Z24];[.AA24];[.AB24];[.AC24];[.AD24];[.AE24];[.AF24];[.AG24];[.AH24];[.AI24];[.AJ24];[.AK24];[.AL24];[.AM24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5];[.P25];[.Q25];[.R25];[.S25];[.T25];[.U25];[.V25];[.W25];[.X25];[.Y25];[.Z25];[.AA25];[.AB25];[.AC25];[.AD25];[.AE25];[.AF25];[.AG25];[.AH25];[.AI25];[.AJ25];[.AK25];[.AL25];[.AM25])&amp;&quot;,&quot;" office:value-type="string" office:string-value="," calcext:value-type="string">
            <text:p>,</text:p>
          </table:table-cell>
        </table:table-row>
      </table:table>
      <table:table table:name="24clubs" table:style-name="ta1">
        <table:table-column table:style-name="co1" table:default-cell-style-name="ce8"/>
        <table:table-column table:style-name="co6" table:number-columns-repeated="24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24" table:default-cell-style-name="ce16"/>
        <table:table-column table:style-name="co7" table:default-cell-style-name="Default"/>
        <table:table-row table:style-name="ro1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Accrington_Stanley_F.C." xlink:type="simple">ACC</text:a> </text:p>
          </table:table-cell>
          <table:table-cell table:style-name="ce8" office:value-type="string" calcext:value-type="string">
            <text:p><text:a xlink:href="https://en.wikipedia.org/wiki/AFC_Wimbledon" xlink:type="simple">WIM</text:a> </text:p>
          </table:table-cell>
          <table:table-cell table:style-name="ce8" office:value-type="string" calcext:value-type="string">
            <text:p><text:a xlink:href="https://en.wikipedia.org/wiki/Barrow_F.C." xlink:type="simple">BAR</text:a> </text:p>
          </table:table-cell>
          <table:table-cell table:style-name="ce8" office:value-type="string" calcext:value-type="string">
            <text:p><text:a xlink:href="https://en.wikipedia.org/wiki/Bradford_City_A.F.C." xlink:type="simple">BRA</text:a> </text:p>
          </table:table-cell>
          <table:table-cell table:style-name="ce8" office:value-type="string" calcext:value-type="string">
            <text:p><text:a xlink:href="https://en.wikipedia.org/wiki/Bromley_F.C." xlink:type="simple">BRM</text:a> </text:p>
          </table:table-cell>
          <table:table-cell table:style-name="ce8" office:value-type="string" calcext:value-type="string">
            <text:p><text:a xlink:href="https://en.wikipedia.org/wiki/Carlisle_United_F.C." xlink:type="simple">CAR</text:a> </text:p>
          </table:table-cell>
          <table:table-cell table:style-name="ce8" office:value-type="string" calcext:value-type="string">
            <text:p><text:a xlink:href="https://en.wikipedia.org/wiki/Cheltenham_Town_F.C." xlink:type="simple">CHT</text:a> </text:p>
          </table:table-cell>
          <table:table-cell table:style-name="ce8" office:value-type="string" calcext:value-type="string">
            <text:p><text:a xlink:href="https://en.wikipedia.org/wiki/Chesterfield_F.C." xlink:type="simple">CHF</text:a> </text:p>
          </table:table-cell>
          <table:table-cell table:style-name="ce8" office:value-type="string" calcext:value-type="string">
            <text:p><text:a xlink:href="https://en.wikipedia.org/wiki/Colchester_United_F.C." xlink:type="simple">COL</text:a> </text:p>
          </table:table-cell>
          <table:table-cell table:style-name="ce8" office:value-type="string" calcext:value-type="string">
            <text:p><text:a xlink:href="https://en.wikipedia.org/wiki/Crewe_Alexandra_F.C" xlink:type="simple">CRE</text:a> </text:p>
          </table:table-cell>
          <table:table-cell table:style-name="ce8" office:value-type="string" calcext:value-type="string">
            <text:p><text:a xlink:href="https://en.wikipedia.org/wiki/Doncaster_Rovers_F.C." xlink:type="simple">DON</text:a> </text:p>
          </table:table-cell>
          <table:table-cell table:style-name="ce8" office:value-type="string" calcext:value-type="string">
            <text:p><text:a xlink:href="https://en.wikipedia.org/wiki/Fleetwood_Town_F.C." xlink:type="simple">FLE</text:a> </text:p>
          </table:table-cell>
          <table:table-cell table:style-name="ce8" office:value-type="string" calcext:value-type="string">
            <text:p><text:a xlink:href="https://en.wikipedia.org/wiki/Gillingham_F.C." xlink:type="simple">GIL</text:a> </text:p>
          </table:table-cell>
          <table:table-cell table:style-name="ce8" office:value-type="string" calcext:value-type="string">
            <text:p><text:a xlink:href="https://en.wikipedia.org/wiki/Grimsby_Town_F.C." xlink:type="simple">GRI</text:a> </text:p>
          </table:table-cell>
          <table:table-cell table:style-name="ce8" office:value-type="string" calcext:value-type="string">
            <text:p><text:a xlink:href="https://en.wikipedia.org/wiki/Harrogate_Town_F.C." xlink:type="simple">HAR</text:a> </text:p>
          </table:table-cell>
          <table:table-cell table:style-name="ce8" office:value-type="string" calcext:value-type="string">
            <text:p><text:a xlink:href="https://en.wikipedia.org/wiki/Milton_Keynes_Dons_F.C." xlink:type="simple">MIL</text:a> </text:p>
          </table:table-cell>
          <table:table-cell table:style-name="ce8" office:value-type="string" calcext:value-type="string">
            <text:p><text:a xlink:href="https://en.wikipedia.org/wiki/Morecambe_F.C." xlink:type="simple">MOR</text:a> </text:p>
          </table:table-cell>
          <table:table-cell table:style-name="ce8" office:value-type="string" calcext:value-type="string">
            <text:p><text:a xlink:href="https://en.wikipedia.org/wiki/Newport_County_A.F.C." xlink:type="simple">NEW</text:a> </text:p>
          </table:table-cell>
          <table:table-cell table:style-name="ce8" office:value-type="string" calcext:value-type="string">
            <text:p><text:a xlink:href="https://en.wikipedia.org/wiki/Notts_County_F.C." xlink:type="simple">NCO</text:a> </text:p>
          </table:table-cell>
          <table:table-cell table:style-name="ce8" office:value-type="string" calcext:value-type="string">
            <text:p><text:a xlink:href="https://en.wikipedia.org/wiki/Port_Vale_F.C" xlink:type="simple">POV</text:a> </text:p>
          </table:table-cell>
          <table:table-cell table:style-name="ce8" office:value-type="string" calcext:value-type="string">
            <text:p><text:a xlink:href="https://en.wikipedia.org/wiki/Salford_City_F.C." xlink:type="simple">SAL</text:a> </text:p>
          </table:table-cell>
          <table:table-cell table:style-name="ce8" office:value-type="string" calcext:value-type="string">
            <text:p><text:a xlink:href="https://en.wikipedia.org/wiki/Swindon_Town_F.C." xlink:type="simple">SWI</text:a> </text:p>
          </table:table-cell>
          <table:table-cell table:style-name="ce8" office:value-type="string" calcext:value-type="string">
            <text:p><text:a xlink:href="https://en.wikipedia.org/wiki/Tranmere_Rovers_F.C." xlink:type="simple">TRA</text:a> </text:p>
          </table:table-cell>
          <table:table-cell table:style-name="ce8" office:value-type="string" calcext:value-type="string">
            <text:p><text:a xlink:href="https://en.wikipedia.org/wiki/Walsall_F.C." xlink:type="simple">WAL</text:a> </text:p>
          </table:table-cell>
          <table:table-cell table:style-name="ce8" table:number-columns-repeated="2"/>
          <table:table-cell table:style-name="Default" table:number-columns-repeated="24"/>
          <table:table-cell/>
        </table:table-row>
        <table:table-row table:style-name="ro1">
          <table:table-cell office:value-type="string" calcext:value-type="string">
            <text:p><text:a xlink:href="https://en.wikipedia.org/wiki/Accrington_Stanley_F.C." xlink:type="simple">Accrington Stanle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0–0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/>
          <table:table-cell table:style-name="ce18"/>
          <table:table-cell office:value-type="string" calcext:value-type="string">
            <text:p>3–2 </text:p>
          </table:table-cell>
          <table:table-cell office:value-type="string" calcext:value-type="string">
            <text:p>3–3 </text:p>
          </table:table-cell>
          <table:table-cell table:style-name="ce18"/>
          <table:table-cell office:value-type="string" calcext:value-type="string">
            <text:p>2–1 </text:p>
          </table:table-cell>
          <table:table-cell table:style-name="ce18"/>
          <table:table-cell office:value-type="string" calcext:value-type="string">
            <text:p>0–3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0–0 </text:p>
          </table:table-cell>
          <table:table-cell office:value-type="float" office:value="1" calcext:value-type="float">
            <text:p>1</text:p>
          </table:table-cell>
          <table:table-cell table:formula="of:=&quot;[equipe[&quot;&amp;[.Z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B$1]&amp;&quot;*/,&quot;" office:value-type="string" office:string-value="[,]/*ACC */," calcext:value-type="string">
            <text:p>[,]/*ACC */,</text:p>
          </table:table-cell>
          <table:table-cell table:formula="of:=&quot;[&quot;&amp;LEFT([.C2];1)&amp;&quot;,&quot;&amp;LEFT(RIGHT([.C2];2);1)&amp;&quot;]/*&quot;&amp;[.C$1]&amp;&quot;*/,&quot;" office:value-type="string" office:string-value="[0,0]/*WIM */," calcext:value-type="string">
            <text:p>[0,0]/*WIM */,</text:p>
          </table:table-cell>
          <table:table-cell table:formula="of:=&quot;[&quot;&amp;LEFT([.D2];1)&amp;&quot;,&quot;&amp;LEFT(RIGHT([.D2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2];1)&amp;&quot;,&quot;&amp;LEFT(RIGHT([.E2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2];1)&amp;&quot;,&quot;&amp;LEFT(RIGHT([.F2];2);1)&amp;&quot;]/*&quot;&amp;[.F$1]&amp;&quot;*/,&quot;" office:value-type="string" office:string-value="[1,2]/*BRM */," calcext:value-type="string">
            <text:p>[1,2]/*BRM */,</text:p>
          </table:table-cell>
          <table:table-cell table:formula="of:=&quot;[&quot;&amp;LEFT([.G2];1)&amp;&quot;,&quot;&amp;LEFT(RIGHT([.G2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2];1)&amp;&quot;,&quot;&amp;LEFT(RIGHT([.H2];2);1)&amp;&quot;]/*&quot;&amp;[.H$1]&amp;&quot;*/,&quot;" office:value-type="string" office:string-value="[0,0]/*CHT */," calcext:value-type="string">
            <text:p>[0,0]/*CHT */,</text:p>
          </table:table-cell>
          <table:table-cell table:formula="of:=&quot;[&quot;&amp;LEFT([.I2];1)&amp;&quot;,&quot;&amp;LEFT(RIGHT([.I2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2];1)&amp;&quot;,&quot;&amp;LEFT(RIGHT([.J2];2);1)&amp;&quot;]/*&quot;&amp;[.J$1]&amp;&quot;*/,&quot;" office:value-type="string" office:string-value="[1,1]/*COL */," calcext:value-type="string">
            <text:p>[1,1]/*COL */,</text:p>
          </table:table-cell>
          <table:table-cell table:formula="of:=&quot;[&quot;&amp;LEFT([.K2];1)&amp;&quot;,&quot;&amp;LEFT(RIGHT([.K2];2);1)&amp;&quot;]/*&quot;&amp;[.K$1]&amp;&quot;*/,&quot;" office:value-type="string" office:string-value="[0,1]/*CRE */," calcext:value-type="string">
            <text:p>[0,1]/*CRE */,</text:p>
          </table:table-cell>
          <table:table-cell table:formula="of:=&quot;[&quot;&amp;LEFT([.L2];1)&amp;&quot;,&quot;&amp;LEFT(RIGHT([.L2];2);1)&amp;&quot;]/*&quot;&amp;[.L$1]&amp;&quot;*/,&quot;" office:value-type="string" office:string-value="[1,2]/*DON */," calcext:value-type="string">
            <text:p>[1,2]/*DON */,</text:p>
          </table:table-cell>
          <table:table-cell table:formula="of:=&quot;[&quot;&amp;LEFT([.M2];1)&amp;&quot;,&quot;&amp;LEFT(RIGHT([.M2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2];1)&amp;&quot;,&quot;&amp;LEFT(RIGHT([.N2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2];1)&amp;&quot;,&quot;&amp;LEFT(RIGHT([.O2];2);1)&amp;&quot;]/*&quot;&amp;[.O$1]&amp;&quot;*/,&quot;" office:value-type="string" office:string-value="[3,2]/*GRI */," calcext:value-type="string">
            <text:p>[3,2]/*GRI */,</text:p>
          </table:table-cell>
          <table:table-cell table:formula="of:=&quot;[&quot;&amp;LEFT([.P2];1)&amp;&quot;,&quot;&amp;LEFT(RIGHT([.P2];2);1)&amp;&quot;]/*&quot;&amp;[.P$1]&amp;&quot;*/,&quot;" office:value-type="string" office:string-value="[3,3]/*HAR */," calcext:value-type="string">
            <text:p>[3,3]/*HAR */,</text:p>
          </table:table-cell>
          <table:table-cell table:formula="of:=&quot;[&quot;&amp;LEFT([.Q2];1)&amp;&quot;,&quot;&amp;LEFT(RIGHT([.Q2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2];1)&amp;&quot;,&quot;&amp;LEFT(RIGHT([.R2];2);1)&amp;&quot;]/*&quot;&amp;[.R$1]&amp;&quot;*/,&quot;" office:value-type="string" office:string-value="[2,1]/*MOR */," calcext:value-type="string">
            <text:p>[2,1]/*MOR */,</text:p>
          </table:table-cell>
          <table:table-cell table:formula="of:=&quot;[&quot;&amp;LEFT([.S2];1)&amp;&quot;,&quot;&amp;LEFT(RIGHT([.S2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2];1)&amp;&quot;,&quot;&amp;LEFT(RIGHT([.T2];2);1)&amp;&quot;]/*&quot;&amp;[.T$1]&amp;&quot;*/,&quot;" office:value-type="string" office:string-value="[0,3]/*NCO */," calcext:value-type="string">
            <text:p>[0,3]/*NCO */,</text:p>
          </table:table-cell>
          <table:table-cell table:formula="of:=&quot;[&quot;&amp;LEFT([.U2];1)&amp;&quot;,&quot;&amp;LEFT(RIGHT([.U2];2);1)&amp;&quot;]/*&quot;&amp;[.U$1]&amp;&quot;*/,&quot;" office:value-type="string" office:string-value="[2,2]/*POV */," calcext:value-type="string">
            <text:p>[2,2]/*POV */,</text:p>
          </table:table-cell>
          <table:table-cell table:formula="of:=&quot;[&quot;&amp;LEFT([.V2];1)&amp;&quot;,&quot;&amp;LEFT(RIGHT([.V2];2);1)&amp;&quot;]/*&quot;&amp;[.V$1]&amp;&quot;*/,&quot;" office:value-type="string" office:string-value="[0,2]/*SAL */," calcext:value-type="string">
            <text:p>[0,2]/*SAL */,</text:p>
          </table:table-cell>
          <table:table-cell table:formula="of:=&quot;[&quot;&amp;LEFT([.W2];1)&amp;&quot;,&quot;&amp;LEFT(RIGHT([.W2];2);1)&amp;&quot;]/*&quot;&amp;[.W$1]&amp;&quot;*/,&quot;" office:value-type="string" office:string-value="[2,2]/*SWI */," calcext:value-type="string">
            <text:p>[2,2]/*SWI */,</text:p>
          </table:table-cell>
          <table:table-cell table:formula="of:=&quot;[&quot;&amp;LEFT([.X2];1)&amp;&quot;,&quot;&amp;LEFT(RIGHT([.X2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2];1)&amp;&quot;,&quot;&amp;LEFT(RIGHT([.Y2];2);1)&amp;&quot;]/*&quot;&amp;[.Y$1]&amp;&quot;*/]&quot;" office:value-type="string" office:string-value="[0,0]/*WAL */]" calcext:value-type="string">
            <text:p>[0,0]/*WAL */]</text:p>
          </table:table-cell>
          <table:table-cell table:formula="of:=CONCATENATE([.AA2];[.AB2];[.AC2];[.AD2];[.AE2];[.AF2];[.AG2];[.AH2];[.AI2];[.AJ2];[.AK2];[.AL2];[.AM2];[.AN2];[.AO2];[.AP2];[.AQ2];[.AR2];[.AS2];[.AT2];[.AU2];[.AV2];[.AW2];[.AX2];[.AY2])&amp;&quot;,&quot;" office:value-type="string" office:string-value="[equipe[1][0],[,]/*ACC */,[0,0]/*WIM */,[1,0]/*BAR */,[,]/*BRA */,[1,2]/*BRM */,[,]/*CAR */,[0,0]/*CHT */,[,]/*CHF */,[1,1]/*COL */,[0,1]/*CRE */,[1,2]/*DON */,[,]/*FLE */,[,]/*GIL */,[3,2]/*GRI */,[3,3]/*HAR */,[,]/*MIL */,[2,1]/*MOR */,[,]/*NEW */,[0,3]/*NCO */,[2,2]/*POV */,[0,2]/*SAL */,[2,2]/*SWI */,[,]/*TRA */,[0,0]/*WAL */]," calcext:value-type="string">
            <text:p>[equipe[1][0],[,]/*ACC */,[0,0]/*WIM */,[1,0]/*BAR */,[,]/*BRA */,[1,2]/*BRM */,[,]/*CAR */,[0,0]/*CHT */,[,]/*CHF */,[1,1]/*COL */,[0,1]/*CRE */,[1,2]/*DON */,[,]/*FLE */,[,]/*GIL */,[3,2]/*GRI */,[3,3]/*HAR */,[,]/*MIL */,[2,1]/*MOR */,[,]/*NEW */,[0,3]/*NCO */,[2,2]/*POV */,[0,2]/*SAL */,[2,2]/*SWI */,[,]/*TRA */,[0,0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AFC_Wimbledon" xlink:type="simple">AFC Wimbledon</text:a>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table:style-name="ce18"/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4–0 </text:p>
          </table:table-cell>
          <table:table-cell table:style-name="ce18"/>
          <table:table-cell/>
          <table:table-cell office:value-type="string" calcext:value-type="string">
            <text:p>4–2 </text:p>
          </table:table-cell>
          <table:table-cell office:value-type="string" calcext:value-type="string">
            <text:p>3–0 </text:p>
          </table:table-cell>
          <table:table-cell table:number-columns-repeated="3" office:value-type="string" calcext:value-type="string">
            <text:p>1–0 </text:p>
          </table:table-cell>
          <table:table-cell office:value-type="string" calcext:value-type="string">
            <text:p>0–1 </text:p>
          </table:table-cell>
          <table:table-cell/>
          <table:table-cell office:value-type="string" calcext:value-type="string">
            <text:p><text:a xlink:href="https://en.wikipedia.org/wiki/AFC_Wimbledon–Milton_Keynes_Dons_F.C._rivalry" xlink:type="simple">3–0</text:a>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2 </text:p>
          </table:table-cell>
          <table:table-cell table:style-name="ce18"/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0–1 </text:p>
          </table:table-cell>
          <table:table-cell office:value-type="float" office:value="2" calcext:value-type="float">
            <text:p>2</text:p>
          </table:table-cell>
          <table:table-cell table:formula="of:=&quot;[equipe[&quot;&amp;[.Z3]&amp;&quot;][0],&quot;" office:value-type="string" office:string-value="[equipe[2][0]," calcext:value-type="string">
            <text:p>[equipe[2][0],</text:p>
          </table:table-cell>
          <table:table-cell table:formula="of:=&quot;[&quot;&amp;LEFT([.B3];1)&amp;&quot;,&quot;&amp;LEFT(RIGHT([.B3];2);1)&amp;&quot;]/*&quot;&amp;[.B$1]&amp;&quot;*/,&quot;" office:value-type="string" office:string-value="[2,2]/*ACC */," calcext:value-type="string">
            <text:p>[2,2]/*ACC */,</text:p>
          </table:table-cell>
          <table:table-cell table:style-name="ce17" table:formula="of:=&quot;[,]/*&quot;&amp;[.C$1]&amp;&quot;*/,&quot;" office:value-type="string" office:string-value="[,]/*WIM */," calcext:value-type="string">
            <text:p>[,]/*WIM */,</text:p>
          </table:table-cell>
          <table:table-cell table:formula="of:=&quot;[&quot;&amp;LEFT([.D3];1)&amp;&quot;,&quot;&amp;LEFT(RIGHT([.D3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3];1)&amp;&quot;,&quot;&amp;LEFT(RIGHT([.E3];2);1)&amp;&quot;]/*&quot;&amp;[.E$1]&amp;&quot;*/,&quot;" office:value-type="string" office:string-value="[1,0]/*BRA */," calcext:value-type="string">
            <text:p>[1,0]/*BRA */,</text:p>
          </table:table-cell>
          <table:table-cell table:formula="of:=&quot;[&quot;&amp;LEFT([.F3];1)&amp;&quot;,&quot;&amp;LEFT(RIGHT([.F3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3];1)&amp;&quot;,&quot;&amp;LEFT(RIGHT([.G3];2);1)&amp;&quot;]/*&quot;&amp;[.G$1]&amp;&quot;*/,&quot;" office:value-type="string" office:string-value="[4,0]/*CAR */," calcext:value-type="string">
            <text:p>[4,0]/*CAR */,</text:p>
          </table:table-cell>
          <table:table-cell table:formula="of:=&quot;[&quot;&amp;LEFT([.H3];1)&amp;&quot;,&quot;&amp;LEFT(RIGHT([.H3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3];1)&amp;&quot;,&quot;&amp;LEFT(RIGHT([.I3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3];1)&amp;&quot;,&quot;&amp;LEFT(RIGHT([.J3];2);1)&amp;&quot;]/*&quot;&amp;[.J$1]&amp;&quot;*/,&quot;" office:value-type="string" office:string-value="[4,2]/*COL */," calcext:value-type="string">
            <text:p>[4,2]/*COL */,</text:p>
          </table:table-cell>
          <table:table-cell table:formula="of:=&quot;[&quot;&amp;LEFT([.K3];1)&amp;&quot;,&quot;&amp;LEFT(RIGHT([.K3];2);1)&amp;&quot;]/*&quot;&amp;[.K$1]&amp;&quot;*/,&quot;" office:value-type="string" office:string-value="[3,0]/*CRE */," calcext:value-type="string">
            <text:p>[3,0]/*CRE */,</text:p>
          </table:table-cell>
          <table:table-cell table:formula="of:=&quot;[&quot;&amp;LEFT([.L3];1)&amp;&quot;,&quot;&amp;LEFT(RIGHT([.L3];2);1)&amp;&quot;]/*&quot;&amp;[.L$1]&amp;&quot;*/,&quot;" office:value-type="string" office:string-value="[1,0]/*DON */," calcext:value-type="string">
            <text:p>[1,0]/*DON */,</text:p>
          </table:table-cell>
          <table:table-cell table:formula="of:=&quot;[&quot;&amp;LEFT([.M3];1)&amp;&quot;,&quot;&amp;LEFT(RIGHT([.M3];2);1)&amp;&quot;]/*&quot;&amp;[.M$1]&amp;&quot;*/,&quot;" office:value-type="string" office:string-value="[1,0]/*FLE */," calcext:value-type="string">
            <text:p>[1,0]/*FLE */,</text:p>
          </table:table-cell>
          <table:table-cell table:formula="of:=&quot;[&quot;&amp;LEFT([.N3];1)&amp;&quot;,&quot;&amp;LEFT(RIGHT([.N3];2);1)&amp;&quot;]/*&quot;&amp;[.N$1]&amp;&quot;*/,&quot;" office:value-type="string" office:string-value="[1,0]/*GIL */," calcext:value-type="string">
            <text:p>[1,0]/*GIL */,</text:p>
          </table:table-cell>
          <table:table-cell table:formula="of:=&quot;[&quot;&amp;LEFT([.O3];1)&amp;&quot;,&quot;&amp;LEFT(RIGHT([.O3];2);1)&amp;&quot;]/*&quot;&amp;[.O$1]&amp;&quot;*/,&quot;" office:value-type="string" office:string-value="[0,1]/*GRI */," calcext:value-type="string">
            <text:p>[0,1]/*GRI */,</text:p>
          </table:table-cell>
          <table:table-cell table:formula="of:=&quot;[&quot;&amp;LEFT([.P3];1)&amp;&quot;,&quot;&amp;LEFT(RIGHT([.P3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3];1)&amp;&quot;,&quot;&amp;LEFT(RIGHT([.Q3];2);1)&amp;&quot;]/*&quot;&amp;[.Q$1]&amp;&quot;*/,&quot;" office:value-type="string" office:string-value="[3,0]/*MIL */," calcext:value-type="string">
            <text:p>[3,0]/*MIL */,</text:p>
          </table:table-cell>
          <table:table-cell table:formula="of:=&quot;[&quot;&amp;LEFT([.R3];1)&amp;&quot;,&quot;&amp;LEFT(RIGHT([.R3];2);1)&amp;&quot;]/*&quot;&amp;[.R$1]&amp;&quot;*/,&quot;" office:value-type="string" office:string-value="[3,0]/*MOR */," calcext:value-type="string">
            <text:p>[3,0]/*MOR */,</text:p>
          </table:table-cell>
          <table:table-cell table:formula="of:=&quot;[&quot;&amp;LEFT([.S3];1)&amp;&quot;,&quot;&amp;LEFT(RIGHT([.S3];2);1)&amp;&quot;]/*&quot;&amp;[.S$1]&amp;&quot;*/,&quot;" office:value-type="string" office:string-value="[2,2]/*NEW */," calcext:value-type="string">
            <text:p>[2,2]/*NEW */,</text:p>
          </table:table-cell>
          <table:table-cell table:formula="of:=&quot;[&quot;&amp;LEFT([.T3];1)&amp;&quot;,&quot;&amp;LEFT(RIGHT([.T3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3];1)&amp;&quot;,&quot;&amp;LEFT(RIGHT([.U3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3];1)&amp;&quot;,&quot;&amp;LEFT(RIGHT([.V3];2);1)&amp;&quot;]/*&quot;&amp;[.V$1]&amp;&quot;*/,&quot;" office:value-type="string" office:string-value="[1,0]/*SAL */," calcext:value-type="string">
            <text:p>[1,0]/*SAL */,</text:p>
          </table:table-cell>
          <table:table-cell table:formula="of:=&quot;[&quot;&amp;LEFT([.W3];1)&amp;&quot;,&quot;&amp;LEFT(RIGHT([.W3];2);1)&amp;&quot;]/*&quot;&amp;[.W$1]&amp;&quot;*/,&quot;" office:value-type="string" office:string-value="[1,1]/*SWI */," calcext:value-type="string">
            <text:p>[1,1]/*SWI */,</text:p>
          </table:table-cell>
          <table:table-cell table:formula="of:=&quot;[&quot;&amp;LEFT([.X3];1)&amp;&quot;,&quot;&amp;LEFT(RIGHT([.X3];2);1)&amp;&quot;]/*&quot;&amp;[.X$1]&amp;&quot;*/,&quot;" office:value-type="string" office:string-value="[2,0]/*TRA */," calcext:value-type="string">
            <text:p>[2,0]/*TRA */,</text:p>
          </table:table-cell>
          <table:table-cell table:formula="of:=&quot;[&quot;&amp;LEFT([.Y3];1)&amp;&quot;,&quot;&amp;LEFT(RIGHT([.Y3];2);1)&amp;&quot;]/*&quot;&amp;[.Y$1]&amp;&quot;*/]&quot;" office:value-type="string" office:string-value="[0,1]/*WAL */]" calcext:value-type="string">
            <text:p>[0,1]/*WAL */]</text:p>
          </table:table-cell>
          <table:table-cell table:formula="of:=CONCATENATE([.AA3];[.AB3];[.AC3];[.AD3];[.AE3];[.AF3];[.AG3];[.AH3];[.AI3];[.AJ3];[.AK3];[.AL3];[.AM3];[.AN3];[.AO3];[.AP3];[.AQ3];[.AR3];[.AS3];[.AT3];[.AU3];[.AV3];[.AW3];[.AX3];[.AY3])&amp;&quot;,&quot;" office:value-type="string" office:string-value="[equipe[2][0],[2,2]/*ACC */,[,]/*WIM */,[,]/*BAR */,[1,0]/*BRA */,[,]/*BRM */,[4,0]/*CAR */,[,]/*CHT */,[,]/*CHF */,[4,2]/*COL */,[3,0]/*CRE */,[1,0]/*DON */,[1,0]/*FLE */,[1,0]/*GIL */,[0,1]/*GRI */,[,]/*HAR */,[3,0]/*MIL */,[3,0]/*MOR */,[2,2]/*NEW */,[,]/*NCO */,[,]/*POV */,[1,0]/*SAL */,[1,1]/*SWI */,[2,0]/*TRA */,[0,1]/*WAL */]," calcext:value-type="string">
            <text:p>[equipe[2][0],[2,2]/*ACC */,[,]/*WIM */,[,]/*BAR */,[1,0]/*BRA */,[,]/*BRM */,[4,0]/*CAR */,[,]/*CHT */,[,]/*CHF */,[4,2]/*COL */,[3,0]/*CRE */,[1,0]/*DON */,[1,0]/*FLE */,[1,0]/*GIL */,[0,1]/*GRI */,[,]/*HAR */,[3,0]/*MIL */,[3,0]/*MOR */,[2,2]/*NEW */,[,]/*NCO */,[,]/*POV */,[1,0]/*SAL */,[1,1]/*SWI */,[2,0]/*TRA */,[0,1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Barrow_F.C." xlink:type="simple">Barrow</text:a> </text:p>
          </table:table-cell>
          <table:table-cell table:style-name="ce18"/>
          <table:table-cell office:value-type="string" calcext:value-type="string">
            <text:p>1–3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2 </text:p>
          </table:table-cell>
          <table:table-cell table:number-columns-repeated="2"/>
          <table:table-cell office:value-type="string" calcext:value-type="string">
            <text:p>2–1 </text:p>
          </table:table-cell>
          <table:table-cell table:style-name="ce18"/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2–0 </text:p>
          </table:table-cell>
          <table:table-cell table:number-columns-repeated="2" office:value-type="string" calcext:value-type="string">
            <text:p>3–0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4–0 </text:p>
          </table:table-cell>
          <table:table-cell/>
          <table:table-cell office:value-type="string" calcext:value-type="string">
            <text:p>1–1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&quot;[equipe[&quot;&amp;[.Z4]&amp;&quot;][0],&quot;" office:value-type="string" office:string-value="[equipe[3][0]," calcext:value-type="string">
            <text:p>[equipe[3][0],</text:p>
          </table:table-cell>
          <table:table-cell table:formula="of:=&quot;[&quot;&amp;LEFT([.B4];1)&amp;&quot;,&quot;&amp;LEFT(RIGHT([.B4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4];1)&amp;&quot;,&quot;&amp;LEFT(RIGHT([.C4];2);1)&amp;&quot;]/*&quot;&amp;[.C$1]&amp;&quot;*/,&quot;" office:value-type="string" office:string-value="[1,3]/*WIM */," calcext:value-type="string">
            <text:p>[1,3]/*WIM */,</text:p>
          </table:table-cell>
          <table:table-cell table:style-name="ce17" table:formula="of:=&quot;[,]/*&quot;&amp;[.D$1]&amp;&quot;*/,&quot;" office:value-type="string" office:string-value="[,]/*BAR */," calcext:value-type="string">
            <text:p>[,]/*BAR */,</text:p>
          </table:table-cell>
          <table:table-cell table:formula="of:=&quot;[&quot;&amp;LEFT([.E4];1)&amp;&quot;,&quot;&amp;LEFT(RIGHT([.E4];2);1)&amp;&quot;]/*&quot;&amp;[.E$1]&amp;&quot;*/,&quot;" office:value-type="string" office:string-value="[2,2]/*BRA */," calcext:value-type="string">
            <text:p>[2,2]/*BRA */,</text:p>
          </table:table-cell>
          <table:table-cell table:formula="of:=&quot;[&quot;&amp;LEFT([.F4];1)&amp;&quot;,&quot;&amp;LEFT(RIGHT([.F4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4];1)&amp;&quot;,&quot;&amp;LEFT(RIGHT([.G4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4];1)&amp;&quot;,&quot;&amp;LEFT(RIGHT([.H4];2);1)&amp;&quot;]/*&quot;&amp;[.H$1]&amp;&quot;*/,&quot;" office:value-type="string" office:string-value="[2,1]/*CHT */," calcext:value-type="string">
            <text:p>[2,1]/*CHT */,</text:p>
          </table:table-cell>
          <table:table-cell table:formula="of:=&quot;[&quot;&amp;LEFT([.I4];1)&amp;&quot;,&quot;&amp;LEFT(RIGHT([.I4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4];1)&amp;&quot;,&quot;&amp;LEFT(RIGHT([.J4];2);1)&amp;&quot;]/*&quot;&amp;[.J$1]&amp;&quot;*/,&quot;" office:value-type="string" office:string-value="[1,1]/*COL */," calcext:value-type="string">
            <text:p>[1,1]/*COL */,</text:p>
          </table:table-cell>
          <table:table-cell table:formula="of:=&quot;[&quot;&amp;LEFT([.K4];1)&amp;&quot;,&quot;&amp;LEFT(RIGHT([.K4];2);1)&amp;&quot;]/*&quot;&amp;[.K$1]&amp;&quot;*/,&quot;" office:value-type="string" office:string-value="[1,0]/*CRE */," calcext:value-type="string">
            <text:p>[1,0]/*CRE */,</text:p>
          </table:table-cell>
          <table:table-cell table:formula="of:=&quot;[&quot;&amp;LEFT([.L4];1)&amp;&quot;,&quot;&amp;LEFT(RIGHT([.L4];2);1)&amp;&quot;]/*&quot;&amp;[.L$1]&amp;&quot;*/,&quot;" office:value-type="string" office:string-value="[1,3]/*DON */," calcext:value-type="string">
            <text:p>[1,3]/*DON */,</text:p>
          </table:table-cell>
          <table:table-cell table:formula="of:=&quot;[&quot;&amp;LEFT([.M4];1)&amp;&quot;,&quot;&amp;LEFT(RIGHT([.M4];2);1)&amp;&quot;]/*&quot;&amp;[.M$1]&amp;&quot;*/,&quot;" office:value-type="string" office:string-value="[2,0]/*FLE */," calcext:value-type="string">
            <text:p>[2,0]/*FLE */,</text:p>
          </table:table-cell>
          <table:table-cell table:formula="of:=&quot;[&quot;&amp;LEFT([.N4];1)&amp;&quot;,&quot;&amp;LEFT(RIGHT([.N4];2);1)&amp;&quot;]/*&quot;&amp;[.N$1]&amp;&quot;*/,&quot;" office:value-type="string" office:string-value="[3,0]/*GIL */," calcext:value-type="string">
            <text:p>[3,0]/*GIL */,</text:p>
          </table:table-cell>
          <table:table-cell table:formula="of:=&quot;[&quot;&amp;LEFT([.O4];1)&amp;&quot;,&quot;&amp;LEFT(RIGHT([.O4];2);1)&amp;&quot;]/*&quot;&amp;[.O$1]&amp;&quot;*/,&quot;" office:value-type="string" office:string-value="[3,0]/*GRI */," calcext:value-type="string">
            <text:p>[3,0]/*GRI */,</text:p>
          </table:table-cell>
          <table:table-cell table:formula="of:=&quot;[&quot;&amp;LEFT([.P4];1)&amp;&quot;,&quot;&amp;LEFT(RIGHT([.P4];2);1)&amp;&quot;]/*&quot;&amp;[.P$1]&amp;&quot;*/,&quot;" office:value-type="string" office:string-value="[0,2]/*HAR */," calcext:value-type="string">
            <text:p>[0,2]/*HAR */,</text:p>
          </table:table-cell>
          <table:table-cell table:formula="of:=&quot;[&quot;&amp;LEFT([.Q4];1)&amp;&quot;,&quot;&amp;LEFT(RIGHT([.Q4];2);1)&amp;&quot;]/*&quot;&amp;[.Q$1]&amp;&quot;*/,&quot;" office:value-type="string" office:string-value="[2,1]/*MIL */," calcext:value-type="string">
            <text:p>[2,1]/*MIL */,</text:p>
          </table:table-cell>
          <table:table-cell table:formula="of:=&quot;[&quot;&amp;LEFT([.R4];1)&amp;&quot;,&quot;&amp;LEFT(RIGHT([.R4];2);1)&amp;&quot;]/*&quot;&amp;[.R$1]&amp;&quot;*/,&quot;" office:value-type="string" office:string-value="[0,1]/*MOR */," calcext:value-type="string">
            <text:p>[0,1]/*MOR */,</text:p>
          </table:table-cell>
          <table:table-cell table:formula="of:=&quot;[&quot;&amp;LEFT([.S4];1)&amp;&quot;,&quot;&amp;LEFT(RIGHT([.S4];2);1)&amp;&quot;]/*&quot;&amp;[.S$1]&amp;&quot;*/,&quot;" office:value-type="string" office:string-value="[2,0]/*NEW */," calcext:value-type="string">
            <text:p>[2,0]/*NEW */,</text:p>
          </table:table-cell>
          <table:table-cell table:formula="of:=&quot;[&quot;&amp;LEFT([.T4];1)&amp;&quot;,&quot;&amp;LEFT(RIGHT([.T4];2);1)&amp;&quot;]/*&quot;&amp;[.T$1]&amp;&quot;*/,&quot;" office:value-type="string" office:string-value="[1,1]/*NCO */," calcext:value-type="string">
            <text:p>[1,1]/*NCO */,</text:p>
          </table:table-cell>
          <table:table-cell table:formula="of:=&quot;[&quot;&amp;LEFT([.U4];1)&amp;&quot;,&quot;&amp;LEFT(RIGHT([.U4];2);1)&amp;&quot;]/*&quot;&amp;[.U$1]&amp;&quot;*/,&quot;" office:value-type="string" office:string-value="[4,0]/*POV */," calcext:value-type="string">
            <text:p>[4,0]/*POV */,</text:p>
          </table:table-cell>
          <table:table-cell table:formula="of:=&quot;[&quot;&amp;LEFT([.V4];1)&amp;&quot;,&quot;&amp;LEFT(RIGHT([.V4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4];1)&amp;&quot;,&quot;&amp;LEFT(RIGHT([.W4];2);1)&amp;&quot;]/*&quot;&amp;[.W$1]&amp;&quot;*/,&quot;" office:value-type="string" office:string-value="[1,1]/*SWI */," calcext:value-type="string">
            <text:p>[1,1]/*SWI */,</text:p>
          </table:table-cell>
          <table:table-cell table:formula="of:=&quot;[&quot;&amp;LEFT([.X4];1)&amp;&quot;,&quot;&amp;LEFT(RIGHT([.X4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4];1)&amp;&quot;,&quot;&amp;LEFT(RIGHT([.Y4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4];[.AB4];[.AC4];[.AD4];[.AE4];[.AF4];[.AG4];[.AH4];[.AI4];[.AJ4];[.AK4];[.AL4];[.AM4];[.AN4];[.AO4];[.AP4];[.AQ4];[.AR4];[.AS4];[.AT4];[.AU4];[.AV4];[.AW4];[.AX4];[.AY4])&amp;&quot;,&quot;" office:value-type="string" office:string-value="[equipe[3][0],[,]/*ACC */,[1,3]/*WIM */,[,]/*BAR */,[2,2]/*BRA */,[,]/*BRM */,[,]/*CAR */,[2,1]/*CHT */,[,]/*CHF */,[1,1]/*COL */,[1,0]/*CRE */,[1,3]/*DON */,[2,0]/*FLE */,[3,0]/*GIL */,[3,0]/*GRI */,[0,2]/*HAR */,[2,1]/*MIL */,[0,1]/*MOR */,[2,0]/*NEW */,[1,1]/*NCO */,[4,0]/*POV */,[,]/*SAL */,[1,1]/*SWI */,[,]/*TRA */,[,]/*WAL */]," calcext:value-type="string">
            <text:p>[equipe[3][0],[,]/*ACC */,[1,3]/*WIM */,[,]/*BAR */,[2,2]/*BRA */,[,]/*BRM */,[,]/*CAR */,[2,1]/*CHT */,[,]/*CHF */,[1,1]/*COL */,[1,0]/*CRE */,[1,3]/*DON */,[2,0]/*FLE */,[3,0]/*GIL */,[3,0]/*GRI */,[0,2]/*HAR */,[2,1]/*MIL */,[0,1]/*MOR */,[2,0]/*NEW */,[1,1]/*NCO */,[4,0]/*POV */,[,]/*SAL */,[1,1]/*SWI */,[,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Bradford_City_A.F.C." xlink:type="simple">Bradford City</text:a>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1 </text:p>
          </table:table-cell>
          <table:table-cell table:style-name="ce18"/>
          <table:table-cell office:value-type="string" calcext:value-type="string">
            <text:p>2–1 </text:p>
          </table:table-cell>
          <table:table-cell table:style-name="ce18"/>
          <table:table-cell/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1 </text:p>
          </table:table-cell>
          <table:table-cell/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3–0 </text:p>
          </table:table-cell>
          <table:table-cell office:value-type="float" office:value="4" calcext:value-type="float">
            <text:p>4</text:p>
          </table:table-cell>
          <table:table-cell table:formula="of:=&quot;[equipe[&quot;&amp;[.Z5]&amp;&quot;][0],&quot;" office:value-type="string" office:string-value="[equipe[4][0]," calcext:value-type="string">
            <text:p>[equipe[4][0],</text:p>
          </table:table-cell>
          <table:table-cell table:formula="of:=&quot;[&quot;&amp;LEFT([.B5];1)&amp;&quot;,&quot;&amp;LEFT(RIGHT([.B5];2);1)&amp;&quot;]/*&quot;&amp;[.B$1]&amp;&quot;*/,&quot;" office:value-type="string" office:string-value="[1,0]/*ACC */," calcext:value-type="string">
            <text:p>[1,0]/*ACC */,</text:p>
          </table:table-cell>
          <table:table-cell table:formula="of:=&quot;[&quot;&amp;LEFT([.C5];1)&amp;&quot;,&quot;&amp;LEFT(RIGHT([.C5];2);1)&amp;&quot;]/*&quot;&amp;[.C$1]&amp;&quot;*/,&quot;" office:value-type="string" office:string-value="[0,0]/*WIM */," calcext:value-type="string">
            <text:p>[0,0]/*WIM */,</text:p>
          </table:table-cell>
          <table:table-cell table:formula="of:=&quot;[&quot;&amp;LEFT([.D5];1)&amp;&quot;,&quot;&amp;LEFT(RIGHT([.D5];2);1)&amp;&quot;]/*&quot;&amp;[.D$1]&amp;&quot;*/,&quot;" office:value-type="string" office:string-value="[1,1]/*BAR */," calcext:value-type="string">
            <text:p>[1,1]/*BAR */,</text:p>
          </table:table-cell>
          <table:table-cell table:style-name="ce17" table:formula="of:=&quot;[,]/*&quot;&amp;[.E$1]&amp;&quot;*/,&quot;" office:value-type="string" office:string-value="[,]/*BRA */," calcext:value-type="string">
            <text:p>[,]/*BRA */,</text:p>
          </table:table-cell>
          <table:table-cell table:formula="of:=&quot;[&quot;&amp;LEFT([.F5];1)&amp;&quot;,&quot;&amp;LEFT(RIGHT([.F5];2);1)&amp;&quot;]/*&quot;&amp;[.F$1]&amp;&quot;*/,&quot;" office:value-type="string" office:string-value="[3,1]/*BRM */," calcext:value-type="string">
            <text:p>[3,1]/*BRM */,</text:p>
          </table:table-cell>
          <table:table-cell table:formula="of:=&quot;[&quot;&amp;LEFT([.G5];1)&amp;&quot;,&quot;&amp;LEFT(RIGHT([.G5];2);1)&amp;&quot;]/*&quot;&amp;[.G$1]&amp;&quot;*/,&quot;" office:value-type="string" office:string-value="[2,1]/*CAR */," calcext:value-type="string">
            <text:p>[2,1]/*CAR */,</text:p>
          </table:table-cell>
          <table:table-cell table:formula="of:=&quot;[&quot;&amp;LEFT([.H5];1)&amp;&quot;,&quot;&amp;LEFT(RIGHT([.H5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5];1)&amp;&quot;,&quot;&amp;LEFT(RIGHT([.I5];2);1)&amp;&quot;]/*&quot;&amp;[.I$1]&amp;&quot;*/,&quot;" office:value-type="string" office:string-value="[2,1]/*CHF */," calcext:value-type="string">
            <text:p>[2,1]/*CHF */,</text:p>
          </table:table-cell>
          <table:table-cell table:formula="of:=&quot;[&quot;&amp;LEFT([.J5];1)&amp;&quot;,&quot;&amp;LEFT(RIGHT([.J5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5];1)&amp;&quot;,&quot;&amp;LEFT(RIGHT([.K5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5];1)&amp;&quot;,&quot;&amp;LEFT(RIGHT([.L5];2);1)&amp;&quot;]/*&quot;&amp;[.L$1]&amp;&quot;*/,&quot;" office:value-type="string" office:string-value="[1,2]/*DON */," calcext:value-type="string">
            <text:p>[1,2]/*DON */,</text:p>
          </table:table-cell>
          <table:table-cell table:formula="of:=&quot;[&quot;&amp;LEFT([.M5];1)&amp;&quot;,&quot;&amp;LEFT(RIGHT([.M5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5];1)&amp;&quot;,&quot;&amp;LEFT(RIGHT([.N5];2);1)&amp;&quot;]/*&quot;&amp;[.N$1]&amp;&quot;*/,&quot;" office:value-type="string" office:string-value="[2,1]/*GIL */," calcext:value-type="string">
            <text:p>[2,1]/*GIL */,</text:p>
          </table:table-cell>
          <table:table-cell table:formula="of:=&quot;[&quot;&amp;LEFT([.O5];1)&amp;&quot;,&quot;&amp;LEFT(RIGHT([.O5];2);1)&amp;&quot;]/*&quot;&amp;[.O$1]&amp;&quot;*/,&quot;" office:value-type="string" office:string-value="[3,1]/*GRI */," calcext:value-type="string">
            <text:p>[3,1]/*GRI */,</text:p>
          </table:table-cell>
          <table:table-cell table:formula="of:=&quot;[&quot;&amp;LEFT([.P5];1)&amp;&quot;,&quot;&amp;LEFT(RIGHT([.P5];2);1)&amp;&quot;]/*&quot;&amp;[.P$1]&amp;&quot;*/,&quot;" office:value-type="string" office:string-value="[1,0]/*HAR */," calcext:value-type="string">
            <text:p>[1,0]/*HAR */,</text:p>
          </table:table-cell>
          <table:table-cell table:formula="of:=&quot;[&quot;&amp;LEFT([.Q5];1)&amp;&quot;,&quot;&amp;LEFT(RIGHT([.Q5];2);1)&amp;&quot;]/*&quot;&amp;[.Q$1]&amp;&quot;*/,&quot;" office:value-type="string" office:string-value="[2,0]/*MIL */," calcext:value-type="string">
            <text:p>[2,0]/*MIL */,</text:p>
          </table:table-cell>
          <table:table-cell table:formula="of:=&quot;[&quot;&amp;LEFT([.R5];1)&amp;&quot;,&quot;&amp;LEFT(RIGHT([.R5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5];1)&amp;&quot;,&quot;&amp;LEFT(RIGHT([.S5];2);1)&amp;&quot;]/*&quot;&amp;[.S$1]&amp;&quot;*/,&quot;" office:value-type="string" office:string-value="[3,1]/*NEW */," calcext:value-type="string">
            <text:p>[3,1]/*NEW */,</text:p>
          </table:table-cell>
          <table:table-cell table:formula="of:=&quot;[&quot;&amp;LEFT([.T5];1)&amp;&quot;,&quot;&amp;LEFT(RIGHT([.T5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5];1)&amp;&quot;,&quot;&amp;LEFT(RIGHT([.U5];2);1)&amp;&quot;]/*&quot;&amp;[.U$1]&amp;&quot;*/,&quot;" office:value-type="string" office:string-value="[2,1]/*POV */," calcext:value-type="string">
            <text:p>[2,1]/*POV */,</text:p>
          </table:table-cell>
          <table:table-cell table:formula="of:=&quot;[&quot;&amp;LEFT([.V5];1)&amp;&quot;,&quot;&amp;LEFT(RIGHT([.V5];2);1)&amp;&quot;]/*&quot;&amp;[.V$1]&amp;&quot;*/,&quot;" office:value-type="string" office:string-value="[0,0]/*SAL */," calcext:value-type="string">
            <text:p>[0,0]/*SAL */,</text:p>
          </table:table-cell>
          <table:table-cell table:formula="of:=&quot;[&quot;&amp;LEFT([.W5];1)&amp;&quot;,&quot;&amp;LEFT(RIGHT([.W5];2);1)&amp;&quot;]/*&quot;&amp;[.W$1]&amp;&quot;*/,&quot;" office:value-type="string" office:string-value="[1,0]/*SWI */," calcext:value-type="string">
            <text:p>[1,0]/*SWI */,</text:p>
          </table:table-cell>
          <table:table-cell table:formula="of:=&quot;[&quot;&amp;LEFT([.X5];1)&amp;&quot;,&quot;&amp;LEFT(RIGHT([.X5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5];1)&amp;&quot;,&quot;&amp;LEFT(RIGHT([.Y5];2);1)&amp;&quot;]/*&quot;&amp;[.Y$1]&amp;&quot;*/]&quot;" office:value-type="string" office:string-value="[3,0]/*WAL */]" calcext:value-type="string">
            <text:p>[3,0]/*WAL */]</text:p>
          </table:table-cell>
          <table:table-cell table:formula="of:=CONCATENATE([.AA5];[.AB5];[.AC5];[.AD5];[.AE5];[.AF5];[.AG5];[.AH5];[.AI5];[.AJ5];[.AK5];[.AL5];[.AM5];[.AN5];[.AO5];[.AP5];[.AQ5];[.AR5];[.AS5];[.AT5];[.AU5];[.AV5];[.AW5];[.AX5];[.AY5])&amp;&quot;,&quot;" office:value-type="string" office:string-value="[equipe[4][0],[1,0]/*ACC */,[0,0]/*WIM */,[1,1]/*BAR */,[,]/*BRA */,[3,1]/*BRM */,[2,1]/*CAR */,[,]/*CHT */,[2,1]/*CHF */,[,]/*COL */,[,]/*CRE */,[1,2]/*DON */,[,]/*FLE */,[2,1]/*GIL */,[3,1]/*GRI */,[1,0]/*HAR */,[2,0]/*MIL */,[1,0]/*MOR */,[3,1]/*NEW */,[,]/*NCO */,[2,1]/*POV */,[0,0]/*SAL */,[1,0]/*SWI */,[,]/*TRA */,[3,0]/*WAL */]," calcext:value-type="string">
            <text:p>[equipe[4][0],[1,0]/*ACC */,[0,0]/*WIM */,[1,1]/*BAR */,[,]/*BRA */,[3,1]/*BRM */,[2,1]/*CAR */,[,]/*CHT */,[2,1]/*CHF */,[,]/*COL */,[,]/*CRE */,[1,2]/*DON */,[,]/*FLE */,[2,1]/*GIL */,[3,1]/*GRI */,[1,0]/*HAR */,[2,0]/*MIL */,[1,0]/*MOR */,[3,1]/*NEW */,[,]/*NCO */,[2,1]/*POV */,[0,0]/*SAL */,[1,0]/*SWI */,[,]/*TRA */,[3,0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Bromley_F.C." xlink:type="simple">Bromley</text:a> </text:p>
          </table:table-cell>
          <table:table-cell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1 </text:p>
          </table:table-cell>
          <table:table-cell/>
          <table:table-cell office:value-type="string" calcext:value-type="string">
            <text:p>2–2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 table:style-name="ce18"/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/>
          <table:table-cell office:value-type="string" calcext:value-type="string">
            <text:p>5–2 </text:p>
          </table:table-cell>
          <table:table-cell office:value-type="string" calcext:value-type="string">
            <text:p>2–4 </text:p>
          </table:table-cell>
          <table:table-cell office:value-type="string" calcext:value-type="string">
            <text:p>0–0 </text:p>
          </table:table-cell>
          <table:table-cell table:style-name="ce18"/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table:style-name="ce18"/>
          <table:table-cell office:value-type="float" office:value="5" calcext:value-type="float">
            <text:p>5</text:p>
          </table:table-cell>
          <table:table-cell table:formula="of:=&quot;[equipe[&quot;&amp;[.Z6]&amp;&quot;][0],&quot;" office:value-type="string" office:string-value="[equipe[5][0]," calcext:value-type="string">
            <text:p>[equipe[5][0],</text:p>
          </table:table-cell>
          <table:table-cell table:formula="of:=&quot;[&quot;&amp;LEFT([.B6];1)&amp;&quot;,&quot;&amp;LEFT(RIGHT([.B6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6];1)&amp;&quot;,&quot;&amp;LEFT(RIGHT([.C6];2);1)&amp;&quot;]/*&quot;&amp;[.C$1]&amp;&quot;*/,&quot;" office:value-type="string" office:string-value="[2,0]/*WIM */," calcext:value-type="string">
            <text:p>[2,0]/*WIM */,</text:p>
          </table:table-cell>
          <table:table-cell table:formula="of:=&quot;[&quot;&amp;LEFT([.D6];1)&amp;&quot;,&quot;&amp;LEFT(RIGHT([.D6];2);1)&amp;&quot;]/*&quot;&amp;[.D$1]&amp;&quot;*/,&quot;" office:value-type="string" office:string-value="[1,1]/*BAR */," calcext:value-type="string">
            <text:p>[1,1]/*BAR */,</text:p>
          </table:table-cell>
          <table:table-cell table:formula="of:=&quot;[&quot;&amp;LEFT([.E6];1)&amp;&quot;,&quot;&amp;LEFT(RIGHT([.E6];2);1)&amp;&quot;]/*&quot;&amp;[.E$1]&amp;&quot;*/,&quot;" office:value-type="string" office:string-value="[0,1]/*BRA */," calcext:value-type="string">
            <text:p>[0,1]/*BRA */,</text:p>
          </table:table-cell>
          <table:table-cell table:style-name="ce17" table:formula="of:=&quot;[,]/*&quot;&amp;[.F$1]&amp;&quot;*/,&quot;" office:value-type="string" office:string-value="[,]/*BRM */," calcext:value-type="string">
            <text:p>[,]/*BRM */,</text:p>
          </table:table-cell>
          <table:table-cell table:formula="of:=&quot;[&quot;&amp;LEFT([.G6];1)&amp;&quot;,&quot;&amp;LEFT(RIGHT([.G6];2);1)&amp;&quot;]/*&quot;&amp;[.G$1]&amp;&quot;*/,&quot;" office:value-type="string" office:string-value="[1,1]/*CAR */," calcext:value-type="string">
            <text:p>[1,1]/*CAR */,</text:p>
          </table:table-cell>
          <table:table-cell table:formula="of:=&quot;[&quot;&amp;LEFT([.H6];1)&amp;&quot;,&quot;&amp;LEFT(RIGHT([.H6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6];1)&amp;&quot;,&quot;&amp;LEFT(RIGHT([.I6];2);1)&amp;&quot;]/*&quot;&amp;[.I$1]&amp;&quot;*/,&quot;" office:value-type="string" office:string-value="[2,2]/*CHF */," calcext:value-type="string">
            <text:p>[2,2]/*CHF */,</text:p>
          </table:table-cell>
          <table:table-cell table:formula="of:=&quot;[&quot;&amp;LEFT([.J6];1)&amp;&quot;,&quot;&amp;LEFT(RIGHT([.J6];2);1)&amp;&quot;]/*&quot;&amp;[.J$1]&amp;&quot;*/,&quot;" office:value-type="string" office:string-value="[0,1]/*COL */," calcext:value-type="string">
            <text:p>[0,1]/*COL */,</text:p>
          </table:table-cell>
          <table:table-cell table:formula="of:=&quot;[&quot;&amp;LEFT([.K6];1)&amp;&quot;,&quot;&amp;LEFT(RIGHT([.K6];2);1)&amp;&quot;]/*&quot;&amp;[.K$1]&amp;&quot;*/,&quot;" office:value-type="string" office:string-value="[1,2]/*CRE */," calcext:value-type="string">
            <text:p>[1,2]/*CRE */,</text:p>
          </table:table-cell>
          <table:table-cell table:formula="of:=&quot;[&quot;&amp;LEFT([.L6];1)&amp;&quot;,&quot;&amp;LEFT(RIGHT([.L6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6];1)&amp;&quot;,&quot;&amp;LEFT(RIGHT([.M6];2);1)&amp;&quot;]/*&quot;&amp;[.M$1]&amp;&quot;*/,&quot;" office:value-type="string" office:string-value="[1,0]/*FLE */," calcext:value-type="string">
            <text:p>[1,0]/*FLE */,</text:p>
          </table:table-cell>
          <table:table-cell table:formula="of:=&quot;[&quot;&amp;LEFT([.N6];1)&amp;&quot;,&quot;&amp;LEFT(RIGHT([.N6];2);1)&amp;&quot;]/*&quot;&amp;[.N$1]&amp;&quot;*/,&quot;" office:value-type="string" office:string-value="[2,1]/*GIL */," calcext:value-type="string">
            <text:p>[2,1]/*GIL */,</text:p>
          </table:table-cell>
          <table:table-cell table:formula="of:=&quot;[&quot;&amp;LEFT([.O6];1)&amp;&quot;,&quot;&amp;LEFT(RIGHT([.O6];2);1)&amp;&quot;]/*&quot;&amp;[.O$1]&amp;&quot;*/,&quot;" office:value-type="string" office:string-value="[0,2]/*GRI */," calcext:value-type="string">
            <text:p>[0,2]/*GRI */,</text:p>
          </table:table-cell>
          <table:table-cell table:formula="of:=&quot;[&quot;&amp;LEFT([.P6];1)&amp;&quot;,&quot;&amp;LEFT(RIGHT([.P6];2);1)&amp;&quot;]/*&quot;&amp;[.P$1]&amp;&quot;*/,&quot;" office:value-type="string" office:string-value="[2,0]/*HAR */," calcext:value-type="string">
            <text:p>[2,0]/*HAR */,</text:p>
          </table:table-cell>
          <table:table-cell table:formula="of:=&quot;[&quot;&amp;LEFT([.Q6];1)&amp;&quot;,&quot;&amp;LEFT(RIGHT([.Q6];2);1)&amp;&quot;]/*&quot;&amp;[.Q$1]&amp;&quot;*/,&quot;" office:value-type="string" office:string-value="[1,1]/*MIL */," calcext:value-type="string">
            <text:p>[1,1]/*MIL */,</text:p>
          </table:table-cell>
          <table:table-cell table:formula="of:=&quot;[&quot;&amp;LEFT([.R6];1)&amp;&quot;,&quot;&amp;LEFT(RIGHT([.R6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6];1)&amp;&quot;,&quot;&amp;LEFT(RIGHT([.S6];2);1)&amp;&quot;]/*&quot;&amp;[.S$1]&amp;&quot;*/,&quot;" office:value-type="string" office:string-value="[5,2]/*NEW */," calcext:value-type="string">
            <text:p>[5,2]/*NEW */,</text:p>
          </table:table-cell>
          <table:table-cell table:formula="of:=&quot;[&quot;&amp;LEFT([.T6];1)&amp;&quot;,&quot;&amp;LEFT(RIGHT([.T6];2);1)&amp;&quot;]/*&quot;&amp;[.T$1]&amp;&quot;*/,&quot;" office:value-type="string" office:string-value="[2,4]/*NCO */," calcext:value-type="string">
            <text:p>[2,4]/*NCO */,</text:p>
          </table:table-cell>
          <table:table-cell table:formula="of:=&quot;[&quot;&amp;LEFT([.U6];1)&amp;&quot;,&quot;&amp;LEFT(RIGHT([.U6];2);1)&amp;&quot;]/*&quot;&amp;[.U$1]&amp;&quot;*/,&quot;" office:value-type="string" office:string-value="[0,0]/*POV */," calcext:value-type="string">
            <text:p>[0,0]/*POV */,</text:p>
          </table:table-cell>
          <table:table-cell table:formula="of:=&quot;[&quot;&amp;LEFT([.V6];1)&amp;&quot;,&quot;&amp;LEFT(RIGHT([.V6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6];1)&amp;&quot;,&quot;&amp;LEFT(RIGHT([.W6];2);1)&amp;&quot;]/*&quot;&amp;[.W$1]&amp;&quot;*/,&quot;" office:value-type="string" office:string-value="[1,1]/*SWI */," calcext:value-type="string">
            <text:p>[1,1]/*SWI */,</text:p>
          </table:table-cell>
          <table:table-cell table:formula="of:=&quot;[&quot;&amp;LEFT([.X6];1)&amp;&quot;,&quot;&amp;LEFT(RIGHT([.X6];2);1)&amp;&quot;]/*&quot;&amp;[.X$1]&amp;&quot;*/,&quot;" office:value-type="string" office:string-value="[1,2]/*TRA */," calcext:value-type="string">
            <text:p>[1,2]/*TRA */,</text:p>
          </table:table-cell>
          <table:table-cell table:formula="of:=&quot;[&quot;&amp;LEFT([.Y6];1)&amp;&quot;,&quot;&amp;LEFT(RIGHT([.Y6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6];[.AB6];[.AC6];[.AD6];[.AE6];[.AF6];[.AG6];[.AH6];[.AI6];[.AJ6];[.AK6];[.AL6];[.AM6];[.AN6];[.AO6];[.AP6];[.AQ6];[.AR6];[.AS6];[.AT6];[.AU6];[.AV6];[.AW6];[.AX6];[.AY6])&amp;&quot;,&quot;" office:value-type="string" office:string-value="[equipe[5][0],[,]/*ACC */,[2,0]/*WIM */,[1,1]/*BAR */,[0,1]/*BRA */,[,]/*BRM */,[1,1]/*CAR */,[,]/*CHT */,[2,2]/*CHF */,[0,1]/*COL */,[1,2]/*CRE */,[,]/*DON */,[1,0]/*FLE */,[2,1]/*GIL */,[0,2]/*GRI */,[2,0]/*HAR */,[1,1]/*MIL */,[,]/*MOR */,[5,2]/*NEW */,[2,4]/*NCO */,[0,0]/*POV */,[,]/*SAL */,[1,1]/*SWI */,[1,2]/*TRA */,[,]/*WAL */]," calcext:value-type="string">
            <text:p>[equipe[5][0],[,]/*ACC */,[2,0]/*WIM */,[1,1]/*BAR */,[0,1]/*BRA */,[,]/*BRM */,[1,1]/*CAR */,[,]/*CHT */,[2,2]/*CHF */,[0,1]/*COL */,[1,2]/*CRE */,[,]/*DON */,[1,0]/*FLE */,[2,1]/*GIL */,[0,2]/*GRI */,[2,0]/*HAR */,[1,1]/*MIL */,[,]/*MOR */,[5,2]/*NEW */,[2,4]/*NCO */,[0,0]/*POV */,[,]/*SAL */,[1,1]/*SWI */,[1,2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Carlisle_United_F.C." xlink:type="simple">Carlisle United</text:a> </text:p>
          </table:table-cell>
          <table:table-cell office:value-type="string" calcext:value-type="string">
            <text:p>2–1 </text:p>
          </table:table-cell>
          <table:table-cell table:style-name="ce18"/>
          <table:table-cell office:value-type="string" calcext:value-type="string">
            <text:p>1–0 </text:p>
          </table:table-cell>
          <table:table-cell office:value-type="string" calcext:value-type="string">
            <text:p>0–1 </text:p>
          </table:table-cell>
          <table:table-cell table:style-name="ce18"/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1–1 </text:p>
          </table:table-cell>
          <table:table-cell table:style-name="ce18"/>
          <table:table-cell office:value-type="string" calcext:value-type="string">
            <text:p>0–1 </text:p>
          </table:table-cell>
          <table:table-cell/>
          <table:table-cell office:value-type="string" calcext:value-type="string">
            <text:p>0–2 </text:p>
          </table:table-cell>
          <table:table-cell table:number-columns-repeated="2"/>
          <table:table-cell office:value-type="string" calcext:value-type="string">
            <text:p>1–5 </text:p>
          </table:table-cell>
          <table:table-cell office:value-type="string" calcext:value-type="string">
            <text:p>1–2 </text:p>
          </table:table-cell>
          <table:table-cell table:style-name="ce18"/>
          <table:table-cell office:value-type="float" office:value="6" calcext:value-type="float">
            <text:p>6</text:p>
          </table:table-cell>
          <table:table-cell table:formula="of:=&quot;[equipe[&quot;&amp;[.Z7]&amp;&quot;][0],&quot;" office:value-type="string" office:string-value="[equipe[6][0]," calcext:value-type="string">
            <text:p>[equipe[6][0],</text:p>
          </table:table-cell>
          <table:table-cell table:formula="of:=&quot;[&quot;&amp;LEFT([.B7];1)&amp;&quot;,&quot;&amp;LEFT(RIGHT([.B7];2);1)&amp;&quot;]/*&quot;&amp;[.B$1]&amp;&quot;*/,&quot;" office:value-type="string" office:string-value="[2,1]/*ACC */," calcext:value-type="string">
            <text:p>[2,1]/*ACC */,</text:p>
          </table:table-cell>
          <table:table-cell table:formula="of:=&quot;[&quot;&amp;LEFT([.C7];1)&amp;&quot;,&quot;&amp;LEFT(RIGHT([.C7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7];1)&amp;&quot;,&quot;&amp;LEFT(RIGHT([.D7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7];1)&amp;&quot;,&quot;&amp;LEFT(RIGHT([.E7];2);1)&amp;&quot;]/*&quot;&amp;[.E$1]&amp;&quot;*/,&quot;" office:value-type="string" office:string-value="[0,1]/*BRA */," calcext:value-type="string">
            <text:p>[0,1]/*BRA */,</text:p>
          </table:table-cell>
          <table:table-cell table:formula="of:=&quot;[&quot;&amp;LEFT([.F7];1)&amp;&quot;,&quot;&amp;LEFT(RIGHT([.F7];2);1)&amp;&quot;]/*&quot;&amp;[.F$1]&amp;&quot;*/,&quot;" office:value-type="string" office:string-value="[,]/*BRM */," calcext:value-type="string">
            <text:p>[,]/*BRM */,</text:p>
          </table:table-cell>
          <table:table-cell table:style-name="ce17" table:formula="of:=&quot;[,]/*&quot;&amp;[.G$1]&amp;&quot;*/,&quot;" office:value-type="string" office:string-value="[,]/*CAR */," calcext:value-type="string">
            <text:p>[,]/*CAR */,</text:p>
          </table:table-cell>
          <table:table-cell table:formula="of:=&quot;[&quot;&amp;LEFT([.H7];1)&amp;&quot;,&quot;&amp;LEFT(RIGHT([.H7];2);1)&amp;&quot;]/*&quot;&amp;[.H$1]&amp;&quot;*/,&quot;" office:value-type="string" office:string-value="[0,1]/*CHT */," calcext:value-type="string">
            <text:p>[0,1]/*CHT */,</text:p>
          </table:table-cell>
          <table:table-cell table:formula="of:=&quot;[&quot;&amp;LEFT([.I7];1)&amp;&quot;,&quot;&amp;LEFT(RIGHT([.I7];2);1)&amp;&quot;]/*&quot;&amp;[.I$1]&amp;&quot;*/,&quot;" office:value-type="string" office:string-value="[0,2]/*CHF */," calcext:value-type="string">
            <text:p>[0,2]/*CHF */,</text:p>
          </table:table-cell>
          <table:table-cell table:formula="of:=&quot;[&quot;&amp;LEFT([.J7];1)&amp;&quot;,&quot;&amp;LEFT(RIGHT([.J7];2);1)&amp;&quot;]/*&quot;&amp;[.J$1]&amp;&quot;*/,&quot;" office:value-type="string" office:string-value="[0,0]/*COL */," calcext:value-type="string">
            <text:p>[0,0]/*COL */,</text:p>
          </table:table-cell>
          <table:table-cell table:formula="of:=&quot;[&quot;&amp;LEFT([.K7];1)&amp;&quot;,&quot;&amp;LEFT(RIGHT([.K7];2);1)&amp;&quot;]/*&quot;&amp;[.K$1]&amp;&quot;*/,&quot;" office:value-type="string" office:string-value="[1,1]/*CRE */," calcext:value-type="string">
            <text:p>[1,1]/*CRE */,</text:p>
          </table:table-cell>
          <table:table-cell table:formula="of:=&quot;[&quot;&amp;LEFT([.L7];1)&amp;&quot;,&quot;&amp;LEFT(RIGHT([.L7];2);1)&amp;&quot;]/*&quot;&amp;[.L$1]&amp;&quot;*/,&quot;" office:value-type="string" office:string-value="[0,0]/*DON */," calcext:value-type="string">
            <text:p>[0,0]/*DON */,</text:p>
          </table:table-cell>
          <table:table-cell table:formula="of:=&quot;[&quot;&amp;LEFT([.M7];1)&amp;&quot;,&quot;&amp;LEFT(RIGHT([.M7];2);1)&amp;&quot;]/*&quot;&amp;[.M$1]&amp;&quot;*/,&quot;" office:value-type="string" office:string-value="[2,3]/*FLE */," calcext:value-type="string">
            <text:p>[2,3]/*FLE */,</text:p>
          </table:table-cell>
          <table:table-cell table:formula="of:=&quot;[&quot;&amp;LEFT([.N7];1)&amp;&quot;,&quot;&amp;LEFT(RIGHT([.N7];2);1)&amp;&quot;]/*&quot;&amp;[.N$1]&amp;&quot;*/,&quot;" office:value-type="string" office:string-value="[0,0]/*GIL */," calcext:value-type="string">
            <text:p>[0,0]/*GIL */,</text:p>
          </table:table-cell>
          <table:table-cell table:formula="of:=&quot;[&quot;&amp;LEFT([.O7];1)&amp;&quot;,&quot;&amp;LEFT(RIGHT([.O7];2);1)&amp;&quot;]/*&quot;&amp;[.O$1]&amp;&quot;*/,&quot;" office:value-type="string" office:string-value="[2,3]/*GRI */," calcext:value-type="string">
            <text:p>[2,3]/*GRI */,</text:p>
          </table:table-cell>
          <table:table-cell table:formula="of:=&quot;[&quot;&amp;LEFT([.P7];1)&amp;&quot;,&quot;&amp;LEFT(RIGHT([.P7];2);1)&amp;&quot;]/*&quot;&amp;[.P$1]&amp;&quot;*/,&quot;" office:value-type="string" office:string-value="[1,1]/*HAR */," calcext:value-type="string">
            <text:p>[1,1]/*HAR */,</text:p>
          </table:table-cell>
          <table:table-cell table:formula="of:=&quot;[&quot;&amp;LEFT([.Q7];1)&amp;&quot;,&quot;&amp;LEFT(RIGHT([.Q7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7];1)&amp;&quot;,&quot;&amp;LEFT(RIGHT([.R7];2);1)&amp;&quot;]/*&quot;&amp;[.R$1]&amp;&quot;*/,&quot;" office:value-type="string" office:string-value="[0,1]/*MOR */," calcext:value-type="string">
            <text:p>[0,1]/*MOR */,</text:p>
          </table:table-cell>
          <table:table-cell table:formula="of:=&quot;[&quot;&amp;LEFT([.S7];1)&amp;&quot;,&quot;&amp;LEFT(RIGHT([.S7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7];1)&amp;&quot;,&quot;&amp;LEFT(RIGHT([.T7];2);1)&amp;&quot;]/*&quot;&amp;[.T$1]&amp;&quot;*/,&quot;" office:value-type="string" office:string-value="[0,2]/*NCO */," calcext:value-type="string">
            <text:p>[0,2]/*NCO */,</text:p>
          </table:table-cell>
          <table:table-cell table:formula="of:=&quot;[&quot;&amp;LEFT([.U7];1)&amp;&quot;,&quot;&amp;LEFT(RIGHT([.U7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7];1)&amp;&quot;,&quot;&amp;LEFT(RIGHT([.V7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7];1)&amp;&quot;,&quot;&amp;LEFT(RIGHT([.W7];2);1)&amp;&quot;]/*&quot;&amp;[.W$1]&amp;&quot;*/,&quot;" office:value-type="string" office:string-value="[1,5]/*SWI */," calcext:value-type="string">
            <text:p>[1,5]/*SWI */,</text:p>
          </table:table-cell>
          <table:table-cell table:formula="of:=&quot;[&quot;&amp;LEFT([.X7];1)&amp;&quot;,&quot;&amp;LEFT(RIGHT([.X7];2);1)&amp;&quot;]/*&quot;&amp;[.X$1]&amp;&quot;*/,&quot;" office:value-type="string" office:string-value="[1,2]/*TRA */," calcext:value-type="string">
            <text:p>[1,2]/*TRA */,</text:p>
          </table:table-cell>
          <table:table-cell table:formula="of:=&quot;[&quot;&amp;LEFT([.Y7];1)&amp;&quot;,&quot;&amp;LEFT(RIGHT([.Y7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7];[.AB7];[.AC7];[.AD7];[.AE7];[.AF7];[.AG7];[.AH7];[.AI7];[.AJ7];[.AK7];[.AL7];[.AM7];[.AN7];[.AO7];[.AP7];[.AQ7];[.AR7];[.AS7];[.AT7];[.AU7];[.AV7];[.AW7];[.AX7];[.AY7])&amp;&quot;,&quot;" office:value-type="string" office:string-value="[equipe[6][0],[2,1]/*ACC */,[,]/*WIM */,[1,0]/*BAR */,[0,1]/*BRA */,[,]/*BRM */,[,]/*CAR */,[0,1]/*CHT */,[0,2]/*CHF */,[0,0]/*COL */,[1,1]/*CRE */,[0,0]/*DON */,[2,3]/*FLE */,[0,0]/*GIL */,[2,3]/*GRI */,[1,1]/*HAR */,[,]/*MIL */,[0,1]/*MOR */,[,]/*NEW */,[0,2]/*NCO */,[,]/*POV */,[,]/*SAL */,[1,5]/*SWI */,[1,2]/*TRA */,[,]/*WAL */]," calcext:value-type="string">
            <text:p>[equipe[6][0],[2,1]/*ACC */,[,]/*WIM */,[1,0]/*BAR */,[0,1]/*BRA */,[,]/*BRM */,[,]/*CAR */,[0,1]/*CHT */,[0,2]/*CHF */,[0,0]/*COL */,[1,1]/*CRE */,[0,0]/*DON */,[2,3]/*FLE */,[0,0]/*GIL */,[2,3]/*GRI */,[1,1]/*HAR */,[,]/*MIL */,[0,1]/*MOR */,[,]/*NEW */,[0,2]/*NCO */,[,]/*POV */,[,]/*SAL */,[1,5]/*SWI */,[1,2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Cheltenham_Town_F.C." xlink:type="simple">Cheltenham Town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3–2 </text:p>
          </table:table-cell>
          <table:table-cell table:number-columns-repeated="2" office:value-type="string" calcext:value-type="string">
            <text:p>1–1 </text:p>
          </table:table-cell>
          <table:table-cell/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2–1 </text:p>
          </table:table-cell>
          <table:table-cell/>
          <table:table-cell office:value-type="string" calcext:value-type="string">
            <text:p>0–2 </text:p>
          </table:table-cell>
          <table:table-cell/>
          <table:table-cell table:style-name="ce18"/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2–0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3–5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2 </text:p>
          </table:table-cell>
          <table:table-cell office:value-type="float" office:value="7" calcext:value-type="float">
            <text:p>7</text:p>
          </table:table-cell>
          <table:table-cell table:formula="of:=&quot;[equipe[&quot;&amp;[.Z8]&amp;&quot;][0],&quot;" office:value-type="string" office:string-value="[equipe[7][0]," calcext:value-type="string">
            <text:p>[equipe[7][0],</text:p>
          </table:table-cell>
          <table:table-cell table:formula="of:=&quot;[&quot;&amp;LEFT([.B8];1)&amp;&quot;,&quot;&amp;LEFT(RIGHT([.B8];2);1)&amp;&quot;]/*&quot;&amp;[.B$1]&amp;&quot;*/,&quot;" office:value-type="string" office:string-value="[2,1]/*ACC */," calcext:value-type="string">
            <text:p>[2,1]/*ACC */,</text:p>
          </table:table-cell>
          <table:table-cell table:formula="of:=&quot;[&quot;&amp;LEFT([.C8];1)&amp;&quot;,&quot;&amp;LEFT(RIGHT([.C8];2);1)&amp;&quot;]/*&quot;&amp;[.C$1]&amp;&quot;*/,&quot;" office:value-type="string" office:string-value="[0,1]/*WIM */," calcext:value-type="string">
            <text:p>[0,1]/*WIM */,</text:p>
          </table:table-cell>
          <table:table-cell table:formula="of:=&quot;[&quot;&amp;LEFT([.D8];1)&amp;&quot;,&quot;&amp;LEFT(RIGHT([.D8];2);1)&amp;&quot;]/*&quot;&amp;[.D$1]&amp;&quot;*/,&quot;" office:value-type="string" office:string-value="[3,2]/*BAR */," calcext:value-type="string">
            <text:p>[3,2]/*BAR */,</text:p>
          </table:table-cell>
          <table:table-cell table:formula="of:=&quot;[&quot;&amp;LEFT([.E8];1)&amp;&quot;,&quot;&amp;LEFT(RIGHT([.E8];2);1)&amp;&quot;]/*&quot;&amp;[.E$1]&amp;&quot;*/,&quot;" office:value-type="string" office:string-value="[1,1]/*BRA */," calcext:value-type="string">
            <text:p>[1,1]/*BRA */,</text:p>
          </table:table-cell>
          <table:table-cell table:formula="of:=&quot;[&quot;&amp;LEFT([.F8];1)&amp;&quot;,&quot;&amp;LEFT(RIGHT([.F8];2);1)&amp;&quot;]/*&quot;&amp;[.F$1]&amp;&quot;*/,&quot;" office:value-type="string" office:string-value="[1,1]/*BRM */," calcext:value-type="string">
            <text:p>[1,1]/*BRM */,</text:p>
          </table:table-cell>
          <table:table-cell table:formula="of:=&quot;[&quot;&amp;LEFT([.G8];1)&amp;&quot;,&quot;&amp;LEFT(RIGHT([.G8];2);1)&amp;&quot;]/*&quot;&amp;[.G$1]&amp;&quot;*/,&quot;" office:value-type="string" office:string-value="[,]/*CAR */," calcext:value-type="string">
            <text:p>[,]/*CAR */,</text:p>
          </table:table-cell>
          <table:table-cell table:style-name="ce17" table:formula="of:=&quot;[,]/*&quot;&amp;[.H$1]&amp;&quot;*/,&quot;" office:value-type="string" office:string-value="[,]/*CHT */," calcext:value-type="string">
            <text:p>[,]/*CHT */,</text:p>
          </table:table-cell>
          <table:table-cell table:formula="of:=&quot;[&quot;&amp;LEFT([.I8];1)&amp;&quot;,&quot;&amp;LEFT(RIGHT([.I8];2);1)&amp;&quot;]/*&quot;&amp;[.I$1]&amp;&quot;*/,&quot;" office:value-type="string" office:string-value="[1,0]/*CHF */," calcext:value-type="string">
            <text:p>[1,0]/*CHF */,</text:p>
          </table:table-cell>
          <table:table-cell table:formula="of:=&quot;[&quot;&amp;LEFT([.J8];1)&amp;&quot;,&quot;&amp;LEFT(RIGHT([.J8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8];1)&amp;&quot;,&quot;&amp;LEFT(RIGHT([.K8];2);1)&amp;&quot;]/*&quot;&amp;[.K$1]&amp;&quot;*/,&quot;" office:value-type="string" office:string-value="[2,1]/*CRE */," calcext:value-type="string">
            <text:p>[2,1]/*CRE */,</text:p>
          </table:table-cell>
          <table:table-cell table:formula="of:=&quot;[&quot;&amp;LEFT([.L8];1)&amp;&quot;,&quot;&amp;LEFT(RIGHT([.L8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8];1)&amp;&quot;,&quot;&amp;LEFT(RIGHT([.M8];2);1)&amp;&quot;]/*&quot;&amp;[.M$1]&amp;&quot;*/,&quot;" office:value-type="string" office:string-value="[0,2]/*FLE */," calcext:value-type="string">
            <text:p>[0,2]/*FLE */,</text:p>
          </table:table-cell>
          <table:table-cell table:formula="of:=&quot;[&quot;&amp;LEFT([.N8];1)&amp;&quot;,&quot;&amp;LEFT(RIGHT([.N8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8];1)&amp;&quot;,&quot;&amp;LEFT(RIGHT([.O8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8];1)&amp;&quot;,&quot;&amp;LEFT(RIGHT([.P8];2);1)&amp;&quot;]/*&quot;&amp;[.P$1]&amp;&quot;*/,&quot;" office:value-type="string" office:string-value="[1,0]/*HAR */," calcext:value-type="string">
            <text:p>[1,0]/*HAR */,</text:p>
          </table:table-cell>
          <table:table-cell table:formula="of:=&quot;[&quot;&amp;LEFT([.Q8];1)&amp;&quot;,&quot;&amp;LEFT(RIGHT([.Q8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8];1)&amp;&quot;,&quot;&amp;LEFT(RIGHT([.R8];2);1)&amp;&quot;]/*&quot;&amp;[.R$1]&amp;&quot;*/,&quot;" office:value-type="string" office:string-value="[2,0]/*MOR */," calcext:value-type="string">
            <text:p>[2,0]/*MOR */,</text:p>
          </table:table-cell>
          <table:table-cell table:formula="of:=&quot;[&quot;&amp;LEFT([.S8];1)&amp;&quot;,&quot;&amp;LEFT(RIGHT([.S8];2);1)&amp;&quot;]/*&quot;&amp;[.S$1]&amp;&quot;*/,&quot;" office:value-type="string" office:string-value="[3,2]/*NEW */," calcext:value-type="string">
            <text:p>[3,2]/*NEW */,</text:p>
          </table:table-cell>
          <table:table-cell table:formula="of:=&quot;[&quot;&amp;LEFT([.T8];1)&amp;&quot;,&quot;&amp;LEFT(RIGHT([.T8];2);1)&amp;&quot;]/*&quot;&amp;[.T$1]&amp;&quot;*/,&quot;" office:value-type="string" office:string-value="[3,5]/*NCO */," calcext:value-type="string">
            <text:p>[3,5]/*NCO */,</text:p>
          </table:table-cell>
          <table:table-cell table:formula="of:=&quot;[&quot;&amp;LEFT([.U8];1)&amp;&quot;,&quot;&amp;LEFT(RIGHT([.U8];2);1)&amp;&quot;]/*&quot;&amp;[.U$1]&amp;&quot;*/,&quot;" office:value-type="string" office:string-value="[1,1]/*POV */," calcext:value-type="string">
            <text:p>[1,1]/*POV */,</text:p>
          </table:table-cell>
          <table:table-cell table:formula="of:=&quot;[&quot;&amp;LEFT([.V8];1)&amp;&quot;,&quot;&amp;LEFT(RIGHT([.V8];2);1)&amp;&quot;]/*&quot;&amp;[.V$1]&amp;&quot;*/,&quot;" office:value-type="string" office:string-value="[2,1]/*SAL */," calcext:value-type="string">
            <text:p>[2,1]/*SAL */,</text:p>
          </table:table-cell>
          <table:table-cell table:formula="of:=&quot;[&quot;&amp;LEFT([.W8];1)&amp;&quot;,&quot;&amp;LEFT(RIGHT([.W8];2);1)&amp;&quot;]/*&quot;&amp;[.W$1]&amp;&quot;*/,&quot;" office:value-type="string" office:string-value="[2,3]/*SWI */," calcext:value-type="string">
            <text:p>[2,3]/*SWI */,</text:p>
          </table:table-cell>
          <table:table-cell table:formula="of:=&quot;[&quot;&amp;LEFT([.X8];1)&amp;&quot;,&quot;&amp;LEFT(RIGHT([.X8];2);1)&amp;&quot;]/*&quot;&amp;[.X$1]&amp;&quot;*/,&quot;" office:value-type="string" office:string-value="[1,0]/*TRA */," calcext:value-type="string">
            <text:p>[1,0]/*TRA */,</text:p>
          </table:table-cell>
          <table:table-cell table:formula="of:=&quot;[&quot;&amp;LEFT([.Y8];1)&amp;&quot;,&quot;&amp;LEFT(RIGHT([.Y8];2);1)&amp;&quot;]/*&quot;&amp;[.Y$1]&amp;&quot;*/]&quot;" office:value-type="string" office:string-value="[2,2]/*WAL */]" calcext:value-type="string">
            <text:p>[2,2]/*WAL */]</text:p>
          </table:table-cell>
          <table:table-cell table:formula="of:=CONCATENATE([.AA8];[.AB8];[.AC8];[.AD8];[.AE8];[.AF8];[.AG8];[.AH8];[.AI8];[.AJ8];[.AK8];[.AL8];[.AM8];[.AN8];[.AO8];[.AP8];[.AQ8];[.AR8];[.AS8];[.AT8];[.AU8];[.AV8];[.AW8];[.AX8];[.AY8])&amp;&quot;,&quot;" office:value-type="string" office:string-value="[equipe[7][0],[2,1]/*ACC */,[0,1]/*WIM */,[3,2]/*BAR */,[1,1]/*BRA */,[1,1]/*BRM */,[,]/*CAR */,[,]/*CHT */,[1,0]/*CHF */,[,]/*COL */,[2,1]/*CRE */,[,]/*DON */,[0,2]/*FLE */,[,]/*GIL */,[,]/*GRI */,[1,0]/*HAR */,[,]/*MIL */,[2,0]/*MOR */,[3,2]/*NEW */,[3,5]/*NCO */,[1,1]/*POV */,[2,1]/*SAL */,[2,3]/*SWI */,[1,0]/*TRA */,[2,2]/*WAL */]," calcext:value-type="string">
            <text:p>[equipe[7][0],[2,1]/*ACC */,[0,1]/*WIM */,[3,2]/*BAR */,[1,1]/*BRA */,[1,1]/*BRM */,[,]/*CAR */,[,]/*CHT */,[1,0]/*CHF */,[,]/*COL */,[2,1]/*CRE */,[,]/*DON */,[0,2]/*FLE */,[,]/*GIL */,[,]/*GRI */,[1,0]/*HAR */,[,]/*MIL */,[2,0]/*MOR */,[3,2]/*NEW */,[3,5]/*NCO */,[1,1]/*POV */,[2,1]/*SAL */,[2,3]/*SWI */,[1,0]/*TRA */,[2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Chesterfield_F.C." xlink:type="simple">Chesterfield</text:a> </text:p>
          </table:table-cell>
          <table:table-cell office:value-type="string" calcext:value-type="string">
            <text:p>0–3 </text:p>
          </table:table-cell>
          <table:table-cell table:number-columns-repeated="2" office:value-type="string" calcext:value-type="string">
            <text:p>1–0 </text:p>
          </table:table-cell>
          <table:table-cell/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1 </text:p>
          </table:table-cell>
          <table:table-cell table:style-name="ce18"/>
          <table:table-cell office:value-type="string" calcext:value-type="string">
            <text:p>5–2 </text:p>
          </table:table-cell>
          <table:table-cell table:number-columns-repeated="2"/>
          <table:table-cell office:value-type="string" calcext:value-type="string">
            <text:p>2–1 </text:p>
          </table:table-cell>
          <table:table-cell table:style-name="ce18"/>
          <table:table-cell office:value-type="string" calcext:value-type="string">
            <text:p>1–2 </text:p>
          </table:table-cell>
          <table:table-cell/>
          <table:table-cell table:style-name="ce18"/>
          <table:table-cell office:value-type="string" calcext:value-type="string">
            <text:p>2–2 </text:p>
          </table:table-cell>
          <table:table-cell table:number-columns-repeated="3"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2 </text:p>
          </table:table-cell>
          <table:table-cell office:value-type="float" office:value="8" calcext:value-type="float">
            <text:p>8</text:p>
          </table:table-cell>
          <table:table-cell table:formula="of:=&quot;[equipe[&quot;&amp;[.Z9]&amp;&quot;][0],&quot;" office:value-type="string" office:string-value="[equipe[8][0]," calcext:value-type="string">
            <text:p>[equipe[8][0],</text:p>
          </table:table-cell>
          <table:table-cell table:formula="of:=&quot;[&quot;&amp;LEFT([.B9];1)&amp;&quot;,&quot;&amp;LEFT(RIGHT([.B9];2);1)&amp;&quot;]/*&quot;&amp;[.B$1]&amp;&quot;*/,&quot;" office:value-type="string" office:string-value="[0,3]/*ACC */," calcext:value-type="string">
            <text:p>[0,3]/*ACC */,</text:p>
          </table:table-cell>
          <table:table-cell table:formula="of:=&quot;[&quot;&amp;LEFT([.C9];1)&amp;&quot;,&quot;&amp;LEFT(RIGHT([.C9];2);1)&amp;&quot;]/*&quot;&amp;[.C$1]&amp;&quot;*/,&quot;" office:value-type="string" office:string-value="[1,0]/*WIM */," calcext:value-type="string">
            <text:p>[1,0]/*WIM */,</text:p>
          </table:table-cell>
          <table:table-cell table:formula="of:=&quot;[&quot;&amp;LEFT([.D9];1)&amp;&quot;,&quot;&amp;LEFT(RIGHT([.D9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9];1)&amp;&quot;,&quot;&amp;LEFT(RIGHT([.E9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9];1)&amp;&quot;,&quot;&amp;LEFT(RIGHT([.F9];2);1)&amp;&quot;]/*&quot;&amp;[.F$1]&amp;&quot;*/,&quot;" office:value-type="string" office:string-value="[3,0]/*BRM */," calcext:value-type="string">
            <text:p>[3,0]/*BRM */,</text:p>
          </table:table-cell>
          <table:table-cell table:formula="of:=&quot;[&quot;&amp;LEFT([.G9];1)&amp;&quot;,&quot;&amp;LEFT(RIGHT([.G9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9];1)&amp;&quot;,&quot;&amp;LEFT(RIGHT([.H9];2);1)&amp;&quot;]/*&quot;&amp;[.H$1]&amp;&quot;*/,&quot;" office:value-type="string" office:string-value="[1,1]/*CHT */," calcext:value-type="string">
            <text:p>[1,1]/*CHT */,</text:p>
          </table:table-cell>
          <table:table-cell table:style-name="ce17" table:formula="of:=&quot;[,]/*&quot;&amp;[.I$1]&amp;&quot;*/,&quot;" office:value-type="string" office:string-value="[,]/*CHF */," calcext:value-type="string">
            <text:p>[,]/*CHF */,</text:p>
          </table:table-cell>
          <table:table-cell table:formula="of:=&quot;[&quot;&amp;LEFT([.J9];1)&amp;&quot;,&quot;&amp;LEFT(RIGHT([.J9];2);1)&amp;&quot;]/*&quot;&amp;[.J$1]&amp;&quot;*/,&quot;" office:value-type="string" office:string-value="[1,1]/*COL */," calcext:value-type="string">
            <text:p>[1,1]/*COL */,</text:p>
          </table:table-cell>
          <table:table-cell table:formula="of:=&quot;[&quot;&amp;LEFT([.K9];1)&amp;&quot;,&quot;&amp;LEFT(RIGHT([.K9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9];1)&amp;&quot;,&quot;&amp;LEFT(RIGHT([.L9];2);1)&amp;&quot;]/*&quot;&amp;[.L$1]&amp;&quot;*/,&quot;" office:value-type="string" office:string-value="[5,2]/*DON */," calcext:value-type="string">
            <text:p>[5,2]/*DON */,</text:p>
          </table:table-cell>
          <table:table-cell table:formula="of:=&quot;[&quot;&amp;LEFT([.M9];1)&amp;&quot;,&quot;&amp;LEFT(RIGHT([.M9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9];1)&amp;&quot;,&quot;&amp;LEFT(RIGHT([.N9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9];1)&amp;&quot;,&quot;&amp;LEFT(RIGHT([.O9];2);1)&amp;&quot;]/*&quot;&amp;[.O$1]&amp;&quot;*/,&quot;" office:value-type="string" office:string-value="[2,1]/*GRI */," calcext:value-type="string">
            <text:p>[2,1]/*GRI */,</text:p>
          </table:table-cell>
          <table:table-cell table:formula="of:=&quot;[&quot;&amp;LEFT([.P9];1)&amp;&quot;,&quot;&amp;LEFT(RIGHT([.P9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9];1)&amp;&quot;,&quot;&amp;LEFT(RIGHT([.Q9];2);1)&amp;&quot;]/*&quot;&amp;[.Q$1]&amp;&quot;*/,&quot;" office:value-type="string" office:string-value="[1,2]/*MIL */," calcext:value-type="string">
            <text:p>[1,2]/*MIL */,</text:p>
          </table:table-cell>
          <table:table-cell table:formula="of:=&quot;[&quot;&amp;LEFT([.R9];1)&amp;&quot;,&quot;&amp;LEFT(RIGHT([.R9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9];1)&amp;&quot;,&quot;&amp;LEFT(RIGHT([.S9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9];1)&amp;&quot;,&quot;&amp;LEFT(RIGHT([.T9];2);1)&amp;&quot;]/*&quot;&amp;[.T$1]&amp;&quot;*/,&quot;" office:value-type="string" office:string-value="[2,2]/*NCO */," calcext:value-type="string">
            <text:p>[2,2]/*NCO */,</text:p>
          </table:table-cell>
          <table:table-cell table:formula="of:=&quot;[&quot;&amp;LEFT([.U9];1)&amp;&quot;,&quot;&amp;LEFT(RIGHT([.U9];2);1)&amp;&quot;]/*&quot;&amp;[.U$1]&amp;&quot;*/,&quot;" office:value-type="string" office:string-value="[1,1]/*POV */," calcext:value-type="string">
            <text:p>[1,1]/*POV */,</text:p>
          </table:table-cell>
          <table:table-cell table:formula="of:=&quot;[&quot;&amp;LEFT([.V9];1)&amp;&quot;,&quot;&amp;LEFT(RIGHT([.V9];2);1)&amp;&quot;]/*&quot;&amp;[.V$1]&amp;&quot;*/,&quot;" office:value-type="string" office:string-value="[1,1]/*SAL */," calcext:value-type="string">
            <text:p>[1,1]/*SAL */,</text:p>
          </table:table-cell>
          <table:table-cell table:formula="of:=&quot;[&quot;&amp;LEFT([.W9];1)&amp;&quot;,&quot;&amp;LEFT(RIGHT([.W9];2);1)&amp;&quot;]/*&quot;&amp;[.W$1]&amp;&quot;*/,&quot;" office:value-type="string" office:string-value="[1,1]/*SWI */," calcext:value-type="string">
            <text:p>[1,1]/*SWI */,</text:p>
          </table:table-cell>
          <table:table-cell table:formula="of:=&quot;[&quot;&amp;LEFT([.X9];1)&amp;&quot;,&quot;&amp;LEFT(RIGHT([.X9];2);1)&amp;&quot;]/*&quot;&amp;[.X$1]&amp;&quot;*/,&quot;" office:value-type="string" office:string-value="[3,0]/*TRA */," calcext:value-type="string">
            <text:p>[3,0]/*TRA */,</text:p>
          </table:table-cell>
          <table:table-cell table:formula="of:=&quot;[&quot;&amp;LEFT([.Y9];1)&amp;&quot;,&quot;&amp;LEFT(RIGHT([.Y9];2);1)&amp;&quot;]/*&quot;&amp;[.Y$1]&amp;&quot;*/]&quot;" office:value-type="string" office:string-value="[2,2]/*WAL */]" calcext:value-type="string">
            <text:p>[2,2]/*WAL */]</text:p>
          </table:table-cell>
          <table:table-cell table:formula="of:=CONCATENATE([.AA9];[.AB9];[.AC9];[.AD9];[.AE9];[.AF9];[.AG9];[.AH9];[.AI9];[.AJ9];[.AK9];[.AL9];[.AM9];[.AN9];[.AO9];[.AP9];[.AQ9];[.AR9];[.AS9];[.AT9];[.AU9];[.AV9];[.AW9];[.AX9];[.AY9])&amp;&quot;,&quot;" office:value-type="string" office:string-value="[equipe[8][0],[0,3]/*ACC */,[1,0]/*WIM */,[1,0]/*BAR */,[,]/*BRA */,[3,0]/*BRM */,[,]/*CAR */,[1,1]/*CHT */,[,]/*CHF */,[1,1]/*COL */,[,]/*CRE */,[5,2]/*DON */,[,]/*FLE */,[,]/*GIL */,[2,1]/*GRI */,[,]/*HAR */,[1,2]/*MIL */,[,]/*MOR */,[,]/*NEW */,[2,2]/*NCO */,[1,1]/*POV */,[1,1]/*SAL */,[1,1]/*SWI */,[3,0]/*TRA */,[2,2]/*WAL */]," calcext:value-type="string">
            <text:p>[equipe[8][0],[0,3]/*ACC */,[1,0]/*WIM */,[1,0]/*BAR */,[,]/*BRA */,[3,0]/*BRM */,[,]/*CAR */,[1,1]/*CHT */,[,]/*CHF */,[1,1]/*COL */,[,]/*CRE */,[5,2]/*DON */,[,]/*FLE */,[,]/*GIL */,[2,1]/*GRI */,[,]/*HAR */,[1,2]/*MIL */,[,]/*MOR */,[,]/*NEW */,[2,2]/*NCO */,[1,1]/*POV */,[1,1]/*SAL */,[1,1]/*SWI */,[3,0]/*TRA */,[2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Colchester_United_F.C." xlink:type="simple">Colchester United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1–1 </text:p>
          </table:table-cell>
          <table:table-cell/>
          <table:table-cell table:number-columns-repeated="2"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table:style-name="ce18"/>
          <table:table-cell office:value-type="string" calcext:value-type="string">
            <text:p>— </text:p>
          </table:table-cell>
          <table:table-cell/>
          <table:table-cell office:value-type="string" calcext:value-type="string">
            <text:p>1–1 </text:p>
          </table:table-cell>
          <table:table-cell table:style-name="ce18"/>
          <table:table-cell office:value-type="string" calcext:value-type="string">
            <text:p>2–0 </text:p>
          </table:table-cell>
          <table:table-cell table:style-name="ce18"/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0 </text:p>
          </table:table-cell>
          <table:table-cell/>
          <table:table-cell table:style-name="ce18"/>
          <table:table-cell office:value-type="string" calcext:value-type="string">
            <text:p>1–2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float" office:value="9" calcext:value-type="float">
            <text:p>9</text:p>
          </table:table-cell>
          <table:table-cell table:formula="of:=&quot;[equipe[&quot;&amp;[.Z10]&amp;&quot;][0],&quot;" office:value-type="string" office:string-value="[equipe[9][0]," calcext:value-type="string">
            <text:p>[equipe[9][0],</text:p>
          </table:table-cell>
          <table:table-cell table:formula="of:=&quot;[&quot;&amp;LEFT([.B10];1)&amp;&quot;,&quot;&amp;LEFT(RIGHT([.B10];2);1)&amp;&quot;]/*&quot;&amp;[.B$1]&amp;&quot;*/,&quot;" office:value-type="string" office:string-value="[0,2]/*ACC */," calcext:value-type="string">
            <text:p>[0,2]/*ACC */,</text:p>
          </table:table-cell>
          <table:table-cell table:formula="of:=&quot;[&quot;&amp;LEFT([.C10];1)&amp;&quot;,&quot;&amp;LEFT(RIGHT([.C10];2);1)&amp;&quot;]/*&quot;&amp;[.C$1]&amp;&quot;*/,&quot;" office:value-type="string" office:string-value="[1,1]/*WIM */," calcext:value-type="string">
            <text:p>[1,1]/*WIM */,</text:p>
          </table:table-cell>
          <table:table-cell table:formula="of:=&quot;[&quot;&amp;LEFT([.D10];1)&amp;&quot;,&quot;&amp;LEFT(RIGHT([.D10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10];1)&amp;&quot;,&quot;&amp;LEFT(RIGHT([.E10];2);1)&amp;&quot;]/*&quot;&amp;[.E$1]&amp;&quot;*/,&quot;" office:value-type="string" office:string-value="[1,1]/*BRA */," calcext:value-type="string">
            <text:p>[1,1]/*BRA */,</text:p>
          </table:table-cell>
          <table:table-cell table:formula="of:=&quot;[&quot;&amp;LEFT([.F10];1)&amp;&quot;,&quot;&amp;LEFT(RIGHT([.F10];2);1)&amp;&quot;]/*&quot;&amp;[.F$1]&amp;&quot;*/,&quot;" office:value-type="string" office:string-value="[1,1]/*BRM */," calcext:value-type="string">
            <text:p>[1,1]/*BRM */,</text:p>
          </table:table-cell>
          <table:table-cell table:formula="of:=&quot;[&quot;&amp;LEFT([.G10];1)&amp;&quot;,&quot;&amp;LEFT(RIGHT([.G10];2);1)&amp;&quot;]/*&quot;&amp;[.G$1]&amp;&quot;*/,&quot;" office:value-type="string" office:string-value="[0,0]/*CAR */," calcext:value-type="string">
            <text:p>[0,0]/*CAR */,</text:p>
          </table:table-cell>
          <table:table-cell table:formula="of:=&quot;[&quot;&amp;LEFT([.H10];1)&amp;&quot;,&quot;&amp;LEFT(RIGHT([.H10];2);1)&amp;&quot;]/*&quot;&amp;[.H$1]&amp;&quot;*/,&quot;" office:value-type="string" office:string-value="[1,2]/*CHT */," calcext:value-type="string">
            <text:p>[1,2]/*CHT */,</text:p>
          </table:table-cell>
          <table:table-cell table:formula="of:=&quot;[&quot;&amp;LEFT([.I10];1)&amp;&quot;,&quot;&amp;LEFT(RIGHT([.I10];2);1)&amp;&quot;]/*&quot;&amp;[.I$1]&amp;&quot;*/,&quot;" office:value-type="string" office:string-value="[,]/*CHF */," calcext:value-type="string">
            <text:p>[,]/*CHF */,</text:p>
          </table:table-cell>
          <table:table-cell table:style-name="ce17" table:formula="of:=&quot;[,]/*&quot;&amp;[.J$1]&amp;&quot;*/,&quot;" office:value-type="string" office:string-value="[,]/*COL */," calcext:value-type="string">
            <text:p>[,]/*COL */,</text:p>
          </table:table-cell>
          <table:table-cell table:formula="of:=&quot;[&quot;&amp;LEFT([.K10];1)&amp;&quot;,&quot;&amp;LEFT(RIGHT([.K10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10];1)&amp;&quot;,&quot;&amp;LEFT(RIGHT([.L10];2);1)&amp;&quot;]/*&quot;&amp;[.L$1]&amp;&quot;*/,&quot;" office:value-type="string" office:string-value="[1,1]/*DON */," calcext:value-type="string">
            <text:p>[1,1]/*DON */,</text:p>
          </table:table-cell>
          <table:table-cell table:formula="of:=&quot;[&quot;&amp;LEFT([.M10];1)&amp;&quot;,&quot;&amp;LEFT(RIGHT([.M10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10];1)&amp;&quot;,&quot;&amp;LEFT(RIGHT([.N10];2);1)&amp;&quot;]/*&quot;&amp;[.N$1]&amp;&quot;*/,&quot;" office:value-type="string" office:string-value="[2,0]/*GIL */," calcext:value-type="string">
            <text:p>[2,0]/*GIL */,</text:p>
          </table:table-cell>
          <table:table-cell table:formula="of:=&quot;[&quot;&amp;LEFT([.O10];1)&amp;&quot;,&quot;&amp;LEFT(RIGHT([.O10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10];1)&amp;&quot;,&quot;&amp;LEFT(RIGHT([.P10];2);1)&amp;&quot;]/*&quot;&amp;[.P$1]&amp;&quot;*/,&quot;" office:value-type="string" office:string-value="[0,1]/*HAR */," calcext:value-type="string">
            <text:p>[0,1]/*HAR */,</text:p>
          </table:table-cell>
          <table:table-cell table:formula="of:=&quot;[&quot;&amp;LEFT([.Q10];1)&amp;&quot;,&quot;&amp;LEFT(RIGHT([.Q10];2);1)&amp;&quot;]/*&quot;&amp;[.Q$1]&amp;&quot;*/,&quot;" office:value-type="string" office:string-value="[2,0]/*MIL */," calcext:value-type="string">
            <text:p>[2,0]/*MIL */,</text:p>
          </table:table-cell>
          <table:table-cell table:formula="of:=&quot;[&quot;&amp;LEFT([.R10];1)&amp;&quot;,&quot;&amp;LEFT(RIGHT([.R10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10];1)&amp;&quot;,&quot;&amp;LEFT(RIGHT([.S10];2);1)&amp;&quot;]/*&quot;&amp;[.S$1]&amp;&quot;*/,&quot;" office:value-type="string" office:string-value="[0,0]/*NEW */," calcext:value-type="string">
            <text:p>[0,0]/*NEW */,</text:p>
          </table:table-cell>
          <table:table-cell table:formula="of:=&quot;[&quot;&amp;LEFT([.T10];1)&amp;&quot;,&quot;&amp;LEFT(RIGHT([.T10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10];1)&amp;&quot;,&quot;&amp;LEFT(RIGHT([.U10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10];1)&amp;&quot;,&quot;&amp;LEFT(RIGHT([.V10];2);1)&amp;&quot;]/*&quot;&amp;[.V$1]&amp;&quot;*/,&quot;" office:value-type="string" office:string-value="[1,2]/*SAL */," calcext:value-type="string">
            <text:p>[1,2]/*SAL */,</text:p>
          </table:table-cell>
          <table:table-cell table:formula="of:=&quot;[&quot;&amp;LEFT([.W10];1)&amp;&quot;,&quot;&amp;LEFT(RIGHT([.W10];2);1)&amp;&quot;]/*&quot;&amp;[.W$1]&amp;&quot;*/,&quot;" office:value-type="string" office:string-value="[4,0]/*SWI */," calcext:value-type="string">
            <text:p>[4,0]/*SWI */,</text:p>
          </table:table-cell>
          <table:table-cell table:formula="of:=&quot;[&quot;&amp;LEFT([.X10];1)&amp;&quot;,&quot;&amp;LEFT(RIGHT([.X10];2);1)&amp;&quot;]/*&quot;&amp;[.X$1]&amp;&quot;*/,&quot;" office:value-type="string" office:string-value="[3,0]/*TRA */," calcext:value-type="string">
            <text:p>[3,0]/*TRA */,</text:p>
          </table:table-cell>
          <table:table-cell table:formula="of:=&quot;[&quot;&amp;LEFT([.Y10];1)&amp;&quot;,&quot;&amp;LEFT(RIGHT([.Y10];2);1)&amp;&quot;]/*&quot;&amp;[.Y$1]&amp;&quot;*/]&quot;" office:value-type="string" office:string-value="[2,1]/*WAL */]" calcext:value-type="string">
            <text:p>[2,1]/*WAL */]</text:p>
          </table:table-cell>
          <table:table-cell table:formula="of:=CONCATENATE([.AA10];[.AB10];[.AC10];[.AD10];[.AE10];[.AF10];[.AG10];[.AH10];[.AI10];[.AJ10];[.AK10];[.AL10];[.AM10];[.AN10];[.AO10];[.AP10];[.AQ10];[.AR10];[.AS10];[.AT10];[.AU10];[.AV10];[.AW10];[.AX10];[.AY10])&amp;&quot;,&quot;" office:value-type="string" office:string-value="[equipe[9][0],[0,2]/*ACC */,[1,1]/*WIM */,[,]/*BAR */,[1,1]/*BRA */,[1,1]/*BRM */,[0,0]/*CAR */,[1,2]/*CHT */,[,]/*CHF */,[,]/*COL */,[,]/*CRE */,[1,1]/*DON */,[,]/*FLE */,[2,0]/*GIL */,[,]/*GRI */,[0,1]/*HAR */,[2,0]/*MIL */,[1,0]/*MOR */,[0,0]/*NEW */,[,]/*NCO */,[,]/*POV */,[1,2]/*SAL */,[4,0]/*SWI */,[3,0]/*TRA */,[2,1]/*WAL */]," calcext:value-type="string">
            <text:p>[equipe[9][0],[0,2]/*ACC */,[1,1]/*WIM */,[,]/*BAR */,[1,1]/*BRA */,[1,1]/*BRM */,[0,0]/*CAR */,[1,2]/*CHT */,[,]/*CHF */,[,]/*COL */,[,]/*CRE */,[1,1]/*DON */,[,]/*FLE */,[2,0]/*GIL */,[,]/*GRI */,[0,1]/*HAR */,[2,0]/*MIL */,[1,0]/*MOR */,[0,0]/*NEW */,[,]/*NCO */,[,]/*POV */,[1,2]/*SAL */,[4,0]/*SWI */,[3,0]/*TRA */,[2,1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Crewe_Alexandra_F.C" xlink:type="simple">Crewe Alexandra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3–2 </text:p>
          </table:table-cell>
          <table:table-cell/>
          <table:table-cell office:value-type="string" calcext:value-type="string">
            <text:p>0–5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— </text:p>
          </table:table-cell>
          <table:table-cell table:style-name="ce18" table:number-columns-repeated="2"/>
          <table:table-cell office:value-type="string" calcext:value-type="string">
            <text:p>2–0 </text:p>
          </table:table-cell>
          <table:table-cell/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2–0 </text:p>
          </table:table-cell>
          <table:table-cell table:style-name="ce18"/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3–1 </text:p>
          </table:table-cell>
          <table:table-cell/>
          <table:table-cell office:value-type="float" office:value="10" calcext:value-type="float">
            <text:p>10</text:p>
          </table:table-cell>
          <table:table-cell table:formula="of:=&quot;[equipe[&quot;&amp;[.Z11]&amp;&quot;][0],&quot;" office:value-type="string" office:string-value="[equipe[10][0]," calcext:value-type="string">
            <text:p>[equipe[10][0],</text:p>
          </table:table-cell>
          <table:table-cell table:formula="of:=&quot;[&quot;&amp;LEFT([.B11];1)&amp;&quot;,&quot;&amp;LEFT(RIGHT([.B11];2);1)&amp;&quot;]/*&quot;&amp;[.B$1]&amp;&quot;*/,&quot;" office:value-type="string" office:string-value="[0,1]/*ACC */," calcext:value-type="string">
            <text:p>[0,1]/*ACC */,</text:p>
          </table:table-cell>
          <table:table-cell table:formula="of:=&quot;[&quot;&amp;LEFT([.C11];1)&amp;&quot;,&quot;&amp;LEFT(RIGHT([.C11];2);1)&amp;&quot;]/*&quot;&amp;[.C$1]&amp;&quot;*/,&quot;" office:value-type="string" office:string-value="[1,1]/*WIM */," calcext:value-type="string">
            <text:p>[1,1]/*WIM */,</text:p>
          </table:table-cell>
          <table:table-cell table:formula="of:=&quot;[&quot;&amp;LEFT([.D11];1)&amp;&quot;,&quot;&amp;LEFT(RIGHT([.D11];2);1)&amp;&quot;]/*&quot;&amp;[.D$1]&amp;&quot;*/,&quot;" office:value-type="string" office:string-value="[3,0]/*BAR */," calcext:value-type="string">
            <text:p>[3,0]/*BAR */,</text:p>
          </table:table-cell>
          <table:table-cell table:formula="of:=&quot;[&quot;&amp;LEFT([.E11];1)&amp;&quot;,&quot;&amp;LEFT(RIGHT([.E11];2);1)&amp;&quot;]/*&quot;&amp;[.E$1]&amp;&quot;*/,&quot;" office:value-type="string" office:string-value="[1,1]/*BRA */," calcext:value-type="string">
            <text:p>[1,1]/*BRA */,</text:p>
          </table:table-cell>
          <table:table-cell table:formula="of:=&quot;[&quot;&amp;LEFT([.F11];1)&amp;&quot;,&quot;&amp;LEFT(RIGHT([.F11];2);1)&amp;&quot;]/*&quot;&amp;[.F$1]&amp;&quot;*/,&quot;" office:value-type="string" office:string-value="[4,1]/*BRM */," calcext:value-type="string">
            <text:p>[4,1]/*BRM */,</text:p>
          </table:table-cell>
          <table:table-cell table:formula="of:=&quot;[&quot;&amp;LEFT([.G11];1)&amp;&quot;,&quot;&amp;LEFT(RIGHT([.G11];2);1)&amp;&quot;]/*&quot;&amp;[.G$1]&amp;&quot;*/,&quot;" office:value-type="string" office:string-value="[3,2]/*CAR */," calcext:value-type="string">
            <text:p>[3,2]/*CAR */,</text:p>
          </table:table-cell>
          <table:table-cell table:formula="of:=&quot;[&quot;&amp;LEFT([.H11];1)&amp;&quot;,&quot;&amp;LEFT(RIGHT([.H11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11];1)&amp;&quot;,&quot;&amp;LEFT(RIGHT([.I11];2);1)&amp;&quot;]/*&quot;&amp;[.I$1]&amp;&quot;*/,&quot;" office:value-type="string" office:string-value="[0,5]/*CHF */," calcext:value-type="string">
            <text:p>[0,5]/*CHF */,</text:p>
          </table:table-cell>
          <table:table-cell table:formula="of:=&quot;[&quot;&amp;LEFT([.J11];1)&amp;&quot;,&quot;&amp;LEFT(RIGHT([.J11];2);1)&amp;&quot;]/*&quot;&amp;[.J$1]&amp;&quot;*/,&quot;" office:value-type="string" office:string-value="[0,0]/*COL */," calcext:value-type="string">
            <text:p>[0,0]/*COL */,</text:p>
          </table:table-cell>
          <table:table-cell table:style-name="ce17" table:formula="of:=&quot;[,]/*&quot;&amp;[.K$1]&amp;&quot;*/,&quot;" office:value-type="string" office:string-value="[,]/*CRE */," calcext:value-type="string">
            <text:p>[,]/*CRE */,</text:p>
          </table:table-cell>
          <table:table-cell table:formula="of:=&quot;[&quot;&amp;LEFT([.L11];1)&amp;&quot;,&quot;&amp;LEFT(RIGHT([.L11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11];1)&amp;&quot;,&quot;&amp;LEFT(RIGHT([.M11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11];1)&amp;&quot;,&quot;&amp;LEFT(RIGHT([.N11];2);1)&amp;&quot;]/*&quot;&amp;[.N$1]&amp;&quot;*/,&quot;" office:value-type="string" office:string-value="[2,0]/*GIL */," calcext:value-type="string">
            <text:p>[2,0]/*GIL */,</text:p>
          </table:table-cell>
          <table:table-cell table:formula="of:=&quot;[&quot;&amp;LEFT([.O11];1)&amp;&quot;,&quot;&amp;LEFT(RIGHT([.O11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11];1)&amp;&quot;,&quot;&amp;LEFT(RIGHT([.P11];2);1)&amp;&quot;]/*&quot;&amp;[.P$1]&amp;&quot;*/,&quot;" office:value-type="string" office:string-value="[3,0]/*HAR */," calcext:value-type="string">
            <text:p>[3,0]/*HAR */,</text:p>
          </table:table-cell>
          <table:table-cell table:formula="of:=&quot;[&quot;&amp;LEFT([.Q11];1)&amp;&quot;,&quot;&amp;LEFT(RIGHT([.Q11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11];1)&amp;&quot;,&quot;&amp;LEFT(RIGHT([.R11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11];1)&amp;&quot;,&quot;&amp;LEFT(RIGHT([.S11];2);1)&amp;&quot;]/*&quot;&amp;[.S$1]&amp;&quot;*/,&quot;" office:value-type="string" office:string-value="[0,3]/*NEW */," calcext:value-type="string">
            <text:p>[0,3]/*NEW */,</text:p>
          </table:table-cell>
          <table:table-cell table:formula="of:=&quot;[&quot;&amp;LEFT([.T11];1)&amp;&quot;,&quot;&amp;LEFT(RIGHT([.T11];2);1)&amp;&quot;]/*&quot;&amp;[.T$1]&amp;&quot;*/,&quot;" office:value-type="string" office:string-value="[2,0]/*NCO */," calcext:value-type="string">
            <text:p>[2,0]/*NCO */,</text:p>
          </table:table-cell>
          <table:table-cell table:formula="of:=&quot;[&quot;&amp;LEFT([.U11];1)&amp;&quot;,&quot;&amp;LEFT(RIGHT([.U11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11];1)&amp;&quot;,&quot;&amp;LEFT(RIGHT([.V11];2);1)&amp;&quot;]/*&quot;&amp;[.V$1]&amp;&quot;*/,&quot;" office:value-type="string" office:string-value="[1,1]/*SAL */," calcext:value-type="string">
            <text:p>[1,1]/*SAL */,</text:p>
          </table:table-cell>
          <table:table-cell table:formula="of:=&quot;[&quot;&amp;LEFT([.W11];1)&amp;&quot;,&quot;&amp;LEFT(RIGHT([.W11];2);1)&amp;&quot;]/*&quot;&amp;[.W$1]&amp;&quot;*/,&quot;" office:value-type="string" office:string-value="[0,0]/*SWI */," calcext:value-type="string">
            <text:p>[0,0]/*SWI */,</text:p>
          </table:table-cell>
          <table:table-cell table:formula="of:=&quot;[&quot;&amp;LEFT([.X11];1)&amp;&quot;,&quot;&amp;LEFT(RIGHT([.X11];2);1)&amp;&quot;]/*&quot;&amp;[.X$1]&amp;&quot;*/,&quot;" office:value-type="string" office:string-value="[3,1]/*TRA */," calcext:value-type="string">
            <text:p>[3,1]/*TRA */,</text:p>
          </table:table-cell>
          <table:table-cell table:formula="of:=&quot;[&quot;&amp;LEFT([.Y11];1)&amp;&quot;,&quot;&amp;LEFT(RIGHT([.Y11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11];[.AB11];[.AC11];[.AD11];[.AE11];[.AF11];[.AG11];[.AH11];[.AI11];[.AJ11];[.AK11];[.AL11];[.AM11];[.AN11];[.AO11];[.AP11];[.AQ11];[.AR11];[.AS11];[.AT11];[.AU11];[.AV11];[.AW11];[.AX11];[.AY11])&amp;&quot;,&quot;" office:value-type="string" office:string-value="[equipe[10][0],[0,1]/*ACC */,[1,1]/*WIM */,[3,0]/*BAR */,[1,1]/*BRA */,[4,1]/*BRM */,[3,2]/*CAR */,[,]/*CHT */,[0,5]/*CHF */,[0,0]/*COL */,[,]/*CRE */,[,]/*DON */,[,]/*FLE */,[2,0]/*GIL */,[,]/*GRI */,[3,0]/*HAR */,[,]/*MIL */,[1,0]/*MOR */,[0,3]/*NEW */,[2,0]/*NCO */,[,]/*POV */,[1,1]/*SAL */,[0,0]/*SWI */,[3,1]/*TRA */,[,]/*WAL */]," calcext:value-type="string">
            <text:p>[equipe[10][0],[0,1]/*ACC */,[1,1]/*WIM */,[3,0]/*BAR */,[1,1]/*BRA */,[4,1]/*BRM */,[3,2]/*CAR */,[,]/*CHT */,[0,5]/*CHF */,[0,0]/*COL */,[,]/*CRE */,[,]/*DON */,[,]/*FLE */,[2,0]/*GIL */,[,]/*GRI */,[3,0]/*HAR */,[,]/*MIL */,[1,0]/*MOR */,[0,3]/*NEW */,[2,0]/*NCO */,[,]/*POV */,[1,1]/*SAL */,[0,0]/*SWI */,[3,1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Doncaster_Rovers_F.C." xlink:type="simple">Doncaster Rovers</text:a> </text:p>
          </table:table-cell>
          <table:table-cell office:value-type="string" calcext:value-type="string">
            <text:p>4–1 </text:p>
          </table:table-cell>
          <table:table-cell/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1 </text:p>
          </table:table-cell>
          <table:table-cell table:style-name="ce18"/>
          <table:table-cell office:value-type="string" calcext:value-type="string">
            <text:p>2–2 </text:p>
          </table:table-cell>
          <table:table-cell office:value-type="string" calcext:value-type="string">
            <text:p>0–3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1 </text:p>
          </table:table-cell>
          <table:table-cell table:style-name="ce18"/>
          <table:table-cell office:value-type="string" calcext:value-type="string">
            <text:p>3–1 </text:p>
          </table:table-cell>
          <table:table-cell/>
          <table:table-cell office:value-type="float" office:value="11" calcext:value-type="float">
            <text:p>11</text:p>
          </table:table-cell>
          <table:table-cell table:formula="of:=&quot;[equipe[&quot;&amp;[.Z12]&amp;&quot;][0],&quot;" office:value-type="string" office:string-value="[equipe[11][0]," calcext:value-type="string">
            <text:p>[equipe[11][0],</text:p>
          </table:table-cell>
          <table:table-cell table:formula="of:=&quot;[&quot;&amp;LEFT([.B12];1)&amp;&quot;,&quot;&amp;LEFT(RIGHT([.B12];2);1)&amp;&quot;]/*&quot;&amp;[.B$1]&amp;&quot;*/,&quot;" office:value-type="string" office:string-value="[4,1]/*ACC */," calcext:value-type="string">
            <text:p>[4,1]/*ACC */,</text:p>
          </table:table-cell>
          <table:table-cell table:formula="of:=&quot;[&quot;&amp;LEFT([.C12];1)&amp;&quot;,&quot;&amp;LEFT(RIGHT([.C12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12];1)&amp;&quot;,&quot;&amp;LEFT(RIGHT([.D12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12];1)&amp;&quot;,&quot;&amp;LEFT(RIGHT([.E12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12];1)&amp;&quot;,&quot;&amp;LEFT(RIGHT([.F12];2);1)&amp;&quot;]/*&quot;&amp;[.F$1]&amp;&quot;*/,&quot;" office:value-type="string" office:string-value="[0,1]/*BRM */," calcext:value-type="string">
            <text:p>[0,1]/*BRM */,</text:p>
          </table:table-cell>
          <table:table-cell table:formula="of:=&quot;[&quot;&amp;LEFT([.G12];1)&amp;&quot;,&quot;&amp;LEFT(RIGHT([.G12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12];1)&amp;&quot;,&quot;&amp;LEFT(RIGHT([.H12];2);1)&amp;&quot;]/*&quot;&amp;[.H$1]&amp;&quot;*/,&quot;" office:value-type="string" office:string-value="[2,2]/*CHT */," calcext:value-type="string">
            <text:p>[2,2]/*CHT */,</text:p>
          </table:table-cell>
          <table:table-cell table:formula="of:=&quot;[&quot;&amp;LEFT([.I12];1)&amp;&quot;,&quot;&amp;LEFT(RIGHT([.I12];2);1)&amp;&quot;]/*&quot;&amp;[.I$1]&amp;&quot;*/,&quot;" office:value-type="string" office:string-value="[0,3]/*CHF */," calcext:value-type="string">
            <text:p>[0,3]/*CHF */,</text:p>
          </table:table-cell>
          <table:table-cell table:formula="of:=&quot;[&quot;&amp;LEFT([.J12];1)&amp;&quot;,&quot;&amp;LEFT(RIGHT([.J12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12];1)&amp;&quot;,&quot;&amp;LEFT(RIGHT([.K12];2);1)&amp;&quot;]/*&quot;&amp;[.K$1]&amp;&quot;*/,&quot;" office:value-type="string" office:string-value="[1,1]/*CRE */," calcext:value-type="string">
            <text:p>[1,1]/*CRE */,</text:p>
          </table:table-cell>
          <table:table-cell table:style-name="ce17" table:formula="of:=&quot;[,]/*&quot;&amp;[.L$1]&amp;&quot;*/,&quot;" office:value-type="string" office:string-value="[,]/*DON */," calcext:value-type="string">
            <text:p>[,]/*DON */,</text:p>
          </table:table-cell>
          <table:table-cell table:formula="of:=&quot;[&quot;&amp;LEFT([.M12];1)&amp;&quot;,&quot;&amp;LEFT(RIGHT([.M12];2);1)&amp;&quot;]/*&quot;&amp;[.M$1]&amp;&quot;*/,&quot;" office:value-type="string" office:string-value="[2,1]/*FLE */," calcext:value-type="string">
            <text:p>[2,1]/*FLE */,</text:p>
          </table:table-cell>
          <table:table-cell table:formula="of:=&quot;[&quot;&amp;LEFT([.N12];1)&amp;&quot;,&quot;&amp;LEFT(RIGHT([.N12];2);1)&amp;&quot;]/*&quot;&amp;[.N$1]&amp;&quot;*/,&quot;" office:value-type="string" office:string-value="[1,0]/*GIL */," calcext:value-type="string">
            <text:p>[1,0]/*GIL */,</text:p>
          </table:table-cell>
          <table:table-cell table:formula="of:=&quot;[&quot;&amp;LEFT([.O12];1)&amp;&quot;,&quot;&amp;LEFT(RIGHT([.O12];2);1)&amp;&quot;]/*&quot;&amp;[.O$1]&amp;&quot;*/,&quot;" office:value-type="string" office:string-value="[1,2]/*GRI */," calcext:value-type="string">
            <text:p>[1,2]/*GRI */,</text:p>
          </table:table-cell>
          <table:table-cell table:formula="of:=&quot;[&quot;&amp;LEFT([.P12];1)&amp;&quot;,&quot;&amp;LEFT(RIGHT([.P12];2);1)&amp;&quot;]/*&quot;&amp;[.P$1]&amp;&quot;*/,&quot;" office:value-type="string" office:string-value="[1,0]/*HAR */," calcext:value-type="string">
            <text:p>[1,0]/*HAR */,</text:p>
          </table:table-cell>
          <table:table-cell table:formula="of:=&quot;[&quot;&amp;LEFT([.Q12];1)&amp;&quot;,&quot;&amp;LEFT(RIGHT([.Q12];2);1)&amp;&quot;]/*&quot;&amp;[.Q$1]&amp;&quot;*/,&quot;" office:value-type="string" office:string-value="[2,1]/*MIL */," calcext:value-type="string">
            <text:p>[2,1]/*MIL */,</text:p>
          </table:table-cell>
          <table:table-cell table:formula="of:=&quot;[&quot;&amp;LEFT([.R12];1)&amp;&quot;,&quot;&amp;LEFT(RIGHT([.R12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12];1)&amp;&quot;,&quot;&amp;LEFT(RIGHT([.S12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12];1)&amp;&quot;,&quot;&amp;LEFT(RIGHT([.T12];2);1)&amp;&quot;]/*&quot;&amp;[.T$1]&amp;&quot;*/,&quot;" office:value-type="string" office:string-value="[1,1]/*NCO */," calcext:value-type="string">
            <text:p>[1,1]/*NCO */,</text:p>
          </table:table-cell>
          <table:table-cell table:formula="of:=&quot;[&quot;&amp;LEFT([.U12];1)&amp;&quot;,&quot;&amp;LEFT(RIGHT([.U12];2);1)&amp;&quot;]/*&quot;&amp;[.U$1]&amp;&quot;*/,&quot;" office:value-type="string" office:string-value="[1,2]/*POV */," calcext:value-type="string">
            <text:p>[1,2]/*POV */,</text:p>
          </table:table-cell>
          <table:table-cell table:formula="of:=&quot;[&quot;&amp;LEFT([.V12];1)&amp;&quot;,&quot;&amp;LEFT(RIGHT([.V12];2);1)&amp;&quot;]/*&quot;&amp;[.V$1]&amp;&quot;*/,&quot;" office:value-type="string" office:string-value="[1,1]/*SAL */," calcext:value-type="string">
            <text:p>[1,1]/*SAL */,</text:p>
          </table:table-cell>
          <table:table-cell table:formula="of:=&quot;[&quot;&amp;LEFT([.W12];1)&amp;&quot;,&quot;&amp;LEFT(RIGHT([.W12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12];1)&amp;&quot;,&quot;&amp;LEFT(RIGHT([.X12];2);1)&amp;&quot;]/*&quot;&amp;[.X$1]&amp;&quot;*/,&quot;" office:value-type="string" office:string-value="[3,1]/*TRA */," calcext:value-type="string">
            <text:p>[3,1]/*TRA */,</text:p>
          </table:table-cell>
          <table:table-cell table:formula="of:=&quot;[&quot;&amp;LEFT([.Y12];1)&amp;&quot;,&quot;&amp;LEFT(RIGHT([.Y12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12];[.AB12];[.AC12];[.AD12];[.AE12];[.AF12];[.AG12];[.AH12];[.AI12];[.AJ12];[.AK12];[.AL12];[.AM12];[.AN12];[.AO12];[.AP12];[.AQ12];[.AR12];[.AS12];[.AT12];[.AU12];[.AV12];[.AW12];[.AX12];[.AY12])&amp;&quot;,&quot;" office:value-type="string" office:string-value="[equipe[11][0],[4,1]/*ACC */,[,]/*WIM */,[1,0]/*BAR */,[,]/*BRA */,[0,1]/*BRM */,[,]/*CAR */,[2,2]/*CHT */,[0,3]/*CHF */,[,]/*COL */,[1,1]/*CRE */,[,]/*DON */,[2,1]/*FLE */,[1,0]/*GIL */,[1,2]/*GRI */,[1,0]/*HAR */,[2,1]/*MIL */,[1,0]/*MOR */,[,]/*NEW */,[1,1]/*NCO */,[1,2]/*POV */,[1,1]/*SAL */,[,]/*SWI */,[3,1]/*TRA */,[,]/*WAL */]," calcext:value-type="string">
            <text:p>[equipe[11][0],[4,1]/*ACC */,[,]/*WIM */,[1,0]/*BAR */,[,]/*BRA */,[0,1]/*BRM */,[,]/*CAR */,[2,2]/*CHT */,[0,3]/*CHF */,[,]/*COL */,[1,1]/*CRE */,[,]/*DON */,[2,1]/*FLE */,[1,0]/*GIL */,[1,2]/*GRI */,[1,0]/*HAR */,[2,1]/*MIL */,[1,0]/*MOR */,[,]/*NEW */,[1,1]/*NCO */,[1,2]/*POV */,[1,1]/*SAL */,[,]/*SWI */,[3,1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Fleetwood_Town_F.C." xlink:type="simple">Fleetwood Town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table:number-columns-repeated="2" office:value-type="string" calcext:value-type="string">
            <text:p>2–0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4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/>
          <table:table-cell table:style-name="ce18" table:number-columns-repeated="2"/>
          <table:table-cell office:value-type="string" calcext:value-type="string">
            <text:p>2–2 </text:p>
          </table:table-cell>
          <table:table-cell/>
          <table:table-cell table:style-name="ce18"/>
          <table:table-cell office:value-type="string" calcext:value-type="string">
            <text:p>2–0 </text:p>
          </table:table-cell>
          <table:table-cell office:value-type="float" office:value="12" calcext:value-type="float">
            <text:p>12</text:p>
          </table:table-cell>
          <table:table-cell table:formula="of:=&quot;[equipe[&quot;&amp;[.Z13]&amp;&quot;][0],&quot;" office:value-type="string" office:string-value="[equipe[12][0]," calcext:value-type="string">
            <text:p>[equipe[12][0],</text:p>
          </table:table-cell>
          <table:table-cell table:formula="of:=&quot;[&quot;&amp;LEFT([.B13];1)&amp;&quot;,&quot;&amp;LEFT(RIGHT([.B13];2);1)&amp;&quot;]/*&quot;&amp;[.B$1]&amp;&quot;*/,&quot;" office:value-type="string" office:string-value="[1,1]/*ACC */," calcext:value-type="string">
            <text:p>[1,1]/*ACC */,</text:p>
          </table:table-cell>
          <table:table-cell table:formula="of:=&quot;[&quot;&amp;LEFT([.C13];1)&amp;&quot;,&quot;&amp;LEFT(RIGHT([.C13];2);1)&amp;&quot;]/*&quot;&amp;[.C$1]&amp;&quot;*/,&quot;" office:value-type="string" office:string-value="[0,0]/*WIM */," calcext:value-type="string">
            <text:p>[0,0]/*WIM */,</text:p>
          </table:table-cell>
          <table:table-cell table:formula="of:=&quot;[&quot;&amp;LEFT([.D13];1)&amp;&quot;,&quot;&amp;LEFT(RIGHT([.D13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13];1)&amp;&quot;,&quot;&amp;LEFT(RIGHT([.E13];2);1)&amp;&quot;]/*&quot;&amp;[.E$1]&amp;&quot;*/,&quot;" office:value-type="string" office:string-value="[1,0]/*BRA */," calcext:value-type="string">
            <text:p>[1,0]/*BRA */,</text:p>
          </table:table-cell>
          <table:table-cell table:formula="of:=&quot;[&quot;&amp;LEFT([.F13];1)&amp;&quot;,&quot;&amp;LEFT(RIGHT([.F13];2);1)&amp;&quot;]/*&quot;&amp;[.F$1]&amp;&quot;*/,&quot;" office:value-type="string" office:string-value="[0,0]/*BRM */," calcext:value-type="string">
            <text:p>[0,0]/*BRM */,</text:p>
          </table:table-cell>
          <table:table-cell table:formula="of:=&quot;[&quot;&amp;LEFT([.G13];1)&amp;&quot;,&quot;&amp;LEFT(RIGHT([.G13];2);1)&amp;&quot;]/*&quot;&amp;[.G$1]&amp;&quot;*/,&quot;" office:value-type="string" office:string-value="[1,2]/*CAR */," calcext:value-type="string">
            <text:p>[1,2]/*CAR */,</text:p>
          </table:table-cell>
          <table:table-cell table:formula="of:=&quot;[&quot;&amp;LEFT([.H13];1)&amp;&quot;,&quot;&amp;LEFT(RIGHT([.H13];2);1)&amp;&quot;]/*&quot;&amp;[.H$1]&amp;&quot;*/,&quot;" office:value-type="string" office:string-value="[2,0]/*CHT */," calcext:value-type="string">
            <text:p>[2,0]/*CHT */,</text:p>
          </table:table-cell>
          <table:table-cell table:formula="of:=&quot;[&quot;&amp;LEFT([.I13];1)&amp;&quot;,&quot;&amp;LEFT(RIGHT([.I13];2);1)&amp;&quot;]/*&quot;&amp;[.I$1]&amp;&quot;*/,&quot;" office:value-type="string" office:string-value="[2,0]/*CHF */," calcext:value-type="string">
            <text:p>[2,0]/*CHF */,</text:p>
          </table:table-cell>
          <table:table-cell table:formula="of:=&quot;[&quot;&amp;LEFT([.J13];1)&amp;&quot;,&quot;&amp;LEFT(RIGHT([.J13];2);1)&amp;&quot;]/*&quot;&amp;[.J$1]&amp;&quot;*/,&quot;" office:value-type="string" office:string-value="[0,0]/*COL */," calcext:value-type="string">
            <text:p>[0,0]/*COL */,</text:p>
          </table:table-cell>
          <table:table-cell table:formula="of:=&quot;[&quot;&amp;LEFT([.K13];1)&amp;&quot;,&quot;&amp;LEFT(RIGHT([.K13];2);1)&amp;&quot;]/*&quot;&amp;[.K$1]&amp;&quot;*/,&quot;" office:value-type="string" office:string-value="[0,1]/*CRE */," calcext:value-type="string">
            <text:p>[0,1]/*CRE */,</text:p>
          </table:table-cell>
          <table:table-cell table:formula="of:=&quot;[&quot;&amp;LEFT([.L13];1)&amp;&quot;,&quot;&amp;LEFT(RIGHT([.L13];2);1)&amp;&quot;]/*&quot;&amp;[.L$1]&amp;&quot;*/,&quot;" office:value-type="string" office:string-value="[2,4]/*DON */," calcext:value-type="string">
            <text:p>[2,4]/*DON */,</text:p>
          </table:table-cell>
          <table:table-cell table:style-name="ce17" table:formula="of:=&quot;[,]/*&quot;&amp;[.M$1]&amp;&quot;*/,&quot;" office:value-type="string" office:string-value="[,]/*FLE */," calcext:value-type="string">
            <text:p>[,]/*FLE */,</text:p>
          </table:table-cell>
          <table:table-cell table:formula="of:=&quot;[&quot;&amp;LEFT([.N13];1)&amp;&quot;,&quot;&amp;LEFT(RIGHT([.N13];2);1)&amp;&quot;]/*&quot;&amp;[.N$1]&amp;&quot;*/,&quot;" office:value-type="string" office:string-value="[0,0]/*GIL */," calcext:value-type="string">
            <text:p>[0,0]/*GIL */,</text:p>
          </table:table-cell>
          <table:table-cell table:formula="of:=&quot;[&quot;&amp;LEFT([.O13];1)&amp;&quot;,&quot;&amp;LEFT(RIGHT([.O13];2);1)&amp;&quot;]/*&quot;&amp;[.O$1]&amp;&quot;*/,&quot;" office:value-type="string" office:string-value="[1,0]/*GRI */," calcext:value-type="string">
            <text:p>[1,0]/*GRI */,</text:p>
          </table:table-cell>
          <table:table-cell table:formula="of:=&quot;[&quot;&amp;LEFT([.P13];1)&amp;&quot;,&quot;&amp;LEFT(RIGHT([.P13];2);1)&amp;&quot;]/*&quot;&amp;[.P$1]&amp;&quot;*/,&quot;" office:value-type="string" office:string-value="[1,1]/*HAR */," calcext:value-type="string">
            <text:p>[1,1]/*HAR */,</text:p>
          </table:table-cell>
          <table:table-cell table:formula="of:=&quot;[&quot;&amp;LEFT([.Q13];1)&amp;&quot;,&quot;&amp;LEFT(RIGHT([.Q13];2);1)&amp;&quot;]/*&quot;&amp;[.Q$1]&amp;&quot;*/,&quot;" office:value-type="string" office:string-value="[2,1]/*MIL */," calcext:value-type="string">
            <text:p>[2,1]/*MIL */,</text:p>
          </table:table-cell>
          <table:table-cell table:formula="of:=&quot;[&quot;&amp;LEFT([.R13];1)&amp;&quot;,&quot;&amp;LEFT(RIGHT([.R13];2);1)&amp;&quot;]/*&quot;&amp;[.R$1]&amp;&quot;*/,&quot;" office:value-type="string" office:string-value="[2,2]/*MOR */," calcext:value-type="string">
            <text:p>[2,2]/*MOR */,</text:p>
          </table:table-cell>
          <table:table-cell table:formula="of:=&quot;[&quot;&amp;LEFT([.S13];1)&amp;&quot;,&quot;&amp;LEFT(RIGHT([.S13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13];1)&amp;&quot;,&quot;&amp;LEFT(RIGHT([.T13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13];1)&amp;&quot;,&quot;&amp;LEFT(RIGHT([.U13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13];1)&amp;&quot;,&quot;&amp;LEFT(RIGHT([.V13];2);1)&amp;&quot;]/*&quot;&amp;[.V$1]&amp;&quot;*/,&quot;" office:value-type="string" office:string-value="[2,2]/*SAL */," calcext:value-type="string">
            <text:p>[2,2]/*SAL */,</text:p>
          </table:table-cell>
          <table:table-cell table:formula="of:=&quot;[&quot;&amp;LEFT([.W13];1)&amp;&quot;,&quot;&amp;LEFT(RIGHT([.W13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13];1)&amp;&quot;,&quot;&amp;LEFT(RIGHT([.X13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13];1)&amp;&quot;,&quot;&amp;LEFT(RIGHT([.Y13];2);1)&amp;&quot;]/*&quot;&amp;[.Y$1]&amp;&quot;*/]&quot;" office:value-type="string" office:string-value="[2,0]/*WAL */]" calcext:value-type="string">
            <text:p>[2,0]/*WAL */]</text:p>
          </table:table-cell>
          <table:table-cell table:formula="of:=CONCATENATE([.AA13];[.AB13];[.AC13];[.AD13];[.AE13];[.AF13];[.AG13];[.AH13];[.AI13];[.AJ13];[.AK13];[.AL13];[.AM13];[.AN13];[.AO13];[.AP13];[.AQ13];[.AR13];[.AS13];[.AT13];[.AU13];[.AV13];[.AW13];[.AX13];[.AY13])&amp;&quot;,&quot;" office:value-type="string" office:string-value="[equipe[12][0],[1,1]/*ACC */,[0,0]/*WIM */,[,]/*BAR */,[1,0]/*BRA */,[0,0]/*BRM */,[1,2]/*CAR */,[2,0]/*CHT */,[2,0]/*CHF */,[0,0]/*COL */,[0,1]/*CRE */,[2,4]/*DON */,[,]/*FLE */,[0,0]/*GIL */,[1,0]/*GRI */,[1,1]/*HAR */,[2,1]/*MIL */,[2,2]/*MOR */,[,]/*NEW */,[,]/*NCO */,[,]/*POV */,[2,2]/*SAL */,[,]/*SWI */,[,]/*TRA */,[2,0]/*WAL */]," calcext:value-type="string">
            <text:p>[equipe[12][0],[1,1]/*ACC */,[0,0]/*WIM */,[,]/*BAR */,[1,0]/*BRA */,[0,0]/*BRM */,[1,2]/*CAR */,[2,0]/*CHT */,[2,0]/*CHF */,[0,0]/*COL */,[0,1]/*CRE */,[2,4]/*DON */,[,]/*FLE */,[0,0]/*GIL */,[1,0]/*GRI */,[1,1]/*HAR */,[2,1]/*MIL */,[2,2]/*MOR */,[,]/*NEW */,[,]/*NCO */,[,]/*POV */,[2,2]/*SAL */,[,]/*SWI */,[,]/*TRA */,[2,0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Gillingham_F.C." xlink:type="simple">Gillingham</text:a> </text:p>
          </table:table-cell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2–0 </text:p>
          </table:table-cell>
          <table:table-cell table:style-name="ce18"/>
          <table:table-cell office:value-type="string" calcext:value-type="string">
            <text:p>0–3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/>
          <table:table-cell table:style-name="ce18"/>
          <table:table-cell office:value-type="string" calcext:value-type="string">
            <text:p>0–2 </text:p>
          </table:table-cell>
          <table:table-cell office:value-type="string" calcext:value-type="string">
            <text:p>1–2 </text:p>
          </table:table-cell>
          <table:table-cell table:number-columns-repeated="2" office:value-type="string" calcext:value-type="string">
            <text:p>1–0 </text:p>
          </table:table-cell>
          <table:table-cell/>
          <table:table-cell office:value-type="string" calcext:value-type="string">
            <text:p>3–0 </text:p>
          </table:table-cell>
          <table:table-cell table:style-name="ce18"/>
          <table:table-cell office:value-type="float" office:value="13" calcext:value-type="float">
            <text:p>13</text:p>
          </table:table-cell>
          <table:table-cell table:formula="of:=&quot;[equipe[&quot;&amp;[.Z14]&amp;&quot;][0],&quot;" office:value-type="string" office:string-value="[equipe[13][0]," calcext:value-type="string">
            <text:p>[equipe[13][0],</text:p>
          </table:table-cell>
          <table:table-cell table:formula="of:=&quot;[&quot;&amp;LEFT([.B14];1)&amp;&quot;,&quot;&amp;LEFT(RIGHT([.B14];2);1)&amp;&quot;]/*&quot;&amp;[.B$1]&amp;&quot;*/,&quot;" office:value-type="string" office:string-value="[1,2]/*ACC */," calcext:value-type="string">
            <text:p>[1,2]/*ACC */,</text:p>
          </table:table-cell>
          <table:table-cell table:formula="of:=&quot;[&quot;&amp;LEFT([.C14];1)&amp;&quot;,&quot;&amp;LEFT(RIGHT([.C14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14];1)&amp;&quot;,&quot;&amp;LEFT(RIGHT([.D14];2);1)&amp;&quot;]/*&quot;&amp;[.D$1]&amp;&quot;*/,&quot;" office:value-type="string" office:string-value="[2,0]/*BAR */," calcext:value-type="string">
            <text:p>[2,0]/*BAR */,</text:p>
          </table:table-cell>
          <table:table-cell table:formula="of:=&quot;[&quot;&amp;LEFT([.E14];1)&amp;&quot;,&quot;&amp;LEFT(RIGHT([.E14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14];1)&amp;&quot;,&quot;&amp;LEFT(RIGHT([.F14];2);1)&amp;&quot;]/*&quot;&amp;[.F$1]&amp;&quot;*/,&quot;" office:value-type="string" office:string-value="[0,3]/*BRM */," calcext:value-type="string">
            <text:p>[0,3]/*BRM */,</text:p>
          </table:table-cell>
          <table:table-cell table:formula="of:=&quot;[&quot;&amp;LEFT([.G14];1)&amp;&quot;,&quot;&amp;LEFT(RIGHT([.G14];2);1)&amp;&quot;]/*&quot;&amp;[.G$1]&amp;&quot;*/,&quot;" office:value-type="string" office:string-value="[4,1]/*CAR */," calcext:value-type="string">
            <text:p>[4,1]/*CAR */,</text:p>
          </table:table-cell>
          <table:table-cell table:formula="of:=&quot;[&quot;&amp;LEFT([.H14];1)&amp;&quot;,&quot;&amp;LEFT(RIGHT([.H14];2);1)&amp;&quot;]/*&quot;&amp;[.H$1]&amp;&quot;*/,&quot;" office:value-type="string" office:string-value="[2,2]/*CHT */," calcext:value-type="string">
            <text:p>[2,2]/*CHT */,</text:p>
          </table:table-cell>
          <table:table-cell table:formula="of:=&quot;[&quot;&amp;LEFT([.I14];1)&amp;&quot;,&quot;&amp;LEFT(RIGHT([.I14];2);1)&amp;&quot;]/*&quot;&amp;[.I$1]&amp;&quot;*/,&quot;" office:value-type="string" office:string-value="[1,0]/*CHF */," calcext:value-type="string">
            <text:p>[1,0]/*CHF */,</text:p>
          </table:table-cell>
          <table:table-cell table:formula="of:=&quot;[&quot;&amp;LEFT([.J14];1)&amp;&quot;,&quot;&amp;LEFT(RIGHT([.J14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14];1)&amp;&quot;,&quot;&amp;LEFT(RIGHT([.K14];2);1)&amp;&quot;]/*&quot;&amp;[.K$1]&amp;&quot;*/,&quot;" office:value-type="string" office:string-value="[0,0]/*CRE */," calcext:value-type="string">
            <text:p>[0,0]/*CRE */,</text:p>
          </table:table-cell>
          <table:table-cell table:formula="of:=&quot;[&quot;&amp;LEFT([.L14];1)&amp;&quot;,&quot;&amp;LEFT(RIGHT([.L14];2);1)&amp;&quot;]/*&quot;&amp;[.L$1]&amp;&quot;*/,&quot;" office:value-type="string" office:string-value="[0,1]/*DON */," calcext:value-type="string">
            <text:p>[0,1]/*DON */,</text:p>
          </table:table-cell>
          <table:table-cell table:formula="of:=&quot;[&quot;&amp;LEFT([.M14];1)&amp;&quot;,&quot;&amp;LEFT(RIGHT([.M14];2);1)&amp;&quot;]/*&quot;&amp;[.M$1]&amp;&quot;*/,&quot;" office:value-type="string" office:string-value="[1,2]/*FLE */," calcext:value-type="string">
            <text:p>[1,2]/*FLE */,</text:p>
          </table:table-cell>
          <table:table-cell table:style-name="ce17" table:formula="of:=&quot;[,]/*&quot;&amp;[.N$1]&amp;&quot;*/,&quot;" office:value-type="string" office:string-value="[,]/*GIL */," calcext:value-type="string">
            <text:p>[,]/*GIL */,</text:p>
          </table:table-cell>
          <table:table-cell table:formula="of:=&quot;[&quot;&amp;LEFT([.O14];1)&amp;&quot;,&quot;&amp;LEFT(RIGHT([.O14];2);1)&amp;&quot;]/*&quot;&amp;[.O$1]&amp;&quot;*/,&quot;" office:value-type="string" office:string-value="[0,1]/*GRI */," calcext:value-type="string">
            <text:p>[0,1]/*GRI */,</text:p>
          </table:table-cell>
          <table:table-cell table:formula="of:=&quot;[&quot;&amp;LEFT([.P14];1)&amp;&quot;,&quot;&amp;LEFT(RIGHT([.P14];2);1)&amp;&quot;]/*&quot;&amp;[.P$1]&amp;&quot;*/,&quot;" office:value-type="string" office:string-value="[1,2]/*HAR */," calcext:value-type="string">
            <text:p>[1,2]/*HAR */,</text:p>
          </table:table-cell>
          <table:table-cell table:formula="of:=&quot;[&quot;&amp;LEFT([.Q14];1)&amp;&quot;,&quot;&amp;LEFT(RIGHT([.Q14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14];1)&amp;&quot;,&quot;&amp;LEFT(RIGHT([.R14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14];1)&amp;&quot;,&quot;&amp;LEFT(RIGHT([.S14];2);1)&amp;&quot;]/*&quot;&amp;[.S$1]&amp;&quot;*/,&quot;" office:value-type="string" office:string-value="[0,2]/*NEW */," calcext:value-type="string">
            <text:p>[0,2]/*NEW */,</text:p>
          </table:table-cell>
          <table:table-cell table:formula="of:=&quot;[&quot;&amp;LEFT([.T14];1)&amp;&quot;,&quot;&amp;LEFT(RIGHT([.T14];2);1)&amp;&quot;]/*&quot;&amp;[.T$1]&amp;&quot;*/,&quot;" office:value-type="string" office:string-value="[1,2]/*NCO */," calcext:value-type="string">
            <text:p>[1,2]/*NCO */,</text:p>
          </table:table-cell>
          <table:table-cell table:formula="of:=&quot;[&quot;&amp;LEFT([.U14];1)&amp;&quot;,&quot;&amp;LEFT(RIGHT([.U14];2);1)&amp;&quot;]/*&quot;&amp;[.U$1]&amp;&quot;*/,&quot;" office:value-type="string" office:string-value="[1,0]/*POV */," calcext:value-type="string">
            <text:p>[1,0]/*POV */,</text:p>
          </table:table-cell>
          <table:table-cell table:formula="of:=&quot;[&quot;&amp;LEFT([.V14];1)&amp;&quot;,&quot;&amp;LEFT(RIGHT([.V14];2);1)&amp;&quot;]/*&quot;&amp;[.V$1]&amp;&quot;*/,&quot;" office:value-type="string" office:string-value="[1,0]/*SAL */," calcext:value-type="string">
            <text:p>[1,0]/*SAL */,</text:p>
          </table:table-cell>
          <table:table-cell table:formula="of:=&quot;[&quot;&amp;LEFT([.W14];1)&amp;&quot;,&quot;&amp;LEFT(RIGHT([.W14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14];1)&amp;&quot;,&quot;&amp;LEFT(RIGHT([.X14];2);1)&amp;&quot;]/*&quot;&amp;[.X$1]&amp;&quot;*/,&quot;" office:value-type="string" office:string-value="[3,0]/*TRA */," calcext:value-type="string">
            <text:p>[3,0]/*TRA */,</text:p>
          </table:table-cell>
          <table:table-cell table:formula="of:=&quot;[&quot;&amp;LEFT([.Y14];1)&amp;&quot;,&quot;&amp;LEFT(RIGHT([.Y14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14];[.AB14];[.AC14];[.AD14];[.AE14];[.AF14];[.AG14];[.AH14];[.AI14];[.AJ14];[.AK14];[.AL14];[.AM14];[.AN14];[.AO14];[.AP14];[.AQ14];[.AR14];[.AS14];[.AT14];[.AU14];[.AV14];[.AW14];[.AX14];[.AY14])&amp;&quot;,&quot;" office:value-type="string" office:string-value="[equipe[13][0],[1,2]/*ACC */,[,]/*WIM */,[2,0]/*BAR */,[,]/*BRA */,[0,3]/*BRM */,[4,1]/*CAR */,[2,2]/*CHT */,[1,0]/*CHF */,[,]/*COL */,[0,0]/*CRE */,[0,1]/*DON */,[1,2]/*FLE */,[,]/*GIL */,[0,1]/*GRI */,[1,2]/*HAR */,[,]/*MIL */,[,]/*MOR */,[0,2]/*NEW */,[1,2]/*NCO */,[1,0]/*POV */,[1,0]/*SAL */,[,]/*SWI */,[3,0]/*TRA */,[,]/*WAL */]," calcext:value-type="string">
            <text:p>[equipe[13][0],[1,2]/*ACC */,[,]/*WIM */,[2,0]/*BAR */,[,]/*BRA */,[0,3]/*BRM */,[4,1]/*CAR */,[2,2]/*CHT */,[1,0]/*CHF */,[,]/*COL */,[0,0]/*CRE */,[0,1]/*DON */,[1,2]/*FLE */,[,]/*GIL */,[0,1]/*GRI */,[1,2]/*HAR */,[,]/*MIL */,[,]/*MOR */,[0,2]/*NEW */,[1,2]/*NCO */,[1,0]/*POV */,[1,0]/*SAL */,[,]/*SWI */,[3,0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Grimsby_Town_F.C." xlink:type="simple">Grimsby Town</text:a> </text:p>
          </table:table-cell>
          <table:table-cell office:value-type="string" calcext:value-type="string">
            <text:p>5–2 </text:p>
          </table:table-cell>
          <table:table-cell/>
          <table:table-cell office:value-type="string" calcext:value-type="string">
            <text:p>1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3 </text:p>
          </table:table-cell>
          <table:table-cell/>
          <table:table-cell table:style-name="ce18" table:number-columns-repeated="2"/>
          <table:table-cell office:value-type="string" calcext:value-type="string">
            <text:p>3–0 </text:p>
          </table:table-cell>
          <table:table-cell table:style-name="ce18"/>
          <table:table-cell/>
          <table:table-cell table:style-name="ce18"/>
          <table:table-cell office:value-type="string" calcext:value-type="string">
            <text:p>1–4 </text:p>
          </table:table-cell>
          <table:table-cell office:value-type="float" office:value="14" calcext:value-type="float">
            <text:p>14</text:p>
          </table:table-cell>
          <table:table-cell table:formula="of:=&quot;[equipe[&quot;&amp;[.Z15]&amp;&quot;][0],&quot;" office:value-type="string" office:string-value="[equipe[14][0]," calcext:value-type="string">
            <text:p>[equipe[14][0],</text:p>
          </table:table-cell>
          <table:table-cell table:formula="of:=&quot;[&quot;&amp;LEFT([.B15];1)&amp;&quot;,&quot;&amp;LEFT(RIGHT([.B15];2);1)&amp;&quot;]/*&quot;&amp;[.B$1]&amp;&quot;*/,&quot;" office:value-type="string" office:string-value="[5,2]/*ACC */," calcext:value-type="string">
            <text:p>[5,2]/*ACC */,</text:p>
          </table:table-cell>
          <table:table-cell table:formula="of:=&quot;[&quot;&amp;LEFT([.C15];1)&amp;&quot;,&quot;&amp;LEFT(RIGHT([.C15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15];1)&amp;&quot;,&quot;&amp;LEFT(RIGHT([.D15];2);1)&amp;&quot;]/*&quot;&amp;[.D$1]&amp;&quot;*/,&quot;" office:value-type="string" office:string-value="[1,2]/*BAR */," calcext:value-type="string">
            <text:p>[1,2]/*BAR */,</text:p>
          </table:table-cell>
          <table:table-cell table:formula="of:=&quot;[&quot;&amp;LEFT([.E15];1)&amp;&quot;,&quot;&amp;LEFT(RIGHT([.E15];2);1)&amp;&quot;]/*&quot;&amp;[.E$1]&amp;&quot;*/,&quot;" office:value-type="string" office:string-value="[2,1]/*BRA */," calcext:value-type="string">
            <text:p>[2,1]/*BRA */,</text:p>
          </table:table-cell>
          <table:table-cell table:formula="of:=&quot;[&quot;&amp;LEFT([.F15];1)&amp;&quot;,&quot;&amp;LEFT(RIGHT([.F15];2);1)&amp;&quot;]/*&quot;&amp;[.F$1]&amp;&quot;*/,&quot;" office:value-type="string" office:string-value="[1,0]/*BRM */," calcext:value-type="string">
            <text:p>[1,0]/*BRM */,</text:p>
          </table:table-cell>
          <table:table-cell table:formula="of:=&quot;[&quot;&amp;LEFT([.G15];1)&amp;&quot;,&quot;&amp;LEFT(RIGHT([.G15];2);1)&amp;&quot;]/*&quot;&amp;[.G$1]&amp;&quot;*/,&quot;" office:value-type="string" office:string-value="[2,1]/*CAR */," calcext:value-type="string">
            <text:p>[2,1]/*CAR */,</text:p>
          </table:table-cell>
          <table:table-cell table:formula="of:=&quot;[&quot;&amp;LEFT([.H15];1)&amp;&quot;,&quot;&amp;LEFT(RIGHT([.H15];2);1)&amp;&quot;]/*&quot;&amp;[.H$1]&amp;&quot;*/,&quot;" office:value-type="string" office:string-value="[3,2]/*CHT */," calcext:value-type="string">
            <text:p>[3,2]/*CHT */,</text:p>
          </table:table-cell>
          <table:table-cell table:formula="of:=&quot;[&quot;&amp;LEFT([.I15];1)&amp;&quot;,&quot;&amp;LEFT(RIGHT([.I15];2);1)&amp;&quot;]/*&quot;&amp;[.I$1]&amp;&quot;*/,&quot;" office:value-type="string" office:string-value="[1,1]/*CHF */," calcext:value-type="string">
            <text:p>[1,1]/*CHF */,</text:p>
          </table:table-cell>
          <table:table-cell table:formula="of:=&quot;[&quot;&amp;LEFT([.J15];1)&amp;&quot;,&quot;&amp;LEFT(RIGHT([.J15];2);1)&amp;&quot;]/*&quot;&amp;[.J$1]&amp;&quot;*/,&quot;" office:value-type="string" office:string-value="[0,1]/*COL */," calcext:value-type="string">
            <text:p>[0,1]/*COL */,</text:p>
          </table:table-cell>
          <table:table-cell table:formula="of:=&quot;[&quot;&amp;LEFT([.K15];1)&amp;&quot;,&quot;&amp;LEFT(RIGHT([.K15];2);1)&amp;&quot;]/*&quot;&amp;[.K$1]&amp;&quot;*/,&quot;" office:value-type="string" office:string-value="[0,2]/*CRE */," calcext:value-type="string">
            <text:p>[0,2]/*CRE */,</text:p>
          </table:table-cell>
          <table:table-cell table:formula="of:=&quot;[&quot;&amp;LEFT([.L15];1)&amp;&quot;,&quot;&amp;LEFT(RIGHT([.L15];2);1)&amp;&quot;]/*&quot;&amp;[.L$1]&amp;&quot;*/,&quot;" office:value-type="string" office:string-value="[0,3]/*DON */," calcext:value-type="string">
            <text:p>[0,3]/*DON */,</text:p>
          </table:table-cell>
          <table:table-cell table:formula="of:=&quot;[&quot;&amp;LEFT([.M15];1)&amp;&quot;,&quot;&amp;LEFT(RIGHT([.M15];2);1)&amp;&quot;]/*&quot;&amp;[.M$1]&amp;&quot;*/,&quot;" office:value-type="string" office:string-value="[2,1]/*FLE */," calcext:value-type="string">
            <text:p>[2,1]/*FLE */,</text:p>
          </table:table-cell>
          <table:table-cell table:formula="of:=&quot;[&quot;&amp;LEFT([.N15];1)&amp;&quot;,&quot;&amp;LEFT(RIGHT([.N15];2);1)&amp;&quot;]/*&quot;&amp;[.N$1]&amp;&quot;*/,&quot;" office:value-type="string" office:string-value="[1,1]/*GIL */," calcext:value-type="string">
            <text:p>[1,1]/*GIL */,</text:p>
          </table:table-cell>
          <table:table-cell table:style-name="ce17" table:formula="of:=&quot;[,]/*&quot;&amp;[.O$1]&amp;&quot;*/,&quot;" office:value-type="string" office:string-value="[,]/*GRI */," calcext:value-type="string">
            <text:p>[,]/*GRI */,</text:p>
          </table:table-cell>
          <table:table-cell table:formula="of:=&quot;[&quot;&amp;LEFT([.P15];1)&amp;&quot;,&quot;&amp;LEFT(RIGHT([.P15];2);1)&amp;&quot;]/*&quot;&amp;[.P$1]&amp;&quot;*/,&quot;" office:value-type="string" office:string-value="[2,1]/*HAR */," calcext:value-type="string">
            <text:p>[2,1]/*HAR */,</text:p>
          </table:table-cell>
          <table:table-cell table:formula="of:=&quot;[&quot;&amp;LEFT([.Q15];1)&amp;&quot;,&quot;&amp;LEFT(RIGHT([.Q15];2);1)&amp;&quot;]/*&quot;&amp;[.Q$1]&amp;&quot;*/,&quot;" office:value-type="string" office:string-value="[1,3]/*MIL */," calcext:value-type="string">
            <text:p>[1,3]/*MIL */,</text:p>
          </table:table-cell>
          <table:table-cell table:formula="of:=&quot;[&quot;&amp;LEFT([.R15];1)&amp;&quot;,&quot;&amp;LEFT(RIGHT([.R15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15];1)&amp;&quot;,&quot;&amp;LEFT(RIGHT([.S15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15];1)&amp;&quot;,&quot;&amp;LEFT(RIGHT([.T15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15];1)&amp;&quot;,&quot;&amp;LEFT(RIGHT([.U15];2);1)&amp;&quot;]/*&quot;&amp;[.U$1]&amp;&quot;*/,&quot;" office:value-type="string" office:string-value="[3,0]/*POV */," calcext:value-type="string">
            <text:p>[3,0]/*POV */,</text:p>
          </table:table-cell>
          <table:table-cell table:formula="of:=&quot;[&quot;&amp;LEFT([.V15];1)&amp;&quot;,&quot;&amp;LEFT(RIGHT([.V15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15];1)&amp;&quot;,&quot;&amp;LEFT(RIGHT([.W15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15];1)&amp;&quot;,&quot;&amp;LEFT(RIGHT([.X15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15];1)&amp;&quot;,&quot;&amp;LEFT(RIGHT([.Y15];2);1)&amp;&quot;]/*&quot;&amp;[.Y$1]&amp;&quot;*/]&quot;" office:value-type="string" office:string-value="[1,4]/*WAL */]" calcext:value-type="string">
            <text:p>[1,4]/*WAL */]</text:p>
          </table:table-cell>
          <table:table-cell table:formula="of:=CONCATENATE([.AA15];[.AB15];[.AC15];[.AD15];[.AE15];[.AF15];[.AG15];[.AH15];[.AI15];[.AJ15];[.AK15];[.AL15];[.AM15];[.AN15];[.AO15];[.AP15];[.AQ15];[.AR15];[.AS15];[.AT15];[.AU15];[.AV15];[.AW15];[.AX15];[.AY15])&amp;&quot;,&quot;" office:value-type="string" office:string-value="[equipe[14][0],[5,2]/*ACC */,[,]/*WIM */,[1,2]/*BAR */,[2,1]/*BRA */,[1,0]/*BRM */,[2,1]/*CAR */,[3,2]/*CHT */,[1,1]/*CHF */,[0,1]/*COL */,[0,2]/*CRE */,[0,3]/*DON */,[2,1]/*FLE */,[1,1]/*GIL */,[,]/*GRI */,[2,1]/*HAR */,[1,3]/*MIL */,[,]/*MOR */,[,]/*NEW */,[,]/*NCO */,[3,0]/*POV */,[,]/*SAL */,[,]/*SWI */,[,]/*TRA */,[1,4]/*WAL */]," calcext:value-type="string">
            <text:p>[equipe[14][0],[5,2]/*ACC */,[,]/*WIM */,[1,2]/*BAR */,[2,1]/*BRA */,[1,0]/*BRM */,[2,1]/*CAR */,[3,2]/*CHT */,[1,1]/*CHF */,[0,1]/*COL */,[0,2]/*CRE */,[0,3]/*DON */,[2,1]/*FLE */,[1,1]/*GIL */,[,]/*GRI */,[2,1]/*HAR */,[1,3]/*MIL */,[,]/*MOR */,[,]/*NEW */,[,]/*NCO */,[3,0]/*POV */,[,]/*SAL */,[,]/*SWI */,[,]/*TRA */,[1,4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Harrogate_Town_F.C." xlink:type="simple">Harrogate Town</text:a> </text:p>
          </table:table-cell>
          <table:table-cell table:style-name="ce18"/>
          <table:table-cell office:value-type="string" calcext:value-type="string">
            <text:p>0–3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2 </text:p>
          </table:table-cell>
          <table:table-cell table:style-name="ce18"/>
          <table:table-cell office:value-type="string" calcext:value-type="string">
            <text:p>2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/>
          <table:table-cell table:style-name="ce18"/>
          <table:table-cell/>
          <table:table-cell office:value-type="string" calcext:value-type="string">
            <text:p>— </text:p>
          </table:table-cell>
          <table:table-cell office:value-type="string" calcext:value-type="string">
            <text:p>1–5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2 </text:p>
          </table:table-cell>
          <table:table-cell office:value-type="float" office:value="15" calcext:value-type="float">
            <text:p>15</text:p>
          </table:table-cell>
          <table:table-cell table:formula="of:=&quot;[equipe[&quot;&amp;[.Z16]&amp;&quot;][0],&quot;" office:value-type="string" office:string-value="[equipe[15][0]," calcext:value-type="string">
            <text:p>[equipe[15][0],</text:p>
          </table:table-cell>
          <table:table-cell table:formula="of:=&quot;[&quot;&amp;LEFT([.B16];1)&amp;&quot;,&quot;&amp;LEFT(RIGHT([.B16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16];1)&amp;&quot;,&quot;&amp;LEFT(RIGHT([.C16];2);1)&amp;&quot;]/*&quot;&amp;[.C$1]&amp;&quot;*/,&quot;" office:value-type="string" office:string-value="[0,3]/*WIM */," calcext:value-type="string">
            <text:p>[0,3]/*WIM */,</text:p>
          </table:table-cell>
          <table:table-cell table:formula="of:=&quot;[&quot;&amp;LEFT([.D16];1)&amp;&quot;,&quot;&amp;LEFT(RIGHT([.D16];2);1)&amp;&quot;]/*&quot;&amp;[.D$1]&amp;&quot;*/,&quot;" office:value-type="string" office:string-value="[0,1]/*BAR */," calcext:value-type="string">
            <text:p>[0,1]/*BAR */,</text:p>
          </table:table-cell>
          <table:table-cell table:formula="of:=&quot;[&quot;&amp;LEFT([.E16];1)&amp;&quot;,&quot;&amp;LEFT(RIGHT([.E16];2);1)&amp;&quot;]/*&quot;&amp;[.E$1]&amp;&quot;*/,&quot;" office:value-type="string" office:string-value="[2,1]/*BRA */," calcext:value-type="string">
            <text:p>[2,1]/*BRA */,</text:p>
          </table:table-cell>
          <table:table-cell table:formula="of:=&quot;[&quot;&amp;LEFT([.F16];1)&amp;&quot;,&quot;&amp;LEFT(RIGHT([.F16];2);1)&amp;&quot;]/*&quot;&amp;[.F$1]&amp;&quot;*/,&quot;" office:value-type="string" office:string-value="[0,2]/*BRM */," calcext:value-type="string">
            <text:p>[0,2]/*BRM */,</text:p>
          </table:table-cell>
          <table:table-cell table:formula="of:=&quot;[&quot;&amp;LEFT([.G16];1)&amp;&quot;,&quot;&amp;LEFT(RIGHT([.G16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16];1)&amp;&quot;,&quot;&amp;LEFT(RIGHT([.H16];2);1)&amp;&quot;]/*&quot;&amp;[.H$1]&amp;&quot;*/,&quot;" office:value-type="string" office:string-value="[2,0]/*CHT */," calcext:value-type="string">
            <text:p>[2,0]/*CHT */,</text:p>
          </table:table-cell>
          <table:table-cell table:formula="of:=&quot;[&quot;&amp;LEFT([.I16];1)&amp;&quot;,&quot;&amp;LEFT(RIGHT([.I16];2);1)&amp;&quot;]/*&quot;&amp;[.I$1]&amp;&quot;*/,&quot;" office:value-type="string" office:string-value="[2,1]/*CHF */," calcext:value-type="string">
            <text:p>[2,1]/*CHF */,</text:p>
          </table:table-cell>
          <table:table-cell table:formula="of:=&quot;[&quot;&amp;LEFT([.J16];1)&amp;&quot;,&quot;&amp;LEFT(RIGHT([.J16];2);1)&amp;&quot;]/*&quot;&amp;[.J$1]&amp;&quot;*/,&quot;" office:value-type="string" office:string-value="[0,0]/*COL */," calcext:value-type="string">
            <text:p>[0,0]/*COL */,</text:p>
          </table:table-cell>
          <table:table-cell table:formula="of:=&quot;[&quot;&amp;LEFT([.K16];1)&amp;&quot;,&quot;&amp;LEFT(RIGHT([.K16];2);1)&amp;&quot;]/*&quot;&amp;[.K$1]&amp;&quot;*/,&quot;" office:value-type="string" office:string-value="[1,1]/*CRE */," calcext:value-type="string">
            <text:p>[1,1]/*CRE */,</text:p>
          </table:table-cell>
          <table:table-cell table:formula="of:=&quot;[&quot;&amp;LEFT([.L16];1)&amp;&quot;,&quot;&amp;LEFT(RIGHT([.L16];2);1)&amp;&quot;]/*&quot;&amp;[.L$1]&amp;&quot;*/,&quot;" office:value-type="string" office:string-value="[2,0]/*DON */," calcext:value-type="string">
            <text:p>[2,0]/*DON */,</text:p>
          </table:table-cell>
          <table:table-cell table:formula="of:=&quot;[&quot;&amp;LEFT([.M16];1)&amp;&quot;,&quot;&amp;LEFT(RIGHT([.M16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16];1)&amp;&quot;,&quot;&amp;LEFT(RIGHT([.N16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16];1)&amp;&quot;,&quot;&amp;LEFT(RIGHT([.O16];2);1)&amp;&quot;]/*&quot;&amp;[.O$1]&amp;&quot;*/,&quot;" office:value-type="string" office:string-value="[,]/*GRI */," calcext:value-type="string">
            <text:p>[,]/*GRI */,</text:p>
          </table:table-cell>
          <table:table-cell table:style-name="ce17" table:formula="of:=&quot;[,]/*&quot;&amp;[.P$1]&amp;&quot;*/,&quot;" office:value-type="string" office:string-value="[,]/*HAR */," calcext:value-type="string">
            <text:p>[,]/*HAR */,</text:p>
          </table:table-cell>
          <table:table-cell table:formula="of:=&quot;[&quot;&amp;LEFT([.Q16];1)&amp;&quot;,&quot;&amp;LEFT(RIGHT([.Q16];2);1)&amp;&quot;]/*&quot;&amp;[.Q$1]&amp;&quot;*/,&quot;" office:value-type="string" office:string-value="[1,5]/*MIL */," calcext:value-type="string">
            <text:p>[1,5]/*MIL */,</text:p>
          </table:table-cell>
          <table:table-cell table:formula="of:=&quot;[&quot;&amp;LEFT([.R16];1)&amp;&quot;,&quot;&amp;LEFT(RIGHT([.R16];2);1)&amp;&quot;]/*&quot;&amp;[.R$1]&amp;&quot;*/,&quot;" office:value-type="string" office:string-value="[1,2]/*MOR */," calcext:value-type="string">
            <text:p>[1,2]/*MOR */,</text:p>
          </table:table-cell>
          <table:table-cell table:formula="of:=&quot;[&quot;&amp;LEFT([.S16];1)&amp;&quot;,&quot;&amp;LEFT(RIGHT([.S16];2);1)&amp;&quot;]/*&quot;&amp;[.S$1]&amp;&quot;*/,&quot;" office:value-type="string" office:string-value="[1,0]/*NEW */," calcext:value-type="string">
            <text:p>[1,0]/*NEW */,</text:p>
          </table:table-cell>
          <table:table-cell table:formula="of:=&quot;[&quot;&amp;LEFT([.T16];1)&amp;&quot;,&quot;&amp;LEFT(RIGHT([.T16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16];1)&amp;&quot;,&quot;&amp;LEFT(RIGHT([.U16];2);1)&amp;&quot;]/*&quot;&amp;[.U$1]&amp;&quot;*/,&quot;" office:value-type="string" office:string-value="[0,1]/*POV */," calcext:value-type="string">
            <text:p>[0,1]/*POV */,</text:p>
          </table:table-cell>
          <table:table-cell table:formula="of:=&quot;[&quot;&amp;LEFT([.V16];1)&amp;&quot;,&quot;&amp;LEFT(RIGHT([.V16];2);1)&amp;&quot;]/*&quot;&amp;[.V$1]&amp;&quot;*/,&quot;" office:value-type="string" office:string-value="[0,2]/*SAL */," calcext:value-type="string">
            <text:p>[0,2]/*SAL */,</text:p>
          </table:table-cell>
          <table:table-cell table:formula="of:=&quot;[&quot;&amp;LEFT([.W16];1)&amp;&quot;,&quot;&amp;LEFT(RIGHT([.W16];2);1)&amp;&quot;]/*&quot;&amp;[.W$1]&amp;&quot;*/,&quot;" office:value-type="string" office:string-value="[1,0]/*SWI */," calcext:value-type="string">
            <text:p>[1,0]/*SWI */,</text:p>
          </table:table-cell>
          <table:table-cell table:formula="of:=&quot;[&quot;&amp;LEFT([.X16];1)&amp;&quot;,&quot;&amp;LEFT(RIGHT([.X16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16];1)&amp;&quot;,&quot;&amp;LEFT(RIGHT([.Y16];2);1)&amp;&quot;]/*&quot;&amp;[.Y$1]&amp;&quot;*/]&quot;" office:value-type="string" office:string-value="[0,2]/*WAL */]" calcext:value-type="string">
            <text:p>[0,2]/*WAL */]</text:p>
          </table:table-cell>
          <table:table-cell table:formula="of:=CONCATENATE([.AA16];[.AB16];[.AC16];[.AD16];[.AE16];[.AF16];[.AG16];[.AH16];[.AI16];[.AJ16];[.AK16];[.AL16];[.AM16];[.AN16];[.AO16];[.AP16];[.AQ16];[.AR16];[.AS16];[.AT16];[.AU16];[.AV16];[.AW16];[.AX16];[.AY16])&amp;&quot;,&quot;" office:value-type="string" office:string-value="[equipe[15][0],[,]/*ACC */,[0,3]/*WIM */,[0,1]/*BAR */,[2,1]/*BRA */,[0,2]/*BRM */,[,]/*CAR */,[2,0]/*CHT */,[2,1]/*CHF */,[0,0]/*COL */,[1,1]/*CRE */,[2,0]/*DON */,[,]/*FLE */,[,]/*GIL */,[,]/*GRI */,[,]/*HAR */,[1,5]/*MIL */,[1,2]/*MOR */,[1,0]/*NEW */,[,]/*NCO */,[0,1]/*POV */,[0,2]/*SAL */,[1,0]/*SWI */,[,]/*TRA */,[0,2]/*WAL */]," calcext:value-type="string">
            <text:p>[equipe[15][0],[,]/*ACC */,[0,3]/*WIM */,[0,1]/*BAR */,[2,1]/*BRA */,[0,2]/*BRM */,[,]/*CAR */,[2,0]/*CHT */,[2,1]/*CHF */,[0,0]/*COL */,[1,1]/*CRE */,[2,0]/*DON */,[,]/*FLE */,[,]/*GIL */,[,]/*GRI */,[,]/*HAR */,[1,5]/*MIL */,[1,2]/*MOR */,[1,0]/*NEW */,[,]/*NCO */,[0,1]/*POV */,[0,2]/*SAL */,[1,0]/*SWI */,[,]/*TRA */,[0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Milton_Keynes_Dons_F.C." xlink:type="simple">Milton Keynes Dons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<text:a xlink:href="https://en.wikipedia.org/wiki/AFC_Wimbledon–Milton_Keynes_Dons_F.C._rivalry" xlink:type="simple">0–0</text:a> </text:p>
          </table:table-cell>
          <table:table-cell/>
          <table:table-cell office:value-type="string" calcext:value-type="string">
            <text:p>1–2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3–0 </text:p>
          </table:table-cell>
          <table:table-cell table:style-name="ce18"/>
          <table:table-cell table:number-columns-repeated="2" office:value-type="string" calcext:value-type="string">
            <text:p>1–1 </text:p>
          </table:table-cell>
          <table:table-cell table:style-name="ce18"/>
          <table:table-cell office:value-type="string" calcext:value-type="string">
            <text:p>0–1 </text:p>
          </table:table-cell>
          <table:table-cell/>
          <table:table-cell office:value-type="string" calcext:value-type="string">
            <text:p>2–1 </text:p>
          </table:table-cell>
          <table:table-cell office:value-type="string" calcext:value-type="string">
            <text:p>— </text:p>
          </table:table-cell>
          <table:table-cell table:style-name="ce18"/>
          <table:table-cell/>
          <table:table-cell office:value-type="string" calcext:value-type="string">
            <text:p>0–2 </text:p>
          </table:table-cell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office:value-type="float" office:value="16" calcext:value-type="float">
            <text:p>16</text:p>
          </table:table-cell>
          <table:table-cell table:formula="of:=&quot;[equipe[&quot;&amp;[.Z17]&amp;&quot;][0],&quot;" office:value-type="string" office:string-value="[equipe[16][0]," calcext:value-type="string">
            <text:p>[equipe[16][0],</text:p>
          </table:table-cell>
          <table:table-cell table:formula="of:=&quot;[&quot;&amp;LEFT([.B17];1)&amp;&quot;,&quot;&amp;LEFT(RIGHT([.B17];2);1)&amp;&quot;]/*&quot;&amp;[.B$1]&amp;&quot;*/,&quot;" office:value-type="string" office:string-value="[2,1]/*ACC */," calcext:value-type="string">
            <text:p>[2,1]/*ACC */,</text:p>
          </table:table-cell>
          <table:table-cell table:formula="of:=&quot;[&quot;&amp;LEFT([.C17];1)&amp;&quot;,&quot;&amp;LEFT(RIGHT([.C17];2);1)&amp;&quot;]/*&quot;&amp;[.C$1]&amp;&quot;*/,&quot;" office:value-type="string" office:string-value="[0,0]/*WIM */," calcext:value-type="string">
            <text:p>[0,0]/*WIM */,</text:p>
          </table:table-cell>
          <table:table-cell table:formula="of:=&quot;[&quot;&amp;LEFT([.D17];1)&amp;&quot;,&quot;&amp;LEFT(RIGHT([.D17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17];1)&amp;&quot;,&quot;&amp;LEFT(RIGHT([.E17];2);1)&amp;&quot;]/*&quot;&amp;[.E$1]&amp;&quot;*/,&quot;" office:value-type="string" office:string-value="[1,2]/*BRA */," calcext:value-type="string">
            <text:p>[1,2]/*BRA */,</text:p>
          </table:table-cell>
          <table:table-cell table:formula="of:=&quot;[&quot;&amp;LEFT([.F17];1)&amp;&quot;,&quot;&amp;LEFT(RIGHT([.F17];2);1)&amp;&quot;]/*&quot;&amp;[.F$1]&amp;&quot;*/,&quot;" office:value-type="string" office:string-value="[0,1]/*BRM */," calcext:value-type="string">
            <text:p>[0,1]/*BRM */,</text:p>
          </table:table-cell>
          <table:table-cell table:formula="of:=&quot;[&quot;&amp;LEFT([.G17];1)&amp;&quot;,&quot;&amp;LEFT(RIGHT([.G17];2);1)&amp;&quot;]/*&quot;&amp;[.G$1]&amp;&quot;*/,&quot;" office:value-type="string" office:string-value="[3,0]/*CAR */," calcext:value-type="string">
            <text:p>[3,0]/*CAR */,</text:p>
          </table:table-cell>
          <table:table-cell table:formula="of:=&quot;[&quot;&amp;LEFT([.H17];1)&amp;&quot;,&quot;&amp;LEFT(RIGHT([.H17];2);1)&amp;&quot;]/*&quot;&amp;[.H$1]&amp;&quot;*/,&quot;" office:value-type="string" office:string-value="[3,2]/*CHT */," calcext:value-type="string">
            <text:p>[3,2]/*CHT */,</text:p>
          </table:table-cell>
          <table:table-cell table:formula="of:=&quot;[&quot;&amp;LEFT([.I17];1)&amp;&quot;,&quot;&amp;LEFT(RIGHT([.I17];2);1)&amp;&quot;]/*&quot;&amp;[.I$1]&amp;&quot;*/,&quot;" office:value-type="string" office:string-value="[3,0]/*CHF */," calcext:value-type="string">
            <text:p>[3,0]/*CHF */,</text:p>
          </table:table-cell>
          <table:table-cell table:formula="of:=&quot;[&quot;&amp;LEFT([.J17];1)&amp;&quot;,&quot;&amp;LEFT(RIGHT([.J17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17];1)&amp;&quot;,&quot;&amp;LEFT(RIGHT([.K17];2);1)&amp;&quot;]/*&quot;&amp;[.K$1]&amp;&quot;*/,&quot;" office:value-type="string" office:string-value="[1,1]/*CRE */," calcext:value-type="string">
            <text:p>[1,1]/*CRE */,</text:p>
          </table:table-cell>
          <table:table-cell table:formula="of:=&quot;[&quot;&amp;LEFT([.L17];1)&amp;&quot;,&quot;&amp;LEFT(RIGHT([.L17];2);1)&amp;&quot;]/*&quot;&amp;[.L$1]&amp;&quot;*/,&quot;" office:value-type="string" office:string-value="[1,1]/*DON */," calcext:value-type="string">
            <text:p>[1,1]/*DON */,</text:p>
          </table:table-cell>
          <table:table-cell table:formula="of:=&quot;[&quot;&amp;LEFT([.M17];1)&amp;&quot;,&quot;&amp;LEFT(RIGHT([.M17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17];1)&amp;&quot;,&quot;&amp;LEFT(RIGHT([.N17];2);1)&amp;&quot;]/*&quot;&amp;[.N$1]&amp;&quot;*/,&quot;" office:value-type="string" office:string-value="[0,1]/*GIL */," calcext:value-type="string">
            <text:p>[0,1]/*GIL */,</text:p>
          </table:table-cell>
          <table:table-cell table:formula="of:=&quot;[&quot;&amp;LEFT([.O17];1)&amp;&quot;,&quot;&amp;LEFT(RIGHT([.O17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17];1)&amp;&quot;,&quot;&amp;LEFT(RIGHT([.P17];2);1)&amp;&quot;]/*&quot;&amp;[.P$1]&amp;&quot;*/,&quot;" office:value-type="string" office:string-value="[2,1]/*HAR */," calcext:value-type="string">
            <text:p>[2,1]/*HAR */,</text:p>
          </table:table-cell>
          <table:table-cell table:style-name="ce17" table:formula="of:=&quot;[,]/*&quot;&amp;[.Q$1]&amp;&quot;*/,&quot;" office:value-type="string" office:string-value="[,]/*MIL */," calcext:value-type="string">
            <text:p>[,]/*MIL */,</text:p>
          </table:table-cell>
          <table:table-cell table:formula="of:=&quot;[&quot;&amp;LEFT([.R17];1)&amp;&quot;,&quot;&amp;LEFT(RIGHT([.R17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17];1)&amp;&quot;,&quot;&amp;LEFT(RIGHT([.S17];2);1)&amp;&quot;]/*&quot;&amp;[.S$1]&amp;&quot;*/,&quot;" office:value-type="string" office:string-value="[,]/*NEW */," calcext:value-type="string">
            <text:p>[,]/*NEW */,</text:p>
          </table:table-cell>
          <table:table-cell table:formula="of:=&quot;[&quot;&amp;LEFT([.T17];1)&amp;&quot;,&quot;&amp;LEFT(RIGHT([.T17];2);1)&amp;&quot;]/*&quot;&amp;[.T$1]&amp;&quot;*/,&quot;" office:value-type="string" office:string-value="[0,2]/*NCO */," calcext:value-type="string">
            <text:p>[0,2]/*NCO */,</text:p>
          </table:table-cell>
          <table:table-cell table:formula="of:=&quot;[&quot;&amp;LEFT([.U17];1)&amp;&quot;,&quot;&amp;LEFT(RIGHT([.U17];2);1)&amp;&quot;]/*&quot;&amp;[.U$1]&amp;&quot;*/,&quot;" office:value-type="string" office:string-value="[0,1]/*POV */," calcext:value-type="string">
            <text:p>[0,1]/*POV */,</text:p>
          </table:table-cell>
          <table:table-cell table:formula="of:=&quot;[&quot;&amp;LEFT([.V17];1)&amp;&quot;,&quot;&amp;LEFT(RIGHT([.V17];2);1)&amp;&quot;]/*&quot;&amp;[.V$1]&amp;&quot;*/,&quot;" office:value-type="string" office:string-value="[0,1]/*SAL */," calcext:value-type="string">
            <text:p>[0,1]/*SAL */,</text:p>
          </table:table-cell>
          <table:table-cell table:formula="of:=&quot;[&quot;&amp;LEFT([.W17];1)&amp;&quot;,&quot;&amp;LEFT(RIGHT([.W17];2);1)&amp;&quot;]/*&quot;&amp;[.W$1]&amp;&quot;*/,&quot;" office:value-type="string" office:string-value="[3,1]/*SWI */," calcext:value-type="string">
            <text:p>[3,1]/*SWI */,</text:p>
          </table:table-cell>
          <table:table-cell table:formula="of:=&quot;[&quot;&amp;LEFT([.X17];1)&amp;&quot;,&quot;&amp;LEFT(RIGHT([.X17];2);1)&amp;&quot;]/*&quot;&amp;[.X$1]&amp;&quot;*/,&quot;" office:value-type="string" office:string-value="[1,1]/*TRA */," calcext:value-type="string">
            <text:p>[1,1]/*TRA */,</text:p>
          </table:table-cell>
          <table:table-cell table:formula="of:=&quot;[&quot;&amp;LEFT([.Y17];1)&amp;&quot;,&quot;&amp;LEFT(RIGHT([.Y17];2);1)&amp;&quot;]/*&quot;&amp;[.Y$1]&amp;&quot;*/]&quot;" office:value-type="string" office:string-value="[1,0]/*WAL */]" calcext:value-type="string">
            <text:p>[1,0]/*WAL */]</text:p>
          </table:table-cell>
          <table:table-cell table:formula="of:=CONCATENATE([.AA17];[.AB17];[.AC17];[.AD17];[.AE17];[.AF17];[.AG17];[.AH17];[.AI17];[.AJ17];[.AK17];[.AL17];[.AM17];[.AN17];[.AO17];[.AP17];[.AQ17];[.AR17];[.AS17];[.AT17];[.AU17];[.AV17];[.AW17];[.AX17];[.AY17])&amp;&quot;,&quot;" office:value-type="string" office:string-value="[equipe[16][0],[2,1]/*ACC */,[0,0]/*WIM */,[,]/*BAR */,[1,2]/*BRA */,[0,1]/*BRM */,[3,0]/*CAR */,[3,2]/*CHT */,[3,0]/*CHF */,[,]/*COL */,[1,1]/*CRE */,[1,1]/*DON */,[,]/*FLE */,[0,1]/*GIL */,[,]/*GRI */,[2,1]/*HAR */,[,]/*MIL */,[,]/*MOR */,[,]/*NEW */,[0,2]/*NCO */,[0,1]/*POV */,[0,1]/*SAL */,[3,1]/*SWI */,[1,1]/*TRA */,[1,0]/*WAL */]," calcext:value-type="string">
            <text:p>[equipe[16][0],[2,1]/*ACC */,[0,0]/*WIM */,[,]/*BAR */,[1,2]/*BRA */,[0,1]/*BRM */,[3,0]/*CAR */,[3,2]/*CHT */,[3,0]/*CHF */,[,]/*COL */,[1,1]/*CRE */,[1,1]/*DON */,[,]/*FLE */,[0,1]/*GIL */,[,]/*GRI */,[2,1]/*HAR */,[,]/*MIL */,[,]/*MOR */,[,]/*NEW */,[0,2]/*NCO */,[0,1]/*POV */,[0,1]/*SAL */,[3,1]/*SWI */,[1,1]/*TRA */,[1,0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Morecambe_F.C." xlink:type="simple">Morecambe</text:a> </text:p>
          </table:table-cell>
          <table:table-cell office:value-type="string" calcext:value-type="string">
            <text:p>2–0 </text:p>
          </table:table-cell>
          <table:table-cell table:style-name="ce18"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0–2 </text:p>
          </table:table-cell>
          <table:table-cell table:number-columns-repeated="2"/>
          <table:table-cell office:value-type="string" calcext:value-type="string">
            <text:p>2–5 </text:p>
          </table:table-cell>
          <table:table-cell office:value-type="string" calcext:value-type="string">
            <text:p>3–3 </text:p>
          </table:table-cell>
          <table:table-cell table:number-columns-repeated="2" office:value-type="string" calcext:value-type="string">
            <text:p>0–1 </text:p>
          </table:table-cell>
          <table:table-cell/>
          <table:table-cell office:value-type="string" calcext:value-type="string">
            <text:p>0–1 </text:p>
          </table:table-cell>
          <table:table-cell office:value-type="string" calcext:value-type="string">
            <text:p>0–3 </text:p>
          </table:table-cell>
          <table:table-cell/>
          <table:table-cell office:value-type="string" calcext:value-type="string">
            <text:p>1–3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/>
          <table:table-cell table:style-name="ce18"/>
          <table:table-cell office:value-type="string" calcext:value-type="string">
            <text:p>2–0 </text:p>
          </table:table-cell>
          <table:table-cell office:value-type="string" calcext:value-type="string">
            <text:p>0–2 </text:p>
          </table:table-cell>
          <table:table-cell office:value-type="float" office:value="17" calcext:value-type="float">
            <text:p>17</text:p>
          </table:table-cell>
          <table:table-cell table:formula="of:=&quot;[equipe[&quot;&amp;[.Z18]&amp;&quot;][0],&quot;" office:value-type="string" office:string-value="[equipe[17][0]," calcext:value-type="string">
            <text:p>[equipe[17][0],</text:p>
          </table:table-cell>
          <table:table-cell table:formula="of:=&quot;[&quot;&amp;LEFT([.B18];1)&amp;&quot;,&quot;&amp;LEFT(RIGHT([.B18];2);1)&amp;&quot;]/*&quot;&amp;[.B$1]&amp;&quot;*/,&quot;" office:value-type="string" office:string-value="[2,0]/*ACC */," calcext:value-type="string">
            <text:p>[2,0]/*ACC */,</text:p>
          </table:table-cell>
          <table:table-cell table:formula="of:=&quot;[&quot;&amp;LEFT([.C18];1)&amp;&quot;,&quot;&amp;LEFT(RIGHT([.C18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18];1)&amp;&quot;,&quot;&amp;LEFT(RIGHT([.D18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18];1)&amp;&quot;,&quot;&amp;LEFT(RIGHT([.E18];2);1)&amp;&quot;]/*&quot;&amp;[.E$1]&amp;&quot;*/,&quot;" office:value-type="string" office:string-value="[1,1]/*BRA */," calcext:value-type="string">
            <text:p>[1,1]/*BRA */,</text:p>
          </table:table-cell>
          <table:table-cell table:formula="of:=&quot;[&quot;&amp;LEFT([.F18];1)&amp;&quot;,&quot;&amp;LEFT(RIGHT([.F18];2);1)&amp;&quot;]/*&quot;&amp;[.F$1]&amp;&quot;*/,&quot;" office:value-type="string" office:string-value="[0,2]/*BRM */," calcext:value-type="string">
            <text:p>[0,2]/*BRM */,</text:p>
          </table:table-cell>
          <table:table-cell table:formula="of:=&quot;[&quot;&amp;LEFT([.G18];1)&amp;&quot;,&quot;&amp;LEFT(RIGHT([.G18];2);1)&amp;&quot;]/*&quot;&amp;[.G$1]&amp;&quot;*/,&quot;" office:value-type="string" office:string-value="[,]/*CAR */," calcext:value-type="string">
            <text:p>[,]/*CAR */,</text:p>
          </table:table-cell>
          <table:table-cell table:formula="of:=&quot;[&quot;&amp;LEFT([.H18];1)&amp;&quot;,&quot;&amp;LEFT(RIGHT([.H18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18];1)&amp;&quot;,&quot;&amp;LEFT(RIGHT([.I18];2);1)&amp;&quot;]/*&quot;&amp;[.I$1]&amp;&quot;*/,&quot;" office:value-type="string" office:string-value="[2,5]/*CHF */," calcext:value-type="string">
            <text:p>[2,5]/*CHF */,</text:p>
          </table:table-cell>
          <table:table-cell table:formula="of:=&quot;[&quot;&amp;LEFT([.J18];1)&amp;&quot;,&quot;&amp;LEFT(RIGHT([.J18];2);1)&amp;&quot;]/*&quot;&amp;[.J$1]&amp;&quot;*/,&quot;" office:value-type="string" office:string-value="[3,3]/*COL */," calcext:value-type="string">
            <text:p>[3,3]/*COL */,</text:p>
          </table:table-cell>
          <table:table-cell table:formula="of:=&quot;[&quot;&amp;LEFT([.K18];1)&amp;&quot;,&quot;&amp;LEFT(RIGHT([.K18];2);1)&amp;&quot;]/*&quot;&amp;[.K$1]&amp;&quot;*/,&quot;" office:value-type="string" office:string-value="[0,1]/*CRE */," calcext:value-type="string">
            <text:p>[0,1]/*CRE */,</text:p>
          </table:table-cell>
          <table:table-cell table:formula="of:=&quot;[&quot;&amp;LEFT([.L18];1)&amp;&quot;,&quot;&amp;LEFT(RIGHT([.L18];2);1)&amp;&quot;]/*&quot;&amp;[.L$1]&amp;&quot;*/,&quot;" office:value-type="string" office:string-value="[0,1]/*DON */," calcext:value-type="string">
            <text:p>[0,1]/*DON */,</text:p>
          </table:table-cell>
          <table:table-cell table:formula="of:=&quot;[&quot;&amp;LEFT([.M18];1)&amp;&quot;,&quot;&amp;LEFT(RIGHT([.M18];2);1)&amp;&quot;]/*&quot;&amp;[.M$1]&amp;&quot;*/,&quot;" office:value-type="string" office:string-value="[,]/*FLE */," calcext:value-type="string">
            <text:p>[,]/*FLE */,</text:p>
          </table:table-cell>
          <table:table-cell table:formula="of:=&quot;[&quot;&amp;LEFT([.N18];1)&amp;&quot;,&quot;&amp;LEFT(RIGHT([.N18];2);1)&amp;&quot;]/*&quot;&amp;[.N$1]&amp;&quot;*/,&quot;" office:value-type="string" office:string-value="[0,1]/*GIL */," calcext:value-type="string">
            <text:p>[0,1]/*GIL */,</text:p>
          </table:table-cell>
          <table:table-cell table:formula="of:=&quot;[&quot;&amp;LEFT([.O18];1)&amp;&quot;,&quot;&amp;LEFT(RIGHT([.O18];2);1)&amp;&quot;]/*&quot;&amp;[.O$1]&amp;&quot;*/,&quot;" office:value-type="string" office:string-value="[0,3]/*GRI */," calcext:value-type="string">
            <text:p>[0,3]/*GRI */,</text:p>
          </table:table-cell>
          <table:table-cell table:formula="of:=&quot;[&quot;&amp;LEFT([.P18];1)&amp;&quot;,&quot;&amp;LEFT(RIGHT([.P18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18];1)&amp;&quot;,&quot;&amp;LEFT(RIGHT([.Q18];2);1)&amp;&quot;]/*&quot;&amp;[.Q$1]&amp;&quot;*/,&quot;" office:value-type="string" office:string-value="[1,3]/*MIL */," calcext:value-type="string">
            <text:p>[1,3]/*MIL */,</text:p>
          </table:table-cell>
          <table:table-cell table:style-name="ce17" table:formula="of:=&quot;[,]/*&quot;&amp;[.R$1]&amp;&quot;*/,&quot;" office:value-type="string" office:string-value="[,]/*MOR */," calcext:value-type="string">
            <text:p>[,]/*MOR */,</text:p>
          </table:table-cell>
          <table:table-cell table:formula="of:=&quot;[&quot;&amp;LEFT([.S18];1)&amp;&quot;,&quot;&amp;LEFT(RIGHT([.S18];2);1)&amp;&quot;]/*&quot;&amp;[.S$1]&amp;&quot;*/,&quot;" office:value-type="string" office:string-value="[0,1]/*NEW */," calcext:value-type="string">
            <text:p>[0,1]/*NEW */,</text:p>
          </table:table-cell>
          <table:table-cell table:formula="of:=&quot;[&quot;&amp;LEFT([.T18];1)&amp;&quot;,&quot;&amp;LEFT(RIGHT([.T18];2);1)&amp;&quot;]/*&quot;&amp;[.T$1]&amp;&quot;*/,&quot;" office:value-type="string" office:string-value="[1,1]/*NCO */," calcext:value-type="string">
            <text:p>[1,1]/*NCO */,</text:p>
          </table:table-cell>
          <table:table-cell table:formula="of:=&quot;[&quot;&amp;LEFT([.U18];1)&amp;&quot;,&quot;&amp;LEFT(RIGHT([.U18];2);1)&amp;&quot;]/*&quot;&amp;[.U$1]&amp;&quot;*/,&quot;" office:value-type="string" office:string-value="[0,1]/*POV */," calcext:value-type="string">
            <text:p>[0,1]/*POV */,</text:p>
          </table:table-cell>
          <table:table-cell table:formula="of:=&quot;[&quot;&amp;LEFT([.V18];1)&amp;&quot;,&quot;&amp;LEFT(RIGHT([.V18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18];1)&amp;&quot;,&quot;&amp;LEFT(RIGHT([.W18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18];1)&amp;&quot;,&quot;&amp;LEFT(RIGHT([.X18];2);1)&amp;&quot;]/*&quot;&amp;[.X$1]&amp;&quot;*/,&quot;" office:value-type="string" office:string-value="[2,0]/*TRA */," calcext:value-type="string">
            <text:p>[2,0]/*TRA */,</text:p>
          </table:table-cell>
          <table:table-cell table:formula="of:=&quot;[&quot;&amp;LEFT([.Y18];1)&amp;&quot;,&quot;&amp;LEFT(RIGHT([.Y18];2);1)&amp;&quot;]/*&quot;&amp;[.Y$1]&amp;&quot;*/]&quot;" office:value-type="string" office:string-value="[0,2]/*WAL */]" calcext:value-type="string">
            <text:p>[0,2]/*WAL */]</text:p>
          </table:table-cell>
          <table:table-cell table:formula="of:=CONCATENATE([.AA18];[.AB18];[.AC18];[.AD18];[.AE18];[.AF18];[.AG18];[.AH18];[.AI18];[.AJ18];[.AK18];[.AL18];[.AM18];[.AN18];[.AO18];[.AP18];[.AQ18];[.AR18];[.AS18];[.AT18];[.AU18];[.AV18];[.AW18];[.AX18];[.AY18])&amp;&quot;,&quot;" office:value-type="string" office:string-value="[equipe[17][0],[2,0]/*ACC */,[,]/*WIM */,[,]/*BAR */,[1,1]/*BRA */,[0,2]/*BRM */,[,]/*CAR */,[,]/*CHT */,[2,5]/*CHF */,[3,3]/*COL */,[0,1]/*CRE */,[0,1]/*DON */,[,]/*FLE */,[0,1]/*GIL */,[0,3]/*GRI */,[,]/*HAR */,[1,3]/*MIL */,[,]/*MOR */,[0,1]/*NEW */,[1,1]/*NCO */,[0,1]/*POV */,[,]/*SAL */,[,]/*SWI */,[2,0]/*TRA */,[0,2]/*WAL */]," calcext:value-type="string">
            <text:p>[equipe[17][0],[2,0]/*ACC */,[,]/*WIM */,[,]/*BAR */,[1,1]/*BRA */,[0,2]/*BRM */,[,]/*CAR */,[,]/*CHT */,[2,5]/*CHF */,[3,3]/*COL */,[0,1]/*CRE */,[0,1]/*DON */,[,]/*FLE */,[0,1]/*GIL */,[0,3]/*GRI */,[,]/*HAR */,[1,3]/*MIL */,[,]/*MOR */,[0,1]/*NEW */,[1,1]/*NCO */,[0,1]/*POV */,[,]/*SAL */,[,]/*SWI */,[2,0]/*TRA */,[0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Newport_County_A.F.C." xlink:type="simple">Newport County</text:a>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0 </text:p>
          </table:table-cell>
          <table:table-cell/>
          <table:table-cell office:value-type="string" calcext:value-type="string">
            <text:p>1–0 </text:p>
          </table:table-cell>
          <table:table-cell table:number-columns-repeated="2" office:value-type="string" calcext:value-type="string">
            <text:p>0–3 </text:p>
          </table:table-cell>
          <table:table-cell/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0–0 </text:p>
          </table:table-cell>
          <table:table-cell table:style-name="ce18"/>
          <table:table-cell office:value-type="string" calcext:value-type="string">
            <text:p>0–0 </text:p>
          </table:table-cell>
          <table:table-cell table:style-name="ce18"/>
          <table:table-cell office:value-type="string" calcext:value-type="string">
            <text:p>6–3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— </text:p>
          </table:table-cell>
          <table:table-cell table:style-name="ce18"/>
          <table:table-cell office:value-type="string" calcext:value-type="string">
            <text:p>1–4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2 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[equipe[&quot;&amp;[.Z19]&amp;&quot;][0],&quot;" office:value-type="string" office:string-value="[equipe[18][0]," calcext:value-type="string">
            <text:p>[equipe[18][0],</text:p>
          </table:table-cell>
          <table:table-cell table:formula="of:=&quot;[&quot;&amp;LEFT([.B19];1)&amp;&quot;,&quot;&amp;LEFT(RIGHT([.B19];2);1)&amp;&quot;]/*&quot;&amp;[.B$1]&amp;&quot;*/,&quot;" office:value-type="string" office:string-value="[3,1]/*ACC */," calcext:value-type="string">
            <text:p>[3,1]/*ACC */,</text:p>
          </table:table-cell>
          <table:table-cell table:formula="of:=&quot;[&quot;&amp;LEFT([.C19];1)&amp;&quot;,&quot;&amp;LEFT(RIGHT([.C19];2);1)&amp;&quot;]/*&quot;&amp;[.C$1]&amp;&quot;*/,&quot;" office:value-type="string" office:string-value="[1,2]/*WIM */," calcext:value-type="string">
            <text:p>[1,2]/*WIM */,</text:p>
          </table:table-cell>
          <table:table-cell table:formula="of:=&quot;[&quot;&amp;LEFT([.D19];1)&amp;&quot;,&quot;&amp;LEFT(RIGHT([.D19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19];1)&amp;&quot;,&quot;&amp;LEFT(RIGHT([.E19];2);1)&amp;&quot;]/*&quot;&amp;[.E$1]&amp;&quot;*/,&quot;" office:value-type="string" office:string-value="[0,0]/*BRA */," calcext:value-type="string">
            <text:p>[0,0]/*BRA */,</text:p>
          </table:table-cell>
          <table:table-cell table:formula="of:=&quot;[&quot;&amp;LEFT([.F19];1)&amp;&quot;,&quot;&amp;LEFT(RIGHT([.F19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19];1)&amp;&quot;,&quot;&amp;LEFT(RIGHT([.G19];2);1)&amp;&quot;]/*&quot;&amp;[.G$1]&amp;&quot;*/,&quot;" office:value-type="string" office:string-value="[1,0]/*CAR */," calcext:value-type="string">
            <text:p>[1,0]/*CAR */,</text:p>
          </table:table-cell>
          <table:table-cell table:formula="of:=&quot;[&quot;&amp;LEFT([.H19];1)&amp;&quot;,&quot;&amp;LEFT(RIGHT([.H19];2);1)&amp;&quot;]/*&quot;&amp;[.H$1]&amp;&quot;*/,&quot;" office:value-type="string" office:string-value="[0,3]/*CHT */," calcext:value-type="string">
            <text:p>[0,3]/*CHT */,</text:p>
          </table:table-cell>
          <table:table-cell table:formula="of:=&quot;[&quot;&amp;LEFT([.I19];1)&amp;&quot;,&quot;&amp;LEFT(RIGHT([.I19];2);1)&amp;&quot;]/*&quot;&amp;[.I$1]&amp;&quot;*/,&quot;" office:value-type="string" office:string-value="[0,3]/*CHF */," calcext:value-type="string">
            <text:p>[0,3]/*CHF */,</text:p>
          </table:table-cell>
          <table:table-cell table:formula="of:=&quot;[&quot;&amp;LEFT([.J19];1)&amp;&quot;,&quot;&amp;LEFT(RIGHT([.J19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19];1)&amp;&quot;,&quot;&amp;LEFT(RIGHT([.K19];2);1)&amp;&quot;]/*&quot;&amp;[.K$1]&amp;&quot;*/,&quot;" office:value-type="string" office:string-value="[2,1]/*CRE */," calcext:value-type="string">
            <text:p>[2,1]/*CRE */,</text:p>
          </table:table-cell>
          <table:table-cell table:formula="of:=&quot;[&quot;&amp;LEFT([.L19];1)&amp;&quot;,&quot;&amp;LEFT(RIGHT([.L19];2);1)&amp;&quot;]/*&quot;&amp;[.L$1]&amp;&quot;*/,&quot;" office:value-type="string" office:string-value="[3,1]/*DON */," calcext:value-type="string">
            <text:p>[3,1]/*DON */,</text:p>
          </table:table-cell>
          <table:table-cell table:formula="of:=&quot;[&quot;&amp;LEFT([.M19];1)&amp;&quot;,&quot;&amp;LEFT(RIGHT([.M19];2);1)&amp;&quot;]/*&quot;&amp;[.M$1]&amp;&quot;*/,&quot;" office:value-type="string" office:string-value="[0,0]/*FLE */," calcext:value-type="string">
            <text:p>[0,0]/*FLE */,</text:p>
          </table:table-cell>
          <table:table-cell table:formula="of:=&quot;[&quot;&amp;LEFT([.N19];1)&amp;&quot;,&quot;&amp;LEFT(RIGHT([.N19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19];1)&amp;&quot;,&quot;&amp;LEFT(RIGHT([.O19];2);1)&amp;&quot;]/*&quot;&amp;[.O$1]&amp;&quot;*/,&quot;" office:value-type="string" office:string-value="[0,0]/*GRI */," calcext:value-type="string">
            <text:p>[0,0]/*GRI */,</text:p>
          </table:table-cell>
          <table:table-cell table:formula="of:=&quot;[&quot;&amp;LEFT([.P19];1)&amp;&quot;,&quot;&amp;LEFT(RIGHT([.P19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19];1)&amp;&quot;,&quot;&amp;LEFT(RIGHT([.Q19];2);1)&amp;&quot;]/*&quot;&amp;[.Q$1]&amp;&quot;*/,&quot;" office:value-type="string" office:string-value="[6,3]/*MIL */," calcext:value-type="string">
            <text:p>[6,3]/*MIL */,</text:p>
          </table:table-cell>
          <table:table-cell table:formula="of:=&quot;[&quot;&amp;LEFT([.R19];1)&amp;&quot;,&quot;&amp;LEFT(RIGHT([.R19];2);1)&amp;&quot;]/*&quot;&amp;[.R$1]&amp;&quot;*/,&quot;" office:value-type="string" office:string-value="[2,1]/*MOR */," calcext:value-type="string">
            <text:p>[2,1]/*MOR */,</text:p>
          </table:table-cell>
          <table:table-cell table:style-name="ce17" table:formula="of:=&quot;[,]/*&quot;&amp;[.S$1]&amp;&quot;*/,&quot;" office:value-type="string" office:string-value="[,]/*NEW */," calcext:value-type="string">
            <text:p>[,]/*NEW */,</text:p>
          </table:table-cell>
          <table:table-cell table:formula="of:=&quot;[&quot;&amp;LEFT([.T19];1)&amp;&quot;,&quot;&amp;LEFT(RIGHT([.T19];2);1)&amp;&quot;]/*&quot;&amp;[.T$1]&amp;&quot;*/,&quot;" office:value-type="string" office:string-value="[,]/*NCO */," calcext:value-type="string">
            <text:p>[,]/*NCO */,</text:p>
          </table:table-cell>
          <table:table-cell table:formula="of:=&quot;[&quot;&amp;LEFT([.U19];1)&amp;&quot;,&quot;&amp;LEFT(RIGHT([.U19];2);1)&amp;&quot;]/*&quot;&amp;[.U$1]&amp;&quot;*/,&quot;" office:value-type="string" office:string-value="[1,4]/*POV */," calcext:value-type="string">
            <text:p>[1,4]/*POV */,</text:p>
          </table:table-cell>
          <table:table-cell table:formula="of:=&quot;[&quot;&amp;LEFT([.V19];1)&amp;&quot;,&quot;&amp;LEFT(RIGHT([.V19];2);1)&amp;&quot;]/*&quot;&amp;[.V$1]&amp;&quot;*/,&quot;" office:value-type="string" office:string-value="[3,1]/*SAL */," calcext:value-type="string">
            <text:p>[3,1]/*SAL */,</text:p>
          </table:table-cell>
          <table:table-cell table:formula="of:=&quot;[&quot;&amp;LEFT([.W19];1)&amp;&quot;,&quot;&amp;LEFT(RIGHT([.W19];2);1)&amp;&quot;]/*&quot;&amp;[.W$1]&amp;&quot;*/,&quot;" office:value-type="string" office:string-value="[1,2]/*SWI */," calcext:value-type="string">
            <text:p>[1,2]/*SWI */,</text:p>
          </table:table-cell>
          <table:table-cell table:formula="of:=&quot;[&quot;&amp;LEFT([.X19];1)&amp;&quot;,&quot;&amp;LEFT(RIGHT([.X19];2);1)&amp;&quot;]/*&quot;&amp;[.X$1]&amp;&quot;*/,&quot;" office:value-type="string" office:string-value="[,]/*TRA */," calcext:value-type="string">
            <text:p>[,]/*TRA */,</text:p>
          </table:table-cell>
          <table:table-cell table:formula="of:=&quot;[&quot;&amp;LEFT([.Y19];1)&amp;&quot;,&quot;&amp;LEFT(RIGHT([.Y19];2);1)&amp;&quot;]/*&quot;&amp;[.Y$1]&amp;&quot;*/]&quot;" office:value-type="string" office:string-value="[,]/*WAL */]" calcext:value-type="string">
            <text:p>[,]/*WAL */]</text:p>
          </table:table-cell>
          <table:table-cell table:formula="of:=CONCATENATE([.AA19];[.AB19];[.AC19];[.AD19];[.AE19];[.AF19];[.AG19];[.AH19];[.AI19];[.AJ19];[.AK19];[.AL19];[.AM19];[.AN19];[.AO19];[.AP19];[.AQ19];[.AR19];[.AS19];[.AT19];[.AU19];[.AV19];[.AW19];[.AX19];[.AY19])&amp;&quot;,&quot;" office:value-type="string" office:string-value="[equipe[18][0],[3,1]/*ACC */,[1,2]/*WIM */,[1,0]/*BAR */,[0,0]/*BRA */,[,]/*BRM */,[1,0]/*CAR */,[0,3]/*CHT */,[0,3]/*CHF */,[,]/*COL */,[2,1]/*CRE */,[3,1]/*DON */,[0,0]/*FLE */,[,]/*GIL */,[0,0]/*GRI */,[,]/*HAR */,[6,3]/*MIL */,[2,1]/*MOR */,[,]/*NEW */,[,]/*NCO */,[1,4]/*POV */,[3,1]/*SAL */,[1,2]/*SWI */,[,]/*TRA */,[,]/*WAL */]," calcext:value-type="string">
            <text:p>[equipe[18][0],[3,1]/*ACC */,[1,2]/*WIM */,[1,0]/*BAR */,[0,0]/*BRA */,[,]/*BRM */,[1,0]/*CAR */,[0,3]/*CHT */,[0,3]/*CHF */,[,]/*COL */,[2,1]/*CRE */,[3,1]/*DON */,[0,0]/*FLE */,[,]/*GIL */,[0,0]/*GRI */,[,]/*HAR */,[6,3]/*MIL */,[2,1]/*MOR */,[,]/*NEW */,[,]/*NCO */,[1,4]/*POV */,[3,1]/*SAL */,[1,2]/*SWI */,[,]/*TRA */,[,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Notts_County_F.C." xlink:type="simple">Notts County</text:a>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table:style-name="ce18"/>
          <table:table-cell office:value-type="string" calcext:value-type="string">
            <text:p>3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/>
          <table:table-cell table:style-name="ce18"/>
          <table:table-cell office:value-type="string" calcext:value-type="string">
            <text:p>1–1 </text:p>
          </table:table-cell>
          <table:table-cell table:style-name="ce18"/>
          <table:table-cell/>
          <table:table-cell office:value-type="string" calcext:value-type="string">
            <text:p>2–2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2–0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/>
          <table:table-cell office:value-type="string" calcext:value-type="string">
            <text:p>2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office:value-type="float" office:value="19" calcext:value-type="float">
            <text:p>19</text:p>
          </table:table-cell>
          <table:table-cell table:formula="of:=&quot;[equipe[&quot;&amp;[.Z20]&amp;&quot;][0],&quot;" office:value-type="string" office:string-value="[equipe[19][0]," calcext:value-type="string">
            <text:p>[equipe[19][0],</text:p>
          </table:table-cell>
          <table:table-cell table:formula="of:=&quot;[&quot;&amp;LEFT([.B20];1)&amp;&quot;,&quot;&amp;LEFT(RIGHT([.B20];2);1)&amp;&quot;]/*&quot;&amp;[.B$1]&amp;&quot;*/,&quot;" office:value-type="string" office:string-value="[2,0]/*ACC */," calcext:value-type="string">
            <text:p>[2,0]/*ACC */,</text:p>
          </table:table-cell>
          <table:table-cell table:formula="of:=&quot;[&quot;&amp;LEFT([.C20];1)&amp;&quot;,&quot;&amp;LEFT(RIGHT([.C20];2);1)&amp;&quot;]/*&quot;&amp;[.C$1]&amp;&quot;*/,&quot;" office:value-type="string" office:string-value="[1,0]/*WIM */," calcext:value-type="string">
            <text:p>[1,0]/*WIM */,</text:p>
          </table:table-cell>
          <table:table-cell table:formula="of:=&quot;[&quot;&amp;LEFT([.D20];1)&amp;&quot;,&quot;&amp;LEFT(RIGHT([.D20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20];1)&amp;&quot;,&quot;&amp;LEFT(RIGHT([.E20];2);1)&amp;&quot;]/*&quot;&amp;[.E$1]&amp;&quot;*/,&quot;" office:value-type="string" office:string-value="[3,0]/*BRA */," calcext:value-type="string">
            <text:p>[3,0]/*BRA */,</text:p>
          </table:table-cell>
          <table:table-cell table:formula="of:=&quot;[&quot;&amp;LEFT([.F20];1)&amp;&quot;,&quot;&amp;LEFT(RIGHT([.F20];2);1)&amp;&quot;]/*&quot;&amp;[.F$1]&amp;&quot;*/,&quot;" office:value-type="string" office:string-value="[1,1]/*BRM */," calcext:value-type="string">
            <text:p>[1,1]/*BRM */,</text:p>
          </table:table-cell>
          <table:table-cell table:formula="of:=&quot;[&quot;&amp;LEFT([.G20];1)&amp;&quot;,&quot;&amp;LEFT(RIGHT([.G20];2);1)&amp;&quot;]/*&quot;&amp;[.G$1]&amp;&quot;*/,&quot;" office:value-type="string" office:string-value="[1,0]/*CAR */," calcext:value-type="string">
            <text:p>[1,0]/*CAR */,</text:p>
          </table:table-cell>
          <table:table-cell table:formula="of:=&quot;[&quot;&amp;LEFT([.H20];1)&amp;&quot;,&quot;&amp;LEFT(RIGHT([.H20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20];1)&amp;&quot;,&quot;&amp;LEFT(RIGHT([.I20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20];1)&amp;&quot;,&quot;&amp;LEFT(RIGHT([.J20];2);1)&amp;&quot;]/*&quot;&amp;[.J$1]&amp;&quot;*/,&quot;" office:value-type="string" office:string-value="[1,1]/*COL */," calcext:value-type="string">
            <text:p>[1,1]/*COL */,</text:p>
          </table:table-cell>
          <table:table-cell table:formula="of:=&quot;[&quot;&amp;LEFT([.K20];1)&amp;&quot;,&quot;&amp;LEFT(RIGHT([.K20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20];1)&amp;&quot;,&quot;&amp;LEFT(RIGHT([.L20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20];1)&amp;&quot;,&quot;&amp;LEFT(RIGHT([.M20];2);1)&amp;&quot;]/*&quot;&amp;[.M$1]&amp;&quot;*/,&quot;" office:value-type="string" office:string-value="[2,2]/*FLE */," calcext:value-type="string">
            <text:p>[2,2]/*FLE */,</text:p>
          </table:table-cell>
          <table:table-cell table:formula="of:=&quot;[&quot;&amp;LEFT([.N20];1)&amp;&quot;,&quot;&amp;LEFT(RIGHT([.N20];2);1)&amp;&quot;]/*&quot;&amp;[.N$1]&amp;&quot;*/,&quot;" office:value-type="string" office:string-value="[0,1]/*GIL */," calcext:value-type="string">
            <text:p>[0,1]/*GIL */,</text:p>
          </table:table-cell>
          <table:table-cell table:formula="of:=&quot;[&quot;&amp;LEFT([.O20];1)&amp;&quot;,&quot;&amp;LEFT(RIGHT([.O20];2);1)&amp;&quot;]/*&quot;&amp;[.O$1]&amp;&quot;*/,&quot;" office:value-type="string" office:string-value="[4,1]/*GRI */," calcext:value-type="string">
            <text:p>[4,1]/*GRI */,</text:p>
          </table:table-cell>
          <table:table-cell table:formula="of:=&quot;[&quot;&amp;LEFT([.P20];1)&amp;&quot;,&quot;&amp;LEFT(RIGHT([.P20];2);1)&amp;&quot;]/*&quot;&amp;[.P$1]&amp;&quot;*/,&quot;" office:value-type="string" office:string-value="[1,0]/*HAR */," calcext:value-type="string">
            <text:p>[1,0]/*HAR */,</text:p>
          </table:table-cell>
          <table:table-cell table:formula="of:=&quot;[&quot;&amp;LEFT([.Q20];1)&amp;&quot;,&quot;&amp;LEFT(RIGHT([.Q20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20];1)&amp;&quot;,&quot;&amp;LEFT(RIGHT([.R20];2);1)&amp;&quot;]/*&quot;&amp;[.R$1]&amp;&quot;*/,&quot;" office:value-type="string" office:string-value="[2,0]/*MOR */," calcext:value-type="string">
            <text:p>[2,0]/*MOR */,</text:p>
          </table:table-cell>
          <table:table-cell table:formula="of:=&quot;[&quot;&amp;LEFT([.S20];1)&amp;&quot;,&quot;&amp;LEFT(RIGHT([.S20];2);1)&amp;&quot;]/*&quot;&amp;[.S$1]&amp;&quot;*/,&quot;" office:value-type="string" office:string-value="[0,0]/*NEW */," calcext:value-type="string">
            <text:p>[0,0]/*NEW */,</text:p>
          </table:table-cell>
          <table:table-cell table:style-name="ce17" table:formula="of:=&quot;[,]/*&quot;&amp;[.T$1]&amp;&quot;*/,&quot;" office:value-type="string" office:string-value="[,]/*NCO */," calcext:value-type="string">
            <text:p>[,]/*NCO */,</text:p>
          </table:table-cell>
          <table:table-cell table:formula="of:=&quot;[&quot;&amp;LEFT([.U20];1)&amp;&quot;,&quot;&amp;LEFT(RIGHT([.U20];2);1)&amp;&quot;]/*&quot;&amp;[.U$1]&amp;&quot;*/,&quot;" office:value-type="string" office:string-value="[0,1]/*POV */," calcext:value-type="string">
            <text:p>[0,1]/*POV */,</text:p>
          </table:table-cell>
          <table:table-cell table:formula="of:=&quot;[&quot;&amp;LEFT([.V20];1)&amp;&quot;,&quot;&amp;LEFT(RIGHT([.V20];2);1)&amp;&quot;]/*&quot;&amp;[.V$1]&amp;&quot;*/,&quot;" office:value-type="string" office:string-value="[,]/*SAL */," calcext:value-type="string">
            <text:p>[,]/*SAL */,</text:p>
          </table:table-cell>
          <table:table-cell table:formula="of:=&quot;[&quot;&amp;LEFT([.W20];1)&amp;&quot;,&quot;&amp;LEFT(RIGHT([.W20];2);1)&amp;&quot;]/*&quot;&amp;[.W$1]&amp;&quot;*/,&quot;" office:value-type="string" office:string-value="[2,0]/*SWI */," calcext:value-type="string">
            <text:p>[2,0]/*SWI */,</text:p>
          </table:table-cell>
          <table:table-cell table:formula="of:=&quot;[&quot;&amp;LEFT([.X20];1)&amp;&quot;,&quot;&amp;LEFT(RIGHT([.X20];2);1)&amp;&quot;]/*&quot;&amp;[.X$1]&amp;&quot;*/,&quot;" office:value-type="string" office:string-value="[2,1]/*TRA */," calcext:value-type="string">
            <text:p>[2,1]/*TRA */,</text:p>
          </table:table-cell>
          <table:table-cell table:formula="of:=&quot;[&quot;&amp;LEFT([.Y20];1)&amp;&quot;,&quot;&amp;LEFT(RIGHT([.Y20];2);1)&amp;&quot;]/*&quot;&amp;[.Y$1]&amp;&quot;*/]&quot;" office:value-type="string" office:string-value="[1,2]/*WAL */]" calcext:value-type="string">
            <text:p>[1,2]/*WAL */]</text:p>
          </table:table-cell>
          <table:table-cell table:formula="of:=CONCATENATE([.AA20];[.AB20];[.AC20];[.AD20];[.AE20];[.AF20];[.AG20];[.AH20];[.AI20];[.AJ20];[.AK20];[.AL20];[.AM20];[.AN20];[.AO20];[.AP20];[.AQ20];[.AR20];[.AS20];[.AT20];[.AU20];[.AV20];[.AW20];[.AX20];[.AY20])&amp;&quot;,&quot;" office:value-type="string" office:string-value="[equipe[19][0],[2,0]/*ACC */,[1,0]/*WIM */,[,]/*BAR */,[3,0]/*BRA */,[1,1]/*BRM */,[1,0]/*CAR */,[,]/*CHT */,[,]/*CHF */,[1,1]/*COL */,[,]/*CRE */,[,]/*DON */,[2,2]/*FLE */,[0,1]/*GIL */,[4,1]/*GRI */,[1,0]/*HAR */,[,]/*MIL */,[2,0]/*MOR */,[0,0]/*NEW */,[,]/*NCO */,[0,1]/*POV */,[,]/*SAL */,[2,0]/*SWI */,[2,1]/*TRA */,[1,2]/*WAL */]," calcext:value-type="string">
            <text:p>[equipe[19][0],[2,0]/*ACC */,[1,0]/*WIM */,[,]/*BAR */,[3,0]/*BRA */,[1,1]/*BRM */,[1,0]/*CAR */,[,]/*CHT */,[,]/*CHF */,[1,1]/*COL */,[,]/*CRE */,[,]/*DON */,[2,2]/*FLE */,[0,1]/*GIL */,[4,1]/*GRI */,[1,0]/*HAR */,[,]/*MIL */,[2,0]/*MOR */,[0,0]/*NEW */,[,]/*NCO */,[0,1]/*POV */,[,]/*SAL */,[2,0]/*SWI */,[2,1]/*TRA */,[1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Port_Vale_F.C" xlink:type="simple">Port Vale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2 </text:p>
          </table:table-cell>
          <table:table-cell table:style-name="ce18"/>
          <table:table-cell table:number-columns-repeated="2"/>
          <table:table-cell table:number-columns-repeated="2"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number-columns-repeated="2" office:value-type="string" calcext:value-type="string">
            <text:p>1–1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3–1 </text:p>
          </table:table-cell>
          <table:table-cell table:number-columns-repeated="2"/>
          <table:table-cell table:style-name="ce18" table:number-columns-repeated="3"/>
          <table:table-cell office:value-type="string" calcext:value-type="string">
            <text:p>3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office:value-type="float" office:value="20" calcext:value-type="float">
            <text:p>20</text:p>
          </table:table-cell>
          <table:table-cell table:formula="of:=&quot;[equipe[&quot;&amp;[.Z21]&amp;&quot;][0],&quot;" office:value-type="string" office:string-value="[equipe[20][0]," calcext:value-type="string">
            <text:p>[equipe[20][0],</text:p>
          </table:table-cell>
          <table:table-cell table:formula="of:=&quot;[&quot;&amp;LEFT([.B21];1)&amp;&quot;,&quot;&amp;LEFT(RIGHT([.B21];2);1)&amp;&quot;]/*&quot;&amp;[.B$1]&amp;&quot;*/,&quot;" office:value-type="string" office:string-value="[2,1]/*ACC */," calcext:value-type="string">
            <text:p>[2,1]/*ACC */,</text:p>
          </table:table-cell>
          <table:table-cell table:formula="of:=&quot;[&quot;&amp;LEFT([.C21];1)&amp;&quot;,&quot;&amp;LEFT(RIGHT([.C21];2);1)&amp;&quot;]/*&quot;&amp;[.C$1]&amp;&quot;*/,&quot;" office:value-type="string" office:string-value="[3,2]/*WIM */," calcext:value-type="string">
            <text:p>[3,2]/*WIM */,</text:p>
          </table:table-cell>
          <table:table-cell table:formula="of:=&quot;[&quot;&amp;LEFT([.D21];1)&amp;&quot;,&quot;&amp;LEFT(RIGHT([.D21];2);1)&amp;&quot;]/*&quot;&amp;[.D$1]&amp;&quot;*/,&quot;" office:value-type="string" office:string-value="[,]/*BAR */," calcext:value-type="string">
            <text:p>[,]/*BAR */,</text:p>
          </table:table-cell>
          <table:table-cell table:formula="of:=&quot;[&quot;&amp;LEFT([.E21];1)&amp;&quot;,&quot;&amp;LEFT(RIGHT([.E21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21];1)&amp;&quot;,&quot;&amp;LEFT(RIGHT([.F21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21];1)&amp;&quot;,&quot;&amp;LEFT(RIGHT([.G21];2);1)&amp;&quot;]/*&quot;&amp;[.G$1]&amp;&quot;*/,&quot;" office:value-type="string" office:string-value="[0,0]/*CAR */," calcext:value-type="string">
            <text:p>[0,0]/*CAR */,</text:p>
          </table:table-cell>
          <table:table-cell table:formula="of:=&quot;[&quot;&amp;LEFT([.H21];1)&amp;&quot;,&quot;&amp;LEFT(RIGHT([.H21];2);1)&amp;&quot;]/*&quot;&amp;[.H$1]&amp;&quot;*/,&quot;" office:value-type="string" office:string-value="[0,0]/*CHT */," calcext:value-type="string">
            <text:p>[0,0]/*CHT */,</text:p>
          </table:table-cell>
          <table:table-cell table:formula="of:=&quot;[&quot;&amp;LEFT([.I21];1)&amp;&quot;,&quot;&amp;LEFT(RIGHT([.I21];2);1)&amp;&quot;]/*&quot;&amp;[.I$1]&amp;&quot;*/,&quot;" office:value-type="string" office:string-value="[1,0]/*CHF */," calcext:value-type="string">
            <text:p>[1,0]/*CHF */,</text:p>
          </table:table-cell>
          <table:table-cell table:formula="of:=&quot;[&quot;&amp;LEFT([.J21];1)&amp;&quot;,&quot;&amp;LEFT(RIGHT([.J21];2);1)&amp;&quot;]/*&quot;&amp;[.J$1]&amp;&quot;*/,&quot;" office:value-type="string" office:string-value="[1,1]/*COL */," calcext:value-type="string">
            <text:p>[1,1]/*COL */,</text:p>
          </table:table-cell>
          <table:table-cell table:formula="of:=&quot;[&quot;&amp;LEFT([.K21];1)&amp;&quot;,&quot;&amp;LEFT(RIGHT([.K21];2);1)&amp;&quot;]/*&quot;&amp;[.K$1]&amp;&quot;*/,&quot;" office:value-type="string" office:string-value="[1,1]/*CRE */," calcext:value-type="string">
            <text:p>[1,1]/*CRE */,</text:p>
          </table:table-cell>
          <table:table-cell table:formula="of:=&quot;[&quot;&amp;LEFT([.L21];1)&amp;&quot;,&quot;&amp;LEFT(RIGHT([.L21];2);1)&amp;&quot;]/*&quot;&amp;[.L$1]&amp;&quot;*/,&quot;" office:value-type="string" office:string-value="[2,3]/*DON */," calcext:value-type="string">
            <text:p>[2,3]/*DON */,</text:p>
          </table:table-cell>
          <table:table-cell table:formula="of:=&quot;[&quot;&amp;LEFT([.M21];1)&amp;&quot;,&quot;&amp;LEFT(RIGHT([.M21];2);1)&amp;&quot;]/*&quot;&amp;[.M$1]&amp;&quot;*/,&quot;" office:value-type="string" office:string-value="[3,1]/*FLE */," calcext:value-type="string">
            <text:p>[3,1]/*FLE */,</text:p>
          </table:table-cell>
          <table:table-cell table:formula="of:=&quot;[&quot;&amp;LEFT([.N21];1)&amp;&quot;,&quot;&amp;LEFT(RIGHT([.N21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21];1)&amp;&quot;,&quot;&amp;LEFT(RIGHT([.O21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21];1)&amp;&quot;,&quot;&amp;LEFT(RIGHT([.P21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21];1)&amp;&quot;,&quot;&amp;LEFT(RIGHT([.Q21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21];1)&amp;&quot;,&quot;&amp;LEFT(RIGHT([.R21];2);1)&amp;&quot;]/*&quot;&amp;[.R$1]&amp;&quot;*/,&quot;" office:value-type="string" office:string-value="[,]/*MOR */," calcext:value-type="string">
            <text:p>[,]/*MOR */,</text:p>
          </table:table-cell>
          <table:table-cell table:formula="of:=&quot;[&quot;&amp;LEFT([.S21];1)&amp;&quot;,&quot;&amp;LEFT(RIGHT([.S21];2);1)&amp;&quot;]/*&quot;&amp;[.S$1]&amp;&quot;*/,&quot;" office:value-type="string" office:string-value="[3,2]/*NEW */," calcext:value-type="string">
            <text:p>[3,2]/*NEW */,</text:p>
          </table:table-cell>
          <table:table-cell table:formula="of:=&quot;[&quot;&amp;LEFT([.T21];1)&amp;&quot;,&quot;&amp;LEFT(RIGHT([.T21];2);1)&amp;&quot;]/*&quot;&amp;[.T$1]&amp;&quot;*/,&quot;" office:value-type="string" office:string-value="[1,0]/*NCO */," calcext:value-type="string">
            <text:p>[1,0]/*NCO */,</text:p>
          </table:table-cell>
          <table:table-cell table:style-name="ce17" table:formula="of:=&quot;[,]/*&quot;&amp;[.U$1]&amp;&quot;*/,&quot;" office:value-type="string" office:string-value="[,]/*POV */," calcext:value-type="string">
            <text:p>[,]/*POV */,</text:p>
          </table:table-cell>
          <table:table-cell table:formula="of:=&quot;[&quot;&amp;LEFT([.V21];1)&amp;&quot;,&quot;&amp;LEFT(RIGHT([.V21];2);1)&amp;&quot;]/*&quot;&amp;[.V$1]&amp;&quot;*/,&quot;" office:value-type="string" office:string-value="[2,1]/*SAL */," calcext:value-type="string">
            <text:p>[2,1]/*SAL */,</text:p>
          </table:table-cell>
          <table:table-cell table:formula="of:=&quot;[&quot;&amp;LEFT([.W21];1)&amp;&quot;,&quot;&amp;LEFT(RIGHT([.W21];2);1)&amp;&quot;]/*&quot;&amp;[.W$1]&amp;&quot;*/,&quot;" office:value-type="string" office:string-value="[2,1]/*SWI */," calcext:value-type="string">
            <text:p>[2,1]/*SWI */,</text:p>
          </table:table-cell>
          <table:table-cell table:formula="of:=&quot;[&quot;&amp;LEFT([.X21];1)&amp;&quot;,&quot;&amp;LEFT(RIGHT([.X21];2);1)&amp;&quot;]/*&quot;&amp;[.X$1]&amp;&quot;*/,&quot;" office:value-type="string" office:string-value="[0,0]/*TRA */," calcext:value-type="string">
            <text:p>[0,0]/*TRA */,</text:p>
          </table:table-cell>
          <table:table-cell table:formula="of:=&quot;[&quot;&amp;LEFT([.Y21];1)&amp;&quot;,&quot;&amp;LEFT(RIGHT([.Y21];2);1)&amp;&quot;]/*&quot;&amp;[.Y$1]&amp;&quot;*/]&quot;" office:value-type="string" office:string-value="[0,1]/*WAL */]" calcext:value-type="string">
            <text:p>[0,1]/*WAL */]</text:p>
          </table:table-cell>
          <table:table-cell table:formula="of:=CONCATENATE([.AA21];[.AB21];[.AC21];[.AD21];[.AE21];[.AF21];[.AG21];[.AH21];[.AI21];[.AJ21];[.AK21];[.AL21];[.AM21];[.AN21];[.AO21];[.AP21];[.AQ21];[.AR21];[.AS21];[.AT21];[.AU21];[.AV21];[.AW21];[.AX21];[.AY21])&amp;&quot;,&quot;" office:value-type="string" office:string-value="[equipe[20][0],[2,1]/*ACC */,[3,2]/*WIM */,[,]/*BAR */,[,]/*BRA */,[,]/*BRM */,[0,0]/*CAR */,[0,0]/*CHT */,[1,0]/*CHF */,[1,1]/*COL */,[1,1]/*CRE */,[2,3]/*DON */,[3,1]/*FLE */,[,]/*GIL */,[,]/*GRI */,[,]/*HAR */,[,]/*MIL */,[,]/*MOR */,[3,2]/*NEW */,[1,0]/*NCO */,[,]/*POV */,[2,1]/*SAL */,[2,1]/*SWI */,[0,0]/*TRA */,[0,1]/*WAL */]," calcext:value-type="string">
            <text:p>[equipe[20][0],[2,1]/*ACC */,[3,2]/*WIM */,[,]/*BAR */,[,]/*BRA */,[,]/*BRM */,[0,0]/*CAR */,[0,0]/*CHT */,[1,0]/*CHF */,[1,1]/*COL */,[1,1]/*CRE */,[2,3]/*DON */,[3,1]/*FLE */,[,]/*GIL */,[,]/*GRI */,[,]/*HAR */,[,]/*MIL */,[,]/*MOR */,[3,2]/*NEW */,[1,0]/*NCO */,[,]/*POV */,[2,1]/*SAL */,[2,1]/*SWI */,[0,0]/*TRA */,[0,1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Salford_City_F.C." xlink:type="simple">Salford City</text:a>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table:style-name="ce18"/>
          <table:table-cell office:value-type="string" calcext:value-type="string">
            <text:p>3–3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1 </text:p>
          </table:table-cell>
          <table:table-cell table:style-name="ce18"/>
          <table:table-cell/>
          <table:table-cell table:style-name="ce18" table:number-columns-repeated="2"/>
          <table:table-cell office:value-type="string" calcext:value-type="string">
            <text:p>0–2 </text:p>
          </table:table-cell>
          <table:table-cell/>
          <table:table-cell office:value-type="string" calcext:value-type="string">
            <text:p>1–2 </text:p>
          </table:table-cell>
          <table:table-cell office:value-type="string" calcext:value-type="string">
            <text:p>2–0 </text:p>
          </table:table-cell>
          <table:table-cell table:number-columns-repeated="2"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0–2 </text:p>
          </table:table-cell>
          <table:table-cell office:value-type="float" office:value="21" calcext:value-type="float">
            <text:p>21</text:p>
          </table:table-cell>
          <table:table-cell table:formula="of:=&quot;[equipe[&quot;&amp;[.Z22]&amp;&quot;][0],&quot;" office:value-type="string" office:string-value="[equipe[21][0]," calcext:value-type="string">
            <text:p>[equipe[21][0],</text:p>
          </table:table-cell>
          <table:table-cell table:formula="of:=&quot;[&quot;&amp;LEFT([.B22];1)&amp;&quot;,&quot;&amp;LEFT(RIGHT([.B22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22];1)&amp;&quot;,&quot;&amp;LEFT(RIGHT([.C22];2);1)&amp;&quot;]/*&quot;&amp;[.C$1]&amp;&quot;*/,&quot;" office:value-type="string" office:string-value="[1,0]/*WIM */," calcext:value-type="string">
            <text:p>[1,0]/*WIM */,</text:p>
          </table:table-cell>
          <table:table-cell table:formula="of:=&quot;[&quot;&amp;LEFT([.D22];1)&amp;&quot;,&quot;&amp;LEFT(RIGHT([.D22];2);1)&amp;&quot;]/*&quot;&amp;[.D$1]&amp;&quot;*/,&quot;" office:value-type="string" office:string-value="[3,0]/*BAR */," calcext:value-type="string">
            <text:p>[3,0]/*BAR */,</text:p>
          </table:table-cell>
          <table:table-cell table:formula="of:=&quot;[&quot;&amp;LEFT([.E22];1)&amp;&quot;,&quot;&amp;LEFT(RIGHT([.E22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22];1)&amp;&quot;,&quot;&amp;LEFT(RIGHT([.F22];2);1)&amp;&quot;]/*&quot;&amp;[.F$1]&amp;&quot;*/,&quot;" office:value-type="string" office:string-value="[3,3]/*BRM */," calcext:value-type="string">
            <text:p>[3,3]/*BRM */,</text:p>
          </table:table-cell>
          <table:table-cell table:formula="of:=&quot;[&quot;&amp;LEFT([.G22];1)&amp;&quot;,&quot;&amp;LEFT(RIGHT([.G22];2);1)&amp;&quot;]/*&quot;&amp;[.G$1]&amp;&quot;*/,&quot;" office:value-type="string" office:string-value="[0,1]/*CAR */," calcext:value-type="string">
            <text:p>[0,1]/*CAR */,</text:p>
          </table:table-cell>
          <table:table-cell table:formula="of:=&quot;[&quot;&amp;LEFT([.H22];1)&amp;&quot;,&quot;&amp;LEFT(RIGHT([.H22];2);1)&amp;&quot;]/*&quot;&amp;[.H$1]&amp;&quot;*/,&quot;" office:value-type="string" office:string-value="[2,1]/*CHT */," calcext:value-type="string">
            <text:p>[2,1]/*CHT */,</text:p>
          </table:table-cell>
          <table:table-cell table:formula="of:=&quot;[&quot;&amp;LEFT([.I22];1)&amp;&quot;,&quot;&amp;LEFT(RIGHT([.I22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22];1)&amp;&quot;,&quot;&amp;LEFT(RIGHT([.J22];2);1)&amp;&quot;]/*&quot;&amp;[.J$1]&amp;&quot;*/,&quot;" office:value-type="string" office:string-value="[,]/*COL */," calcext:value-type="string">
            <text:p>[,]/*COL */,</text:p>
          </table:table-cell>
          <table:table-cell table:formula="of:=&quot;[&quot;&amp;LEFT([.K22];1)&amp;&quot;,&quot;&amp;LEFT(RIGHT([.K22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22];1)&amp;&quot;,&quot;&amp;LEFT(RIGHT([.L22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22];1)&amp;&quot;,&quot;&amp;LEFT(RIGHT([.M22];2);1)&amp;&quot;]/*&quot;&amp;[.M$1]&amp;&quot;*/,&quot;" office:value-type="string" office:string-value="[0,2]/*FLE */," calcext:value-type="string">
            <text:p>[0,2]/*FLE */,</text:p>
          </table:table-cell>
          <table:table-cell table:formula="of:=&quot;[&quot;&amp;LEFT([.N22];1)&amp;&quot;,&quot;&amp;LEFT(RIGHT([.N22];2);1)&amp;&quot;]/*&quot;&amp;[.N$1]&amp;&quot;*/,&quot;" office:value-type="string" office:string-value="[,]/*GIL */," calcext:value-type="string">
            <text:p>[,]/*GIL */,</text:p>
          </table:table-cell>
          <table:table-cell table:formula="of:=&quot;[&quot;&amp;LEFT([.O22];1)&amp;&quot;,&quot;&amp;LEFT(RIGHT([.O22];2);1)&amp;&quot;]/*&quot;&amp;[.O$1]&amp;&quot;*/,&quot;" office:value-type="string" office:string-value="[1,2]/*GRI */," calcext:value-type="string">
            <text:p>[1,2]/*GRI */,</text:p>
          </table:table-cell>
          <table:table-cell table:formula="of:=&quot;[&quot;&amp;LEFT([.P22];1)&amp;&quot;,&quot;&amp;LEFT(RIGHT([.P22];2);1)&amp;&quot;]/*&quot;&amp;[.P$1]&amp;&quot;*/,&quot;" office:value-type="string" office:string-value="[2,0]/*HAR */," calcext:value-type="string">
            <text:p>[2,0]/*HAR */,</text:p>
          </table:table-cell>
          <table:table-cell table:formula="of:=&quot;[&quot;&amp;LEFT([.Q22];1)&amp;&quot;,&quot;&amp;LEFT(RIGHT([.Q22];2);1)&amp;&quot;]/*&quot;&amp;[.Q$1]&amp;&quot;*/,&quot;" office:value-type="string" office:string-value="[1,0]/*MIL */," calcext:value-type="string">
            <text:p>[1,0]/*MIL */,</text:p>
          </table:table-cell>
          <table:table-cell table:formula="of:=&quot;[&quot;&amp;LEFT([.R22];1)&amp;&quot;,&quot;&amp;LEFT(RIGHT([.R22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22];1)&amp;&quot;,&quot;&amp;LEFT(RIGHT([.S22];2);1)&amp;&quot;]/*&quot;&amp;[.S$1]&amp;&quot;*/,&quot;" office:value-type="string" office:string-value="[1,1]/*NEW */," calcext:value-type="string">
            <text:p>[1,1]/*NEW */,</text:p>
          </table:table-cell>
          <table:table-cell table:formula="of:=&quot;[&quot;&amp;LEFT([.T22];1)&amp;&quot;,&quot;&amp;LEFT(RIGHT([.T22];2);1)&amp;&quot;]/*&quot;&amp;[.T$1]&amp;&quot;*/,&quot;" office:value-type="string" office:string-value="[3,0]/*NCO */," calcext:value-type="string">
            <text:p>[3,0]/*NCO */,</text:p>
          </table:table-cell>
          <table:table-cell table:formula="of:=&quot;[&quot;&amp;LEFT([.U22];1)&amp;&quot;,&quot;&amp;LEFT(RIGHT([.U22];2);1)&amp;&quot;]/*&quot;&amp;[.U$1]&amp;&quot;*/,&quot;" office:value-type="string" office:string-value="[0,2]/*POV */," calcext:value-type="string">
            <text:p>[0,2]/*POV */,</text:p>
          </table:table-cell>
          <table:table-cell table:style-name="ce17" table:formula="of:=&quot;[,]/*&quot;&amp;[.V$1]&amp;&quot;*/,&quot;" office:value-type="string" office:string-value="[,]/*SAL */," calcext:value-type="string">
            <text:p>[,]/*SAL */,</text:p>
          </table:table-cell>
          <table:table-cell table:formula="of:=&quot;[&quot;&amp;LEFT([.W22];1)&amp;&quot;,&quot;&amp;LEFT(RIGHT([.W22];2);1)&amp;&quot;]/*&quot;&amp;[.W$1]&amp;&quot;*/,&quot;" office:value-type="string" office:string-value="[2,1]/*SWI */," calcext:value-type="string">
            <text:p>[2,1]/*SWI */,</text:p>
          </table:table-cell>
          <table:table-cell table:formula="of:=&quot;[&quot;&amp;LEFT([.X22];1)&amp;&quot;,&quot;&amp;LEFT(RIGHT([.X22];2);1)&amp;&quot;]/*&quot;&amp;[.X$1]&amp;&quot;*/,&quot;" office:value-type="string" office:string-value="[2,0]/*TRA */," calcext:value-type="string">
            <text:p>[2,0]/*TRA */,</text:p>
          </table:table-cell>
          <table:table-cell table:formula="of:=&quot;[&quot;&amp;LEFT([.Y22];1)&amp;&quot;,&quot;&amp;LEFT(RIGHT([.Y22];2);1)&amp;&quot;]/*&quot;&amp;[.Y$1]&amp;&quot;*/]&quot;" office:value-type="string" office:string-value="[0,2]/*WAL */]" calcext:value-type="string">
            <text:p>[0,2]/*WAL */]</text:p>
          </table:table-cell>
          <table:table-cell table:formula="of:=CONCATENATE([.AA22];[.AB22];[.AC22];[.AD22];[.AE22];[.AF22];[.AG22];[.AH22];[.AI22];[.AJ22];[.AK22];[.AL22];[.AM22];[.AN22];[.AO22];[.AP22];[.AQ22];[.AR22];[.AS22];[.AT22];[.AU22];[.AV22];[.AW22];[.AX22];[.AY22])&amp;&quot;,&quot;" office:value-type="string" office:string-value="[equipe[21][0],[,]/*ACC */,[1,0]/*WIM */,[3,0]/*BAR */,[,]/*BRA */,[3,3]/*BRM */,[0,1]/*CAR */,[2,1]/*CHT */,[,]/*CHF */,[,]/*COL */,[,]/*CRE */,[,]/*DON */,[0,2]/*FLE */,[,]/*GIL */,[1,2]/*GRI */,[2,0]/*HAR */,[1,0]/*MIL */,[1,0]/*MOR */,[1,1]/*NEW */,[3,0]/*NCO */,[0,2]/*POV */,[,]/*SAL */,[2,1]/*SWI */,[2,0]/*TRA */,[0,2]/*WAL */]," calcext:value-type="string">
            <text:p>[equipe[21][0],[,]/*ACC */,[1,0]/*WIM */,[3,0]/*BAR */,[,]/*BRA */,[3,3]/*BRM */,[0,1]/*CAR */,[2,1]/*CHT */,[,]/*CHF */,[,]/*COL */,[,]/*CRE */,[,]/*DON */,[0,2]/*FLE */,[,]/*GIL */,[1,2]/*GRI */,[2,0]/*HAR */,[1,0]/*MIL */,[1,0]/*MOR */,[1,1]/*NEW */,[3,0]/*NCO */,[0,2]/*POV */,[,]/*SAL */,[2,1]/*SWI */,[2,0]/*TRA */,[0,2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Swindon_Town_F.C." xlink:type="simple">Swindon Town</text:a> </text:p>
          </table:table-cell>
          <table:table-cell table:style-name="ce18"/>
          <table:table-cell/>
          <table:table-cell office:value-type="string" calcext:value-type="string">
            <text:p>2–0 </text:p>
          </table:table-cell>
          <table:table-cell table:number-columns-repeated="2"/>
          <table:table-cell office:value-type="string" calcext:value-type="string">
            <text:p>0–2 </text:p>
          </table:table-cell>
          <table:table-cell table:style-name="ce18"/>
          <table:table-cell office:value-type="string" calcext:value-type="string">
            <text:p>1–0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0–0 </text:p>
          </table:table-cell>
          <table:table-cell/>
          <table:table-cell office:value-type="string" calcext:value-type="string">
            <text:p>2–3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3 </text:p>
          </table:table-cell>
          <table:table-cell table:style-name="ce18"/>
          <table:table-cell office:value-type="string" calcext:value-type="string">
            <text:p>—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0–4 </text:p>
          </table:table-cell>
          <table:table-cell office:value-type="float" office:value="22" calcext:value-type="float">
            <text:p>22</text:p>
          </table:table-cell>
          <table:table-cell table:formula="of:=&quot;[equipe[&quot;&amp;[.Z23]&amp;&quot;][0],&quot;" office:value-type="string" office:string-value="[equipe[22][0]," calcext:value-type="string">
            <text:p>[equipe[22][0],</text:p>
          </table:table-cell>
          <table:table-cell table:formula="of:=&quot;[&quot;&amp;LEFT([.B23];1)&amp;&quot;,&quot;&amp;LEFT(RIGHT([.B23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23];1)&amp;&quot;,&quot;&amp;LEFT(RIGHT([.C23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23];1)&amp;&quot;,&quot;&amp;LEFT(RIGHT([.D23];2);1)&amp;&quot;]/*&quot;&amp;[.D$1]&amp;&quot;*/,&quot;" office:value-type="string" office:string-value="[2,0]/*BAR */," calcext:value-type="string">
            <text:p>[2,0]/*BAR */,</text:p>
          </table:table-cell>
          <table:table-cell table:formula="of:=&quot;[&quot;&amp;LEFT([.E23];1)&amp;&quot;,&quot;&amp;LEFT(RIGHT([.E23];2);1)&amp;&quot;]/*&quot;&amp;[.E$1]&amp;&quot;*/,&quot;" office:value-type="string" office:string-value="[,]/*BRA */," calcext:value-type="string">
            <text:p>[,]/*BRA */,</text:p>
          </table:table-cell>
          <table:table-cell table:formula="of:=&quot;[&quot;&amp;LEFT([.F23];1)&amp;&quot;,&quot;&amp;LEFT(RIGHT([.F23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23];1)&amp;&quot;,&quot;&amp;LEFT(RIGHT([.G23];2);1)&amp;&quot;]/*&quot;&amp;[.G$1]&amp;&quot;*/,&quot;" office:value-type="string" office:string-value="[0,2]/*CAR */," calcext:value-type="string">
            <text:p>[0,2]/*CAR */,</text:p>
          </table:table-cell>
          <table:table-cell table:formula="of:=&quot;[&quot;&amp;LEFT([.H23];1)&amp;&quot;,&quot;&amp;LEFT(RIGHT([.H23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23];1)&amp;&quot;,&quot;&amp;LEFT(RIGHT([.I23];2);1)&amp;&quot;]/*&quot;&amp;[.I$1]&amp;&quot;*/,&quot;" office:value-type="string" office:string-value="[1,0]/*CHF */," calcext:value-type="string">
            <text:p>[1,0]/*CHF */,</text:p>
          </table:table-cell>
          <table:table-cell table:formula="of:=&quot;[&quot;&amp;LEFT([.J23];1)&amp;&quot;,&quot;&amp;LEFT(RIGHT([.J23];2);1)&amp;&quot;]/*&quot;&amp;[.J$1]&amp;&quot;*/,&quot;" office:value-type="string" office:string-value="[3,2]/*COL */," calcext:value-type="string">
            <text:p>[3,2]/*COL */,</text:p>
          </table:table-cell>
          <table:table-cell table:formula="of:=&quot;[&quot;&amp;LEFT([.K23];1)&amp;&quot;,&quot;&amp;LEFT(RIGHT([.K23];2);1)&amp;&quot;]/*&quot;&amp;[.K$1]&amp;&quot;*/,&quot;" office:value-type="string" office:string-value="[0,0]/*CRE */," calcext:value-type="string">
            <text:p>[0,0]/*CRE */,</text:p>
          </table:table-cell>
          <table:table-cell table:formula="of:=&quot;[&quot;&amp;LEFT([.L23];1)&amp;&quot;,&quot;&amp;LEFT(RIGHT([.L23];2);1)&amp;&quot;]/*&quot;&amp;[.L$1]&amp;&quot;*/,&quot;" office:value-type="string" office:string-value="[1,2]/*DON */," calcext:value-type="string">
            <text:p>[1,2]/*DON */,</text:p>
          </table:table-cell>
          <table:table-cell table:formula="of:=&quot;[&quot;&amp;LEFT([.M23];1)&amp;&quot;,&quot;&amp;LEFT(RIGHT([.M23];2);1)&amp;&quot;]/*&quot;&amp;[.M$1]&amp;&quot;*/,&quot;" office:value-type="string" office:string-value="[3,1]/*FLE */," calcext:value-type="string">
            <text:p>[3,1]/*FLE */,</text:p>
          </table:table-cell>
          <table:table-cell table:formula="of:=&quot;[&quot;&amp;LEFT([.N23];1)&amp;&quot;,&quot;&amp;LEFT(RIGHT([.N23];2);1)&amp;&quot;]/*&quot;&amp;[.N$1]&amp;&quot;*/,&quot;" office:value-type="string" office:string-value="[1,1]/*GIL */," calcext:value-type="string">
            <text:p>[1,1]/*GIL */,</text:p>
          </table:table-cell>
          <table:table-cell table:formula="of:=&quot;[&quot;&amp;LEFT([.O23];1)&amp;&quot;,&quot;&amp;LEFT(RIGHT([.O23];2);1)&amp;&quot;]/*&quot;&amp;[.O$1]&amp;&quot;*/,&quot;" office:value-type="string" office:string-value="[3,1]/*GRI */," calcext:value-type="string">
            <text:p>[3,1]/*GRI */,</text:p>
          </table:table-cell>
          <table:table-cell table:formula="of:=&quot;[&quot;&amp;LEFT([.P23];1)&amp;&quot;,&quot;&amp;LEFT(RIGHT([.P23];2);1)&amp;&quot;]/*&quot;&amp;[.P$1]&amp;&quot;*/,&quot;" office:value-type="string" office:string-value="[0,0]/*HAR */," calcext:value-type="string">
            <text:p>[0,0]/*HAR */,</text:p>
          </table:table-cell>
          <table:table-cell table:formula="of:=&quot;[&quot;&amp;LEFT([.Q23];1)&amp;&quot;,&quot;&amp;LEFT(RIGHT([.Q23];2);1)&amp;&quot;]/*&quot;&amp;[.Q$1]&amp;&quot;*/,&quot;" office:value-type="string" office:string-value="[,]/*MIL */," calcext:value-type="string">
            <text:p>[,]/*MIL */,</text:p>
          </table:table-cell>
          <table:table-cell table:formula="of:=&quot;[&quot;&amp;LEFT([.R23];1)&amp;&quot;,&quot;&amp;LEFT(RIGHT([.R23];2);1)&amp;&quot;]/*&quot;&amp;[.R$1]&amp;&quot;*/,&quot;" office:value-type="string" office:string-value="[2,3]/*MOR */," calcext:value-type="string">
            <text:p>[2,3]/*MOR */,</text:p>
          </table:table-cell>
          <table:table-cell table:formula="of:=&quot;[&quot;&amp;LEFT([.S23];1)&amp;&quot;,&quot;&amp;LEFT(RIGHT([.S23];2);1)&amp;&quot;]/*&quot;&amp;[.S$1]&amp;&quot;*/,&quot;" office:value-type="string" office:string-value="[4,0]/*NEW */," calcext:value-type="string">
            <text:p>[4,0]/*NEW */,</text:p>
          </table:table-cell>
          <table:table-cell table:formula="of:=&quot;[&quot;&amp;LEFT([.T23];1)&amp;&quot;,&quot;&amp;LEFT(RIGHT([.T23];2);1)&amp;&quot;]/*&quot;&amp;[.T$1]&amp;&quot;*/,&quot;" office:value-type="string" office:string-value="[1,2]/*NCO */," calcext:value-type="string">
            <text:p>[1,2]/*NCO */,</text:p>
          </table:table-cell>
          <table:table-cell table:formula="of:=&quot;[&quot;&amp;LEFT([.U23];1)&amp;&quot;,&quot;&amp;LEFT(RIGHT([.U23];2);1)&amp;&quot;]/*&quot;&amp;[.U$1]&amp;&quot;*/,&quot;" office:value-type="string" office:string-value="[3,3]/*POV */," calcext:value-type="string">
            <text:p>[3,3]/*POV */,</text:p>
          </table:table-cell>
          <table:table-cell table:formula="of:=&quot;[&quot;&amp;LEFT([.V23];1)&amp;&quot;,&quot;&amp;LEFT(RIGHT([.V23];2);1)&amp;&quot;]/*&quot;&amp;[.V$1]&amp;&quot;*/,&quot;" office:value-type="string" office:string-value="[,]/*SAL */," calcext:value-type="string">
            <text:p>[,]/*SAL */,</text:p>
          </table:table-cell>
          <table:table-cell table:style-name="ce17" table:formula="of:=&quot;[,]/*&quot;&amp;[.W$1]&amp;&quot;*/,&quot;" office:value-type="string" office:string-value="[,]/*SWI */," calcext:value-type="string">
            <text:p>[,]/*SWI */,</text:p>
          </table:table-cell>
          <table:table-cell table:formula="of:=&quot;[&quot;&amp;LEFT([.X23];1)&amp;&quot;,&quot;&amp;LEFT(RIGHT([.X23];2);1)&amp;&quot;]/*&quot;&amp;[.X$1]&amp;&quot;*/,&quot;" office:value-type="string" office:string-value="[3,1]/*TRA */," calcext:value-type="string">
            <text:p>[3,1]/*TRA */,</text:p>
          </table:table-cell>
          <table:table-cell table:formula="of:=&quot;[&quot;&amp;LEFT([.Y23];1)&amp;&quot;,&quot;&amp;LEFT(RIGHT([.Y23];2);1)&amp;&quot;]/*&quot;&amp;[.Y$1]&amp;&quot;*/]&quot;" office:value-type="string" office:string-value="[0,4]/*WAL */]" calcext:value-type="string">
            <text:p>[0,4]/*WAL */]</text:p>
          </table:table-cell>
          <table:table-cell table:formula="of:=CONCATENATE([.AA23];[.AB23];[.AC23];[.AD23];[.AE23];[.AF23];[.AG23];[.AH23];[.AI23];[.AJ23];[.AK23];[.AL23];[.AM23];[.AN23];[.AO23];[.AP23];[.AQ23];[.AR23];[.AS23];[.AT23];[.AU23];[.AV23];[.AW23];[.AX23];[.AY23])&amp;&quot;,&quot;" office:value-type="string" office:string-value="[equipe[22][0],[,]/*ACC */,[,]/*WIM */,[2,0]/*BAR */,[,]/*BRA */,[,]/*BRM */,[0,2]/*CAR */,[,]/*CHT */,[1,0]/*CHF */,[3,2]/*COL */,[0,0]/*CRE */,[1,2]/*DON */,[3,1]/*FLE */,[1,1]/*GIL */,[3,1]/*GRI */,[0,0]/*HAR */,[,]/*MIL */,[2,3]/*MOR */,[4,0]/*NEW */,[1,2]/*NCO */,[3,3]/*POV */,[,]/*SAL */,[,]/*SWI */,[3,1]/*TRA */,[0,4]/*WAL */]," calcext:value-type="string">
            <text:p>[equipe[22][0],[,]/*ACC */,[,]/*WIM */,[2,0]/*BAR */,[,]/*BRA */,[,]/*BRM */,[0,2]/*CAR */,[,]/*CHT */,[1,0]/*CHF */,[3,2]/*COL */,[0,0]/*CRE */,[1,2]/*DON */,[3,1]/*FLE */,[1,1]/*GIL */,[3,1]/*GRI */,[0,0]/*HAR */,[,]/*MIL */,[2,3]/*MOR */,[4,0]/*NEW */,[1,2]/*NCO */,[3,3]/*POV */,[,]/*SAL */,[,]/*SWI */,[3,1]/*TRA */,[0,4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Tranmere_Rovers_F.C." xlink:type="simple">Tranmere Rovers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2 </text:p>
          </table:table-cell>
          <table:table-cell table:style-name="ce18"/>
          <table:table-cell office:value-type="string" calcext:value-type="string">
            <text:p>1–0 </text:p>
          </table:table-cell>
          <table:table-cell table:style-name="ce18"/>
          <table:table-cell/>
          <table:table-cell office:value-type="string" calcext:value-type="string">
            <text:p>1–3 </text:p>
          </table:table-cell>
          <table:table-cell table:number-columns-repeated="2"/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table:style-name="ce18"/>
          <table:table-cell office:value-type="string" calcext:value-type="string">
            <text:p>0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office:value-type="float" office:value="23" calcext:value-type="float">
            <text:p>23</text:p>
          </table:table-cell>
          <table:table-cell table:formula="of:=&quot;[equipe[&quot;&amp;[.Z24]&amp;&quot;][0],&quot;" office:value-type="string" office:string-value="[equipe[23][0]," calcext:value-type="string">
            <text:p>[equipe[23][0],</text:p>
          </table:table-cell>
          <table:table-cell table:formula="of:=&quot;[&quot;&amp;LEFT([.B24];1)&amp;&quot;,&quot;&amp;LEFT(RIGHT([.B24];2);1)&amp;&quot;]/*&quot;&amp;[.B$1]&amp;&quot;*/,&quot;" office:value-type="string" office:string-value="[0,1]/*ACC */," calcext:value-type="string">
            <text:p>[0,1]/*ACC */,</text:p>
          </table:table-cell>
          <table:table-cell table:formula="of:=&quot;[&quot;&amp;LEFT([.C24];1)&amp;&quot;,&quot;&amp;LEFT(RIGHT([.C24];2);1)&amp;&quot;]/*&quot;&amp;[.C$1]&amp;&quot;*/,&quot;" office:value-type="string" office:string-value="[0,2]/*WIM */," calcext:value-type="string">
            <text:p>[0,2]/*WIM */,</text:p>
          </table:table-cell>
          <table:table-cell table:formula="of:=&quot;[&quot;&amp;LEFT([.D24];1)&amp;&quot;,&quot;&amp;LEFT(RIGHT([.D24];2);1)&amp;&quot;]/*&quot;&amp;[.D$1]&amp;&quot;*/,&quot;" office:value-type="string" office:string-value="[1,1]/*BAR */," calcext:value-type="string">
            <text:p>[1,1]/*BAR */,</text:p>
          </table:table-cell>
          <table:table-cell table:formula="of:=&quot;[&quot;&amp;LEFT([.E24];1)&amp;&quot;,&quot;&amp;LEFT(RIGHT([.E24];2);1)&amp;&quot;]/*&quot;&amp;[.E$1]&amp;&quot;*/,&quot;" office:value-type="string" office:string-value="[0,2]/*BRA */," calcext:value-type="string">
            <text:p>[0,2]/*BRA */,</text:p>
          </table:table-cell>
          <table:table-cell table:formula="of:=&quot;[&quot;&amp;LEFT([.F24];1)&amp;&quot;,&quot;&amp;LEFT(RIGHT([.F24];2);1)&amp;&quot;]/*&quot;&amp;[.F$1]&amp;&quot;*/,&quot;" office:value-type="string" office:string-value="[,]/*BRM */," calcext:value-type="string">
            <text:p>[,]/*BRM */,</text:p>
          </table:table-cell>
          <table:table-cell table:formula="of:=&quot;[&quot;&amp;LEFT([.G24];1)&amp;&quot;,&quot;&amp;LEFT(RIGHT([.G24];2);1)&amp;&quot;]/*&quot;&amp;[.G$1]&amp;&quot;*/,&quot;" office:value-type="string" office:string-value="[1,0]/*CAR */," calcext:value-type="string">
            <text:p>[1,0]/*CAR */,</text:p>
          </table:table-cell>
          <table:table-cell table:formula="of:=&quot;[&quot;&amp;LEFT([.H24];1)&amp;&quot;,&quot;&amp;LEFT(RIGHT([.H24];2);1)&amp;&quot;]/*&quot;&amp;[.H$1]&amp;&quot;*/,&quot;" office:value-type="string" office:string-value="[,]/*CHT */," calcext:value-type="string">
            <text:p>[,]/*CHT */,</text:p>
          </table:table-cell>
          <table:table-cell table:formula="of:=&quot;[&quot;&amp;LEFT([.I24];1)&amp;&quot;,&quot;&amp;LEFT(RIGHT([.I24];2);1)&amp;&quot;]/*&quot;&amp;[.I$1]&amp;&quot;*/,&quot;" office:value-type="string" office:string-value="[,]/*CHF */," calcext:value-type="string">
            <text:p>[,]/*CHF */,</text:p>
          </table:table-cell>
          <table:table-cell table:formula="of:=&quot;[&quot;&amp;LEFT([.J24];1)&amp;&quot;,&quot;&amp;LEFT(RIGHT([.J24];2);1)&amp;&quot;]/*&quot;&amp;[.J$1]&amp;&quot;*/,&quot;" office:value-type="string" office:string-value="[1,3]/*COL */," calcext:value-type="string">
            <text:p>[1,3]/*COL */,</text:p>
          </table:table-cell>
          <table:table-cell table:formula="of:=&quot;[&quot;&amp;LEFT([.K24];1)&amp;&quot;,&quot;&amp;LEFT(RIGHT([.K24];2);1)&amp;&quot;]/*&quot;&amp;[.K$1]&amp;&quot;*/,&quot;" office:value-type="string" office:string-value="[,]/*CRE */," calcext:value-type="string">
            <text:p>[,]/*CRE */,</text:p>
          </table:table-cell>
          <table:table-cell table:formula="of:=&quot;[&quot;&amp;LEFT([.L24];1)&amp;&quot;,&quot;&amp;LEFT(RIGHT([.L24];2);1)&amp;&quot;]/*&quot;&amp;[.L$1]&amp;&quot;*/,&quot;" office:value-type="string" office:string-value="[,]/*DON */," calcext:value-type="string">
            <text:p>[,]/*DON */,</text:p>
          </table:table-cell>
          <table:table-cell table:formula="of:=&quot;[&quot;&amp;LEFT([.M24];1)&amp;&quot;,&quot;&amp;LEFT(RIGHT([.M24];2);1)&amp;&quot;]/*&quot;&amp;[.M$1]&amp;&quot;*/,&quot;" office:value-type="string" office:string-value="[0,0]/*FLE */," calcext:value-type="string">
            <text:p>[0,0]/*FLE */,</text:p>
          </table:table-cell>
          <table:table-cell table:formula="of:=&quot;[&quot;&amp;LEFT([.N24];1)&amp;&quot;,&quot;&amp;LEFT(RIGHT([.N24];2);1)&amp;&quot;]/*&quot;&amp;[.N$1]&amp;&quot;*/,&quot;" office:value-type="string" office:string-value="[1,1]/*GIL */," calcext:value-type="string">
            <text:p>[1,1]/*GIL */,</text:p>
          </table:table-cell>
          <table:table-cell table:formula="of:=&quot;[&quot;&amp;LEFT([.O24];1)&amp;&quot;,&quot;&amp;LEFT(RIGHT([.O24];2);1)&amp;&quot;]/*&quot;&amp;[.O$1]&amp;&quot;*/,&quot;" office:value-type="string" office:string-value="[0,1]/*GRI */," calcext:value-type="string">
            <text:p>[0,1]/*GRI */,</text:p>
          </table:table-cell>
          <table:table-cell table:formula="of:=&quot;[&quot;&amp;LEFT([.P24];1)&amp;&quot;,&quot;&amp;LEFT(RIGHT([.P24];2);1)&amp;&quot;]/*&quot;&amp;[.P$1]&amp;&quot;*/,&quot;" office:value-type="string" office:string-value="[2,1]/*HAR */," calcext:value-type="string">
            <text:p>[2,1]/*HAR */,</text:p>
          </table:table-cell>
          <table:table-cell table:formula="of:=&quot;[&quot;&amp;LEFT([.Q24];1)&amp;&quot;,&quot;&amp;LEFT(RIGHT([.Q24];2);1)&amp;&quot;]/*&quot;&amp;[.Q$1]&amp;&quot;*/,&quot;" office:value-type="string" office:string-value="[1,1]/*MIL */," calcext:value-type="string">
            <text:p>[1,1]/*MIL */,</text:p>
          </table:table-cell>
          <table:table-cell table:formula="of:=&quot;[&quot;&amp;LEFT([.R24];1)&amp;&quot;,&quot;&amp;LEFT(RIGHT([.R24];2);1)&amp;&quot;]/*&quot;&amp;[.R$1]&amp;&quot;*/,&quot;" office:value-type="string" office:string-value="[2,2]/*MOR */," calcext:value-type="string">
            <text:p>[2,2]/*MOR */,</text:p>
          </table:table-cell>
          <table:table-cell table:formula="of:=&quot;[&quot;&amp;LEFT([.S24];1)&amp;&quot;,&quot;&amp;LEFT(RIGHT([.S24];2);1)&amp;&quot;]/*&quot;&amp;[.S$1]&amp;&quot;*/,&quot;" office:value-type="string" office:string-value="[2,1]/*NEW */," calcext:value-type="string">
            <text:p>[2,1]/*NEW */,</text:p>
          </table:table-cell>
          <table:table-cell table:formula="of:=&quot;[&quot;&amp;LEFT([.T24];1)&amp;&quot;,&quot;&amp;LEFT(RIGHT([.T24];2);1)&amp;&quot;]/*&quot;&amp;[.T$1]&amp;&quot;*/,&quot;" office:value-type="string" office:string-value="[0,0]/*NCO */," calcext:value-type="string">
            <text:p>[0,0]/*NCO */,</text:p>
          </table:table-cell>
          <table:table-cell table:formula="of:=&quot;[&quot;&amp;LEFT([.U24];1)&amp;&quot;,&quot;&amp;LEFT(RIGHT([.U24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24];1)&amp;&quot;,&quot;&amp;LEFT(RIGHT([.V24];2);1)&amp;&quot;]/*&quot;&amp;[.V$1]&amp;&quot;*/,&quot;" office:value-type="string" office:string-value="[0,0]/*SAL */," calcext:value-type="string">
            <text:p>[0,0]/*SAL */,</text:p>
          </table:table-cell>
          <table:table-cell table:formula="of:=&quot;[&quot;&amp;LEFT([.W24];1)&amp;&quot;,&quot;&amp;LEFT(RIGHT([.W24];2);1)&amp;&quot;]/*&quot;&amp;[.W$1]&amp;&quot;*/,&quot;" office:value-type="string" office:string-value="[1,1]/*SWI */," calcext:value-type="string">
            <text:p>[1,1]/*SWI */,</text:p>
          </table:table-cell>
          <table:table-cell table:style-name="ce17" table:formula="of:=&quot;[,]/*&quot;&amp;[.X$1]&amp;&quot;*/,&quot;" office:value-type="string" office:string-value="[,]/*TRA */," calcext:value-type="string">
            <text:p>[,]/*TRA */,</text:p>
          </table:table-cell>
          <table:table-cell table:formula="of:=&quot;[&quot;&amp;LEFT([.Y24];1)&amp;&quot;,&quot;&amp;LEFT(RIGHT([.Y24];2);1)&amp;&quot;]/*&quot;&amp;[.Y$1]&amp;&quot;*/]&quot;" office:value-type="string" office:string-value="[1,0]/*WAL */]" calcext:value-type="string">
            <text:p>[1,0]/*WAL */]</text:p>
          </table:table-cell>
          <table:table-cell table:formula="of:=CONCATENATE([.AA24];[.AB24];[.AC24];[.AD24];[.AE24];[.AF24];[.AG24];[.AH24];[.AI24];[.AJ24];[.AK24];[.AL24];[.AM24];[.AN24];[.AO24];[.AP24];[.AQ24];[.AR24];[.AS24];[.AT24];[.AU24];[.AV24];[.AW24];[.AX24];[.AY24])&amp;&quot;,&quot;" office:value-type="string" office:string-value="[equipe[23][0],[0,1]/*ACC */,[0,2]/*WIM */,[1,1]/*BAR */,[0,2]/*BRA */,[,]/*BRM */,[1,0]/*CAR */,[,]/*CHT */,[,]/*CHF */,[1,3]/*COL */,[,]/*CRE */,[,]/*DON */,[0,0]/*FLE */,[1,1]/*GIL */,[0,1]/*GRI */,[2,1]/*HAR */,[1,1]/*MIL */,[2,2]/*MOR */,[2,1]/*NEW */,[0,0]/*NCO */,[,]/*POV */,[0,0]/*SAL */,[1,1]/*SWI */,[,]/*TRA */,[1,0]/*WAL */]," calcext:value-type="string">
            <text:p>[equipe[23][0],[0,1]/*ACC */,[0,2]/*WIM */,[1,1]/*BAR */,[0,2]/*BRA */,[,]/*BRM */,[1,0]/*CAR */,[,]/*CHT */,[,]/*CHF */,[1,3]/*COL */,[,]/*CRE */,[,]/*DON */,[0,0]/*FLE */,[1,1]/*GIL */,[0,1]/*GRI */,[2,1]/*HAR */,[1,1]/*MIL */,[2,2]/*MOR */,[2,1]/*NEW */,[0,0]/*NCO */,[,]/*POV */,[0,0]/*SAL */,[1,1]/*SWI */,[,]/*TRA */,[1,0]/*WAL */],</text:p>
          </table:table-cell>
        </table:table-row>
        <table:table-row table:style-name="ro1">
          <table:table-cell office:value-type="string" calcext:value-type="string">
            <text:p><text:a xlink:href="https://en.wikipedia.org/wiki/Walsall_F.C." xlink:type="simple">Walsall</text:a> </text:p>
          </table:table-cell>
          <table:table-cell/>
          <table:table-cell table:style-name="ce18"/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2–6 </text:p>
          </table:table-cell>
          <table:table-cell office:value-type="string" calcext:value-type="string">
            <text:p>1–1 </text:p>
          </table:table-cell>
          <table:table-cell table:style-name="ce18"/>
          <table:table-cell/>
          <table:table-cell office:value-type="string" calcext:value-type="string">
            <text:p>4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3–2 </text:p>
          </table:table-cell>
          <table:table-cell/>
          <table:table-cell office:value-type="string" calcext:value-type="string">
            <text:p>2–2 </text:p>
          </table:table-cell>
          <table:table-cell table:style-name="ce18"/>
          <table:table-cell office:value-type="string" calcext:value-type="string">
            <text:p>5–1 </text:p>
          </table:table-cell>
          <table:table-cell office:value-type="string" calcext:value-type="string">
            <text:p>— </text:p>
          </table:table-cell>
          <table:table-cell office:value-type="float" office:value="24" calcext:value-type="float">
            <text:p>24</text:p>
          </table:table-cell>
          <table:table-cell table:formula="of:=&quot;[equipe[&quot;&amp;[.Z25]&amp;&quot;][0],&quot;" office:value-type="string" office:string-value="[equipe[24][0]," calcext:value-type="string">
            <text:p>[equipe[24][0],</text:p>
          </table:table-cell>
          <table:table-cell table:formula="of:=&quot;[&quot;&amp;LEFT([.B25];1)&amp;&quot;,&quot;&amp;LEFT(RIGHT([.B25];2);1)&amp;&quot;]/*&quot;&amp;[.B$1]&amp;&quot;*/,&quot;" office:value-type="string" office:string-value="[,]/*ACC */," calcext:value-type="string">
            <text:p>[,]/*ACC */,</text:p>
          </table:table-cell>
          <table:table-cell table:formula="of:=&quot;[&quot;&amp;LEFT([.C25];1)&amp;&quot;,&quot;&amp;LEFT(RIGHT([.C25];2);1)&amp;&quot;]/*&quot;&amp;[.C$1]&amp;&quot;*/,&quot;" office:value-type="string" office:string-value="[,]/*WIM */," calcext:value-type="string">
            <text:p>[,]/*WIM */,</text:p>
          </table:table-cell>
          <table:table-cell table:formula="of:=&quot;[&quot;&amp;LEFT([.D25];1)&amp;&quot;,&quot;&amp;LEFT(RIGHT([.D25];2);1)&amp;&quot;]/*&quot;&amp;[.D$1]&amp;&quot;*/,&quot;" office:value-type="string" office:string-value="[1,0]/*BAR */," calcext:value-type="string">
            <text:p>[1,0]/*BAR */,</text:p>
          </table:table-cell>
          <table:table-cell table:formula="of:=&quot;[&quot;&amp;LEFT([.E25];1)&amp;&quot;,&quot;&amp;LEFT(RIGHT([.E25];2);1)&amp;&quot;]/*&quot;&amp;[.E$1]&amp;&quot;*/,&quot;" office:value-type="string" office:string-value="[2,1]/*BRA */," calcext:value-type="string">
            <text:p>[2,1]/*BRA */,</text:p>
          </table:table-cell>
          <table:table-cell table:formula="of:=&quot;[&quot;&amp;LEFT([.F25];1)&amp;&quot;,&quot;&amp;LEFT(RIGHT([.F25];2);1)&amp;&quot;]/*&quot;&amp;[.F$1]&amp;&quot;*/,&quot;" office:value-type="string" office:string-value="[2,2]/*BRM */," calcext:value-type="string">
            <text:p>[2,2]/*BRM */,</text:p>
          </table:table-cell>
          <table:table-cell table:formula="of:=&quot;[&quot;&amp;LEFT([.G25];1)&amp;&quot;,&quot;&amp;LEFT(RIGHT([.G25];2);1)&amp;&quot;]/*&quot;&amp;[.G$1]&amp;&quot;*/,&quot;" office:value-type="string" office:string-value="[3,1]/*CAR */," calcext:value-type="string">
            <text:p>[3,1]/*CAR */,</text:p>
          </table:table-cell>
          <table:table-cell table:formula="of:=&quot;[&quot;&amp;LEFT([.H25];1)&amp;&quot;,&quot;&amp;LEFT(RIGHT([.H25];2);1)&amp;&quot;]/*&quot;&amp;[.H$1]&amp;&quot;*/,&quot;" office:value-type="string" office:string-value="[2,1]/*CHT */," calcext:value-type="string">
            <text:p>[2,1]/*CHT */,</text:p>
          </table:table-cell>
          <table:table-cell table:formula="of:=&quot;[&quot;&amp;LEFT([.I25];1)&amp;&quot;,&quot;&amp;LEFT(RIGHT([.I25];2);1)&amp;&quot;]/*&quot;&amp;[.I$1]&amp;&quot;*/,&quot;" office:value-type="string" office:string-value="[3,1]/*CHF */," calcext:value-type="string">
            <text:p>[3,1]/*CHF */,</text:p>
          </table:table-cell>
          <table:table-cell table:formula="of:=&quot;[&quot;&amp;LEFT([.J25];1)&amp;&quot;,&quot;&amp;LEFT(RIGHT([.J25];2);1)&amp;&quot;]/*&quot;&amp;[.J$1]&amp;&quot;*/,&quot;" office:value-type="string" office:string-value="[4,0]/*COL */," calcext:value-type="string">
            <text:p>[4,0]/*COL */,</text:p>
          </table:table-cell>
          <table:table-cell table:formula="of:=&quot;[&quot;&amp;LEFT([.K25];1)&amp;&quot;,&quot;&amp;LEFT(RIGHT([.K25];2);1)&amp;&quot;]/*&quot;&amp;[.K$1]&amp;&quot;*/,&quot;" office:value-type="string" office:string-value="[1,1]/*CRE */," calcext:value-type="string">
            <text:p>[1,1]/*CRE */,</text:p>
          </table:table-cell>
          <table:table-cell table:formula="of:=&quot;[&quot;&amp;LEFT([.L25];1)&amp;&quot;,&quot;&amp;LEFT(RIGHT([.L25];2);1)&amp;&quot;]/*&quot;&amp;[.L$1]&amp;&quot;*/,&quot;" office:value-type="string" office:string-value="[2,0]/*DON */," calcext:value-type="string">
            <text:p>[2,0]/*DON */,</text:p>
          </table:table-cell>
          <table:table-cell table:formula="of:=&quot;[&quot;&amp;LEFT([.M25];1)&amp;&quot;,&quot;&amp;LEFT(RIGHT([.M25];2);1)&amp;&quot;]/*&quot;&amp;[.M$1]&amp;&quot;*/,&quot;" office:value-type="string" office:string-value="[2,6]/*FLE */," calcext:value-type="string">
            <text:p>[2,6]/*FLE */,</text:p>
          </table:table-cell>
          <table:table-cell table:formula="of:=&quot;[&quot;&amp;LEFT([.N25];1)&amp;&quot;,&quot;&amp;LEFT(RIGHT([.N25];2);1)&amp;&quot;]/*&quot;&amp;[.N$1]&amp;&quot;*/,&quot;" office:value-type="string" office:string-value="[1,1]/*GIL */," calcext:value-type="string">
            <text:p>[1,1]/*GIL */,</text:p>
          </table:table-cell>
          <table:table-cell table:formula="of:=&quot;[&quot;&amp;LEFT([.O25];1)&amp;&quot;,&quot;&amp;LEFT(RIGHT([.O25];2);1)&amp;&quot;]/*&quot;&amp;[.O$1]&amp;&quot;*/,&quot;" office:value-type="string" office:string-value="[,]/*GRI */," calcext:value-type="string">
            <text:p>[,]/*GRI */,</text:p>
          </table:table-cell>
          <table:table-cell table:formula="of:=&quot;[&quot;&amp;LEFT([.P25];1)&amp;&quot;,&quot;&amp;LEFT(RIGHT([.P25];2);1)&amp;&quot;]/*&quot;&amp;[.P$1]&amp;&quot;*/,&quot;" office:value-type="string" office:string-value="[,]/*HAR */," calcext:value-type="string">
            <text:p>[,]/*HAR */,</text:p>
          </table:table-cell>
          <table:table-cell table:formula="of:=&quot;[&quot;&amp;LEFT([.Q25];1)&amp;&quot;,&quot;&amp;LEFT(RIGHT([.Q25];2);1)&amp;&quot;]/*&quot;&amp;[.Q$1]&amp;&quot;*/,&quot;" office:value-type="string" office:string-value="[4,2]/*MIL */," calcext:value-type="string">
            <text:p>[4,2]/*MIL */,</text:p>
          </table:table-cell>
          <table:table-cell table:formula="of:=&quot;[&quot;&amp;LEFT([.R25];1)&amp;&quot;,&quot;&amp;LEFT(RIGHT([.R25];2);1)&amp;&quot;]/*&quot;&amp;[.R$1]&amp;&quot;*/,&quot;" office:value-type="string" office:string-value="[1,0]/*MOR */," calcext:value-type="string">
            <text:p>[1,0]/*MOR */,</text:p>
          </table:table-cell>
          <table:table-cell table:formula="of:=&quot;[&quot;&amp;LEFT([.S25];1)&amp;&quot;,&quot;&amp;LEFT(RIGHT([.S25];2);1)&amp;&quot;]/*&quot;&amp;[.S$1]&amp;&quot;*/,&quot;" office:value-type="string" office:string-value="[2,0]/*NEW */," calcext:value-type="string">
            <text:p>[2,0]/*NEW */,</text:p>
          </table:table-cell>
          <table:table-cell table:formula="of:=&quot;[&quot;&amp;LEFT([.T25];1)&amp;&quot;,&quot;&amp;LEFT(RIGHT([.T25];2);1)&amp;&quot;]/*&quot;&amp;[.T$1]&amp;&quot;*/,&quot;" office:value-type="string" office:string-value="[3,2]/*NCO */," calcext:value-type="string">
            <text:p>[3,2]/*NCO */,</text:p>
          </table:table-cell>
          <table:table-cell table:formula="of:=&quot;[&quot;&amp;LEFT([.U25];1)&amp;&quot;,&quot;&amp;LEFT(RIGHT([.U25];2);1)&amp;&quot;]/*&quot;&amp;[.U$1]&amp;&quot;*/,&quot;" office:value-type="string" office:string-value="[,]/*POV */," calcext:value-type="string">
            <text:p>[,]/*POV */,</text:p>
          </table:table-cell>
          <table:table-cell table:formula="of:=&quot;[&quot;&amp;LEFT([.V25];1)&amp;&quot;,&quot;&amp;LEFT(RIGHT([.V25];2);1)&amp;&quot;]/*&quot;&amp;[.V$1]&amp;&quot;*/,&quot;" office:value-type="string" office:string-value="[2,2]/*SAL */," calcext:value-type="string">
            <text:p>[2,2]/*SAL */,</text:p>
          </table:table-cell>
          <table:table-cell table:formula="of:=&quot;[&quot;&amp;LEFT([.W25];1)&amp;&quot;,&quot;&amp;LEFT(RIGHT([.W25];2);1)&amp;&quot;]/*&quot;&amp;[.W$1]&amp;&quot;*/,&quot;" office:value-type="string" office:string-value="[,]/*SWI */," calcext:value-type="string">
            <text:p>[,]/*SWI */,</text:p>
          </table:table-cell>
          <table:table-cell table:formula="of:=&quot;[&quot;&amp;LEFT([.X25];1)&amp;&quot;,&quot;&amp;LEFT(RIGHT([.X25];2);1)&amp;&quot;]/*&quot;&amp;[.X$1]&amp;&quot;*/,&quot;" office:value-type="string" office:string-value="[5,1]/*TRA */," calcext:value-type="string">
            <text:p>[5,1]/*TRA */,</text:p>
          </table:table-cell>
          <table:table-cell table:style-name="ce17" table:formula="of:=&quot;[,]/*&quot;&amp;[.Y$1]&amp;&quot;*/]&quot;" office:value-type="string" office:string-value="[,]/*WAL */]" calcext:value-type="string">
            <text:p>[,]/*WAL */]</text:p>
          </table:table-cell>
          <table:table-cell table:formula="of:=CONCATENATE([.AA25];[.AB25];[.AC25];[.AD25];[.AE25];[.AF25];[.AG25];[.AH25];[.AI25];[.AJ25];[.AK25];[.AL25];[.AM25];[.AN25];[.AO25];[.AP25];[.AQ25];[.AR25];[.AS25];[.AT25];[.AU25];[.AV25];[.AW25];[.AX25];[.AY25])&amp;&quot;,&quot;" office:value-type="string" office:string-value="[equipe[24][0],[,]/*ACC */,[,]/*WIM */,[1,0]/*BAR */,[2,1]/*BRA */,[2,2]/*BRM */,[3,1]/*CAR */,[2,1]/*CHT */,[3,1]/*CHF */,[4,0]/*COL */,[1,1]/*CRE */,[2,0]/*DON */,[2,6]/*FLE */,[1,1]/*GIL */,[,]/*GRI */,[,]/*HAR */,[4,2]/*MIL */,[1,0]/*MOR */,[2,0]/*NEW */,[3,2]/*NCO */,[,]/*POV */,[2,2]/*SAL */,[,]/*SWI */,[5,1]/*TRA */,[,]/*WAL */]," calcext:value-type="string">
            <text:p>[equipe[24][0],[,]/*ACC */,[,]/*WIM */,[1,0]/*BAR */,[2,1]/*BRA */,[2,2]/*BRM */,[3,1]/*CAR */,[2,1]/*CHT */,[3,1]/*CHF */,[4,0]/*COL */,[1,1]/*CRE */,[2,0]/*DON */,[2,6]/*FLE */,[1,1]/*GIL */,[,]/*GRI */,[,]/*HAR */,[4,2]/*MIL */,[1,0]/*MOR */,[2,0]/*NEW */,[3,2]/*NCO */,[,]/*POV */,[2,2]/*SAL */,[,]/*SWI */,[5,1]/*TRA */,[,]/*WAL */],</text:p>
          </table:table-cell>
        </table:table-row>
        <table:table-row table:style-name="ro1">
          <table:table-cell table:style-name="Default" table:number-columns-repeated="51"/>
          <table:table-cell/>
        </table:table-row>
        <table:table-row table:style-name="ro1">
          <table:table-cell table:style-name="Default" table:number-columns-repeated="27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string" calcext:value-type="string">
            <text:p>18</text:p>
          </table:table-cell>
          <table:table-cell table:style-name="Default" office:value-type="string" calcext:value-type="string">
            <text:p>19</text:p>
          </table:table-cell>
          <table:table-cell table:style-name="Default" office:value-type="string" calcext:value-type="string">
            <text:p>20</text:p>
          </table:table-cell>
          <table:table-cell table:style-name="Default" office:value-type="string" calcext:value-type="string">
            <text:p>21</text:p>
          </table:table-cell>
          <table:table-cell table:style-name="Default" office:value-type="string" calcext:value-type="string">
            <text:p>22</text:p>
          </table:table-cell>
          <table:table-cell table:style-name="Default" office:value-type="string" calcext:value-type="string">
            <text:p>23</text:p>
          </table:table-cell>
          <table:table-cell table:style-name="Default" office:value-type="string" calcext:value-type="string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Nogueira da Cunha</meta:initial-creator>
    <meta:creation-date>2024-12-26T08:31:37.421413677</meta:creation-date>
    <dc:date>2025-02-28T14:15:45.465472038</dc:date>
    <dc:creator>José Nogueira da Cunha</dc:creator>
    <meta:editing-duration>PT3H1M15S</meta:editing-duration>
    <meta:editing-cycles>15</meta:editing-cycles>
    <meta:generator>LibreOffice/7.3.7.2$Linux_X86_64 LibreOffice_project/30$Build-2</meta:generator>
    <meta:document-statistic meta:table-count="3" meta:cell-count="2624" meta:object-count="0"/>
  </office:meta>
</office:document-meta>
</file>